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office:font-face-decls>
  <office:automatic-styles>
    <style:style style:name="TableParallel" style:family="table" style:master-page-name="">
      <style:table-properties style:page-number="0" table:align="margins"/>
    </style:style>
    <style:style style:name="TableParallel.A" style:family="table-column">
      <style:table-column-properties style:rel-column-width="92*"/>
    </style:style>
    <style:style style:name="TableParallel.B" style:family="table-column">
      <style:table-column-properties style:rel-column-width="100*"/>
    </style:style>
    <style:style style:name="TableParallel.A1" style:family="table-cell">
      <style:table-cell-properties fo:background-color="transparent" fo:padding-left="0in" fo:padding-right="0.04in" fo:padding-top="0in" fo:padding-bottom="0in" fo:border="none">
        <style:background-image/>
      </style:table-cell-properties>
    </style:style>
    <style:style style:name="TableParallel.B1" style:family="table-cell">
      <style:table-cell-properties fo:background-color="transparent" fo:padding-left="0.04in" fo:padding-right="0in" fo:padding-top="0in" fo:padding-bottom="0in" fo:border-left="none" fo:border-right="none" fo:border-top="none" fo:border-bottom="none">
        <style:background-image/>
      </style:table-cell-properties>
    </style:style>
    <style:style style:name="TableKalendar" style:family="table">
      <style:table-properties table:align="margins"/>
    </style:style>
    <style:style style:name="TableKalendar.A" style:family="table-column">
      <style:table-column-properties style:rel-column-width="3832*"/>
    </style:style>
    <style:style style:name="TableKalendar.B" style:family="table-column">
      <style:table-column-properties style:rel-column-width="61703*"/>
    </style:style>
    <style:style style:name="TableKalendar.1" style:family="table-row">
      <style:table-row-properties style:keep-together="false" fo:keep-together="always"/>
    </style:style>
    <style:style style:name="TableKalendar.A1" style:family="table-cell">
      <style:table-cell-properties fo:padding-left="0.04in" fo:padding-right="0.04in" fo:padding-top="0in" fo:padding-bottom="0in" fo:border="none"/>
    </style:style>
    <style:style style:name="TableOccurrence" style:family="table">
      <style:table-properties style:width="3.4in" table:align="center"/>
    </style:style>
    <style:style style:name="TableOccurrence.A" style:family="table-column">
      <style:table-column-properties style:column-width="0.9236in"/>
    </style:style>
    <style:style style:name="TableOccurrence.B" style:family="table-column">
      <style:table-column-properties style:column-width="0.1549in"/>
    </style:style>
    <style:style style:name="TableOccurrence.G" style:family="table-column">
      <style:table-column-properties style:column-width="0.1542in"/>
    </style:style>
    <style:style style:name="TableOc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Oc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Occurrence.Q1" style:family="table-cell">
      <style:table-cell-properties fo:padding-left="0in" fo:padding-right="0in" fo:padding-top="0.0403in" fo:padding-bottom="0.0403in" fo:border="0.0007in solid #000000"/>
    </style:style>
    <style:style style:name="TableOccurrence.A2" style:family="table-cell">
      <style:table-cell-properties fo:padding-left="0.0403in" fo:padding-right="0in" fo:padding-top="0.0403in" fo:padding-bottom="0.0403in" fo:border-left="0.0007in solid #000000" fo:border-right="none" fo:border-top="none" fo:border-bottom="0.0007in solid #000000"/>
    </style:style>
    <style:style style:name="TableOccurrence.B2" style:family="table-cell">
      <style:table-cell-properties fo:padding-left="0in" fo:padding-right="0in" fo:padding-top="0.0403in" fo:padding-bottom="0.0403in" fo:border-left="0.0007in solid #000000" fo:border-right="none" fo:border-top="none" fo:border-bottom="0.0007in solid #000000"/>
    </style:style>
    <style:style style:name="TableOccurrence.Q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Occurrence.A9" style:family="table-cell">
      <style:table-cell-properties fo:padding="0.0403in" fo:border-left="0.0007in solid #000000" fo:border-right="none" fo:border-top="none" fo:border-bottom="0.0007in solid #000000"/>
    </style:style>
    <style:style style:name="TableOccurrence.B9" style:family="table-cell">
      <style:table-cell-properties fo:padding-left="0in" fo:padding-right="0in" fo:padding-top="0.0403in" fo:padding-bottom="0in" fo:border-left="0.0007in solid #000000" fo:border-right="none" fo:border-top="none" fo:border-bottom="0.0007in solid #000000"/>
    </style:style>
    <style:style style:name="TableOccurrence.Q9" style:family="table-cell">
      <style:table-cell-properties fo:padding-left="0in" fo:padding-right="0in" fo:padding-top="0.0403in" fo:padding-bottom="0in" fo:border-left="0.0007in solid #000000" fo:border-right="0.0007in solid #000000" fo:border-top="none" fo:border-bottom="0.0007in solid #000000"/>
    </style:style>
    <style:style style:name="TableConcurrence" style:family="table">
      <style:table-properties style:width="3.4in" table:align="center"/>
    </style:style>
    <style:style style:name="TableConcurrence.A" style:family="table-column">
      <style:table-column-properties style:column-width="2.9403in"/>
    </style:style>
    <style:style style:name="TableConcurrence.B" style:family="table-column">
      <style:table-column-properties style:column-width="0.1549in"/>
    </style:style>
    <style:style style:name="TableConcurrence.D" style:family="table-column">
      <style:table-column-properties style:column-width="0.15in"/>
    </style:style>
    <style:style style:name="TableCon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Con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Concurrence.D1" style:family="table-cell">
      <style:table-cell-properties fo:padding-left="0in" fo:padding-right="0in" fo:padding-top="0.0403in" fo:padding-bottom="0.0403in" fo:border="0.0007in solid #000000"/>
    </style:style>
    <style:style style:name="TableConcurrence.A2" style:family="table-cell">
      <style:table-cell-properties fo:padding-left="0.0403in" fo:padding-right="0in" fo:padding-top="0.0403in" fo:padding-bottom="0.0403in" fo:border-left="0.0007in solid #000000" fo:border-right="none" fo:border-top="none" fo:border-bottom="0.0007in solid #000000"/>
    </style:style>
    <style:style style:name="TableConcurrence.B2" style:family="table-cell">
      <style:table-cell-properties fo:padding-left="0in" fo:padding-right="0in" fo:padding-top="0.0403in" fo:padding-bottom="0.0403in" fo:border-left="0.0007in solid #000000" fo:border-right="none" fo:border-top="none" fo:border-bottom="0.0007in solid #000000"/>
    </style:style>
    <style:style style:name="TableConcurrence.D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Concurrence.A11" style:family="table-cell">
      <style:table-cell-properties fo:padding="0.0403in" fo:border-left="0.0007in solid #000000" fo:border-right="none" fo:border-top="none" fo:border-bottom="0.0007in solid #000000"/>
    </style:style>
    <style:style style:name="TableConcurrence.B11" style:family="table-cell">
      <style:table-cell-properties fo:padding-left="0in" fo:padding-right="0in" fo:padding-top="0.0403in" fo:padding-bottom="0in" fo:border-left="0.0007in solid #000000" fo:border-right="none" fo:border-top="none" fo:border-bottom="0.0007in solid #000000"/>
    </style:style>
    <style:style style:name="TableConcurrence.D11" style:family="table-cell">
      <style:table-cell-properties fo:padding-left="0in" fo:padding-right="0in" fo:padding-top="0.0403in" fo:padding-bottom="0in" fo:border-left="0.0007in solid #000000" fo:border-right="0.0007in solid #000000" fo:border-top="none" fo:border-bottom="0.0007in solid #000000"/>
    </style:style>
    <style:style style:name="P1" style:family="paragraph" style:parent-style-name="Spacer">
      <style:paragraph-properties fo:break-before="page"/>
    </style:style>
    <style:style style:name="P4" style:family="paragraph" style:parent-style-name="Rubric"/>
    <style:style style:name="P25" style:family="paragraph" style:parent-style-name="BodySm" style:list-style-name="L1"/>
    <style:style style:name="P159" style:family="paragraph" style:parent-style-name="Body">
      <style:paragraph-properties fo:text-align="center" style:justify-single-word="false"/>
    </style:style>
    <style:style style:name="P160" style:family="paragraph" style:parent-style-name="Body">
      <style:paragraph-properties fo:text-align="center" style:justify-single-word="false" fo:hyphenation-ladder-count="no-limit"/>
      <style:text-properties fo:hyphenate="false" fo:hyphenation-remain-char-count="2" fo:hyphenation-push-char-count="2"/>
    </style:style>
    <style:style style:name="P161" style:family="paragraph" style:parent-style-name="Body">
      <style:paragraph-properties fo:text-align="center" style:justify-single-word="false"/>
      <style:text-properties fo:font-weight="bold" style:font-weight-asian="bold" style:font-weight-complex="bold"/>
    </style:style>
    <style:style style:name="P169" style:family="paragraph" style:parent-style-name="Body" style:master-page-name="">
      <style:paragraph-properties fo:text-align="center" style:justify-single-word="false" fo:hyphenation-ladder-count="no-limit" style:page-number="auto"/>
      <style:text-properties fo:font-weight="bold" style:font-weight-asian="bold" style:font-weight-complex="bold" fo:hyphenate="false" fo:hyphenation-remain-char-count="2" fo:hyphenation-push-char-count="2"/>
    </style:style>
    <style:style style:name="P179" style:family="paragraph" style:parent-style-name="Spacer" style:master-page-name="Intro">
      <style:paragraph-properties style:page-number="auto"/>
    </style:style>
    <style:style style:name="P180" style:family="paragraph" style:parent-style-name="Spacer" style:master-page-name="Header_20_Page">
      <style:paragraph-properties style:page-number="1"/>
    </style:style>
    <style:style style:name="P181" style:family="paragraph" style:parent-style-name="Spacer" style:master-page-name="Body">
      <style:paragraph-properties style:page-number="auto"/>
    </style:style>
    <style:style style:name="P182" style:family="paragraph" style:parent-style-name="Spacer" style:master-page-name="Header_20_Page">
      <style:paragraph-properties style:page-number="auto"/>
    </style:style>
    <style:style style:name="P191" style:family="paragraph" style:parent-style-name="Spacer">
      <style:paragraph-properties fo:padding="0in" fo:border-left="none" fo:border-right="none" fo:border-top="none" fo:border-bottom="0.0008in solid #000000" style:shadow="none"/>
    </style:style>
    <style:style style:name="P199" style:family="paragraph" style:parent-style-name="BodySm">
      <style:paragraph-properties fo:text-align="center" style:justify-single-word="false"/>
    </style:style>
    <style:style style:name="P201" style:family="paragraph" style:parent-style-name="BodySm">
      <style:paragraph-properties fo:text-align="center" style:justify-single-word="false"/>
      <style:text-properties fo:font-style="italic" style:font-style-asian="italic" style:font-style-complex="italic"/>
    </style:style>
    <style:style style:name="P203" style:family="paragraph" style:parent-style-name="BodySm">
      <style:paragraph-properties fo:text-align="center" style:justify-single-word="false"/>
      <style:text-properties style:text-position="0% 100%" style:text-rotation-angle="270" style:text-rotation-scale="line-height"/>
    </style:style>
    <style:style style:name="P227" style:family="paragraph" style:parent-style-name="RubricH">
      <style:paragraph-properties fo:text-align="center" style:justify-single-word="false"/>
    </style:style>
    <style:style style:name="T2"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style>
    <style:style style:name="fr2" style:family="graphic" style:parent-style-name="Frame">
      <style:graphic-properties fo:margin-left="0in" fo:margin-right="0in" fo:margin-top="0in" fo:margin-bottom="0in" style:vertical-pos="from-top" style:vertical-rel="page-content" style:horizontal-pos="center" style:horizontal-rel="page-content"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style:run-through="foreground" style:wrap="parallel" style:number-wrapped-paragraphs="no-limit" style:vertical-pos="middle" style:vertical-rel="page-content" style:horizontal-pos="center" style:horizontal-rel="page-content"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graphic-properties>
    </style:style>
    <style:style style:name="fr6" style:family="graphic" style:parent-style-name="Graphics">
      <style:graphic-properties style:vertical-pos="middle" style:vertic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space-before="0.2in" text:min-label-width="0.1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13"/>
      </text:user-field-decls>
      <text:p text:style-name="P182"/>
      <text:p text:style-name="Head3"><draw:frame text:anchor-type="as-char" svg:width="1371" style:rel-width="100%" svg:height="622" style:rel-height="scale"><draw:image xlink:href="../Images/Saints/00_proper_of_saints.tif" xlink:type="simple" xlink:show="embed" xlink:actuate="onLoad"/></draw:frame></text:p>
      <text:p text:style-name="Head1NI"/>
      <text:p text:style-name="Head0">Proprium Sanctorum</text:p>
      <text:p text:style-name="Spacer"/>
      <text:p text:style-name="P181"/>
      <text:p text:style-name="Body"/>
      <text:p text:style-name="Body"/>
      <text:p text:style-name="Head3"><draw:frame text:anchor-type="as-char" svg:width="933" style:rel-width="100%" svg:height="170" style:rel-height="scale"><draw:image xlink:href="../Images/separator3.tif" xlink:type="simple" xlink:show="embed" xlink:actuate="onLoad"/></draw:frame></text:p>
      <text:p text:style-name="RubricH"/>
      <text:p text:style-name="Head1NI">Festa Octobris</text:p>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1 - Saint Remigius</text:p>
      <text:p text:style-name="Head1NI">Sancti Remigii</text:p>
      <text:p text:style-name="Head4">Saint Remigius</text:p>
      <text:p text:style-name="Head2">Bishop, Conf. - Commem. - Oct. 1</text:p>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Euge, serve bone * et fidélis, quia in pauca fuísti fidélis, supra multa te constítuam, dicit Dóminus.</text:p>
          </table:table-cell>
          <table:table-cell table:style-name="TableParallel.B1" office:value-type="string">
            <text:p text:style-name="BodyE"><text:span text:style-name="Rubric">Ant.</text:span> Well done, good and faithful servant, * because thou hast been faithful over a few things, I will place thee over many things, saith the Lor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stum dedúxit Dóminus per vias rectas. <text:span text:style-name="VR">R. </text:span>Et osténdit illi regnum Dei.</text:p>
          </table:table-cell>
          <table:table-cell table:style-name="TableParallel.B1" office:value-type="string">
            <text:p text:style-name="BodyE"><text:span text:style-name="VR">V. </text:span>The Lord led the just through the right ways. <text:span text:style-name="VR">R. </text:span>And showed him the kingdom of God.</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Indent">Ore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a,</text:span> quæsumus, omnípotens Deus: ut beáti Remígii Confessóris tui atque Pontíficis veneránda solémnitas, et devotiónem nobis áugeat, et salútem. Per Dóminum.</text:p>
          </table:table-cell>
          <table:table-cell table:style-name="TableParallel.B1" office:value-type="string">
            <text:p text:style-name="BodyEDrop"><text:span text:style-name="AllCaps">Grant,</text:span> we beseech thee, almighty God, that the venerable solemnity of blessed Remigius thy Confessor and Bishop may avail both to increase our devotion and to further our salvation.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2 - The Holy Guardian Angels</text:p>
      <text:p text:style-name="Head1NI">Ss. Angelorum Custodum</text:p>
      <text:p text:style-name="Head4">The Holy Guardian Angels</text:p>
      <text:p text:style-name="Head2">III class - Oct. 2</text:p>
      <text:p text:style-name="BodySm"/>
      <text:p text:style-name="Head2">ad Laudes</text:p>
      <text:p text:style-name="Head3">Psalmi cum Antiphona</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1.</text:span> Angelis suis * Deus mandávit de te, ut custódiant te in ómnibus viis tuis.</text:p>
          </table:table-cell>
          <table:table-cell table:style-name="TableParallel.B1" office:value-type="string">
            <text:p text:style-name="BodyE"><text:span text:style-name="Rubric">Ant 1.</text:span> God hath given * his Angels charge over thee, to keep thee in all thy ways.</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2.</text:span> Laudémus Dóminum, * quem laudant Angeli, quem Chérubim et Séraphim, sanctus, sanctus, sanctus proclámant.</text:p>
          </table:table-cell>
          <table:table-cell table:style-name="TableParallel.B1" office:value-type="string">
            <text:p text:style-name="BodyE"><text:span text:style-name="Rubric">Ant 2.</text:span> Let us bless the Lord * whom the Angels praise, unto whom the Cherubim and Seraphim cry: Holy, Holy, Holy.</text:p>
          </table:table-cell>
        </table:table-row>
        <table:table-row>
          <table:table-cell table:style-name="TableParallel.A1" office:value-type="string">
            <text:p text:style-name="BodyL"><text:span text:style-name="Rubric">Ant 3.</text:span> Angeli eórum * semper vident fáciem Patris mei, qui est in cælis.</text:p>
          </table:table-cell>
          <table:table-cell table:style-name="TableParallel.B1" office:value-type="string">
            <text:p text:style-name="BodyE"><text:span text:style-name="Rubric">Ant 3.</text:span> Their Angels * always behold the face of my Father who is in heaven.</text:p>
          </table:table-cell>
        </table:table-row>
        <table:table-row>
          <table:table-cell table:style-name="TableParallel.A1" office:value-type="string">
            <text:p text:style-name="BodyL"><text:span text:style-name="Rubric">Ant 4.</text:span> Benedíctus Deus, * qui misit Angelum suum, et éruit servos suos qui credidérunt in eum.</text:p>
          </table:table-cell>
          <table:table-cell table:style-name="TableParallel.B1" office:value-type="string">
            <text:p text:style-name="BodyE"><text:span text:style-name="Rubric">Ant 4.</text:span> Blessed be God, * who sent his Angel, and delivered his servants who trusted in him.</text:p>
          </table:table-cell>
        </table:table-row>
        <table:table-row>
          <table:table-cell table:style-name="TableParallel.A1" office:value-type="string">
            <text:p text:style-name="BodyL"><text:span text:style-name="Rubric">Ant 5.</text:span> Laudáte Deum, * omnes Angeli ejus: laudáte eum, omnes Virtútes ejus.</text:p>
          </table:table-cell>
          <table:table-cell table:style-name="TableParallel.B1" office:value-type="string">
            <text:p text:style-name="BodyE"><text:span text:style-name="Rubric">Ant 5.</text:span> Praise ye God, * all his Angels; praise ye him, all his hosts!</text:p>
          </table:table-cell>
        </table:table-row>
      </table:table>
      <text:p text:style-name="Head3">Capitulum</text:p>
      <text:p text:style-name="RubricHSm"><text:tab/>Exod. 23:20-21</text:p>
      <table:table table:name="Table2399" table:style-name="TableParallel">
        <table:table-column table:style-name="TableParallel.A"/>
        <table:table-column table:style-name="TableParallel.B"/>
        <table:table-row>
          <table:table-cell table:style-name="TableParallel.A1" office:value-type="string">
            <text:p text:style-name="BodyLDrop">ECCE ego mittam Angelum meum, qui præcédat te et custódiat in via et introdúcat in locum quem parávi. Obsérva eum et audi vocem ejus.</text:p>
            <text:p text:style-name="BodyL"><text:span text:style-name="VR">R. </text:span>Deo grátias.</text:p>
          </table:table-cell>
          <table:table-cell table:style-name="TableParallel.B1" office:value-type="string">
            <text:p text:style-name="BodyEDrop">BEHOLD I will send my Angel before thee, to keep thee in the way, and to bring thee into the place which I have prepared. Take notice of him, and hear his voice.</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Æ</text:span>térne Rector síderum</text:p>
            <text:p text:style-name="HymnL">Qui, quidquid est, poténtia</text:p>
            <text:p text:style-name="HymnL">Magna creásti, nec regis</text:p>
            <text:p text:style-name="HymnL">Minóre providéntia:</text:p>
          </table:table-cell>
          <table:table-cell table:style-name="TableParallel.B1" office:value-type="string">
            <text:p text:style-name="HymnE1"><text:span text:style-name="HymnR">R</text:span>uler of the dread immense!</text:p>
            <text:p text:style-name="HymnE">Maker of this mighty frame!</text:p>
            <text:p text:style-name="HymnE">Whose eternal Providence</text:p>
            <text:p text:style-name="HymnE">Guides it, as from Thee it cam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désto supplicántium</text:p>
            <text:p text:style-name="HymnL">Tibi reórum cœtui,</text:p>
            <text:p text:style-name="HymnL">Lucísque sub crepúsculum</text:p>
            <text:p text:style-name="HymnL">Lucem novam da méntibus.</text:p>
          </table:table-cell>
          <table:table-cell table:style-name="TableParallel.B1" office:value-type="string">
            <text:p text:style-name="HymnE"><text:span text:style-name="HymnR">P</text:span>rone before thy face we bend;</text:p>
            <text:p text:style-name="HymnE">Hear our supplicating cries;</text:p>
            <text:p text:style-name="HymnE">And thy light celestial send,</text:p>
            <text:p text:style-name="HymnE">With the freshly dawning skies.</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T</text:span>uúsque nobis Angelus</text:p>
            <text:p text:style-name="HymnL">Eléctus ad custódiam,</text:p>
            <text:p text:style-name="HymnL">Hic adsit; a contágio</text:p>
            <text:p text:style-name="HymnL">Ut críminum nos prótegat.</text:p>
          </table:table-cell>
          <table:table-cell table:style-name="TableParallel.B1" office:value-type="string">
            <text:p text:style-name="HymnE"><text:span text:style-name="HymnR">K</text:span>ing of kings! and Lord most high!</text:p>
            <text:p text:style-name="HymnE">This of thy dear love we pray,—</text:p>
            <text:p text:style-name="HymnE">May thy Guardian Angel nigh</text:p>
            <text:p text:style-name="HymnE">Keep us from all sin this day.</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N</text:span>obis dracónis æmuli</text:p>
            <text:p text:style-name="HymnL">Versútias extérminet;</text:p>
            <text:p text:style-name="HymnL">Ne rete frauduléntiæ</text:p>
            <text:p text:style-name="HymnL">Incáuta nectat péctora.</text:p>
          </table:table-cell>
          <table:table-cell table:style-name="TableParallel.B1" office:value-type="string">
            <text:p text:style-name="HymnE"><text:span text:style-name="HymnR">M</text:span>ay he crush the deadly wiles</text:p>
            <text:p text:style-name="HymnE">Of the envious Serpent’s art,</text:p>
            <text:p text:style-name="HymnE">Ever spreading cunning toils</text:p>
            <text:p text:style-name="HymnE">Round about the thoughtless heart.</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M</text:span>etum repéllat hóstium</text:p>
            <text:p text:style-name="HymnL">Nostris procul de fínibus;</text:p>
            <text:p text:style-name="HymnL">Pacem procúret cívium,</text:p>
            <text:p text:style-name="HymnL">Fugétque pestiléntiam.</text:p>
          </table:table-cell>
          <table:table-cell table:style-name="TableParallel.B1" office:value-type="string">
            <text:p text:style-name="HymnE"><text:span text:style-name="HymnR">M</text:span>ay he scatter ruthless war,</text:p>
            <text:p text:style-name="HymnE">Ere to this our land it come;</text:p>
            <text:p text:style-name="HymnE">Plague and famine drive afar;</text:p>
            <text:p text:style-name="HymnE">Fix securely peace at hom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D</text:span>eo Patri sit glória,</text:p>
            <text:p text:style-name="HymnL">Qui, quos redémit Fílius</text:p>
            <text:p text:style-name="HymnL">Et Sanctus unxit Spíritus,</text:p>
            <text:p text:style-name="HymnL">Per Angelos custódiant. Amen.</text:p>
          </table:table-cell>
          <table:table-cell table:style-name="TableParallel.B1" office:value-type="string">
            <text:p text:style-name="HymnE"><text:span text:style-name="HymnR">F</text:span>ather, Son, and Holy Ghost,</text:p>
            <text:p text:style-name="HymnE">One eternal Trinity!</text:p>
            <text:p text:style-name="HymnE">Guard by thy Angelic host</text:p>
            <text:p text:style-name="HymnE">Us, who put our trust in Thee. Amen.</text:p>
          </table:table-cell>
        </table:table-row>
      </table:table>
      <text:p text:style-name="BodySm"><text:span text:style-name="Rubric">Auth. Card. R. Bellarmine<text:tab/>Trans. Fr. E.Caswal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In conspéctu Angelórum psallam tibi, Deus meus. <text:span text:style-name="VR">R. </text:span>Adorábo ad templum sanctum tuum, et confitébor nómini tuo.</text:p>
          </table:table-cell>
          <table:table-cell table:style-name="TableParallel.B1" office:value-type="string">
            <text:p text:style-name="BodyE"><text:span text:style-name="VR">V. </text:span>In the sight of the Angels, I will sing unto thee, O my God. <text:span text:style-name="VR">R. </text:span>I will worship towards thy holy temple, and I will give glory to thy name.</text:p>
          </table:table-cell>
        </table:table-row>
      </table:table>
      <text:p text:style-name="Head3">Benedíctus</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Bened.Ant.</text:span> Revérsus est * Angelus qui loquebátur in me, et suscitávit me quasi virum qui suscitátur a somno suo.</text:p>
          </table:table-cell>
          <table:table-cell table:style-name="TableParallel.B1" office:value-type="string">
            <text:p text:style-name="BodyE"><text:span text:style-name="Rubric">Ant.At Bened.</text:span> The Angel * that spoke in me, came again; and he waked me as a man is wakened out of his sleep.</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ineffábili providéntia sanctos Angelos tuos ad nostram custódiam míttere dignáris: largíre supplícibus tuis; et eórum semper protectióne deféndi, et ætérna societáte gaudére. Per Dóminum.</text:p>
          </table:table-cell>
          <table:table-cell table:style-name="TableParallel.B1" office:value-type="string">
            <text:p text:style-name="BodyEDrop"><text:span text:style-name="AllCaps">O God,</text:span> who, in thy unspeakable providence, vouchsafest to send thine Angels to keep guard over us; grant unto thy suppliants that we may be continually defended by their protection, and rejoice eternally in their society. Through our Lord.</text:p>
          </table:table-cell>
        </table:table-row>
      </table:table>
      <text:p text:style-name="BodySm"/>
      <text:p text:style-name="Head2">ad Horas</text:p>
      <text:p text:style-name="Rubric">Psalms and antiphons of the current feria.</text:p>
      <text:p text:style-name="BodySm"/>
      <text:p text:style-name="Head2">ad Tértiam</text:p>
      <text:p text:style-name="Head3">Capitulum</text:p>
      <text:p text:style-name="RubricHSm"><text:tab/>Exod. 23:20-21</text:p>
      <table:table table:name="Table2399" table:style-name="TableParallel">
        <table:table-column table:style-name="TableParallel.A"/>
        <table:table-column table:style-name="TableParallel.B"/>
        <table:table-row>
          <table:table-cell table:style-name="TableParallel.A1" office:value-type="string">
            <text:p text:style-name="BodyLDrop">ECCE ego mittam Angelum meum, qui præcédat te et custódiat in via et introdúcat in locum quem parávi. Obsérva eum et audi vocem ejus.</text:p>
            <text:p text:style-name="BodyL"><text:span text:style-name="VR">R. </text:span>Deo grátias.</text:p>
          </table:table-cell>
          <table:table-cell table:style-name="TableParallel.B1" office:value-type="string">
            <text:p text:style-name="BodyEDrop">BEHOLD I will send my Angel before thee, to keep thee in the way, and to bring thee into the place which I have prepared. Take notice of him, and hear his voice.</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Stetit Angelus * <text:span text:style-name="AllCaps">j</text:span>uxta aram templi. <text:span text:style-name="VR">R. </text:span>Stetit... <text:span text:style-name="VR">V. </text:span>Habens thuríbulum áureum in manu sua. <text:span text:style-name="VR">R. </text:span><text:span text:style-name="AllCaps">j</text:span>uxta aram templi. <text:span text:style-name="VR">V. </text:span>Glória Patri. <text:span text:style-name="VR">R. </text:span>Stetit...</text:p>
          </table:table-cell>
          <table:table-cell table:style-name="TableParallel.B1" office:value-type="string">
            <text:p text:style-name="BodyL"><text:span text:style-name="VR">V. </text:span>An Angel stood * <text:span text:style-name="AllCaps">a</text:span>t the altar of the temple. <text:span text:style-name="VR">R. </text:span>An Angel... <text:span text:style-name="VR">V. </text:span>Having a golden censer in his hand. <text:span text:style-name="VR">R. </text:span><text:span text:style-name="AllCaps">a</text:span>t the altar of the temple. <text:span text:style-name="VR">V. </text:span>Glory be. <text:span text:style-name="VR">R. </text:span>An Angel...</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scéndit fumus arómatum in conspéctu Dómini. <text:span text:style-name="VR">R. </text:span>De manu Angeli.</text:p>
          </table:table-cell>
          <table:table-cell table:style-name="TableParallel.B1" office:value-type="string">
            <text:p text:style-name="BodyE"><text:span text:style-name="VR">V. </text:span>The smoke of the incense ascended up before God. <text:span text:style-name="VR">R. </text:span>From the hand of the Angel.</text:p>
          </table:table-cell>
        </table:table-row>
      </table:table>
      <text:p text:style-name="BodySm"/>
      <text:p text:style-name="Head2">ad Sextam</text:p>
      <text:p text:style-name="Head3">Capitulum</text:p>
      <text:p text:style-name="RubricHSm"><text:tab/>Exod. 23:21</text:p>
      <table:table table:name="Table2399" table:style-name="TableParallel">
        <table:table-column table:style-name="TableParallel.A"/>
        <table:table-column table:style-name="TableParallel.B"/>
        <table:table-row>
          <table:table-cell table:style-name="TableParallel.A1" office:value-type="string">
            <text:p text:style-name="BodyLDrop">NEC contemnéndum putes, quia non dimíttet cum peccáveris, et est nomen meum in illo.</text:p>
            <text:p text:style-name="BodyL"><text:span text:style-name="VR">R. </text:span>Deo grátias.</text:p>
          </table:table-cell>
          <table:table-cell table:style-name="TableParallel.B1" office:value-type="string">
            <text:p text:style-name="BodyEDrop">AND do not think him one to be contemned, for he will not forgive when thou hast sinned, and my name is in him.</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scéndit fumus arómatum * <text:span text:style-name="AllCaps">i</text:span>n conspéctu Dómini. <text:span text:style-name="VR">R. </text:span>Ascéndit... <text:span text:style-name="VR">V. </text:span>De manu Angeli. <text:span text:style-name="VR">R. </text:span><text:span text:style-name="AllCaps">i</text:span>n conspéctu Dómini. <text:span text:style-name="VR">V. </text:span>Glória Patri. <text:span text:style-name="VR">R. </text:span>Ascéndit...</text:p>
          </table:table-cell>
          <table:table-cell table:style-name="TableParallel.B1" office:value-type="string">
            <text:p text:style-name="BodyL"><text:span text:style-name="VR">V. </text:span>The smoke of the incense ascended up * <text:span text:style-name="AllCaps">b</text:span>efore God. <text:span text:style-name="VR">R. </text:span>The smoke... <text:span text:style-name="VR">V. </text:span>From the hand of the Angel. <text:span text:style-name="VR">R. </text:span><text:span text:style-name="AllCaps">b</text:span>efore God. <text:span text:style-name="VR">V. </text:span>Glory be. <text:span text:style-name="VR">R. </text:span>The smoke...</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In conspéctu Angelórum psallam tibi, Deus meus. <text:span text:style-name="VR">R. </text:span>Adorábo ad templum sanctum tuum, et confitébor nómini tuo.</text:p>
          </table:table-cell>
          <table:table-cell table:style-name="TableParallel.B1" office:value-type="string">
            <text:p text:style-name="BodyE"><text:span text:style-name="VR">V. </text:span>In the sight of the Angels, I will sing unto thee, O my God. <text:span text:style-name="VR">R. </text:span>I will worship towards thy holy temple, and I will give glory to thy name.</text:p>
          </table:table-cell>
        </table:table-row>
      </table:table>
      <text:p text:style-name="BodySm"/>
      <text:p text:style-name="Head2">ad Nonam</text:p>
      <text:p text:style-name="Head3">Capitulum</text:p>
      <text:p text:style-name="RubricHSm"><text:tab/>Exod. 23:22-23</text:p>
      <table:table table:name="Table2399" table:style-name="TableParallel">
        <table:table-column table:style-name="TableParallel.A"/>
        <table:table-column table:style-name="TableParallel.B"/>
        <table:table-row>
          <table:table-cell table:style-name="TableParallel.A1" office:value-type="string">
            <text:p text:style-name="BodyLDrop">QUOD, si audíeris vocem ejus et féceris ómnia quæ loquor, inimícus ero inimícis tuis et afflígam affligéntes te. Præcedétque te Angelus meus.</text:p>
            <text:p text:style-name="BodyL"><text:span text:style-name="VR">R. </text:span>Deo grátias.</text:p>
          </table:table-cell>
          <table:table-cell table:style-name="TableParallel.B1" office:value-type="string">
            <text:p text:style-name="BodyEDrop">BUT if thou wilt hear his voice, and do all that I speak, I will be an enemy to thy enemies, and will afflict them that afflict thee. And my Angel shall go before thee.</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In conspéctu Angelórum * <text:span text:style-name="AllCaps">p</text:span>sallam tibi, Deus meus. <text:span text:style-name="VR">R. </text:span>In conspéctu... <text:span text:style-name="VR">V. </text:span>Adorábo ad templum sanctum tuum, et confitébor nómini tuo. <text:span text:style-name="VR">R. </text:span><text:span text:style-name="AllCaps">p</text:span>sallam tibi, Deus meus. <text:span text:style-name="VR">V. </text:span>Glória Patri. <text:span text:style-name="VR">R. </text:span>In conspéctu...</text:p>
          </table:table-cell>
          <table:table-cell table:style-name="TableParallel.B1" office:value-type="string">
            <text:p text:style-name="BodyL"><text:span text:style-name="VR">V. </text:span>In the sight of the Angels, * <text:span text:style-name="AllCaps">I</text:span> will sing unto thee, O my God. <text:span text:style-name="VR">R. </text:span>In the... <text:span text:style-name="VR">V. </text:span>I will worship towards thy holy temple, and I will give glory to thy name. <text:span text:style-name="VR">R. </text:span><text:span text:style-name="AllCaps">I</text:span> will sing unto thee, O my God. <text:span text:style-name="VR">V. </text:span>Glory be. <text:span text:style-name="VR">R. </text:span>In the...</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doráte Deum. <text:span text:style-name="VR">R. </text:span>Omnes Angeli ejus.</text:p>
          </table:table-cell>
          <table:table-cell table:style-name="TableParallel.B1" office:value-type="string">
            <text:p text:style-name="BodyE"><text:span text:style-name="VR">V. </text:span>Adore ye God. <text:span text:style-name="VR">R. </text:span>All ye his Angels.</text:p>
          </table:table-cell>
        </table:table-row>
      </table:table>
      <text:p text:style-name="BodySm"/>
      <text:p text:style-name="Head2">ad Vésperas</text:p>
      <text:p text:style-name="Rubric">Antiphons as in Lauds.</text:p>
      <text:p text:style-name="Rubric">Psalms as in Sunday Vespers, <text:span text:style-name="NonRubric">p. <text:bookmark-ref text:reference-format="page" text:ref-name="PsSuV"/></text:span>, but in the last place Ps. 137, <text:span text:style-name="NonRubric">Confitébor tibi, p. <text:bookmark-ref text:reference-format="page" text:ref-name="Ps131"/></text:span>.</text:p>
      <text:p text:style-name="Head3">Capitulum</text:p>
      <text:p text:style-name="RubricHSm"><text:tab/>Exod. 23:20-21</text:p>
      <table:table table:name="Table2399" table:style-name="TableParallel">
        <table:table-column table:style-name="TableParallel.A"/>
        <table:table-column table:style-name="TableParallel.B"/>
        <table:table-row>
          <table:table-cell table:style-name="TableParallel.A1" office:value-type="string">
            <text:p text:style-name="BodyLDrop">ECCE ego mittam Angelum meum, qui præcédat te et custódiat in via et introdúcat in locum quem parávi. Obsérva eum et audi vocem ejus.</text:p>
            <text:p text:style-name="BodyL"><text:span text:style-name="VR">R. </text:span>Deo grátias.</text:p>
          </table:table-cell>
          <table:table-cell table:style-name="TableParallel.B1" office:value-type="string">
            <text:p text:style-name="BodyEDrop">BEHOLD I will send my Angel before thee, to keep thee in the way, and to bring thee into the place which I have prepared. Take notice of him, and hear his voice.</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C</text:span>ustódes hóminum psállimus Angelos,</text:p>
            <text:p text:style-name="HymnL">Natúræ frágili quos Pater áddidit</text:p>
            <text:p text:style-name="HymnL">Cæléstis cómites, insidiántibus</text:p>
            <text:p text:style-name="HymnL">Ne succúmberet hóstibus.</text:p>
          </table:table-cell>
          <table:table-cell table:style-name="TableParallel.B1" office:value-type="string">
            <text:p text:style-name="HymnE1"><text:span text:style-name="HymnR">P</text:span>raise we those ministers celestial</text:p>
            <text:p text:style-name="HymnE">Whom the dread Father chose</text:p>
            <text:p text:style-name="HymnE">To be defenders of our nature frail,</text:p>
            <text:p text:style-name="HymnE">Against our scheming foes.</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N</text:span>am, quod corrúerit próditor ángelus,</text:p>
            <text:p text:style-name="HymnL">Concéssis mérito pulsus honóribus,</text:p>
            <text:p text:style-name="HymnL">Ardens invídia péllere nitítur</text:p>
            <text:p text:style-name="HymnL">Quos cælo Deus ádvocat.</text:p>
          </table:table-cell>
          <table:table-cell table:style-name="TableParallel.B1" office:value-type="string">
            <text:p text:style-name="HymnE"><text:span text:style-name="HymnR">F</text:span>or, since that from his glory in the skies</text:p>
            <text:p text:style-name="HymnE">Th’ Apostate Angel fell,</text:p>
            <text:p text:style-name="HymnE">Burning with envy, evermore he tries</text:p>
            <text:p text:style-name="HymnE">To drown our souls in Hell.</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H</text:span>uc, custos, ígitur pérvigil ádvola,</text:p>
            <text:p text:style-name="HymnL">Avértens pátria de tibi crédita</text:p>
            <text:p text:style-name="HymnL">Tam morbos ánimi quam requiéscere</text:p>
            <text:p text:style-name="HymnL">Quidquid non sinit íncolas.</text:p>
          </table:table-cell>
          <table:table-cell table:style-name="TableParallel.B1" office:value-type="string">
            <text:p text:style-name="HymnE"><text:span text:style-name="HymnR">T</text:span>hen hither, watchful Spirit, bend thy wing,</text:p>
            <text:p text:style-name="HymnE">Our country’s Guardian blest!</text:p>
            <text:p text:style-name="HymnE">Avert her threatening ills; expel each thing</text:p>
            <text:p text:style-name="HymnE">That hindereth her rest.</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S</text:span>anctæ sit Tríadi laus pia júgiter,</text:p>
            <text:p text:style-name="HymnL">Cujus perpétuo númine máchina</text:p>
            <text:p text:style-name="HymnL">Triplex hæc régitur, cujus in ómnia</text:p>
            <text:p text:style-name="HymnL">Regnat glória sæcula. Amen.</text:p>
          </table:table-cell>
          <table:table-cell table:style-name="TableParallel.B1" office:value-type="string">
            <text:p text:style-name="HymnE"><text:span text:style-name="HymnR">P</text:span>raise to the trinal Majesty, whose strength</text:p>
            <text:p text:style-name="HymnE">This mighty fabric sways;</text:p>
            <text:p text:style-name="HymnE">Whose glory reigns beyond the utmost length</text:p>
            <text:p text:style-name="HymnE">Of everlasting days. Amen.</text:p>
          </table:table-cell>
        </table:table-row>
      </table:table>
      <text:p text:style-name="BodySm"><text:span text:style-name="Rubric">Auth. Card. R. Bellarmine<text:tab/>Trans. Fr. E.Caswal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In conspéctu Angelórum psallam tibi, Deus meus. <text:span text:style-name="VR">R. </text:span>Adorábo ad templum sanctum tuum, et confitébor nómini tuo.</text:p>
          </table:table-cell>
          <table:table-cell table:style-name="TableParallel.B1" office:value-type="string">
            <text:p text:style-name="BodyE"><text:span text:style-name="VR">V. </text:span>In the sight of the Angels, I will sing unto thee, O my God. <text:span text:style-name="VR">R. </text:span>I will worship towards thy holy temple, and I will give glory to thy name.</text:p>
          </table:table-cell>
        </table:table-row>
      </table:table>
      <text:p text:style-name="Head3">Magnifica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Magnif.Ant.</text:span> Sancti Angeli, * custódes nostri, deféndite nos in prælio, ut non pereámus in treméndo judício.</text:p>
          </table:table-cell>
          <table:table-cell table:style-name="TableParallel.B1" office:value-type="string">
            <text:p text:style-name="BodyE"><text:span text:style-name="Rubric">Ant.At Magnif.</text:span> O ye holy Angels, * our guardians, shield us in the battle, that we perish not in the awful judgment.php</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ineffábili providéntia sanctos Angelos tuos ad nostram custódiam míttere dignáris: largíre supplícibus tuis; et eórum semper protectióne deféndi, et ætérna societáte gaudére. Per Dóminum.</text:p>
          </table:table-cell>
          <table:table-cell table:style-name="TableParallel.B1" office:value-type="string">
            <text:p text:style-name="BodyEDrop"><text:span text:style-name="AllCaps">O God,</text:span> who, in thy unspeakable providence, vouchsafest to send thine Angels to keep guard over us; grant unto thy suppliants that we may be continually defended by their protection, and rejoice eternally in their society. Through our Lord.</text:p>
          </table:table-cell>
        </table:table-row>
      </table:table>
      <text:p text:style-name="Rubric">Compline of the feria is said.</text:p>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3 - St. Theresa of the Child Jesus</text:p>
      <text:p text:style-name="Head1NI">S. Teresiæ a Jesu Infante</text:p>
      <text:p text:style-name="Head4">St. Theresa of the Child Jesus</text:p>
      <text:p text:style-name="Head2">Virgin - III class - Oct. 3</text:p>
      <text:p text:style-name="BodySm"/>
      <text:p text:style-name="Rubric">Psalms and antiphons of the current feria.</text:p>
      <text:p text:style-name="Rubric">All else from Common of Virgins, <text:span text:style-name="NonRubric">p. <text:bookmark-ref text:reference-format="page" text:ref-name="csV"/></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ómine,</text:span> qui dixísti: Nisi efficiámini sicut párvuli, non intrábitis in regnum cælórum: da nobis, quæsumus; ita sanctæ Terésiæ Vírginis in humilitáte et simplicitáte cordis vestígia sectári, ut præmia consequámur ætérna: Qui vivis.</text:p>
          </table:table-cell>
          <table:table-cell table:style-name="TableParallel.B1" office:value-type="string">
            <text:p text:style-name="BodyEDrop"><text:span text:style-name="AllCaps">O Lord,</text:span> who hast said: Unless you become as little children you shall not enter the kingdom of heaven: grant unto us, we beseech thee, so to follow in humility and simplicity of heart the footsteps of saint Theresa the Virgin, that we may obtain everlasting rewards: Who livest.</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4 - St. Francis of Assisi</text:p>
      <text:p text:style-name="Head1NI">Sancti Francisci</text:p>
      <text:p text:style-name="Head4">St. Francis of Assisi</text:p>
      <text:p text:style-name="Head2">Confessor - III class - Oct. 4</text:p>
      <text:p text:style-name="BodySm"/>
      <text:p text:style-name="Rubric">Psalms and antiphons of the current feria.</text:p>
      <text:p text:style-name="Rubric">All else from Common of Confessors, <text:span text:style-name="NonRubric">p. <text:bookmark-ref text:reference-format="page" text:ref-name="csC"/></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Ecclésiam tuam beáti Francísci méritis fœtu novæ prolis amplíficas: tríbue nobis; ex ejus imitatióne, terréna despícere, et cæléstium donórum semper participatióne gaudére. Per Dóminum.</text:p>
          </table:table-cell>
          <table:table-cell table:style-name="TableParallel.B1" office:value-type="string">
            <text:p text:style-name="BodyEDrop"><text:span text:style-name="AllCaps">O God,</text:span> who, through the merits of blessed Francis, dost enrich thy Church by the progeny of a new offspring; grant unto us that, by imitating him, we may despise earthly things, and ever rejoice in the participation of heavenly gifts.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5 - St. Placid and His Companions</text:p>
      <text:p text:style-name="Head1NI">Ss. Placidi et Sociorum</text:p>
      <text:p text:style-name="Head4">St. Placid and His Companions</text:p>
      <text:p text:style-name="Head2">Martyrs - Commem. - Oct. 5</text:p>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Vestri capílli cápitis * omnes numeráti sunt: nolíte timére: multis passéribus melióres estis vos.</text:p>
          </table:table-cell>
          <table:table-cell table:style-name="TableParallel.B1" office:value-type="string">
            <text:p text:style-name="BodyE"><text:span text:style-name="Rubric">Ant.</text:span> The hairs of your head * are all numbered; fear not: you are of more value than many sparrows.</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Exsultábunt Sancti in glória. <text:span text:style-name="VR">R. </text:span>Lætabúntur in cubílibus suis.</text:p>
          </table:table-cell>
          <table:table-cell table:style-name="TableParallel.B1" office:value-type="string">
            <text:p text:style-name="BodyE"><text:span text:style-name="VR">V. </text:span>The Saints shall rejoice in glory. <text:span text:style-name="VR">R. </text:span>They shall be joyful in their beds.</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Indent">Ore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nos ánnua sanctórum Mártyrum tuórum Plácidi et Sociórum solemnitáte lætíficas: concéde propítius; ut, quorum gaudémus méritis, accendámur exémplis. Per Dóminum.</text:p>
          </table:table-cell>
          <table:table-cell table:style-name="TableParallel.B1" office:value-type="string">
            <text:p text:style-name="BodyEDrop"><text:span text:style-name="AllCaps">O God,</text:span> who dost gladden us with the yearly solemnity of thy blessed Martyrs Placid and his companions, grant, we beseech thee, that, as we rejoice in their merits, we may be animated to fervor by their example.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6 - Saint Bruno</text:p>
      <text:p text:style-name="Head1NI">Sancti Brunonis</text:p>
      <text:p text:style-name="Head4">Saint Bruno</text:p>
      <text:p text:style-name="Head2">Confessor - III class - Oct. 6</text:p>
      <text:p text:style-name="BodySm"/>
      <text:p text:style-name="Rubric">Psalms and antiphons of the current feria.</text:p>
      <text:p text:style-name="Rubric">All else from Common of Confessors, <text:span text:style-name="NonRubric">p. <text:bookmark-ref text:reference-format="page" text:ref-name="csC"/></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Sancti</text:span> Brunónis Confessóris tui, quæsumus, Dómine, intercessiónibus adjuvémur: ut, qui majestátem tuam gráviter delinquéndo offéndimus, ejus méritis et précibus, nostrórum delictórum véniam consequámur. Per Dóminum.</text:p>
          </table:table-cell>
          <table:table-cell table:style-name="TableParallel.B1" office:value-type="string">
            <text:p text:style-name="BodyEDrop"><text:span text:style-name="AllCaps">Grant</text:span> us, Lord, to be helped by the intercessions of St Bruno thy Confessor; that we, who greviously offend thy divine majesty by our transgressions, may, through his merits and prayers, obtain the pardon of our sins. Through our Lord.</text:p>
          </table:table-cell>
        </table:table-row>
      </table:table>
      <text:p text:style-name="BodySm"/>
      <text:p text:style-name="BodySm"/>
      <text:p text:style-name="Head3"><draw:frame text:anchor-type="as-char" svg:width="1368" style:rel-width="100%" svg:height="433" style:rel-height="scale"><draw:image xlink:href="../Images/Saints/1007_holy_rosary_bvm.tif" xlink:type="simple" xlink:show="embed" xlink:actuate="onLoad"/></draw:frame></text:p>
      <text:p text:style-name="RubricH"/>
      <text:p text:style-name="Hidden1">Oct. 7 - The Most Holy Rosary of the B.V.M.</text:p>
      <text:p text:style-name="Head1">Beatæ Mariæ Virg. a Rosario</text:p>
      <text:p text:style-name="Head4">The Most Holy Rosary of the B.V.M.</text:p>
      <text:p text:style-name="Head2">II class - Oct. 7</text:p>
      <text:p text:style-name="BodySm"/>
      <text:p text:style-name="Head2">ad I Vésperas</text:p>
      <text:p text:style-name="RubricH">Said if the feast is celebrated as a Feast of the first class</text:p>
      <text:p text:style-name="Rubric">Antiphons as in II Vespers.</text:p>
      <text:p text:style-name="Rubric">Psalms as in Common of Blessed Virgin Mary, <text:span text:style-name="NonRubric">p. <text:bookmark-ref text:reference-format="page" text:ref-name="PsComBVM"/></text:span></text:p>
      <text:p text:style-name="Head3">Capitulum</text:p>
      <text:p text:style-name="RubricHSm"><text:tab/>Ecclus. 24:25,39:17</text:p>
      <table:table table:name="Table2399" table:style-name="TableParallel">
        <table:table-column table:style-name="TableParallel.A"/>
        <table:table-column table:style-name="TableParallel.B"/>
        <table:table-row>
          <table:table-cell table:style-name="TableParallel.A1" office:value-type="string">
            <text:p text:style-name="BodyLDrop">IN ME grátia omnis viæ et veritátis, in me omnis spes vitæ et virtútis. Ego, quasi rosa plantáta super rivos aquárum, fructificávi.</text:p>
            <text:p text:style-name="BodyL"><text:span text:style-name="VR">R. </text:span>Deo grátias.</text:p>
          </table:table-cell>
          <table:table-cell table:style-name="TableParallel.B1" office:value-type="string">
            <text:p text:style-name="BodyEDrop">IN ME is all grace of the way and of the truth; in me is all hope of life and virtue; I have flowered forth like a rose planted by the brooks of water.</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C</text:span>æléstis aulæ Núntius,</text:p>
            <text:p text:style-name="HymnL">Arcána pandens Núminis,</text:p>
            <text:p text:style-name="HymnL">Plenam salútat grátia</text:p>
            <text:p text:style-name="HymnL">Dei Paréntem Vírginem.</text:p>
          </table:table-cell>
          <table:table-cell table:style-name="TableParallel.B1" office:value-type="string">
            <text:p text:style-name="HymnE1"><text:span text:style-name="HymnR">T</text:span>he heavenly messenger reveals</text:p>
            <text:p text:style-name="HymnE">A myst’ry all divine;</text:p>
            <text:p text:style-name="HymnE">A Virgin Mother full of grace</text:p>
            <text:p text:style-name="HymnE">He hails with reverent sign.</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V</text:span>irgo propínquam sánguine</text:p>
            <text:p text:style-name="HymnL">Matrem Joánnis vísitat,</text:p>
            <text:p text:style-name="HymnL">Qui, clausus alvo, géstiens</text:p>
            <text:p text:style-name="HymnL">Adésse Christum núntiat.</text:p>
          </table:table-cell>
          <table:table-cell table:style-name="TableParallel.B1" office:value-type="string">
            <text:p text:style-name="HymnE"><text:span text:style-name="HymnR">T</text:span>hen Mary to her cousin speeds,</text:p>
            <text:p text:style-name="HymnE">And scarce her voice is heard,</text:p>
            <text:p text:style-name="HymnE">Ere John the Baptist yet unborn</text:p>
            <text:p text:style-name="HymnE">Proclaims the incarnate Word.</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V</text:span>erbum, quod ante sæcula</text:p>
            <text:p text:style-name="HymnL">E mente Patris pródiit,</text:p>
            <text:p text:style-name="HymnL">E Matris alvo Vírginis,</text:p>
            <text:p text:style-name="HymnL">Mortális Infans, náscitur.</text:p>
          </table:table-cell>
          <table:table-cell table:style-name="TableParallel.B1" office:value-type="string">
            <text:p text:style-name="HymnE"><text:span text:style-name="HymnR">T</text:span>he Word that in th’ Eternal Mind</text:p>
            <text:p text:style-name="HymnE">Abode ere time began,</text:p>
            <text:p text:style-name="HymnE">An Infant is of Mary born,</text:p>
            <text:p text:style-name="HymnE">With life of mortal span.</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T</text:span>emplo puéllus sístitur,</text:p>
            <text:p text:style-name="HymnL">Legíque paret Légifer,</text:p>
            <text:p text:style-name="HymnL">Hic se Redémptor páupere</text:p>
            <text:p text:style-name="HymnL">Prétio redémptus ímmolat.</text:p>
          </table:table-cell>
          <table:table-cell table:style-name="TableParallel.B1" office:value-type="string">
            <text:p text:style-name="HymnE"><text:span text:style-name="HymnR">T</text:span>he Little One that made the law</text:p>
            <text:p text:style-name="HymnE">Obeys its every claim,</text:p>
            <text:p text:style-name="HymnE">And is redeemed at lowly price</text:p>
            <text:p text:style-name="HymnE">Who for our ransom cam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Q</text:span>uem jam dolébat pérditum,</text:p>
            <text:p text:style-name="HymnL">Mox læta Mater invénit</text:p>
            <text:p text:style-name="HymnL">Ignóta doctis méntibus</text:p>
            <text:p text:style-name="HymnL">Edisseréntem Fílium.</text:p>
          </table:table-cell>
          <table:table-cell table:style-name="TableParallel.B1" office:value-type="string">
            <text:p text:style-name="HymnE"><text:span text:style-name="HymnR">A</text:span>nd now the joyous Mother finds</text:p>
            <text:p text:style-name="HymnE">The Son she sorrowing sought,</text:p>
            <text:p text:style-name="HymnE">Revealing myst’ries unto men</text:p>
            <text:p text:style-name="HymnE">In legal doctrine taught.</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J</text:span>esu, tibi sit glória,</text:p>
            <text:p text:style-name="HymnL">Qui natus es de Vírgine,</text:p>
            <text:p text:style-name="HymnL">Cum Patre et almo Spíritu,</text:p>
            <text:p text:style-name="HymnL">In sempitérna sæcula. Amen.</text:p>
          </table:table-cell>
          <table:table-cell table:style-name="TableParallel.B1" office:value-type="string">
            <text:p text:style-name="HymnE"><text:span text:style-name="HymnR">O</text:span> Jesu, born of Virgin bright,</text:p>
            <text:p text:style-name="HymnE">All glory be to thee,</text:p>
            <text:p text:style-name="HymnE">With Father and with Paraclete,</text:p>
            <text:p text:style-name="HymnE">Through all eternity. Amen.</text:p>
          </table:table-cell>
        </table:table-row>
      </table:table>
      <text:p text:style-name="BodySm"><text:span text:style-name="Rubric">Auth. Thomas Ricchini<text:tab/>Trans. Dame A. Thomas, OSB, et a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Regína sacratíssimi Rosarii, ora pro nobis. <text:span text:style-name="VR">R. </text:span>Ut digni efficiámur promissiónibus Christi.</text:p>
          </table:table-cell>
          <table:table-cell table:style-name="TableParallel.B1" office:value-type="string">
            <text:p text:style-name="BodyE"><text:span text:style-name="VR">V. </text:span>Queen of the most holy Rosary, pray for us. <text:span text:style-name="VR">R. </text:span>That we may be made worthy of the promises of Christ.</text:p>
          </table:table-cell>
        </table:table-row>
      </table:table>
      <text:p text:style-name="Head3">Magnifica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Magnif.Ant.</text:span> Beáta es, * Virgo María, Dei Génitrix, quæ credidísti Dómino; perfécta sunt in te quæ dicta sunt tibi, intercéde pro nobis ad Dóminum, Deum nostrum.</text:p>
          </table:table-cell>
          <table:table-cell table:style-name="TableParallel.B1" office:value-type="string">
            <text:p text:style-name="BodyE"><text:span text:style-name="Rubric">Ant.At Magnif.</text:span> Blessed art thou, * O Virgin Mary, Mother of God, that hast believed the Lord; because those things are accomplished in thee that were spoken to thee, intercede for us with the Lord our God.</text:p>
          </table:table-cell>
        </table:table-row>
      </table:table>
      <text:p text:style-name="Rubric">Compline of Sunday is said.</text:p>
      <text:p text:style-name="BodySm"/>
      <text:p text:style-name="Head2">ad Laudes</text:p>
      <text:p text:style-name="Head3">Psalmi cum Antiphona</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1.</text:span> Lætáre, * Virgo Mater; surréxit Christus de sepúlcro.</text:p>
          </table:table-cell>
          <table:table-cell table:style-name="TableParallel.B1" office:value-type="string">
            <text:p text:style-name="BodyE"><text:span text:style-name="Rubric">Ant 1.</text:span> Rejoice, * O Virgin Mother, Christ has risen from the tomb.</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2.</text:span> Ascéndit Deus * in jubilatióne, et Dóminus in voce tubæ.</text:p>
          </table:table-cell>
          <table:table-cell table:style-name="TableParallel.B1" office:value-type="string">
            <text:p text:style-name="BodyE"><text:span text:style-name="Rubric">Ant 2.</text:span> God hath ascended * with jubilee, and the Lord with the sound of the trumpet.</text:p>
          </table:table-cell>
        </table:table-row>
        <table:table-row>
          <table:table-cell table:style-name="TableParallel.A1" office:value-type="string">
            <text:p text:style-name="BodyL"><text:span text:style-name="Rubric">Ant 3.</text:span> Spíritus Dómini * replévit orbem terrárum.</text:p>
          </table:table-cell>
          <table:table-cell table:style-name="TableParallel.B1" office:value-type="string">
            <text:p text:style-name="BodyE"><text:span text:style-name="Rubric">Ant 3.</text:span> The Spirit of the Lord * hath filled the whole world.</text:p>
          </table:table-cell>
        </table:table-row>
        <table:table-row>
          <table:table-cell table:style-name="TableParallel.A1" office:value-type="string">
            <text:p text:style-name="BodyL"><text:span text:style-name="Rubric">Ant 4.</text:span> Assúmpta est * María in cælum: gaudent Angeli, laudántes benedícunt Dóminum, allelúja.</text:p>
          </table:table-cell>
          <table:table-cell table:style-name="TableParallel.B1" office:value-type="string">
            <text:p text:style-name="BodyE"><text:span text:style-name="Rubric">Ant 4.</text:span> Mary is assumed * into heaven; the Angels rejoice; praising, they bless the Lord, alleluia.</text:p>
          </table:table-cell>
        </table:table-row>
        <table:table-row>
          <table:table-cell table:style-name="TableParallel.A1" office:value-type="string">
            <text:p text:style-name="BodyL"><text:span text:style-name="Rubric">Ant 5.</text:span> Exaltáta est * Virgo María super choros Angelórum, et in cápite ejus coróna stellárum duódecim.</text:p>
          </table:table-cell>
          <table:table-cell table:style-name="TableParallel.B1" office:value-type="string">
            <text:p text:style-name="BodyE"><text:span text:style-name="Rubric">Ant 5.</text:span> The Virgin Mary * has been exalted above the choirs of Angels, and on her head is a crown of twelve stars.</text:p>
          </table:table-cell>
        </table:table-row>
      </table:table>
      <text:p text:style-name="Head3">Capitulum</text:p>
      <text:p text:style-name="RubricHSm"><text:tab/>Ecclus. 24:25,39:17</text:p>
      <table:table table:name="Table2399" table:style-name="TableParallel">
        <table:table-column table:style-name="TableParallel.A"/>
        <table:table-column table:style-name="TableParallel.B"/>
        <table:table-row>
          <table:table-cell table:style-name="TableParallel.A1" office:value-type="string">
            <text:p text:style-name="BodyLDrop">IN ME grátia omnis viæ et veritátis, in me omnis spes vitæ et virtútis. Ego, quasi rosa plantáta super rivos aquárum, fructificávi.</text:p>
            <text:p text:style-name="BodyL"><text:span text:style-name="VR">R. </text:span>Deo grátias.</text:p>
          </table:table-cell>
          <table:table-cell table:style-name="TableParallel.B1" office:value-type="string">
            <text:p text:style-name="BodyEDrop">IN ME is all grace of the way and of the truth; in me is all hope of life and virtue; I have flowered forth like a rose planted by the brooks of water.</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J</text:span>am morte, victor, óbruta,</text:p>
            <text:p text:style-name="HymnL">Ab ínferis Christus redit,</text:p>
            <text:p text:style-name="HymnL">Fractísque culpæ vínculis,</text:p>
            <text:p text:style-name="HymnL">Cæli reclúdit límina.</text:p>
          </table:table-cell>
          <table:table-cell table:style-name="TableParallel.B1" office:value-type="string">
            <text:p text:style-name="HymnE1"><text:span text:style-name="HymnR">N</text:span>ow Christ, the conqueror of death,</text:p>
            <text:p text:style-name="HymnE">Breaks sin’s enslaving chain,</text:p>
            <text:p text:style-name="HymnE">And rising from the tomb returns,</text:p>
            <text:p text:style-name="HymnE">And opens heaven again.</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V</text:span>isus satis mortálibus</text:p>
            <text:p text:style-name="HymnL">Ascéndit ad cæléstia,</text:p>
            <text:p text:style-name="HymnL">Dextræque Patris ássidet</text:p>
            <text:p text:style-name="HymnL">Consors patérnæ glóriæ.</text:p>
          </table:table-cell>
          <table:table-cell table:style-name="TableParallel.B1" office:value-type="string">
            <text:p text:style-name="HymnE"><text:span text:style-name="HymnR">A</text:span>while beheld by mortal men,</text:p>
            <text:p text:style-name="HymnE">He rises from their sight;</text:p>
            <text:p text:style-name="HymnE">Ascending to the Father’s throne,</text:p>
            <text:p text:style-name="HymnE">He reigns in equal light.</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Q</text:span>uem jam suis promíserat,</text:p>
            <text:p text:style-name="HymnL">Sanctum datúrus Spíritum,</text:p>
            <text:p text:style-name="HymnL">Linguis amóris ígneis</text:p>
            <text:p text:style-name="HymnL">Mæstis alúmnis ímpluit.</text:p>
          </table:table-cell>
          <table:table-cell table:style-name="TableParallel.B1" office:value-type="string">
            <text:p text:style-name="HymnE"><text:span text:style-name="HymnR">H</text:span>is promised gift unto his own</text:p>
            <text:p text:style-name="HymnE">He sends forth from above,</text:p>
            <text:p text:style-name="HymnE">And rains the Holy Spirit down</text:p>
            <text:p text:style-name="HymnE">In fiery tongues of lov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S</text:span>olúta carnis póndere</text:p>
            <text:p text:style-name="HymnL">Ad astra Virgo tóllitur,</text:p>
            <text:p text:style-name="HymnL">Excépta cæli júbilo</text:p>
            <text:p text:style-name="HymnL">Et Angelórum cánticis.</text:p>
          </table:table-cell>
          <table:table-cell table:style-name="TableParallel.B1" office:value-type="string">
            <text:p text:style-name="HymnE"><text:span text:style-name="HymnR">T</text:span>he Virgin, freed of mortal weight,</text:p>
            <text:p text:style-name="HymnE">Is borne than stars yet higher,</text:p>
            <text:p text:style-name="HymnE">And with glad melody is hailed</text:p>
            <text:p text:style-name="HymnE">By each angelic choir.</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B</text:span>is sena cingunt sídera</text:p>
            <text:p text:style-name="HymnL">Almæ paréntis vérticem:</text:p>
            <text:p text:style-name="HymnL">Throno propínqua Fílii</text:p>
            <text:p text:style-name="HymnL">Cunctis creátis ímperat.</text:p>
          </table:table-cell>
          <table:table-cell table:style-name="TableParallel.B1" office:value-type="string">
            <text:p text:style-name="HymnE"><text:span text:style-name="HymnR">O</text:span>ur Mother’s gentle brow now shines</text:p>
            <text:p text:style-name="HymnE">With crown in starry sheen,</text:p>
            <text:p text:style-name="HymnE">As nigh her Son, in Light enthroned,</text:p>
            <text:p text:style-name="HymnE">She reigns creation’s Queen.</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J</text:span>esu, tibi sit glória,</text:p>
            <text:p text:style-name="HymnL">Qui natus es de Vírgine,</text:p>
            <text:p text:style-name="HymnL">Cum Patre et almo Spíritu,</text:p>
            <text:p text:style-name="HymnL">In sempitérna sæcula. Amen.</text:p>
          </table:table-cell>
          <table:table-cell table:style-name="TableParallel.B1" office:value-type="string">
            <text:p text:style-name="HymnE"><text:span text:style-name="HymnR">O</text:span> Jesu, born of Virgin bright,</text:p>
            <text:p text:style-name="HymnE">All glory be to thee,</text:p>
            <text:p text:style-name="HymnE">With Father and with Paraclete,</text:p>
            <text:p text:style-name="HymnE">Through all eternity. Amen.</text:p>
          </table:table-cell>
        </table:table-row>
      </table:table>
      <text:p text:style-name="BodySm"><text:span text:style-name="Rubric">Auth. Thomas Ricchini<text:tab/>Trans. Dame A. Thomas, OSB, et a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Elégit eam Deus, et præelégit eam. <text:span text:style-name="VR">R. </text:span>Et habitáre eam fecit in tabernáculo suo.</text:p>
          </table:table-cell>
          <table:table-cell table:style-name="TableParallel.B1" office:value-type="string">
            <text:p text:style-name="BodyE"><text:span text:style-name="VR">V. </text:span>God hath chosen her, and forechosen her. <text:span text:style-name="VR">R. </text:span>And hath made her to dwell in his tabernacle.</text:p>
          </table:table-cell>
        </table:table-row>
      </table:table>
      <text:p text:style-name="Head3">Benedíctus</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Bened.Ant.</text:span> Solemnitátem hodiérnam * sacratíssimi Rosárii Genitrícis Dei Maríæ devóte celebrémus, ut ipsa pro nobis intercédat ad Dóminum Jesum Christum.</text:p>
          </table:table-cell>
          <table:table-cell table:style-name="TableParallel.B1" office:value-type="string">
            <text:p text:style-name="BodyE"><text:span text:style-name="Rubric">Ant.At Bened.</text:span> Let us devoutly celebrate today * the solemnity of the most holy Rosary of Mary the Mother of God, that she may intercede for us with our Lord Jesus Christ.</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cujus Unigénitus per vitam, mortem et resurrectiónem suam nobis salútis ætérnæ præmia comparávit: concéde, quæsumus ; ut hæc mystéria sanctíssimo beátæ Maríæ Vírginis Rosário recoléntes, et imitémur quod cóntinent, et quod promíttunt, assequámur. Per eúmdem Dóminum.</text:p>
          </table:table-cell>
          <table:table-cell table:style-name="TableParallel.B1" office:value-type="string">
            <text:p text:style-name="BodyEDrop"><text:span text:style-name="AllCaps">O God,</text:span> whose only-begotten Son, by his life, death, and resurrection, hath purchased for us the rewards of eternal life; grant, we beseech thee, that, meditating upon these mysteries of the most holy Rosary of the blessed Virgin Mary, we may both imitate what they contain, and obtain what they promise. Through the same.</text:p>
          </table:table-cell>
        </table:table-row>
      </table:table>
      <text:p text:style-name="RubricH">Commemoration is made of St. Mark, Pope, Conf.:</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Euge, serve bone et fidélis, quia in pauca fuísti fidélis, supra multa te constítuam, dicit Dóminus.</text:p>
          </table:table-cell>
          <table:table-cell table:style-name="TableParallel.B1" office:value-type="string">
            <text:p text:style-name="BodyE"><text:span text:style-name="Rubric">Ant.</text:span> Well done, good and faithful servant, because thou hast been faithful over a few things, I will place thee over many things, saith the Lor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stum dedúxit Dóminus per vias rectas. <text:span text:style-name="VR">R. </text:span>Et osténdit illi regnum Dei.</text:p>
          </table:table-cell>
          <table:table-cell table:style-name="TableParallel.B1" office:value-type="string">
            <text:p text:style-name="BodyE"><text:span text:style-name="VR">V. </text:span>The Lord led the just through the right ways. <text:span text:style-name="VR">R. </text:span>And showed him the kingdom of God.</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Indent">Ore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Gregem</text:span> tuum, Pastor ætérne, placátus inténde: et per beátum Marcum Summum Pontíficem perpétua protectióne custódi; quem totíus Ecclésiæ præstitísti esse pastórem. Per Dóminum.</text:p>
          </table:table-cell>
          <table:table-cell table:style-name="TableParallel.B1" office:value-type="string">
            <text:p text:style-name="BodyEDrop"><text:span text:style-name="AllCaps">Look</text:span> forgivingly on thy flock, Eternal Shepherd, and keep it in thy constant protection, by the intercession of blessed Mark thy Sovereign Pontiff, whom thou didst constitute Shepherd of the whole Church. Through our Lord.</text:p>
          </table:table-cell>
        </table:table-row>
      </table:table>
      <text:p text:style-name="BodySm"/>
      <text:p text:style-name="Head2">ad Horas</text:p>
      <text:p text:style-name="Rubric">Psalms and antiphons of the current feria.</text:p>
      <text:p text:style-name="RubricH">In the Brief Response at Prime, the following versicle is said:</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Qui natus es de María Vírgine.</text:p>
          </table:table-cell>
          <table:table-cell table:style-name="TableParallel.B1" office:value-type="string">
            <text:p text:style-name="BodyE"><text:span text:style-name="VR">V. </text:span>Who wast born of the Virgin Mary.</text:p>
          </table:table-cell>
        </table:table-row>
      </table:table>
      <text:p text:style-name="Head2">ad Tértiam</text:p>
      <text:p text:style-name="Head3">Capitulum</text:p>
      <text:p text:style-name="RubricHSm"><text:tab/>Ecclus. 24:25,39:17</text:p>
      <table:table table:name="Table2399" table:style-name="TableParallel">
        <table:table-column table:style-name="TableParallel.A"/>
        <table:table-column table:style-name="TableParallel.B"/>
        <table:table-row>
          <table:table-cell table:style-name="TableParallel.A1" office:value-type="string">
            <text:p text:style-name="BodyLDrop">IN ME grátia omnis viæ et veritátis, in me omnis spes vitæ et virtútis. Ego, quasi rosa plantáta super rivos aquárum, fructificávi.</text:p>
            <text:p text:style-name="BodyL"><text:span text:style-name="VR">R. </text:span>Deo grátias.</text:p>
          </table:table-cell>
          <table:table-cell table:style-name="TableParallel.B1" office:value-type="string">
            <text:p text:style-name="BodyEDrop">IN ME is all grace of the way and of the truth; in me is all hope of life and virtue; I have flowered forth like a rose planted by the brooks of water.</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Sancta Dei Génitrix, * <text:span text:style-name="AllCaps">s</text:span>emper Virgo María. <text:span text:style-name="VR">R. </text:span>Sancta... <text:span text:style-name="VR">V. </text:span>Intercéde pro nobis ad Dóminum, Deum nostrum. <text:span text:style-name="VR">R. </text:span><text:span text:style-name="AllCaps">s</text:span>emper Virgo María. <text:span text:style-name="VR">V. </text:span>Glória Patri. <text:span text:style-name="VR">R. </text:span>Sancta...</text:p>
          </table:table-cell>
          <table:table-cell table:style-name="TableParallel.B1" office:value-type="string">
            <text:p text:style-name="BodyL"><text:span text:style-name="VR">V. </text:span>O holy Mother of God, * <text:span text:style-name="AllCaps">e</text:span>ver Virgin Mary. <text:span text:style-name="VR">R. </text:span>O holy... <text:span text:style-name="VR">V. </text:span>Intercede for us with the Lord our God. <text:span text:style-name="VR">R. </text:span><text:span text:style-name="AllCaps">e</text:span>ver Virgin Mary. <text:span text:style-name="VR">V. </text:span>Glory be. <text:span text:style-name="VR">R. </text:span>O hol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Post partum, Virgo, invioláta permansísti. <text:span text:style-name="VR">R. </text:span>Dei Génitrix, intercéde pro nobis.</text:p>
          </table:table-cell>
          <table:table-cell table:style-name="TableParallel.B1" office:value-type="string">
            <text:p text:style-name="BodyE"><text:span text:style-name="VR">V. </text:span>After child-bearing, O Virgin, thou didst remain inviolate. <text:span text:style-name="VR">R. </text:span>Mother of God, intercede for us.</text:p>
          </table:table-cell>
        </table:table-row>
      </table:table>
      <text:p text:style-name="BodySm"/>
      <text:p text:style-name="Head2">ad Sextam</text:p>
      <text:p text:style-name="Head3">Capitulum</text:p>
      <text:p text:style-name="RubricHSm"><text:tab/>Ecclus. 39:19</text:p>
      <table:table table:name="Table2399" table:style-name="TableParallel">
        <table:table-column table:style-name="TableParallel.A"/>
        <table:table-column table:style-name="TableParallel.B"/>
        <table:table-row>
          <table:table-cell table:style-name="TableParallel.A1" office:value-type="string">
            <text:p text:style-name="BodyLDrop">FLORÉTE flores quasi lílium et date odórem et frondéte in grátiam; collaudáte cánticum et benedícite Dóminum in opéribus suis.</text:p>
            <text:p text:style-name="BodyL"><text:span text:style-name="VR">R. </text:span>Deo grátias.</text:p>
          </table:table-cell>
          <table:table-cell table:style-name="TableParallel.B1" office:value-type="string">
            <text:p text:style-name="BodyEDrop">FLOWER ye forth like the lily, and yield a sweet smell, and bring forth leaves in grace; sound forth a canticle of praise, and bless ye the Lord in his works.</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Post partum, Virgo, * <text:span text:style-name="AllCaps">i</text:span>nvioláta permansísti. <text:span text:style-name="VR">R. </text:span>Post... <text:span text:style-name="VR">V. </text:span>Dei Génitrix, intercéde pro nobis. <text:span text:style-name="VR">R. </text:span><text:span text:style-name="AllCaps">i</text:span>nvioláta permansísti. <text:span text:style-name="VR">V. </text:span>Glória Patri. <text:span text:style-name="VR">R. </text:span>Post...</text:p>
          </table:table-cell>
          <table:table-cell table:style-name="TableParallel.B1" office:value-type="string">
            <text:p text:style-name="BodyL"><text:span text:style-name="VR">V. </text:span>After child-bearing, O Virgin, * <text:span text:style-name="AllCaps">t</text:span>hou didst remain inviolate. <text:span text:style-name="VR">R. </text:span>After... <text:span text:style-name="VR">V. </text:span>Mother of God, intercede for us. <text:span text:style-name="VR">R. </text:span><text:span text:style-name="AllCaps">t</text:span>hou didst remain inviolate. <text:span text:style-name="VR">V. </text:span>Glory be. <text:span text:style-name="VR">R. </text:span>After...</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Speciósa facta es et suávis. <text:span text:style-name="VR">R. </text:span>In delíciis tuis, sancta Dei Génitrix.</text:p>
          </table:table-cell>
          <table:table-cell table:style-name="TableParallel.B1" office:value-type="string">
            <text:p text:style-name="BodyE"><text:span text:style-name="VR">V. </text:span>Thou art beautiful and sweet. <text:span text:style-name="VR">R. </text:span>In thy delights, O holy Mother of God.</text:p>
          </table:table-cell>
        </table:table-row>
      </table:table>
      <text:p text:style-name="BodySm"/>
      <text:p text:style-name="Head2">ad Nonam</text:p>
      <text:p text:style-name="Head3">Capitulum</text:p>
      <text:p text:style-name="RubricHSm"><text:tab/>Ecclus. 24:17-18</text:p>
      <table:table table:name="Table2399" table:style-name="TableParallel">
        <table:table-column table:style-name="TableParallel.A"/>
        <table:table-column table:style-name="TableParallel.B"/>
        <table:table-row>
          <table:table-cell table:style-name="TableParallel.A1" office:value-type="string">
            <text:p text:style-name="BodyLDrop">QUASI cedrus exaltáta sum in Líbano, et quasi cypréssus in monte Sion: quasi palma exaltáta sum in Cades, et quasi plantátio rosæ in Jéricho.</text:p>
            <text:p text:style-name="BodyL"><text:span text:style-name="VR">R. </text:span>Deo grátias.</text:p>
          </table:table-cell>
          <table:table-cell table:style-name="TableParallel.B1" office:value-type="string">
            <text:p text:style-name="BodyEDrop">I WAS exalted like a cedar in Libanus, and as a cypress tree on mount Sion; I was exalted like a palm tree in Cades, and as a rose plant in Jericho.</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Speciósa facta es * <text:span text:style-name="AllCaps">e</text:span>t suávis. <text:span text:style-name="VR">R. </text:span>Speciósa... <text:span text:style-name="VR">V. </text:span>In delíciis tuis, sancta Dei Génitrix. <text:span text:style-name="VR">R. </text:span><text:span text:style-name="AllCaps">e</text:span>t suávis. <text:span text:style-name="VR">V. </text:span>Glória Patri. <text:span text:style-name="VR">R. </text:span>Speciósa...</text:p>
          </table:table-cell>
          <table:table-cell table:style-name="TableParallel.B1" office:value-type="string">
            <text:p text:style-name="BodyL"><text:span text:style-name="VR">V. </text:span>Thou art beautiful * <text:span text:style-name="AllCaps">a</text:span>nd sweet. <text:span text:style-name="VR">R. </text:span>Thou... <text:span text:style-name="VR">V. </text:span>In thy delights, O holy Mother of God. <text:span text:style-name="VR">R. </text:span><text:span text:style-name="AllCaps">a</text:span>nd sweet. <text:span text:style-name="VR">V. </text:span>Glory be. <text:span text:style-name="VR">R. </text:span>Thou...</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Elégit eam Deus, et præelégit eam. <text:span text:style-name="VR">R. </text:span>Et habitáre eam fecit in tabernáculo suo.</text:p>
          </table:table-cell>
          <table:table-cell table:style-name="TableParallel.B1" office:value-type="string">
            <text:p text:style-name="BodyE"><text:span text:style-name="VR">V. </text:span>God hath chosen her, and forechosen her. <text:span text:style-name="VR">R. </text:span>And hath made her to dwell in his tabernacle.</text:p>
          </table:table-cell>
        </table:table-row>
      </table:table>
      <text:p text:style-name="BodySm"/>
      <text:p text:style-name="Head2">ad II Vésperas</text:p>
      <text:p text:style-name="Head3">Psalmi cum Antiphona</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1.</text:span> Quæ est ista, * speciósa sicut colúmba, quasi rosa plantáta super rivos aquárum?</text:p>
          </table:table-cell>
          <table:table-cell table:style-name="TableParallel.B1" office:value-type="string">
            <text:p text:style-name="BodyE"><text:span text:style-name="Rubric">Ant 1.</text:span> Who is this, * beautiful as a dove, like a rose planted by the brooks of water?</text:p>
          </table:table-cell>
        </table:table-row>
      </table:table>
      <text:p text:style-name="Rubric">Psalms as in Common of Blessed Virgin Mary, <text:span text:style-name="NonRubric">p. <text:bookmark-ref text:reference-format="page" text:ref-name="PsComBVM"/></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2.</text:span> Virgo potens, * sicut turris David: mille clýpei pendent ex ea, omnis armatúra fórtium.</text:p>
          </table:table-cell>
          <table:table-cell table:style-name="TableParallel.B1" office:value-type="string">
            <text:p text:style-name="BodyE"><text:span text:style-name="Rubric">Ant 2.</text:span> It is the mighty Virgin, * like the tower of David; a thousand bucklers hang upon it, all the armour of valiant men.</text:p>
          </table:table-cell>
        </table:table-row>
        <table:table-row>
          <table:table-cell table:style-name="TableParallel.A1" office:value-type="string">
            <text:p text:style-name="BodyL"><text:span text:style-name="Rubric">Ant 3.</text:span> Ave, María, * grátia plena; Dóminus tecum: benedícta tu in muliéribus.</text:p>
          </table:table-cell>
          <table:table-cell table:style-name="TableParallel.B1" office:value-type="string">
            <text:p text:style-name="BodyE"><text:span text:style-name="Rubric">Ant 3.</text:span> Hail Mary, * full of grace, the Lord is with thee, blessed art thou among women.</text:p>
          </table:table-cell>
        </table:table-row>
        <table:table-row>
          <table:table-cell table:style-name="TableParallel.A1" office:value-type="string">
            <text:p text:style-name="BodyL"><text:span text:style-name="Rubric">Ant 4.</text:span> Benedíxit te Dóminus * in virtúte sua, quia per te ad níhilum redégit inimícos nostros.</text:p>
          </table:table-cell>
          <table:table-cell table:style-name="TableParallel.B1" office:value-type="string">
            <text:p text:style-name="BodyE"><text:span text:style-name="Rubric">Ant 4.</text:span> The Lord hath blessed * thee by his power, because by thee he hath brought our enemies to nought.</text:p>
          </table:table-cell>
        </table:table-row>
        <table:table-row>
          <table:table-cell table:style-name="TableParallel.A1" office:value-type="string">
            <text:p text:style-name="BodyL"><text:span text:style-name="Rubric">Ant 5.</text:span> Vidérunt eam * fíliæ Sion vernántem in flóribus rosárum, et beatíssimam prædicavérunt.</text:p>
          </table:table-cell>
          <table:table-cell table:style-name="TableParallel.B1" office:value-type="string">
            <text:p text:style-name="BodyE"><text:span text:style-name="Rubric">Ant 5.</text:span> The daughters of Sion * saw her adorned with the flowers of roses, and declared her most blessed.</text:p>
          </table:table-cell>
        </table:table-row>
      </table:table>
      <text:p text:style-name="Head3">Capitulum</text:p>
      <text:p text:style-name="RubricHSm"><text:tab/>Ecclus. 24:25,39:17</text:p>
      <table:table table:name="Table2399" table:style-name="TableParallel">
        <table:table-column table:style-name="TableParallel.A"/>
        <table:table-column table:style-name="TableParallel.B"/>
        <table:table-row>
          <table:table-cell table:style-name="TableParallel.A1" office:value-type="string">
            <text:p text:style-name="BodyLDrop">IN ME grátia omnis viæ et veritátis, in me omnis spes vitæ et virtútis. Ego, quasi rosa plantáta super rivos aquárum, fructificávi.</text:p>
            <text:p text:style-name="BodyL"><text:span text:style-name="VR">R. </text:span>Deo grátias.</text:p>
          </table:table-cell>
          <table:table-cell table:style-name="TableParallel.B1" office:value-type="string">
            <text:p text:style-name="BodyEDrop">IN ME is all grace of the way and of the truth; in me is all hope of life and virtue; I have flowered forth like a rose planted by the brooks of water.</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T</text:span>e gestiéntem gaúdiis,</text:p>
            <text:p text:style-name="HymnL">Te saúciam dolóribus,</text:p>
            <text:p text:style-name="HymnL">Te jugi amíctam glória,</text:p>
            <text:p text:style-name="HymnL">O Virgo Mater, pángimus.</text:p>
          </table:table-cell>
          <table:table-cell table:style-name="TableParallel.B1" office:value-type="string">
            <text:p text:style-name="HymnE1"><text:span text:style-name="HymnR">E</text:span>xulting with exceeding joy,</text:p>
            <text:p text:style-name="HymnE">Or pierced with sorrow’s wound,</text:p>
            <text:p text:style-name="HymnE">O Virgin Mother, thee we sing,</text:p>
            <text:p text:style-name="HymnE">In glory clothed around.</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ve, redúndans gáudio</text:p>
            <text:p text:style-name="HymnL">Dum cóncipis, dum vísitas;</text:p>
            <text:p text:style-name="HymnL">Et edis, offers, ínvenis,</text:p>
            <text:p text:style-name="HymnL">Mater beáta, Fílium.</text:p>
          </table:table-cell>
          <table:table-cell table:style-name="TableParallel.B1" office:value-type="string">
            <text:p text:style-name="HymnE"><text:span text:style-name="HymnR">C</text:span>onception, Visitation, Birth,</text:p>
            <text:p text:style-name="HymnE">The off’ring of thy Child,</text:p>
            <text:p text:style-name="HymnE">The Finding-these thy joys we hail,</text:p>
            <text:p text:style-name="HymnE">O Virgin Mother mild.</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ve, dolens, et íntimo</text:p>
            <text:p text:style-name="HymnL">In corde agónem, vérbera,</text:p>
            <text:p text:style-name="HymnL">Spinas crucémque Fílii</text:p>
            <text:p text:style-name="HymnL">Perpéssa, princeps mártyrum.</text:p>
          </table:table-cell>
          <table:table-cell table:style-name="TableParallel.B1" office:value-type="string">
            <text:p text:style-name="HymnE"><text:span text:style-name="HymnR">H</text:span>ail in thy share of agony—</text:p>
            <text:p text:style-name="HymnE">Stripes, thorny crown, yea most</text:p>
            <text:p text:style-name="HymnE">When ’neath the Cross thou dauntless stood,</text:p>
            <text:p text:style-name="HymnE">O Queen of martyrs’ host!</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ve, in triúmphis Fílii,</text:p>
            <text:p text:style-name="HymnL">In ígnibus Parácliti,</text:p>
            <text:p text:style-name="HymnL">In regni honóre et lúmine,</text:p>
            <text:p text:style-name="HymnL">Regína fulgens glória.</text:p>
          </table:table-cell>
          <table:table-cell table:style-name="TableParallel.B1" office:value-type="string">
            <text:p text:style-name="HymnE"><text:span text:style-name="HymnR">T</text:span>hen in the triumph of thy Son,—</text:p>
            <text:p text:style-name="HymnE">The fire of Paraclete,—</text:p>
            <text:p text:style-name="HymnE">O Queen, refulgent in his light,</text:p>
            <text:p text:style-name="HymnE">We hail thy crown complet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V</text:span>eníte, gentes, cárpite</text:p>
            <text:p text:style-name="HymnL">Ex his rosas mystériis,</text:p>
            <text:p text:style-name="HymnL">Et pulchri amóris ínclytæ</text:p>
            <text:p text:style-name="HymnL">Mater corónas néctite.</text:p>
          </table:table-cell>
          <table:table-cell table:style-name="TableParallel.B1" office:value-type="string">
            <text:p text:style-name="HymnE"><text:span text:style-name="HymnR">O</text:span> come, ye nations, gather here</text:p>
            <text:p text:style-name="HymnE">These mystic roses fair,</text:p>
            <text:p text:style-name="HymnE">And weave a garland for the Queen</text:p>
            <text:p text:style-name="HymnE">Of love beyond compar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J</text:span>esu, tibi sit glória,</text:p>
            <text:p text:style-name="HymnL">Qui natus es de Vírgine,</text:p>
            <text:p text:style-name="HymnL">Cum Patre et almo Spíritu,</text:p>
            <text:p text:style-name="HymnL">In sempitérna sæcula. Amen.</text:p>
          </table:table-cell>
          <table:table-cell table:style-name="TableParallel.B1" office:value-type="string">
            <text:p text:style-name="HymnE"><text:span text:style-name="HymnR">O</text:span> Jesu, born of Virgin Bright,</text:p>
            <text:p text:style-name="HymnE">All glory be to thee,</text:p>
            <text:p text:style-name="HymnE">With Father and with Paraclete,</text:p>
            <text:p text:style-name="HymnE">Through all eternity. Amen.</text:p>
          </table:table-cell>
        </table:table-row>
      </table:table>
      <text:p text:style-name="BodySm"><text:span text:style-name="Rubric">Auth. Eustace Sirena<text:tab/>Trans. Dame A. Thomas, OSB, et a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Regína sacratíssimi Rosarii, ora pro nobis. <text:span text:style-name="VR">R. </text:span>Ut digni efficiámur promissiónibus Christi.</text:p>
          </table:table-cell>
          <table:table-cell table:style-name="TableParallel.B1" office:value-type="string">
            <text:p text:style-name="BodyE"><text:span text:style-name="VR">V. </text:span>Queen of the most holy Rosary, pray for us. <text:span text:style-name="VR">R. </text:span>That we may be made worthy of the promises of Christ.</text:p>
          </table:table-cell>
        </table:table-row>
      </table:table>
      <text:p text:style-name="Head3">Magnifica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Magnif.Ant.</text:span> Beáta Mater * et intácta Virgo, gloriósa Regína mundi, séntiant omnes tuum juvámen, quicúmque célebrant tuam sacratíssimi Rosárii solemnitátem.</text:p>
          </table:table-cell>
          <table:table-cell table:style-name="TableParallel.B1" office:value-type="string">
            <text:p text:style-name="BodyE"><text:span text:style-name="Rubric">Ant.At Magnif.</text:span> Blessed Mother, * spotless Virgin, glorious Queen of the world, may all experience thine aid who celebrate the solemnity of thy most holy Rosary.</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cujus Unigénitus per vitam, mortem et resurrectiónem suam nobis salútis ætérnæ præmia comparávit: concéde, quæsumus ; ut hæc mystéria sanctíssimo beátæ Maríæ Vírginis Rosário recoléntes, et imitémur quod cóntinent, et quod promíttunt, assequámur. Per eúmdem Dóminum.</text:p>
          </table:table-cell>
          <table:table-cell table:style-name="TableParallel.B1" office:value-type="string">
            <text:p text:style-name="BodyEDrop"><text:span text:style-name="AllCaps">O God,</text:span> whose only-begotten Son, by his life, death, and resurrection, hath purchased for us the rewards of eternal life; grant, we beseech thee, that, meditating upon these mysteries of the most holy Rosary of the blessed Virgin Mary, we may both imitate what they contain, and obtain what they promise. Through the same.</text:p>
          </table:table-cell>
        </table:table-row>
      </table:table>
      <text:p text:style-name="Rubric">Compline of Sunday is said.</text:p>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8 - Saint Bridget</text:p>
      <text:p text:style-name="Head1NI">Sanctæ Birgittæ</text:p>
      <text:p text:style-name="Head4">Saint Bridget</text:p>
      <text:p text:style-name="Head2">Widow - III class - Oct. 8</text:p>
      <text:p text:style-name="BodySm"/>
      <text:p text:style-name="Rubric">Psalms and antiphons of the current feria.</text:p>
      <text:p text:style-name="Rubric">All else from Common of Holy Women, <text:span text:style-name="NonRubric">p. <text:bookmark-ref text:reference-format="page" text:ref-name="csHW"/></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ómine,</text:span> Deus noster, qui beátæ Birgíttæ per Fílium tuum unigénitum secréta cœléstia revelásti: ipsíus pia intercessióne da nobis fámulis tuis; in revelatióne sempitérnæ glóriæ tuæ gaudére lætántes. Per eúmdem Dóminum.</text:p>
          </table:table-cell>
          <table:table-cell table:style-name="TableParallel.B1" office:value-type="string">
            <text:p text:style-name="BodyEDrop"><text:span text:style-name="AllCaps">O Lord</text:span> our God, who by thy only-begotten Son didst disclose the secrets of heaven to blessed Bridget; grant, through her pious intercession, that we thy servants may rejoice exceedingly in the revelation of thy everlasting glory. Through the same.</text:p>
          </table:table-cell>
        </table:table-row>
      </table:table>
      <text:p text:style-name="RubricH">Commemoration is made of Ss. Sergius, Bacchus, Marcellus and Apulieus, Martyrs:</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Vestri capílli cápitis * omnes numeráti sunt: nolíte timére: multis passéribus melióres estis vos.</text:p>
          </table:table-cell>
          <table:table-cell table:style-name="TableParallel.B1" office:value-type="string">
            <text:p text:style-name="BodyE"><text:span text:style-name="Rubric">Ant.</text:span> The hairs of your head * are all numbered; fear not: you are of more value than many sparrows.</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Exsultábunt Sancti in glória. <text:span text:style-name="VR">R. </text:span>Lætabúntur in cubílibus suis.</text:p>
          </table:table-cell>
          <table:table-cell table:style-name="TableParallel.B1" office:value-type="string">
            <text:p text:style-name="BodyE"><text:span text:style-name="VR">V. </text:span>The Saints shall rejoice in glory. <text:span text:style-name="VR">R. </text:span>They shall be joyful in their beds.</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Indent">Ore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Sanctórum</text:span> Mártyrum tuórum nos, Dómine, Sérgii, Bacchi, Marcélli et Apuléii beáta mérita prosequántur: et tuo semper fáciant amóre fervéntes. Per Dóminum.</text:p>
          </table:table-cell>
          <table:table-cell table:style-name="TableParallel.B1" office:value-type="string">
            <text:p text:style-name="BodyEDrop"><text:span text:style-name="AllCaps">O Lord,</text:span> may the blessed merits of thy Holy Martyrs Sergius, Bacchus, Marcellus and Apuleius accompany us: and make us ever fervent in thy love.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9 - St. John Leonard</text:p>
      <text:p text:style-name="Head1NI">S. Joannis Leonardi</text:p>
      <text:p text:style-name="Head4">St. John Leonard</text:p>
      <text:p text:style-name="Head2">Conf. - III class - Oct. 9</text:p>
      <text:p text:style-name="BodySm"/>
      <text:p text:style-name="Rubric">Psalms and antiphons of the current feria.</text:p>
      <text:p text:style-name="Rubric">All else from Common of Confessors, <text:span text:style-name="NonRubric">p. <text:bookmark-ref text:reference-format="page" text:ref-name="csC"/></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beátum Joánnem Confessórem tuum, ad fidem in géntibus propagándam mirabíliter excitáre dignátus es, ac per eum in erudiéndis fidélibus novam in Ecclésia tua famíliam congregásti: da nobis fámulis tuis; ita ejus institútis profícere, ut præmia consequámur ætérna. Per Dóminum.</text:p>
          </table:table-cell>
          <table:table-cell table:style-name="TableParallel.B1" office:value-type="string">
            <text:p text:style-name="BodyEDrop"><text:span text:style-name="AllCaps">O God,</text:span> who for the propagation of the faith among the nations wast pleased in a wondrous manner to raise up blessed John, thy Confessor, and through him didst in thy Church gather together a new family for the instruction of the faithful: grant to us thy servants, that we may so profit by his teaching, as to attain everlasting rewards. Through our Lord.</text:p>
          </table:table-cell>
        </table:table-row>
      </table:table>
      <text:p text:style-name="RubricH">Commemoration is made of St. Dionysius, Bp., Rusticus and Eleutherius, Mar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Vestri capílli cápitis omnes numeráti sunt: nolíte timére: multis passéribus melióres estis vos.</text:p>
          </table:table-cell>
          <table:table-cell table:style-name="TableParallel.B1" office:value-type="string">
            <text:p text:style-name="BodyE"><text:span text:style-name="Rubric">Ant.</text:span> The hairs of your head are all numbered; fear not: you are of more value than many sparrows.</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Exsultábunt Sancti in glória. <text:span text:style-name="VR">R. </text:span>Lætabúntur in cubílibus suis.</text:p>
          </table:table-cell>
          <table:table-cell table:style-name="TableParallel.B1" office:value-type="string">
            <text:p text:style-name="BodyE"><text:span text:style-name="VR">V. </text:span>The Saints shall rejoice in glory. <text:span text:style-name="VR">R. </text:span>They shall be joyful in their beds.</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Indent">Ore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hodiérna die beátum Dionýsium, Mártyrem tuum atque Pontíficem, virtúte constántiæ in passióne roborásti, quique illi, ad prædicándum géntibus glóriam tuam, Rústicum et Eleuthérium sociáre dignátus es: tríbue nobis, quæsumus; eórum imitatióne, pro amóre tuo próspera mundi despícere, et nulla ejus advérsa formidáre. Per Dóminum.</text:p>
          </table:table-cell>
          <table:table-cell table:style-name="TableParallel.B1" office:value-type="string">
            <text:p text:style-name="BodyEDrop"><text:span text:style-name="AllCaps">O God,</text:span> who didst on this day strengthen with the virtue of constancy in suffering blessed Dionysius thy Martyr and Bishop, and didst vouchsafe to make Rusticus and Eleutherius his companions in preaching thy glory to the heathen; grant, we beseech thee, that, following their examples, we may learn, for the love of thee, to despise the prosperity of this world, and to fear none of its adversities. Through our Lord.</text:p>
          </table:table-cell>
        </table:table-row>
      </table:table>
      <text:p text:style-name="Head3"><draw:frame text:anchor-type="as-char" svg:width="619" style:rel-width="33%" svg:height="59" style:rel-height="scale"><draw:image xlink:href="../Images/separator4.tif" xlink:type="simple" xlink:show="embed" xlink:actuate="onLoad"/></draw:frame></text:p>
      <text:p text:style-name="BodySm"/>
      <text:p text:style-name="Hidden1">Oct. 10 - St. Francis Borgia</text:p>
      <text:p text:style-name="Head1NI">S. Francisci Borgiæ</text:p>
      <text:p text:style-name="Head4">St. Francis Borgia</text:p>
      <text:p text:style-name="Head2">Confessor - III class - Oct. 10</text:p>
      <text:p text:style-name="BodySm"/>
      <text:p text:style-name="Rubric">Psalms and antiphons of the current feria.</text:p>
      <text:p text:style-name="Rubric">All else from Common of Confessors, <text:span text:style-name="NonRubric">p. <text:bookmark-ref text:reference-format="page" text:ref-name="csC"/></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ómine</text:span> Jesu Christe, veræ humilitátis et exémplar et præmium: quæsumus; ut, sicut beátum Francíscum in terréni honóris contémptu imitatórem tui gloriósum effecísti, ita nos ejúsdem imitatiónis et glóriæ tríbuas esse consórtes: Qui vivis.</text:p>
          </table:table-cell>
          <table:table-cell table:style-name="TableParallel.B1" office:value-type="string">
            <text:p text:style-name="BodyEDrop"><text:span text:style-name="AllCaps">O Lord</text:span> Jesus Christ, the example and reward of true humility, we beseech thee that, as thou didst make blessed Francis a glorious follower of thee in the contempt of worldly honour, so thou wouldst grant that we may both follow him in that imitation and share in his glory. Who livest.</text:p>
          </table:table-cell>
        </table:table-row>
      </table:table>
      <text:p text:style-name="BodySm"/>
      <text:p text:style-name="Head3"><draw:frame text:anchor-type="as-char" svg:width="1371" style:rel-width="100%" svg:height="412" style:rel-height="scale"><draw:image xlink:href="../Images/Saints/0908_nativity_of_bvm.tif" xlink:type="simple" xlink:show="embed" xlink:actuate="onLoad"/></draw:frame></text:p>
      <text:p text:style-name="RubricH"/>
      <text:p text:style-name="Hidden1">Oct. 11 - Motherhood of the B.V.M.</text:p>
      <text:p text:style-name="Head1">Maternitatis B. Mariæ Virg.</text:p>
      <text:p text:style-name="Head4">Motherhood of the B.V.M.</text:p>
      <text:p text:style-name="Head2">II class - Oct. 11</text:p>
      <text:p text:style-name="BodySm"/>
      <text:p text:style-name="Head2">ad Laudes</text:p>
      <text:p text:style-name="Head3">Psalmi cum Antiphona</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1.</text:span> Beáta es, * Virgo María, quæ ómnium portásti Creatórem.</text:p>
          </table:table-cell>
          <table:table-cell table:style-name="TableParallel.B1" office:value-type="string">
            <text:p text:style-name="BodyE"><text:span text:style-name="Rubric">Ant 1.</text:span> Blessed art thou, * O Virgin Mary, who didst bear the Creator of all things.</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2.</text:span> Genuísti, * qui te fecit, et in ætérnum pérmanes Virgo.</text:p>
          </table:table-cell>
          <table:table-cell table:style-name="TableParallel.B1" office:value-type="string">
            <text:p text:style-name="BodyE"><text:span text:style-name="Rubric">Ant 2.</text:span> Thou didst bring him forth * who made thee, and remainest a Virgin for ever.</text:p>
          </table:table-cell>
        </table:table-row>
        <table:table-row>
          <table:table-cell table:style-name="TableParallel.A1" office:value-type="string">
            <text:p text:style-name="BodyL"><text:span text:style-name="Rubric">Ant 3.</text:span> Cum essem párvula, * plácui Altíssimo et de meis viscéribus génui Deum et hóminem.</text:p>
          </table:table-cell>
          <table:table-cell table:style-name="TableParallel.B1" office:value-type="string">
            <text:p text:style-name="BodyE"><text:span text:style-name="Rubric">Ant 3.</text:span> When I was a little one, * I pleased the Most High, and from my womb I have brought forth God and man.</text:p>
          </table:table-cell>
        </table:table-row>
        <table:table-row>
          <table:table-cell table:style-name="TableParallel.A1" office:value-type="string">
            <text:p text:style-name="BodyL"><text:span text:style-name="Rubric">Ant 4.</text:span> Benedícta fília * tu a Dómino, quia per te fructum vitæ communicávimus.</text:p>
          </table:table-cell>
          <table:table-cell table:style-name="TableParallel.B1" office:value-type="string">
            <text:p text:style-name="BodyE"><text:span text:style-name="Rubric">Ant 4.</text:span> Daughter, thou art blessed * of the Lord: for by thee we have partaken of the fruit of life.</text:p>
          </table:table-cell>
        </table:table-row>
        <table:table-row>
          <table:table-cell table:style-name="TableParallel.A1" office:value-type="string">
            <text:p text:style-name="BodyL"><text:span text:style-name="Rubric">Ant 5.</text:span> Vidérunt eam * fíliæ Sion, et beátam dixérunt, et regínæ laudavérunt eam.</text:p>
          </table:table-cell>
          <table:table-cell table:style-name="TableParallel.B1" office:value-type="string">
            <text:p text:style-name="BodyE"><text:span text:style-name="Rubric">Ant 5.</text:span> The daughters of Sion, * saw her, and called her blessed; and the queens praised her.</text:p>
          </table:table-cell>
        </table:table-row>
      </table:table>
      <text:p text:style-name="Head3">Capitulum</text:p>
      <text:p text:style-name="RubricHSm"><text:tab/>Ecclus. 24:12-13</text:p>
      <table:table table:name="Table2399" table:style-name="TableParallel">
        <table:table-column table:style-name="TableParallel.A"/>
        <table:table-column table:style-name="TableParallel.B"/>
        <table:table-row>
          <table:table-cell table:style-name="TableParallel.A1" office:value-type="string">
            <text:p text:style-name="BodyLDrop">QUI creávit me, requiévit in tabernáculo meo, et dixit mihi: in Jacob inhábita, et in eléctis meis mitte radíces.</text:p>
            <text:p text:style-name="BodyL"><text:span text:style-name="VR">R. </text:span>Deo grátias.</text:p>
          </table:table-cell>
          <table:table-cell table:style-name="TableParallel.B1" office:value-type="string">
            <text:p text:style-name="BodyEDrop">HE that made me, rested in my tabernacle,and he said to me: Let thy dwelling be in Jacob, and take root in my elect.</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T</text:span>e, Mater alma Núminis,</text:p>
            <text:p text:style-name="HymnL">Orámus omnes súpplices,</text:p>
            <text:p text:style-name="HymnL">A fraude nos ut dæmonis</text:p>
            <text:p text:style-name="HymnL">Tua sub umbra prótegas.</text:p>
          </table:table-cell>
          <table:table-cell table:style-name="TableParallel.B1" office:value-type="string">
            <text:p text:style-name="HymnE1"><text:span text:style-name="HymnR">M</text:span>other of Almighty God!</text:p>
            <text:p text:style-name="HymnE">Suppliant at thy feet we pray;</text:p>
            <text:p text:style-name="HymnE">Shelter us from Satan’s fraud,</text:p>
            <text:p text:style-name="HymnE">Safe beneath thy wing this day.</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O</text:span>b pérditum nostrum genus</text:p>
            <text:p text:style-name="HymnL">Primi paréntis crímine,</text:p>
            <text:p text:style-name="HymnL">Ad ínclytum Matris decus</text:p>
            <text:p text:style-name="HymnL">Te rex suprémus éxtulit.</text:p>
          </table:table-cell>
          <table:table-cell table:style-name="TableParallel.B1" office:value-type="string">
            <text:p text:style-name="HymnE"><text:span text:style-name="HymnR">T</text:span>was by reason of our Fall,</text:p>
            <text:p text:style-name="HymnE">In our first Forefather’s crime,</text:p>
            <text:p text:style-name="HymnE">That the mighty Lord of all</text:p>
            <text:p text:style-name="HymnE">Raised thee to thy rank sublim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C</text:span>leménter ergo próspice</text:p>
            <text:p text:style-name="HymnL">Lapsis Adámi pósteris:</text:p>
            <text:p text:style-name="HymnL">A te rogátus Fílius</text:p>
            <text:p text:style-name="HymnL">Depónat iram víndicem.</text:p>
          </table:table-cell>
          <table:table-cell table:style-name="TableParallel.B1" office:value-type="string">
            <text:p text:style-name="HymnE"><text:span text:style-name="HymnR">O</text:span>h then upon Adam’s race</text:p>
            <text:p text:style-name="HymnE">Look thou with a pitying eye;</text:p>
            <text:p text:style-name="HymnE">And entreat of Jesus grace,</text:p>
            <text:p text:style-name="HymnE">Till He lay his anger by.</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J</text:span>esu, tibi sit glória,</text:p>
            <text:p text:style-name="HymnL">Qui natus es de Vírgine,</text:p>
            <text:p text:style-name="HymnL">Cum Patre et almo Spíritu,</text:p>
            <text:p text:style-name="HymnL">In sempitérna sæcula. Amen.</text:p>
          </table:table-cell>
          <table:table-cell table:style-name="TableParallel.B1" office:value-type="string">
            <text:p text:style-name="HymnE"><text:span text:style-name="HymnR">H</text:span>onour, glory, virtue, merit,</text:p>
            <text:p text:style-name="HymnE">Be to Thee, O Virgin’s Son!</text:p>
            <text:p text:style-name="HymnE">With the Father and the Spirit,</text:p>
            <text:p text:style-name="HymnE">While eternal ages run. Amen.</text:p>
          </table:table-cell>
        </table:table-row>
      </table:table>
      <text:p text:style-name="BodySm"><text:span text:style-name="Rubric">Auth. Unk.<text:tab/>Trans. Fr. E.Caswal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Germinávit radix Jesse; orta est stella ex Jacob. <text:span text:style-name="VR">R. </text:span>Virgo péperit Salvatórem: te laudámus Deus noster.</text:p>
          </table:table-cell>
          <table:table-cell table:style-name="TableParallel.B1" office:value-type="string">
            <text:p text:style-name="BodyE"><text:span text:style-name="VR">V. </text:span>The Root of Jesse hath budded; the Star hath risen out of Jacob. <text:span text:style-name="VR">R. </text:span>A Virgin hath brought forth the Saviour: O Lord our God, we praise thee.</text:p>
          </table:table-cell>
        </table:table-row>
      </table:table>
      <text:p text:style-name="Head3">Benedíctus</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Bened.Ant.</text:span> Sancta María, * succúrre míseris, juva pusillánimes, réfove flébiles, ora pro pópulo, intérveni pro clero, intercéde pro devóto femíneo sexu: séntiant omnes tuum juvámen, quicúmque célebrant tuam admirábilem Maternitátem.</text:p>
          </table:table-cell>
          <table:table-cell table:style-name="TableParallel.B1" office:value-type="string">
            <text:p text:style-name="BodyE"><text:span text:style-name="Rubric">Ant.At Bened.</text:span> Holy Mary, show thine aid to those in misery, strengthen the faint-hearted, comfort the sorrowful, pray for the people, mediate for the clergy, intercede for all women vowed to God; may all experience thy help who celebrate thy admirable Motherhood.</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de beátæ Maríæ Vírginis útero Verbum tuum, Angelo nuntiánte, carnem suscípere voluísti: præsta supplícibus tuis: ut qui vere eam Genitrícem Dei crédimus, ejus apud te intercessiónibus adjuvémur. Per eúmdem Dóminum.</text:p>
          </table:table-cell>
          <table:table-cell table:style-name="TableParallel.B1" office:value-type="string">
            <text:p text:style-name="BodyEDrop"><text:span text:style-name="AllCaps">O God,</text:span> who wast pleased that thy Word, at the message of an Angel, should take flesh in the womb of the blessed Virgin Mary; grant to us thy suppliants, that we who believe her to be truly the Mother of God may be helped by her intercession with thee. Through the same.</text:p>
          </table:table-cell>
        </table:table-row>
      </table:table>
      <text:p text:style-name="BodySm"/>
      <text:p text:style-name="Head2">ad Horas</text:p>
      <text:p text:style-name="Rubric">Psalms and antiphons of the current feria.</text:p>
      <text:p text:style-name="RubricH">In the Brief Response at Prime, the following versicle is said:</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Qui natus es de María Vírgine.</text:p>
          </table:table-cell>
          <table:table-cell table:style-name="TableParallel.B1" office:value-type="string">
            <text:p text:style-name="BodyE"><text:span text:style-name="VR">V. </text:span>Who wast born of the Virgin Mary.</text:p>
          </table:table-cell>
        </table:table-row>
      </table:table>
      <text:p text:style-name="BodySm"/>
      <text:p text:style-name="Head2">ad Tértiam</text:p>
      <text:p text:style-name="Head3">Capitulum</text:p>
      <text:p text:style-name="RubricHSm"><text:tab/>Ecclus. 24:12-13</text:p>
      <table:table table:name="Table2399" table:style-name="TableParallel">
        <table:table-column table:style-name="TableParallel.A"/>
        <table:table-column table:style-name="TableParallel.B"/>
        <table:table-row>
          <table:table-cell table:style-name="TableParallel.A1" office:value-type="string">
            <text:p text:style-name="BodyLDrop">QUI creávit me, requiévit in tabernáculo meo, et dixit mihi: in Jacob inhábita, et in eléctis meis mitte radíces.</text:p>
            <text:p text:style-name="BodyL"><text:span text:style-name="VR">R. </text:span>Deo grátias.</text:p>
          </table:table-cell>
          <table:table-cell table:style-name="TableParallel.B1" office:value-type="string">
            <text:p text:style-name="BodyEDrop">HE that made me, rested in my tabernacle,and he said to me: Let thy dwelling be in Jacob, and take root in my elect.</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Spécie tua * <text:span text:style-name="AllCaps">e</text:span>t pulchritúdine tua. <text:span text:style-name="VR">R. </text:span>Spécie... <text:span text:style-name="VR">V. </text:span>Inténde, próspere procéde, et regna. <text:span text:style-name="VR">R. </text:span><text:span text:style-name="AllCaps">e</text:span>t pulchritúdine tua. <text:span text:style-name="VR">V. </text:span>Glória Patri. <text:span text:style-name="VR">R. </text:span>Spécie...</text:p>
          </table:table-cell>
          <table:table-cell table:style-name="TableParallel.B1" office:value-type="string">
            <text:p text:style-name="BodyL"><text:span text:style-name="VR">V. </text:span>In thy comeliness * <text:span text:style-name="AllCaps">a</text:span>nd thy beauty. <text:span text:style-name="VR">R. </text:span>In thy... <text:span text:style-name="VR">V. </text:span>Set out, proceed prosperously, and reign. <text:span text:style-name="VR">R. </text:span><text:span text:style-name="AllCaps">a</text:span>nd thy beauty. <text:span text:style-name="VR">V. </text:span>Glory be. <text:span text:style-name="VR">R. </text:span>In th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djuvábit eam Deus vultu suo. <text:span text:style-name="VR">R. </text:span>Deus in médio ejus, non commovébitur.</text:p>
          </table:table-cell>
          <table:table-cell table:style-name="TableParallel.B1" office:value-type="string">
            <text:p text:style-name="BodyE"><text:span text:style-name="VR">V. </text:span>God shall help her with his countenance. <text:span text:style-name="VR">R. </text:span>God dwelleth in her; she shall not be moved.</text:p>
          </table:table-cell>
        </table:table-row>
      </table:table>
      <text:p text:style-name="BodySm"/>
      <text:p text:style-name="Rubric">Sext &amp; None as in Common of Blessed Virgin Mary, <text:span text:style-name="NonRubric">p. <text:bookmark-ref text:reference-format="page" text:ref-name="csBVMS"/></text:span></text:p>
      <text:p text:style-name="BodySm"/>
      <text:p text:style-name="Head2">ad Vésperas</text:p>
      <text:p text:style-name="Rubric">Antiphons as in Lauds.</text:p>
      <text:p text:style-name="Rubric">Psalms as in Common of Blessed Virgin Mary, <text:span text:style-name="NonRubric">p. <text:bookmark-ref text:reference-format="page" text:ref-name="PsComBVM"/></text:span></text:p>
      <text:p text:style-name="Head3">Capitulum</text:p>
      <text:p text:style-name="RubricHSm"><text:tab/>Ecclus. 24:12-13</text:p>
      <table:table table:name="Table2399" table:style-name="TableParallel">
        <table:table-column table:style-name="TableParallel.A"/>
        <table:table-column table:style-name="TableParallel.B"/>
        <table:table-row>
          <table:table-cell table:style-name="TableParallel.A1" office:value-type="string">
            <text:p text:style-name="BodyLDrop">QUI creávit me, requiévit in tabernáculo meo, et dixit mihi: in Jacob inhábita, et in eléctis meis mitte radíces.</text:p>
            <text:p text:style-name="BodyL"><text:span text:style-name="VR">R. </text:span>Deo grátias.</text:p>
          </table:table-cell>
          <table:table-cell table:style-name="TableParallel.B1" office:value-type="string">
            <text:p text:style-name="BodyEDrop">HE that made me, rested in my tabernacle,and he said to me: Let thy dwelling be in Jacob, and take root in my elect.</text:p>
            <text:p text:style-name="BodyE"><text:span text:style-name="VR">R. </text:span>Thanks be to God.</text:p>
          </table:table-cell>
        </table:table-row>
      </table:table>
      <text:p text:style-name="Rubric">Hymn <text:span text:style-name="NonRubric">Ave, maris stella</text:span> as in Common of B.V.M., <text:span text:style-name="NonRubric">p. <text:bookmark-ref text:reference-format="page" text:ref-name="csBVMVlc"/></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Benedícta tu in muliéribus. <text:span text:style-name="VR">R. </text:span>Et benedíctus fructus ventris tui.</text:p>
          </table:table-cell>
          <table:table-cell table:style-name="TableParallel.B1" office:value-type="string">
            <text:p text:style-name="BodyE"><text:span text:style-name="VR">V. </text:span>Blessed art thou among women. <text:span text:style-name="VR">R. </text:span>And blessed is the fruit of thy womb.</text:p>
          </table:table-cell>
        </table:table-row>
      </table:table>
      <text:p text:style-name="Head3">Magnifica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Magnif.Ant.</text:span> Matérnitas tua, * Dei Génitrix Virgo, gáudium annuntiávit univérso mundo: ex te enim ortus est sol justítiæ, Christus Deus noster.</text:p>
          </table:table-cell>
          <table:table-cell table:style-name="TableParallel.B1" office:value-type="string">
            <text:p text:style-name="BodyE"><text:span text:style-name="Rubric">Ant.At Magnif.</text:span> Thy maternity, * O Virgin Mother of God, announced joy to the whole world; for out of thee arose the sun of justice, Christ our God.</text:p>
          </table:table-cell>
        </table:table-row>
      </table:table>
      <text:p text:style-name="RubricH">If I Vespers is to be said:</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Magnif.Ant.</text:span> Cum jucunditáte * Maternitátem beátæ Maríæ semper Vírginis celebremus.</text:p>
          </table:table-cell>
          <table:table-cell table:style-name="TableParallel.B1" office:value-type="string">
            <text:p text:style-name="BodyE"><text:span text:style-name="Rubric">Ant.At Magnif.</text:span> Let us celebrate * with joy the Maternity of blessed Mary ever Virgin.</text:p>
          </table:table-cell>
        </table:table-row>
      </table:table>
      <text:p text:style-name="Rubric">Compline of Sunday is said.</text:p>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13 - Saint Edward</text:p>
      <text:p text:style-name="Head1NI">Sancti Eduardi</text:p>
      <text:p text:style-name="Head4">Saint Edward</text:p>
      <text:p text:style-name="Head2">King, Confessor - III class - Oct. 13</text:p>
      <text:p text:style-name="BodySm"/>
      <text:p text:style-name="Rubric">Psalms and antiphons of the current feria.</text:p>
      <text:p text:style-name="Rubric">All else from Common of Confessors, <text:span text:style-name="NonRubric">p. <text:bookmark-ref text:reference-format="page" text:ref-name="csC"/></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beátum regem Eduárdum, Confessórem tuum, æternitátis glória coronásti: fac nos, quæsumus; ita eum venerári in terris, ut cum eo regnáre possímus in cælis. Per Dóminum.</text:p>
          </table:table-cell>
          <table:table-cell table:style-name="TableParallel.B1" office:value-type="string">
            <text:p text:style-name="BodyEDrop"><text:span text:style-name="AllCaps">O God,</text:span> who hast crowned blessed King Edward thy Confessor with the glory of eternal life: give unto us, we beseech thee, so to venerate him here on earth, that we may deserve to reign with him hereafter in heaven.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14 - Saint Callistus I</text:p>
      <text:p text:style-name="Head1NI">Sancti Callisti I</text:p>
      <text:p text:style-name="Head4">Saint Callistus I</text:p>
      <text:p text:style-name="Head2">Pope, Martyr - III class - Oct. 14</text:p>
      <text:p text:style-name="BodySm"/>
      <text:p text:style-name="Rubric">Psalms and antiphons of the current feria.</text:p>
      <text:p text:style-name="Rubric">All else from Common of One Martyr, <text:span text:style-name="NonRubric">p. <text:bookmark-ref text:reference-format="page" text:ref-name="csM"/></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nos cónspicis ex nostra infirmitáte defícere: ad amórem tuum nos misericórditer per Sanctórum tuórum exémpla restáura. Per Dóminum.</text:p>
          </table:table-cell>
          <table:table-cell table:style-name="TableParallel.B1" office:value-type="string">
            <text:p text:style-name="BodyEDrop"><text:span text:style-name="AllCaps">O God,</text:span> wo seest that we fail by reason of our own weakness: mercifully restore us, we beseech thee, to thy love, by the example of thy Saints.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15 - Saint Teresa</text:p>
      <text:p text:style-name="Head1NI">Sanctæ Teresiæ</text:p>
      <text:p text:style-name="Head4">Saint Teresa</text:p>
      <text:p text:style-name="Head2">Virgin - III class - Oct. 15</text:p>
      <text:p text:style-name="BodySm"/>
      <text:p text:style-name="Head2">ad Laudes</text:p>
      <text:p text:style-name="Rubric">Psalms and antiphons of the current feria.</text:p>
      <text:p text:style-name="Head3">Capitulum</text:p>
      <text:p text:style-name="RubricHSm"><text:tab/>2 Cor. 10:17-18</text:p>
      <table:table table:name="Table2399" table:style-name="TableParallel">
        <table:table-column table:style-name="TableParallel.A"/>
        <table:table-column table:style-name="TableParallel.B"/>
        <table:table-row>
          <table:table-cell table:style-name="TableParallel.A1" office:value-type="string">
            <text:p text:style-name="BodyLDrop">FRATRES: Qui gloriátur, in Dómino gloriétur. Non enim qui seípsum comméndat, ille probátus est; sed quem Deus comméndat.</text:p>
            <text:p text:style-name="BodyL"><text:span text:style-name="VR">R. </text:span>Deo grátias.</text:p>
          </table:table-cell>
          <table:table-cell table:style-name="TableParallel.B1" office:value-type="string">
            <text:p text:style-name="BodyEDrop">BRETHREN: He that glorieth, let him glory in the Lord. For not he who commendeth himself is approved, but he whom God commendeth.</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H</text:span>æc est dies, qua cándidæ</text:p>
            <text:p text:style-name="HymnL">Instar colúmbæ, Cælitum</text:p>
            <text:p text:style-name="HymnL">Ad sacra templa spíritus</text:p>
            <text:p text:style-name="HymnL">Se tránstulit Terésiæ.</text:p>
          </table:table-cell>
          <table:table-cell table:style-name="TableParallel.B1" office:value-type="string">
            <text:p text:style-name="HymnE1"><text:span text:style-name="HymnR">T</text:span>his day, beneath the form</text:p>
            <text:p text:style-name="HymnE">Of a pure snow-white dove,</text:p>
            <text:p text:style-name="HymnE">Teresa’s unbound spirit sought</text:p>
            <text:p text:style-name="HymnE">The Sanctuary abov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S</text:span>ponsíque voces áudiit:</text:p>
            <text:p text:style-name="HymnL">Veni, soror, de vértice</text:p>
            <text:p text:style-name="HymnL">Carméli ad Agni núptias;</text:p>
            <text:p text:style-name="HymnL">Veni ad corónam glóriæ.</text:p>
          </table:table-cell>
          <table:table-cell table:style-name="TableParallel.B1" office:value-type="string">
            <text:p text:style-name="HymnE"><text:span text:style-name="HymnR">A</text:span>nd heard the Bridegroom’s voice,—</text:p>
            <text:p text:style-name="HymnE">Sister from Carmel come;</text:p>
            <text:p text:style-name="HymnE">Come to the marriage of the Lamb,</text:p>
            <text:p text:style-name="HymnE">To thy eternal hom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T</text:span>e, sponse Jesu Vírginum,</text:p>
            <text:p text:style-name="HymnL">Beáti adórent órdines,</text:p>
            <text:p text:style-name="HymnL">Et nuptiáli cántico</text:p>
            <text:p text:style-name="HymnL">Laudent per omne sæculum. Amen.</text:p>
          </table:table-cell>
          <table:table-cell table:style-name="TableParallel.B1" office:value-type="string">
            <text:p text:style-name="HymnE"><text:span text:style-name="HymnR">S</text:span>pouse of the Virgin choir!</text:p>
            <text:p text:style-name="HymnE">Let all the blest adore</text:p>
            <text:p text:style-name="HymnE">Thee, Jesu! and in nuptial songs</text:p>
            <text:p text:style-name="HymnE">Extol Thee evermore. Amen.</text:p>
          </table:table-cell>
        </table:table-row>
      </table:table>
      <text:p text:style-name="BodySm"><text:span text:style-name="Rubric">Auth. Pope Urban VIII<text:tab/>Trans. Fr. E.Caswal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iffúsa est grátia in lábiis tuis. <text:span text:style-name="VR">R. </text:span>Proptérea benedíxit te Deus in ætérnum.</text:p>
          </table:table-cell>
          <table:table-cell table:style-name="TableParallel.B1" office:value-type="string">
            <text:p text:style-name="BodyE"><text:span text:style-name="VR">V. </text:span>Grace is poured abroad on thy lips. <text:span text:style-name="VR">R. </text:span>Therefore hath God blessed thee for ever.</text:p>
          </table:table-cell>
        </table:table-row>
      </table:table>
      <text:p text:style-name="Head3">Benedíctus</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Bened.Ant.</text:span> Símile est regnum cælórum * hómini negotiatóri quærénti bonas margarítas: invénta una pretiósa, dedit ómnia sua, et comparávit eam.</text:p>
          </table:table-cell>
          <table:table-cell table:style-name="TableParallel.B1" office:value-type="string">
            <text:p text:style-name="BodyE"><text:span text:style-name="Rubric">Ant.At Bened.</text:span> The kingdom of heaven is like * to a merchant seeking good pearls: when he has found one of great price, gave all that he had and bought it.</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Exáudi</text:span> nos, Deus, salutáris noster: ut, sicut de beátæ Terésiæ Vírginis tuæ festivitáte gaudémus; ita cæléstis ejus doctrínæ pábulo nutriámur, et piæ devotiónis erudiámur afféctu. Per Dóminum.</text:p>
          </table:table-cell>
          <table:table-cell table:style-name="TableParallel.B1" office:value-type="string">
            <text:p text:style-name="BodyEDrop"><text:span text:style-name="AllCaps">Graciously</text:span> hear us, O God our salvation, and as we rejoice in the feast of blessed Teresa thy Virgin, so may we be nourished by her heavenly teaching, and strengthened in the love of true piety. Through our Lord.</text:p>
          </table:table-cell>
        </table:table-row>
      </table:table>
      <text:p text:style-name="BodySm"/>
      <text:p text:style-name="Head2">ad Horas</text:p>
      <text:p text:style-name="Rubric">Psalms and antiphons of the current feria.</text:p>
      <text:p text:style-name="Rubric">All else from Common of Virgins, <text:span text:style-name="NonRubric">p. <text:bookmark-ref text:reference-format="page" text:ref-name="csVLH"/></text:span>.</text:p>
      <text:p text:style-name="BodySm"/>
      <text:p text:style-name="Head2">ad Vésperas</text:p>
      <text:p text:style-name="Rubric">Psalms and antiphons of the current feria.</text:p>
      <text:p text:style-name="Head3">Capitulum</text:p>
      <text:p text:style-name="RubricHSm"><text:tab/>2 Cor. 10:17-18</text:p>
      <table:table table:name="Table2399" table:style-name="TableParallel">
        <table:table-column table:style-name="TableParallel.A"/>
        <table:table-column table:style-name="TableParallel.B"/>
        <table:table-row>
          <table:table-cell table:style-name="TableParallel.A1" office:value-type="string">
            <text:p text:style-name="BodyLDrop">FRATRES: Qui gloriátur, in Dómino gloriétur. Non enim qui seípsum comméndat, ille probátus est; sed quem Deus comméndat.</text:p>
            <text:p text:style-name="BodyL"><text:span text:style-name="VR">R. </text:span>Deo grátias.</text:p>
          </table:table-cell>
          <table:table-cell table:style-name="TableParallel.B1" office:value-type="string">
            <text:p text:style-name="BodyEDrop">BRETHREN: He that glorieth, let him glory in the Lord. For not he who commendeth himself is approved, but he whom God commendeth.</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R</text:span>egis supérni núntia,</text:p>
            <text:p text:style-name="HymnL">Domum patérnam déseris,</text:p>
            <text:p text:style-name="HymnL">Terris, Terésa, bárbaris</text:p>
            <text:p text:style-name="HymnL">Christum datúra aut sánguinem.</text:p>
          </table:table-cell>
          <table:table-cell table:style-name="TableParallel.B1" office:value-type="string">
            <text:p text:style-name="HymnE1"><text:span text:style-name="HymnR">D</text:span>ear Herald of our King! thou didst</text:p>
            <text:p text:style-name="HymnE">Thy home in childhood leave;</text:p>
            <text:p text:style-name="HymnE">Intending to barbaric lands</text:p>
            <text:p text:style-name="HymnE">Christ or thy blood to giv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S</text:span>ed te manet suávior</text:p>
            <text:p text:style-name="HymnL">Mors, pœna poscit dúlcior:</text:p>
            <text:p text:style-name="HymnL">Divíni amóris cúspide</text:p>
            <text:p text:style-name="HymnL">In vulnus icta cóncides.</text:p>
          </table:table-cell>
          <table:table-cell table:style-name="TableParallel.B1" office:value-type="string">
            <text:p text:style-name="HymnE"><text:span text:style-name="HymnR">B</text:span>ut thee a sweeter death awaits;</text:p>
            <text:p text:style-name="HymnE">A nobler fate is thine;</text:p>
            <text:p text:style-name="HymnE">Pierced with a thousand heavenly darts,</text:p>
            <text:p text:style-name="HymnE">To die of love divin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O</text:span> caritátis víctima!</text:p>
            <text:p text:style-name="HymnL">Tu corda nostra cóncrema,</text:p>
            <text:p text:style-name="HymnL">Tibíque gentes créditas</text:p>
            <text:p text:style-name="HymnL">Avérni ab igne líbera.</text:p>
          </table:table-cell>
          <table:table-cell table:style-name="TableParallel.B1" office:value-type="string">
            <text:p text:style-name="HymnE"><text:span text:style-name="HymnR">V</text:span>ictim of perfect charity!</text:p>
            <text:p text:style-name="HymnE">Our souls with love inspire;</text:p>
            <text:p text:style-name="HymnE">And save the nations of thy charge</text:p>
            <text:p text:style-name="HymnE">From everlasting fir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S</text:span>it laus Patri cum Fílio</text:p>
            <text:p text:style-name="HymnL">Et Spíritu Paráclito,</text:p>
            <text:p text:style-name="HymnL">Tibíque, sancta Trínitas,</text:p>
            <text:p text:style-name="HymnL">Nunc et per omne sæculum. Amen.</text:p>
          </table:table-cell>
          <table:table-cell table:style-name="TableParallel.B1" office:value-type="string">
            <text:p text:style-name="HymnE"><text:span text:style-name="HymnR">P</text:span>raise to the Father, with the Son,</text:p>
            <text:p text:style-name="HymnE">And Holy Spirit, be;</text:p>
            <text:p text:style-name="HymnE">Praise to the blessed Three in One,</text:p>
            <text:p text:style-name="HymnE">Through all eternity. Amen.</text:p>
          </table:table-cell>
        </table:table-row>
      </table:table>
      <text:p text:style-name="BodySm"><text:span text:style-name="Rubric">Auth. Pope Urban VIII<text:tab/>Trans. Fr. E.Caswal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iffúsa est grátia in lábiis tuis. <text:span text:style-name="VR">R. </text:span>Proptérea benedíxit te Deus in ætérnum.</text:p>
          </table:table-cell>
          <table:table-cell table:style-name="TableParallel.B1" office:value-type="string">
            <text:p text:style-name="BodyE"><text:span text:style-name="VR">V. </text:span>Grace is poured abroad on thy lips. <text:span text:style-name="VR">R. </text:span>Therefore hath God blessed thee for ever.</text:p>
          </table:table-cell>
        </table:table-row>
      </table:table>
      <text:p text:style-name="Head3">Magnifica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Magnif.Ant.</text:span> Veni, Sponsa Christi, * áccipe corónam, quam tibi Dóminus præparávit in ætérnum.</text:p>
          </table:table-cell>
          <table:table-cell table:style-name="TableParallel.B1" office:value-type="string">
            <text:p text:style-name="BodyE"><text:span text:style-name="Rubric">Ant.At Magnif.</text:span> Come, spouse of Christ, * receive the crown which the Lord hath prepared for thee for all eternity.</text:p>
          </table:table-cell>
        </table:table-row>
      </table:table>
      <text:p text:style-name="Rubric">Compline of the feria is said.</text:p>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16 - Saint Hedwige</text:p>
      <text:p text:style-name="Head1NI">Sanctæ Hedwigis</text:p>
      <text:p text:style-name="Head4">Saint Hedwige</text:p>
      <text:p text:style-name="Head2">Widow - III class - Oct. 16</text:p>
      <text:p text:style-name="BodySm"/>
      <text:p text:style-name="Rubric">Psalms and antiphons of the current feria.</text:p>
      <text:p text:style-name="Rubric">All else from Common of Holy Women, <text:span text:style-name="NonRubric">p. <text:bookmark-ref text:reference-format="page" text:ref-name="csHW"/></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beátam Hedwígem a sæculi pompa ad húmilem tuæ crucis sequélam toto corde transíre docuísti: concéde; ut ejus méritis et exémplo discámus peritúras mundi calcáre delícias, et in ampléxu tuæ crucis ómnia nobis adversántia superáre. Qui vivis.</text:p>
          </table:table-cell>
          <table:table-cell table:style-name="TableParallel.B1" office:value-type="string">
            <text:p text:style-name="BodyEDrop"><text:span text:style-name="AllCaps">O God,</text:span> who didst teach blessed Hedwige to forsake with her whole heart the pomp of this world, that she might humbly follow thy Cross: grant that, through her example and merits, we may learn to trample under foot the perishable delights of this world, and, by clinging to thy Cross, to overcome all things that oppose us. Who livest.</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17 - St. Margaret Mary Alacoque</text:p>
      <text:p text:style-name="Head1NI">S. Margaritæ Mariæ Alaqoque</text:p>
      <text:p text:style-name="Head4">St. Margaret Mary Alacoque</text:p>
      <text:p text:style-name="Head2">Virgin - III class - Oct. 17</text:p>
      <text:p text:style-name="BodySm"/>
      <text:p text:style-name="Rubric">Psalms and antiphons of the current feria.</text:p>
      <text:p text:style-name="Rubric">All else from Common of Virgins, <text:span text:style-name="NonRubric">p. <text:bookmark-ref text:reference-format="page" text:ref-name="csV"/></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ómine</text:span> Jesu Christe, qui investigábiles divítias Cordis tui beátæ Margarítæ Maríæ Vírgini mirabíliter revelásti; da nobis ejus méritis et imitatióne, ut te in ómnibus et super ómnia diligéntes, jugem in eódem Corde tuo mansiónem habére mereámur. Qui vivis.</text:p>
          </table:table-cell>
          <table:table-cell table:style-name="TableParallel.B1" office:value-type="string">
            <text:p text:style-name="BodyEDrop"><text:span text:style-name="AllCaps">O Lord</text:span> Jesus Christ, who to the blessed virgin Margaret Mary didst in a wondrous manner reveal the unsearchable riches of thy Heart: by her merits, grant that loving thee after her example: in all things and above all things; we may obtain an abode in thy Heart for evermore. Who livest.</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18 - Saint Luke</text:p>
      <text:p text:style-name="Head1">Sancti Lucæ</text:p>
      <text:p text:style-name="Head4">Saint Luke</text:p>
      <text:p text:style-name="Head2">Evangelist - II class - Oct. 18</text:p>
      <text:p text:style-name="BodySm"/>
      <text:p text:style-name="Rubric">All from Common of Apostles, <text:span text:style-name="NonRubric">p. <text:bookmark-ref text:reference-format="page" text:ref-name="csAp"/></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Intervéniat</text:span> pro nobis, quæsumus, Dómine, sanctus tuus Lucas Evangelísta: qui crucis mortificatiónem júgiter in suo córpore, pro tui nóminis honóre, portávit. Per Dóminum.</text:p>
          </table:table-cell>
          <table:table-cell table:style-name="TableParallel.B1" office:value-type="string">
            <text:p text:style-name="BodyEDrop"><text:span text:style-name="AllCaps">Let</text:span> thy holy Evangelist Luke intercede for us, we beseech thee, O Lord; who, for the honour of thy name, ever bore in his body the mortification of the cross.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19 - St. Peter of Alcantara</text:p>
      <text:p text:style-name="Head1NI">S. Petri de Alcantara</text:p>
      <text:p text:style-name="Head4">St. Peter of Alcantara</text:p>
      <text:p text:style-name="Head2">Confessor - III class - Oct. 19</text:p>
      <text:p text:style-name="BodySm"/>
      <text:p text:style-name="Rubric">Psalms and antiphons of the current feria.</text:p>
      <text:p text:style-name="Rubric">All else from Common of Confessors, <text:span text:style-name="NonRubric">p. <text:bookmark-ref text:reference-format="page" text:ref-name="csC"/></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beátum Petrum Confessórem tuum admirábilis pœniténtiæ et altíssimæ contemplatiónis múnere illustráre dignátus es: da nobis, quæsumus; ut, ejus suffragántibus méritis, carne mortificáti, facílius cæléstia capiámus. Per Dóminum.</text:p>
          </table:table-cell>
          <table:table-cell table:style-name="TableParallel.B1" office:value-type="string">
            <text:p text:style-name="BodyEDrop"><text:span text:style-name="AllCaps">O God,</text:span> who didst vouchsafe to adorn thy blessed Confessor Peter with the gifts of admirable penance and sublime contemplation; grant, we beseech thee, that, through the help of his merits, we may mortify the flesh, and thus attain more easily unto heavenly things.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20 - St. John Cantius</text:p>
      <text:p text:style-name="Head1NI">S. Joannis Cantii</text:p>
      <text:p text:style-name="Head4">St. John Cantius</text:p>
      <text:p text:style-name="Head2">Confessor - III class - Oct. 20</text:p>
      <text:p text:style-name="BodySm"/>
      <text:p text:style-name="Head2">ad Laudes</text:p>
      <text:p text:style-name="Rubric">Psalms and antiphons of the current feria.</text:p>
      <text:p text:style-name="Head3">Capitulum</text:p>
      <text:p text:style-name="RubricHSm"><text:tab/>Ecclus. 31:8</text:p>
      <table:table table:name="Table2399" table:style-name="TableParallel">
        <table:table-column table:style-name="TableParallel.A"/>
        <table:table-column table:style-name="TableParallel.B"/>
        <table:table-row>
          <table:table-cell table:style-name="TableParallel.A1" office:value-type="string">
            <text:p text:style-name="BodyLDrop">BEÁTUS vir, qui invéntus est sine mácula, et qui post aurum non ábiit, nec sperávit in pecúnia et thesáuris. Quis est hic, et laudábimus eum? fecit enim mirabília in vita sua.</text:p>
            <text:p text:style-name="BodyL"><text:span text:style-name="VR">R. </text:span>Deo grátias.</text:p>
          </table:table-cell>
          <table:table-cell table:style-name="TableParallel.B1" office:value-type="string">
            <text:p text:style-name="BodyEDrop">BLESSED is the man that is found without blemish: and that hath not gone after gold, nor put his trust in money nor in treasures. Who is he, and we will praise him? for he hath done wonderful things in his life.</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T</text:span>e deprecánte, córporum</text:p>
            <text:p text:style-name="HymnL">Lues recédit, ímprobi</text:p>
            <text:p text:style-name="HymnL">Morbi fugántur, prístina</text:p>
            <text:p text:style-name="HymnL">Rédeunt salútis múnera.</text:p>
          </table:table-cell>
          <table:table-cell table:style-name="TableParallel.B1" office:value-type="string">
            <text:p text:style-name="HymnE1"><text:span text:style-name="HymnR">S</text:span>aint of sweetest majesty!</text:p>
            <text:p text:style-name="HymnE">What a potent voice is thine!</text:p>
            <text:p text:style-name="HymnE">At thy prayer diseases fly;</text:p>
            <text:p text:style-name="HymnE">Fading health revives again.</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P</text:span>hthisi febríque et úlcere</text:p>
            <text:p text:style-name="HymnL">Diram redáctos ad necem,</text:p>
            <text:p text:style-name="HymnL">Sacrátas morti víctimas,</text:p>
            <text:p text:style-name="HymnL">Ejus rapis e fáucibus.</text:p>
          </table:table-cell>
          <table:table-cell table:style-name="TableParallel.B1" office:value-type="string">
            <text:p text:style-name="HymnE"><text:span text:style-name="HymnR">O</text:span>ft with wasting fever wan,</text:p>
            <text:p text:style-name="HymnE">Lingering at their latest breath,</text:p>
            <text:p text:style-name="HymnE">Dying men by thee are drawn</text:p>
            <text:p text:style-name="HymnE">From the very jaws of death.</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T</text:span>e deprecánte, túmido</text:p>
            <text:p text:style-name="HymnL">Merces abáctæ flúmine,</text:p>
            <text:p text:style-name="HymnL">Tractæ Dei poténtia,</text:p>
            <text:p text:style-name="HymnL">Sursum fluunt retrógradæ.</text:p>
          </table:table-cell>
          <table:table-cell table:style-name="TableParallel.B1" office:value-type="string">
            <text:p text:style-name="HymnE"><text:span text:style-name="HymnR">O</text:span>ft the stores of golden grain,</text:p>
            <text:p text:style-name="HymnE">Hurried down the swollen flood,</text:p>
            <text:p text:style-name="HymnE">At thy prayer return again</text:p>
            <text:p text:style-name="HymnE">Guided by the hand of God!</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C</text:span>um tanta possis, sédibus</text:p>
            <text:p text:style-name="HymnL">Cæli locútus, póscimus:</text:p>
            <text:p text:style-name="HymnL">Respónde votis súpplicum,</text:p>
            <text:p text:style-name="HymnL">Et invocátus súbveni.</text:p>
          </table:table-cell>
          <table:table-cell table:style-name="TableParallel.B1" office:value-type="string">
            <text:p text:style-name="HymnE"><text:span text:style-name="HymnR">S</text:span>uch, O happy Saint in light,</text:p>
            <text:p text:style-name="HymnE">Such thy help in hour of need,</text:p>
            <text:p text:style-name="HymnE">Oh, then from the heavenly height</text:p>
            <text:p text:style-name="HymnE">Hearken now and interced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O</text:span> una semper Trínitas,</text:p>
            <text:p text:style-name="HymnL">O trina semper Unitas:</text:p>
            <text:p text:style-name="HymnL">Da, supplicánte Cántio,</text:p>
            <text:p text:style-name="HymnL">Ætérna nobis præmia. Amen.</text:p>
          </table:table-cell>
          <table:table-cell table:style-name="TableParallel.B1" office:value-type="string">
            <text:p text:style-name="HymnE"><text:span text:style-name="HymnR">E</text:span>verlasting Three in One!</text:p>
            <text:p text:style-name="HymnE">Everlasting One in Three!</text:p>
            <text:p text:style-name="HymnE">Grant us through thy Saint the boon</text:p>
            <text:p text:style-name="HymnE">Of a blest eternity. Amen.</text:p>
          </table:table-cell>
        </table:table-row>
      </table:table>
      <text:p text:style-name="BodySm"><text:span text:style-name="Rubric">Auth. Unk. 18th c.<text:tab/>Trans. Fr. E.Caswal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stum dedúxit Dóminus per vias rectas. <text:span text:style-name="VR">R. </text:span>Et osténdit illi regnum Dei.</text:p>
          </table:table-cell>
          <table:table-cell table:style-name="TableParallel.B1" office:value-type="string">
            <text:p text:style-name="BodyE"><text:span text:style-name="VR">V. </text:span>The Lord led the just through the right ways. <text:span text:style-name="VR">R. </text:span>And showed him the kingdom of God.</text:p>
          </table:table-cell>
        </table:table-row>
      </table:table>
      <text:p text:style-name="Head3">Benedíctus</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Bened.Ant.</text:span> Euge, serve bone * et fidélis, quia in pauca fuísti fidélis, supra multa te constítuam, dicit Dóminus.</text:p>
          </table:table-cell>
          <table:table-cell table:style-name="TableParallel.B1" office:value-type="string">
            <text:p text:style-name="BodyE"><text:span text:style-name="Rubric">Ant.At Bened.</text:span> Well done, good and faithful servant, * because thou hast been faithful over a few things, I will place thee over many things, saith the Lord.</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a,</text:span> quæsumus, omnípotens Deus: ut, sancti Joánnis Confessóris exémplo in sciéntia Sanctórum proficiéntes, atque áliis misericórdiam exhibéntes; ejus méritis, indulgéntiam apud te consequámur. Per Dóminum.</text:p>
          </table:table-cell>
          <table:table-cell table:style-name="TableParallel.B1" office:value-type="string">
            <text:p text:style-name="BodyEDrop"><text:span text:style-name="AllCaps">Grant,</text:span> we beseech thee, O almighty God, that, after the example of thy holy Confessor John, making progress in the science of the Saints and showing mercy to others; we may, by his merits, ourselves obtain pardon from thee. Through our Lord.</text:p>
          </table:table-cell>
        </table:table-row>
      </table:table>
      <text:p text:style-name="BodySm"/>
      <text:p text:style-name="Head2">ad Horas</text:p>
      <text:p text:style-name="Rubric">Psalms and antiphons of the current feria.</text:p>
      <text:p text:style-name="Rubric">All else from Common of Confessors, <text:span text:style-name="NonRubric">p. <text:bookmark-ref text:reference-format="page" text:ref-name="csCLH"/></text:span>.</text:p>
      <text:p text:style-name="BodySm"/>
      <text:p text:style-name="Head2">ad Vésperas</text:p>
      <text:p text:style-name="Rubric">Psalms and antiphons of the current feria.</text:p>
      <text:p text:style-name="Head3">Capitulum</text:p>
      <text:p text:style-name="RubricHSm"><text:tab/>Ecclus. 31:8</text:p>
      <table:table table:name="Table2399" table:style-name="TableParallel">
        <table:table-column table:style-name="TableParallel.A"/>
        <table:table-column table:style-name="TableParallel.B"/>
        <table:table-row>
          <table:table-cell table:style-name="TableParallel.A1" office:value-type="string">
            <text:p text:style-name="BodyLDrop">BEÁTUS vir, qui invéntus est sine mácula, et qui post aurum non ábiit, nec sperávit in pecúnia et thesáuris. Quis est hic, et laudábimus eum? fecit enim mirabília in vita sua.</text:p>
            <text:p text:style-name="BodyL"><text:span text:style-name="VR">R. </text:span>Deo grátias.</text:p>
          </table:table-cell>
          <table:table-cell table:style-name="TableParallel.B1" office:value-type="string">
            <text:p text:style-name="BodyEDrop">BLESSED is the man that is found without blemish: and that hath not gone after gold, nor put his trust in money nor in treasures. Who is he, and we will praise him? for he hath done wonderful things in his life.</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G</text:span>entis Polónæ glória,</text:p>
            <text:p text:style-name="HymnL">Cleríque splendor nóbilis,</text:p>
            <text:p text:style-name="HymnL">Decus Lycæi, et pátriæ</text:p>
            <text:p text:style-name="HymnL">Pater, Joánnes ínclyte.</text:p>
          </table:table-cell>
          <table:table-cell table:style-name="TableParallel.B1" office:value-type="string">
            <text:p text:style-name="HymnE1"><text:span text:style-name="HymnR">O</text:span> glory and high boast</text:p>
            <text:p text:style-name="HymnE">Of Poland’s ancient race!</text:p>
            <text:p text:style-name="HymnE">True father of thy fatherland!</text:p>
            <text:p text:style-name="HymnE">True minister of grac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L</text:span>egem supérni Núminis</text:p>
            <text:p text:style-name="HymnL">Doces magíster, et facis.</text:p>
            <text:p text:style-name="HymnL">Nil scire prodest: sédulo</text:p>
            <text:p text:style-name="HymnL">Legem nitámur éxsequi.</text:p>
          </table:table-cell>
          <table:table-cell table:style-name="TableParallel.B1" office:value-type="string">
            <text:p text:style-name="HymnE"><text:span text:style-name="HymnR">T</text:span>was thine the law of God</text:p>
            <text:p text:style-name="HymnE">To preach, and to obey;</text:p>
            <text:p text:style-name="HymnE">Oh, pray that we obedient be;</text:p>
            <text:p text:style-name="HymnE">Nor from its precepts stray!</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postolórum límina</text:p>
            <text:p text:style-name="HymnL">Pedes viátor vísitas;</text:p>
            <text:p text:style-name="HymnL">Ad pátriam, ad quam téndimus,</text:p>
            <text:p text:style-name="HymnL">Gressus viámque dírige.</text:p>
          </table:table-cell>
          <table:table-cell table:style-name="TableParallel.B1" office:value-type="string">
            <text:p text:style-name="HymnE"><text:span text:style-name="HymnR">T</text:span>o th’ Apostolic shrines</text:p>
            <text:p text:style-name="HymnE">A pilgrim oft wast thou;</text:p>
            <text:p text:style-name="HymnE">Oh guide aright, through this dark night,</text:p>
            <text:p text:style-name="HymnE">Our pilgrimage below!</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U</text:span>rbem petis Jerúsalem:</text:p>
            <text:p text:style-name="HymnL">Signáta sacra Sánguine</text:p>
            <text:p text:style-name="HymnL">Christi colis vestígia</text:p>
            <text:p text:style-name="HymnL">Rigásque fusis flétibus.</text:p>
          </table:table-cell>
          <table:table-cell table:style-name="TableParallel.B1" office:value-type="string">
            <text:p text:style-name="HymnE"><text:span text:style-name="HymnR">T</text:span>hou to Jerusalem</text:p>
            <text:p text:style-name="HymnE">Didst go for love, and there</text:p>
            <text:p text:style-name="HymnE">The traces of thy Lord adore,</text:p>
            <text:p text:style-name="HymnE">And wash with many a tear:</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cérba Christi vúlnera,</text:p>
            <text:p text:style-name="HymnL">Hæréte nostris córdibus,</text:p>
            <text:p text:style-name="HymnL">Ut cogitémus cónsequi</text:p>
            <text:p text:style-name="HymnL">Redemptiónis prétium.</text:p>
          </table:table-cell>
          <table:table-cell table:style-name="TableParallel.B1" office:value-type="string">
            <text:p text:style-name="HymnE"><text:span text:style-name="HymnR">O</text:span> sacred wounds of Christ!</text:p>
            <text:p text:style-name="HymnE">Deep in our hearts remain!</text:p>
            <text:p text:style-name="HymnE">May we through you the promise true</text:p>
            <text:p text:style-name="HymnE">Of life eternal gain!</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T</text:span>e prona mundi máchina,</text:p>
            <text:p text:style-name="HymnL">Clemens, adóret, Trínitas,</text:p>
            <text:p text:style-name="HymnL">Et nos novi per grátiam</text:p>
            <text:p text:style-name="HymnL">Novum canámus cánticum. Amen.</text:p>
          </table:table-cell>
          <table:table-cell table:style-name="TableParallel.B1" office:value-type="string">
            <text:p text:style-name="HymnE"><text:span text:style-name="HymnR">T</text:span>o Heaven’s triunal Lord</text:p>
            <text:p text:style-name="HymnE">Let the world’s fabric bend;</text:p>
            <text:p text:style-name="HymnE">While evermore, from hearts renew’d,</text:p>
            <text:p text:style-name="HymnE">New hymns of praise ascend. Amen.</text:p>
          </table:table-cell>
        </table:table-row>
      </table:table>
      <text:p text:style-name="BodySm"><text:span text:style-name="Rubric">Auth. Unk. 18th c.<text:tab/>Trans. Fr. E.Caswal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stum dedúxit Dóminus per vias rectas. <text:span text:style-name="VR">R. </text:span>Et osténdit illi regnum Dei.</text:p>
          </table:table-cell>
          <table:table-cell table:style-name="TableParallel.B1" office:value-type="string">
            <text:p text:style-name="BodyE"><text:span text:style-name="VR">V. </text:span>The Lord led the just through the right ways. <text:span text:style-name="VR">R. </text:span>And showed him the kingdom of God.</text:p>
          </table:table-cell>
        </table:table-row>
      </table:table>
      <text:p text:style-name="Head3">Magnifica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Magnif.Ant.</text:span> Hic vir, despíciens mundum * et terréna, triúmphans, divítias cælo cóndidit ore, manu.</text:p>
          </table:table-cell>
          <table:table-cell table:style-name="TableParallel.B1" office:value-type="string">
            <text:p text:style-name="BodyE"><text:span text:style-name="Rubric">Ant.At Magnif.</text:span> This man, despising the world, * and triumphing over earthly things, hath laid up treasure in heaven by word and deed.</text:p>
          </table:table-cell>
        </table:table-row>
      </table:table>
      <text:p text:style-name="Rubric">Compline of the feria is said.</text:p>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21 - Saint Hilarion</text:p>
      <text:p text:style-name="Head1NI">Sancti Hilarionis</text:p>
      <text:p text:style-name="Head4">Saint Hilarion</text:p>
      <text:p text:style-name="Head2">Abbot - Commem. - Oct. 21</text:p>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Euge, serve bone * et fidélis, quia in pauca fuísti fidélis, supra multa te constítuam, dicit Dóminus.</text:p>
          </table:table-cell>
          <table:table-cell table:style-name="TableParallel.B1" office:value-type="string">
            <text:p text:style-name="BodyE"><text:span text:style-name="Rubric">Ant.</text:span> Well done, good and faithful servant, * because thou hast been faithful over a few things, I will place thee over many things, saith the Lord.</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stum dedúxit Dóminus per vias rectas. <text:span text:style-name="VR">R. </text:span>Et osténdit illi regnum Dei.</text:p>
          </table:table-cell>
          <table:table-cell table:style-name="TableParallel.B1" office:value-type="string">
            <text:p text:style-name="BodyE"><text:span text:style-name="VR">V. </text:span>The Lord led the just through the right ways. <text:span text:style-name="VR">R. </text:span>And showed him the kingdom of God.</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Indent">Ore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Intercéssio</text:span> nos, quæsumus, Dómine, beáti Hilariónis Abbátis comméndet: ut quod nostris méritis non valémus, ejus patrocínio assequámur. Per Dóminum.</text:p>
          </table:table-cell>
          <table:table-cell table:style-name="TableParallel.B1" office:value-type="string">
            <text:p text:style-name="BodyEDrop"><text:span text:style-name="AllCaps">May</text:span> the intercession, O Lord, we beseech thee, of the blessed Abbot Hilarion commend us unto thee, that what by our own merits we are not worthy to receive, we may obtain by his patronage. Through our Lord.</text:p>
          </table:table-cell>
        </table:table-row>
      </table:table>
      <text:p text:style-name="RubricH">Commemoration is also made of St. Ursula and her companions, Virgins &amp; Martyrs:</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Prudéntes Vírgines, * aptáte vestras lámpades: ecce Sponsus venit, exíte óbviam ei.</text:p>
          </table:table-cell>
          <table:table-cell table:style-name="TableParallel.B1" office:value-type="string">
            <text:p text:style-name="BodyE"><text:span text:style-name="Rubric">Ant.</text:span> O ye wise Virgins, * trim your lamps: behold the Bridegroom cometh, go ye forth to meet him.</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dducéntur Regi Vírgines post eam. <text:span text:style-name="VR">R. </text:span>Próximæ ejus afferéntur tibi.</text:p>
          </table:table-cell>
          <table:table-cell table:style-name="TableParallel.B1" office:value-type="string">
            <text:p text:style-name="BodyE"><text:span text:style-name="VR">V. </text:span>After her shall Virgins be brought to the King. <text:span text:style-name="VR">R. </text:span>Her neighbors shall be brought to thee.</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Indent">Ore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a</text:span> nobis, quæsumus, Dómine Deus noster, sanctárum Vírginum et Mártyrum tuárum Ursulæ et Sociárum palmas incessábili devotióne venerári: ut quas digna mente non póssumus celebráre; humílibus saltem frequentémus obséquiis. Per Dóminum.</text:p>
          </table:table-cell>
          <table:table-cell table:style-name="TableParallel.B1" office:value-type="string">
            <text:p text:style-name="BodyEDrop"><text:span text:style-name="AllCaps">Give</text:span> unto us, we beseech thee, O Lord our God, to venerate with unceasing devotion the glorious triumphs of Ursula and her Companions thy holy Virgins and Martyrs; that whereas we cannot duly celebrate their praises, we may at least honour them with humble service.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23 - St. Anthony Mary Claret</text:p>
      <text:p text:style-name="Head1NI">S. Antonii Mariæ Claret</text:p>
      <text:p text:style-name="Head4">St. Anthony Mary Claret</text:p>
      <text:p text:style-name="Head2">Bishop, Conf. - III class - Oct. 23</text:p>
      <text:p text:style-name="BodySm"/>
      <text:p text:style-name="Rubric">Psalms and antiphons of the current feria.</text:p>
      <text:p text:style-name="Rubric">All else from Common of Confessor Bishop, <text:span text:style-name="NonRubric">p. <text:bookmark-ref text:reference-format="page" text:ref-name="csCB"/></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beátum Antónium Maríam Confessórem tuum atque Pontíficem, apostólicis virtútibus sublimásti, et per eum novas in Ecclésia clericórum ac vírginum famílias collegísti: concéde, quæsumus; ut, ejus dirigéntibus mónitis ac suffragántibus méritis, animárum salútem quærere júgiter studeámus. Per Dóminum.</text:p>
          </table:table-cell>
          <table:table-cell table:style-name="TableParallel.B1" office:value-type="string">
            <text:p text:style-name="BodyEDrop"><text:span text:style-name="AllCaps">O God,</text:span> with the virtues of an apostle thou didst exalt blessed Anthony Mary, thy Confessor and Bishop, and through him build in thy Church new religious congregations of clerics and virgins: grant, we beseech thee, that led by his counsels and helped by his prayers, we may unremittingly work for the salvation of souls.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24 - St. Raphael the Archangel</text:p>
      <text:p text:style-name="Head1NI">S. Raphaelis Archangeli</text:p>
      <text:p text:style-name="Head4">St. Raphael the Archangel</text:p>
      <text:p text:style-name="Head2">III class - Oct. 24</text:p>
      <text:p text:style-name="BodySm"/>
      <text:p text:style-name="Head2">ad Laudes</text:p>
      <text:p text:style-name="Head3">Psalmi cum Antiphona</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1.</text:span> Missus est * Angelus Ráphaël ad Tobíam et Saram, ut curáret eos.</text:p>
          </table:table-cell>
          <table:table-cell table:style-name="TableParallel.B1" office:value-type="string">
            <text:p text:style-name="BodyE"><text:span text:style-name="Rubric">Ant 1.</text:span> The Angel Raphael * was sent to Tobias and Sarah to cure them.</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2.</text:span> Ingréssus Angelus * ad Tobíam, salutávit eum, et dixit: Gáudium sit tibi semper.</text:p>
          </table:table-cell>
          <table:table-cell table:style-name="TableParallel.B1" office:value-type="string">
            <text:p text:style-name="BodyE"><text:span text:style-name="Rubric">Ant 2.</text:span> The Angel entering * into the house of Tobias, saluted him, and said: Joy be unto thee for ever.</text:p>
          </table:table-cell>
        </table:table-row>
        <table:table-row>
          <table:table-cell table:style-name="TableParallel.A1" office:value-type="string">
            <text:p text:style-name="BodyL"><text:span text:style-name="Rubric">Ant 3.</text:span> Forti ánimo * esto, Tobía: in próximo enim est ut a Deo curéris.</text:p>
          </table:table-cell>
          <table:table-cell table:style-name="TableParallel.B1" office:value-type="string">
            <text:p text:style-name="BodyE"><text:span text:style-name="Rubric">Ant 3.</text:span> Be of good courage, * Tobias, for the time is at hand when God shall heal thee.</text:p>
          </table:table-cell>
        </table:table-row>
        <table:table-row>
          <table:table-cell table:style-name="TableParallel.A1" office:value-type="string">
            <text:p text:style-name="BodyL"><text:span text:style-name="Rubric">Ant 4.</text:span> Benedícite Deum cæli, * et coram ómnibus vivéntibus confitémini illi, quia fecit vobíscum misericórdiam suam.</text:p>
          </table:table-cell>
          <table:table-cell table:style-name="TableParallel.B1" office:value-type="string">
            <text:p text:style-name="BodyE"><text:span text:style-name="Rubric">Ant 4.</text:span> Bless ye the God of heaven, * and give thanks unto him before all the living, for he hath dealt with you according to his mercy.</text:p>
          </table:table-cell>
        </table:table-row>
        <table:table-row>
          <table:table-cell table:style-name="TableParallel.A1" office:value-type="string">
            <text:p text:style-name="BodyL"><text:span text:style-name="Rubric">Ant 5.</text:span> Pax vobis, * nolíte timére: Deum benedícite, et cantáte illi.</text:p>
          </table:table-cell>
          <table:table-cell table:style-name="TableParallel.B1" office:value-type="string">
            <text:p text:style-name="BodyE"><text:span text:style-name="Rubric">Ant 5.</text:span> Peace be unto you, * fear not: bless God, and sing unto him.</text:p>
          </table:table-cell>
        </table:table-row>
      </table:table>
      <text:p text:style-name="Head3">Capitulum</text:p>
      <text:p text:style-name="RubricHSm"><text:tab/>Tob. 12:12</text:p>
      <table:table table:name="Table2399" table:style-name="TableParallel">
        <table:table-column table:style-name="TableParallel.A"/>
        <table:table-column table:style-name="TableParallel.B"/>
        <table:table-row>
          <table:table-cell table:style-name="TableParallel.A1" office:value-type="string">
            <text:p text:style-name="BodyLDrop">QUANDO orábas cum lácrimis, et sepeliébas mórtuos, et derelinquébas prándium tuum, et mórtuos abscondébas per diem in domo tua, et nocte sepeliébas eos, ego óbtuli oratiónem tuam Dómino.</text:p>
            <text:p text:style-name="BodyL"><text:span text:style-name="VR">R. </text:span>Deo grátias.</text:p>
          </table:table-cell>
          <table:table-cell table:style-name="TableParallel.B1" office:value-type="string">
            <text:p text:style-name="BodyEDrop">WHEN thou didst pray with tears, and didst bury the dead, and didst leave thy dinner, and hide the dead by day in thy house, and bury them by night, I offered thy prayer to the Lord.</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P</text:span>lacáre, Christe, sérvulis,</text:p>
            <text:p text:style-name="HymnL">Quibus Patris cleméntiam</text:p>
            <text:p text:style-name="HymnL">Tuæ ad tribúnal grátiæ</text:p>
            <text:p text:style-name="HymnL">Patróna Virgo póstulat.</text:p>
          </table:table-cell>
          <table:table-cell table:style-name="TableParallel.B1" office:value-type="string">
            <text:p text:style-name="HymnE1"><text:span text:style-name="HymnR">O</text:span> Christ, thy guilty people spare!</text:p>
            <text:p text:style-name="HymnE">Lo, kneeling at thy gracious throne,</text:p>
            <text:p text:style-name="HymnE">Thy Virgin Mother pours her prayer,</text:p>
            <text:p text:style-name="HymnE">Imploring pardon for her own.</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N</text:span>obis adésto, Archángele,</text:p>
            <text:p text:style-name="HymnL">Dei medélam dénotans:</text:p>
            <text:p text:style-name="HymnL">Morbos repélle córporum,</text:p>
            <text:p text:style-name="HymnL">Affer salútem méntibus.</text:p>
          </table:table-cell>
          <table:table-cell table:style-name="TableParallel.B1" office:value-type="string">
            <text:p text:style-name="HymnE"><text:span text:style-name="HymnR">O</text:span> blest Archangel to us now sent,</text:p>
            <text:p text:style-name="HymnE">God’s healing thou dost represent;</text:p>
            <text:p text:style-name="HymnE">Defend our flesh from every ill;</text:p>
            <text:p text:style-name="HymnE">With thoughts divine our minds do fill.</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E</text:span>t vos, beáta per novem</text:p>
            <text:p text:style-name="HymnL">Distíncta gyros ágmina,</text:p>
            <text:p text:style-name="HymnL">Antíqua cum præséntibus,</text:p>
            <text:p text:style-name="HymnL">Futúra damna péllite.</text:p>
          </table:table-cell>
          <table:table-cell table:style-name="TableParallel.B1" office:value-type="string">
            <text:p text:style-name="HymnE"><text:span text:style-name="HymnR">A</text:span>nd ye, O ever blissful throng</text:p>
            <text:p text:style-name="HymnE">Of heavenly spirits, guardians strong,</text:p>
            <text:p text:style-name="HymnE">Our past and present ills dispel,</text:p>
            <text:p text:style-name="HymnE">From future peril shield us well.</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uférte gentem pérfidam</text:p>
            <text:p text:style-name="HymnL">Credéntium de fínibus,</text:p>
            <text:p text:style-name="HymnL">Ut unus omnes únicum</text:p>
            <text:p text:style-name="HymnL">Ovíle nos pastor regat.</text:p>
          </table:table-cell>
          <table:table-cell table:style-name="TableParallel.B1" office:value-type="string">
            <text:p text:style-name="HymnE"><text:span text:style-name="HymnR">D</text:span>rive from the flock, O Spirits blest!</text:p>
            <text:p text:style-name="HymnE">The false and faithless race away;</text:p>
            <text:p text:style-name="HymnE">That all within one fold may rest,</text:p>
            <text:p text:style-name="HymnE">Secure beneath one shepherd’s sway.</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D</text:span>eo Patri sit glória,</text:p>
            <text:p text:style-name="HymnL">Qui, quos redémit Fílius,</text:p>
            <text:p text:style-name="HymnL">Et Sanctus unxit Spíritus,</text:p>
            <text:p text:style-name="HymnL">Per Angelos custódiat. Amen.</text:p>
          </table:table-cell>
          <table:table-cell table:style-name="TableParallel.B1" office:value-type="string">
            <text:p text:style-name="HymnE"><text:span text:style-name="HymnR">T</text:span>o God the Father glory be,</text:p>
            <text:p text:style-name="HymnE">And to his sole-begotten Son;</text:p>
            <text:p text:style-name="HymnE">And glory, Holy Ghost, to Thee,</text:p>
            <text:p text:style-name="HymnE">While everlasting ages run. Amen</text:p>
          </table:table-cell>
        </table:table-row>
      </table:table>
      <text:p text:style-name="BodySm"><text:span text:style-name="Rubric">Auth. Unk. (Late Middle Ages)<text:tab/>Trans. Fr. E.Caswall et a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In conspéctu Angelórum psallam tibi, Deus meus. <text:span text:style-name="VR">R. </text:span>Adorábo ad templum sanctum tuum, et confitébor nómini tuo.</text:p>
          </table:table-cell>
          <table:table-cell table:style-name="TableParallel.B1" office:value-type="string">
            <text:p text:style-name="BodyE"><text:span text:style-name="VR">V. </text:span>In the sight of the Angels, I will sing unto thee, O my God. <text:span text:style-name="VR">R. </text:span>I will worship towards thy holy temple, and I will give glory to thy name.</text:p>
          </table:table-cell>
        </table:table-row>
      </table:table>
      <text:p text:style-name="Head3">Benedíctus</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Bened.Ant.</text:span> Ego sum Ráphaël Angelus, * qui asto ante Dóminum: vos autem benedícite Deum, et narráte ómnia mirabília ejus, allelúja.</text:p>
          </table:table-cell>
          <table:table-cell table:style-name="TableParallel.B1" office:value-type="string">
            <text:p text:style-name="BodyE"><text:span text:style-name="Rubric">Ant.At Bened.</text:span> I am the Angel Raphael, * who stand before the Lord. As for you, bless ye God, and shew forth all his wonderful works, alleluia.</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beátum Raphaélem Archángelum Tobíæ fámulo tuo cómitem dedísti in via: concéde nobis fámulis tuis; ut ejúsdem semper protegámur custódia, et muniámur auxílio. Per Dóminum.</text:p>
          </table:table-cell>
          <table:table-cell table:style-name="TableParallel.B1" office:value-type="string">
            <text:p text:style-name="BodyEDrop"><text:span text:style-name="AllCaps">O God,</text:span> who gavest blessed Raphael the Archangel to thy servant Tobias for a companion by the way; grant to us thy servants that we may ever be protected by his guardianship, and strengthened by his help. Through our Lord.</text:p>
          </table:table-cell>
        </table:table-row>
      </table:table>
      <text:p text:style-name="BodySm"/>
      <text:p text:style-name="Head2">ad Horas</text:p>
      <text:p text:style-name="Rubric">Psalms and antiphons of the current feria.</text:p>
      <text:p text:style-name="BodySm"/>
      <text:p text:style-name="Head2">ad Tértiam</text:p>
      <text:p text:style-name="Head3">Capitulum</text:p>
      <text:p text:style-name="RubricHSm"><text:tab/>Tob. 12:12</text:p>
      <table:table table:name="Table2399" table:style-name="TableParallel">
        <table:table-column table:style-name="TableParallel.A"/>
        <table:table-column table:style-name="TableParallel.B"/>
        <table:table-row>
          <table:table-cell table:style-name="TableParallel.A1" office:value-type="string">
            <text:p text:style-name="BodyLDrop">QUANDO orábas cum lácrimis, et sepeliébas mórtuos, et derelinquébas prándium tuum, et mórtuos abscondébas per diem in domo tua, et nocte sepeliébas eos, ego óbtuli oratiónem tuam Dómino.</text:p>
            <text:p text:style-name="BodyL"><text:span text:style-name="VR">R. </text:span>Deo grátias.</text:p>
          </table:table-cell>
          <table:table-cell table:style-name="TableParallel.B1" office:value-type="string">
            <text:p text:style-name="BodyEDrop">WHEN thou didst pray with tears, and didst bury the dead, and didst leave thy dinner, and hide the dead by day in thy house, and bury them by night, I offered thy prayer to the Lord.</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Stetit Angelus * <text:span text:style-name="AllCaps">j</text:span>uxta aram templi. <text:span text:style-name="VR">R. </text:span>Stetit... <text:span text:style-name="VR">V. </text:span>Habens thuríbulum áureum in manu sua. <text:span text:style-name="VR">R. </text:span><text:span text:style-name="AllCaps">j</text:span>uxta aram templi. <text:span text:style-name="VR">V. </text:span>Glória Patri. <text:span text:style-name="VR">R. </text:span>Stetit...</text:p>
          </table:table-cell>
          <table:table-cell table:style-name="TableParallel.B1" office:value-type="string">
            <text:p text:style-name="BodyL"><text:span text:style-name="VR">V. </text:span>An Angel stood * <text:span text:style-name="AllCaps">a</text:span>t the altar of the temple. <text:span text:style-name="VR">R. </text:span>An Angel... <text:span text:style-name="VR">V. </text:span>Having a golden censer in his hand. <text:span text:style-name="VR">R. </text:span><text:span text:style-name="AllCaps">a</text:span>t the altar of the temple. <text:span text:style-name="VR">V. </text:span>Glory be. <text:span text:style-name="VR">R. </text:span>An Angel...</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scéndit fumus arómatum in conspéctu Dómini. <text:span text:style-name="VR">R. </text:span>De manu Angeli.</text:p>
          </table:table-cell>
          <table:table-cell table:style-name="TableParallel.B1" office:value-type="string">
            <text:p text:style-name="BodyE"><text:span text:style-name="VR">V. </text:span>The smoke of the incense ascended up before God. <text:span text:style-name="VR">R. </text:span>From the hand of the Angel.</text:p>
          </table:table-cell>
        </table:table-row>
      </table:table>
      <text:p text:style-name="BodySm"/>
      <text:p text:style-name="Head2">ad Sextam</text:p>
      <text:p text:style-name="Head3">Capitulum</text:p>
      <text:p text:style-name="RubricHSm"><text:tab/>Tob. 12:14-15</text:p>
      <table:table table:name="Table2399" table:style-name="TableParallel">
        <table:table-column table:style-name="TableParallel.A"/>
        <table:table-column table:style-name="TableParallel.B"/>
        <table:table-row>
          <table:table-cell table:style-name="TableParallel.A1" office:value-type="string">
            <text:p text:style-name="BodyLDrop">ET NUNC misit me Dóminus ut curárem te, et Saram, uxórem fílii tui, a dæmónio liberárem. Ego enim sum Ráphaël Angelus: unus ex septem, qui astámus ante Dóminum.</text:p>
            <text:p text:style-name="BodyL"><text:span text:style-name="VR">R. </text:span>Deo grátias.</text:p>
          </table:table-cell>
          <table:table-cell table:style-name="TableParallel.B1" office:value-type="string">
            <text:p text:style-name="BodyEDrop">AND NOW the Lord hath sent me to heal thee, and to deliver Sara thy son’s wife from the devil. For I am the angel Raphael, one of the seven, who stand before the Lord.</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scéndit fumus arómatum * <text:span text:style-name="AllCaps">i</text:span>n conspéctu Dómini. <text:span text:style-name="VR">R. </text:span>Ascéndit... <text:span text:style-name="VR">V. </text:span>De manu Angeli. <text:span text:style-name="VR">R. </text:span><text:span text:style-name="AllCaps">i</text:span>n conspéctu Dómini. <text:span text:style-name="VR">V. </text:span>Glória Patri. <text:span text:style-name="VR">R. </text:span>Ascéndit...</text:p>
          </table:table-cell>
          <table:table-cell table:style-name="TableParallel.B1" office:value-type="string">
            <text:p text:style-name="BodyL"><text:span text:style-name="VR">V. </text:span>The smoke of the incense ascended up * <text:span text:style-name="AllCaps">b</text:span>efore God. <text:span text:style-name="VR">R. </text:span>The smoke... <text:span text:style-name="VR">V. </text:span>From the hand of the Angel. <text:span text:style-name="VR">R. </text:span><text:span text:style-name="AllCaps">b</text:span>efore God. <text:span text:style-name="VR">V. </text:span>Glory be. <text:span text:style-name="VR">R. </text:span>The smoke...</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In conspéctu Angelórum psallam tibi, Deus meus. <text:span text:style-name="VR">R. </text:span>Adorábo ad templum sanctum tuum, et confitébor nómini tuo.</text:p>
          </table:table-cell>
          <table:table-cell table:style-name="TableParallel.B1" office:value-type="string">
            <text:p text:style-name="BodyE"><text:span text:style-name="VR">V. </text:span>In the sight of the Angels, I will sing unto thee, O my God. <text:span text:style-name="VR">R. </text:span>I will worship towards thy holy temple, and I will give glory to thy name.</text:p>
          </table:table-cell>
        </table:table-row>
      </table:table>
      <text:p text:style-name="BodySm"/>
      <text:p text:style-name="Head2">ad Nonam</text:p>
      <text:p text:style-name="Head3">Capitulum</text:p>
      <text:p text:style-name="RubricHSm"><text:tab/>Tob. 12:20</text:p>
      <table:table table:name="Table2399" table:style-name="TableParallel">
        <table:table-column table:style-name="TableParallel.A"/>
        <table:table-column table:style-name="TableParallel.B"/>
        <table:table-row>
          <table:table-cell table:style-name="TableParallel.A1" office:value-type="string">
            <text:p text:style-name="BodyLDrop">TEMPUS est ut revértar ad eum qui me misit: vos autem benedícite Deum, et narráte ómnia mirabília ejus.</text:p>
            <text:p text:style-name="BodyL"><text:span text:style-name="VR">R. </text:span>Deo grátias.</text:p>
          </table:table-cell>
          <table:table-cell table:style-name="TableParallel.B1" office:value-type="string">
            <text:p text:style-name="BodyEDrop">IT IS time that I return to him that sent me: but bless ye God, and publish all his wonderful works.</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In conspéctu Angelórum * <text:span text:style-name="AllCaps">p</text:span>sallam tibi, Deus meus. <text:span text:style-name="VR">R. </text:span>In conspéctu... <text:span text:style-name="VR">V. </text:span>Adorábo ad templum sanctum tuum, et confitébor nómini tuo. <text:span text:style-name="VR">R. </text:span><text:span text:style-name="AllCaps">p</text:span>sallam tibi, Deus meus. <text:span text:style-name="VR">V. </text:span>Glória Patri. <text:span text:style-name="VR">R. </text:span>In conspéctu...</text:p>
          </table:table-cell>
          <table:table-cell table:style-name="TableParallel.B1" office:value-type="string">
            <text:p text:style-name="BodyL"><text:span text:style-name="VR">V. </text:span>In the sight of the Angels, * <text:span text:style-name="AllCaps">I</text:span> will sing unto thee, O my God. <text:span text:style-name="VR">R. </text:span>In the... <text:span text:style-name="VR">V. </text:span>I will worship towards thy holy temple, and I will give glory to thy name. <text:span text:style-name="VR">R. </text:span><text:span text:style-name="AllCaps">I</text:span> will sing unto thee, O my God. <text:span text:style-name="VR">V. </text:span>Glory be. <text:span text:style-name="VR">R. </text:span>In the...</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doráte Deum. <text:span text:style-name="VR">R. </text:span>Omnes Angeli ejus.</text:p>
          </table:table-cell>
          <table:table-cell table:style-name="TableParallel.B1" office:value-type="string">
            <text:p text:style-name="BodyE"><text:span text:style-name="VR">V. </text:span>Adore ye God. <text:span text:style-name="VR">R. </text:span>All ye his Angels.</text:p>
          </table:table-cell>
        </table:table-row>
      </table:table>
      <text:p text:style-name="BodySm"/>
      <text:p text:style-name="Head2">ad Vésperas</text:p>
      <text:p text:style-name="Rubric">Antiphons as in Lauds.</text:p>
      <text:p text:style-name="Rubric">Psalms as in Sunday Vespers, <text:span text:style-name="NonRubric">p. <text:bookmark-ref text:reference-format="page" text:ref-name="PsSuV"/></text:span>, but in the last place Ps. 137, <text:span text:style-name="NonRubric">Confitébor tibi, p. <text:bookmark-ref text:reference-format="page" text:ref-name="Ps131"/></text:span>.</text:p>
      <text:p text:style-name="Head3">Capitulum</text:p>
      <text:p text:style-name="RubricHSm"><text:tab/>Tob. 12:12</text:p>
      <table:table table:name="Table2399" table:style-name="TableParallel">
        <table:table-column table:style-name="TableParallel.A"/>
        <table:table-column table:style-name="TableParallel.B"/>
        <table:table-row>
          <table:table-cell table:style-name="TableParallel.A1" office:value-type="string">
            <text:p text:style-name="BodyLDrop">QUANDO orábas cum lácrimis, et sepeliébas mórtuos, et derelinquébas prándium tuum, et mórtuos abscondébas per diem in domo tua, et nocte sepeliébas eos, ego óbtuli oratiónem tuam Dómino.</text:p>
            <text:p text:style-name="BodyL"><text:span text:style-name="VR">R. </text:span>Deo grátias.</text:p>
          </table:table-cell>
          <table:table-cell table:style-name="TableParallel.B1" office:value-type="string">
            <text:p text:style-name="BodyEDrop">WHEN thou didst pray with tears, and didst bury the dead, and didst leave thy dinner, and hide the dead by day in thy house, and bury them by night, I offered thy prayer to the Lord.</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C</text:span>hriste, sanctórum decus Angelórum,</text:p>
            <text:p text:style-name="HymnL">Gentis humánæ Sator et Redémptor,</text:p>
            <text:p text:style-name="HymnL">Cælitum nobis tríbuas beátas</text:p>
            <text:p text:style-name="HymnL">Scándere sedes.</text:p>
          </table:table-cell>
          <table:table-cell table:style-name="TableParallel.B1" office:value-type="string">
            <text:p text:style-name="HymnE1"><text:span text:style-name="HymnR">O</text:span> Christ, the glory of the Angel worlds!</text:p>
            <text:p text:style-name="HymnE">Of man the Maker and Redeemer blest!</text:p>
            <text:p text:style-name="HymnE">Grant us one day to reach those bright abodes</text:p>
            <text:p text:style-name="HymnE">And in thy glory rest.</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ngelus nostræ médicus salútis,</text:p>
            <text:p text:style-name="HymnL">Adsit e cælo Ráphaël, ut omnes</text:p>
            <text:p text:style-name="HymnL">Sanet ægrótos, dubiósque vitæ</text:p>
            <text:p text:style-name="HymnL">Dírigat actus.</text:p>
          </table:table-cell>
          <table:table-cell table:style-name="TableParallel.B1" office:value-type="string">
            <text:p text:style-name="HymnE"><text:span text:style-name="HymnR">A</text:span>nd Raphael, Physician of the soul,—</text:p>
            <text:p text:style-name="HymnE">Let him descend from his pure halls of light,</text:p>
            <text:p text:style-name="HymnE">To heal our sicknesses, and guide for us</text:p>
            <text:p text:style-name="HymnE">Each dubious course aright.</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V</text:span>irgo dux pacis Genitríxque lucis,</text:p>
            <text:p text:style-name="HymnL">Et sacer nobis chorus Angelórum</text:p>
            <text:p text:style-name="HymnL">Semper assístat, simul et micántis</text:p>
            <text:p text:style-name="HymnL">Régia cæli.</text:p>
          </table:table-cell>
          <table:table-cell table:style-name="TableParallel.B1" office:value-type="string">
            <text:p text:style-name="HymnE"><text:span text:style-name="HymnR">T</text:span>hou too, fair virgin Daughter of the skies!</text:p>
            <text:p text:style-name="HymnE">Mother of Light, and Queen of Peace! descend;</text:p>
            <text:p text:style-name="HymnE">Bringing with thee the radiant Court of Heav’n,</text:p>
            <text:p text:style-name="HymnE">To aid us and defend.</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P</text:span>ræstet hoc nobis Déitas beáta</text:p>
            <text:p text:style-name="HymnL">Patris, ac Nati, paritérque Sancti</text:p>
            <text:p text:style-name="HymnL">Spíritus, cujus résonat per omnem</text:p>
            <text:p text:style-name="HymnL">Glória mundum. Amen.</text:p>
          </table:table-cell>
          <table:table-cell table:style-name="TableParallel.B1" office:value-type="string">
            <text:p text:style-name="HymnE"><text:span text:style-name="HymnR">T</text:span>his grace on us bestow, O Father blest;</text:p>
            <text:p text:style-name="HymnE">And thou, O Son by an eternal birth:</text:p>
            <text:p text:style-name="HymnE">With Thee, from Both proceeding, Holy Ghost!</text:p>
            <text:p text:style-name="HymnE">Whose glory fills the earth. Amen.</text:p>
          </table:table-cell>
        </table:table-row>
      </table:table>
      <text:p text:style-name="BodySm"><text:span text:style-name="Rubric">Auth. Rabanus Maurus<text:tab/>Trans. Fr. E.Caswal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Stetit Angelus juxta aram templi. <text:span text:style-name="VR">R. </text:span>Habens thuríbulum áureum in manu sua.</text:p>
          </table:table-cell>
          <table:table-cell table:style-name="TableParallel.B1" office:value-type="string">
            <text:p text:style-name="BodyE"><text:span text:style-name="VR">V. </text:span>An Angel stood at the altar of the temple. <text:span text:style-name="VR">R. </text:span>Having a golden censer in his hand.</text:p>
          </table:table-cell>
        </table:table-row>
      </table:table>
      <text:p text:style-name="Head3">Magnifica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Magnif.Ant.</text:span> Princeps gloriosíssime, * Ráphaël Archángele, esto memor nostri; hic et ubíque semper precáre pro nobis Fílium Dei.</text:p>
          </table:table-cell>
          <table:table-cell table:style-name="TableParallel.B1" office:value-type="string">
            <text:p text:style-name="BodyE"><text:span text:style-name="Rubric">Ant.At Magnif.</text:span> O Raphael, * most glorious Archangel, be mindful of us; and both here and everywhere entreat the Son of God for us.</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beátum Raphaélem Archángelum Tobíæ fámulo tuo cómitem dedísti in via: concéde nobis fámulis tuis; ut ejúsdem semper protegámur custódia, et muniámur auxílio. Per Dóminum.</text:p>
          </table:table-cell>
          <table:table-cell table:style-name="TableParallel.B1" office:value-type="string">
            <text:p text:style-name="BodyEDrop"><text:span text:style-name="AllCaps">O God,</text:span> who gavest blessed Raphael the Archangel to thy servant Tobias for a companion by the way; grant to us thy servants that we may ever be protected by his guardianship, and strengthened by his help. Through our Lord.</text:p>
          </table:table-cell>
        </table:table-row>
      </table:table>
      <text:p text:style-name="Rubric">Compline of the feria is said.</text:p>
      <text:p text:style-name="BodySm"/>
      <text:p text:style-name="Head3"><draw:frame text:anchor-type="as-char" svg:width="1366" style:rel-width="100%" svg:height="417" style:rel-height="scale"><draw:image xlink:href="../Images/01_sunday_vespers.tif" xlink:type="simple" xlink:show="embed" xlink:actuate="onLoad"/></draw:frame></text:p>
      <text:p text:style-name="RubricH"/>
      <text:p text:style-name="Hidden1">Last Sunday in October - Christ the King</text:p>
      <text:p text:style-name="Head1">D.N. Jesu Christi Regis</text:p>
      <text:p text:style-name="Head4">Christ the King</text:p>
      <text:p text:style-name="Head2">I class - Last Sunday in October</text:p>
      <text:p text:style-name="BodySm"/>
      <text:p text:style-name="Head2">ad I Vésperas</text:p>
      <text:p text:style-name="RubricH">All as in II Vespers excep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ata est mihi omnis potéstas. <text:span text:style-name="VR">R. </text:span>In cælo et in terra.</text:p>
          </table:table-cell>
          <table:table-cell table:style-name="TableParallel.B1" office:value-type="string">
            <text:p text:style-name="BodyE"><text:span text:style-name="VR">V. </text:span>Given to me is all power. <text:span text:style-name="VR">R. </text:span>In heaven and in earth.</text:p>
          </table:table-cell>
        </table:table-row>
      </table:table>
      <text:p text:style-name="Head3">Magnifica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Magnif.Ant.</text:span> Dabit illi * Dóminus Deus sedem David, patris ejus: et regnábit in domo Jacob in ætérnum, et regni ejus non erit finis, allelúja.</text:p>
          </table:table-cell>
          <table:table-cell table:style-name="TableParallel.B1" office:value-type="string">
            <text:p text:style-name="BodyE"><text:span text:style-name="Rubric">Ant.At Magnif.</text:span> The Lord God * shall give unto him the throne of David, his father: and he shall reign in the house of Jacob for ever, and of his kingdom there shall be no end, alleluia.</text:p>
          </table:table-cell>
        </table:table-row>
      </table:table>
      <text:p text:style-name="Rubric">Compline of Sunday is said.</text:p>
      <text:p text:style-name="BodySm"/>
      <text:p text:style-name="Head2">ad Laudes</text:p>
      <text:p text:style-name="Head3">Psalmi cum Antiphona</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1.</text:span> Suscitábit * Deus cæli regnum quod commínuet et consúmet univérsa regna, et ipsum stabit in ætérnum.</text:p>
          </table:table-cell>
          <table:table-cell table:style-name="TableParallel.B1" office:value-type="string">
            <text:p text:style-name="BodyE"><text:span text:style-name="Rubric">Ant 1.</text:span> The God of heaven * will set up a kingdom that shall break in pieces and shall consume all these kingdoms, and itself shall stand for ever.</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2.</text:span> Dedit ei Dóminus * potestátem et honórem et regnum; et omnes pópuli, tribus et linguæ ipsi sérvient.</text:p>
          </table:table-cell>
          <table:table-cell table:style-name="TableParallel.B1" office:value-type="string">
            <text:p text:style-name="BodyE"><text:span text:style-name="Rubric">Ant 2.</text:span> The Lord gave him * power and glory, and a kingdom; and all peoples, tribes and tongues shall serve him.</text:p>
          </table:table-cell>
        </table:table-row>
        <table:table-row>
          <table:table-cell table:style-name="TableParallel.A1" office:value-type="string">
            <text:p text:style-name="BodyL"><text:span text:style-name="Rubric">Ant 3.</text:span> Exíbunt aquæ vivæ * de Jersúsalem; et erit Dóminus Rex super omnem terram.</text:p>
          </table:table-cell>
          <table:table-cell table:style-name="TableParallel.B1" office:value-type="string">
            <text:p text:style-name="BodyE"><text:span text:style-name="Rubric">Ant 3.</text:span> Living waters shall go out * from Jerusalem; and the Lord shall be king over all the earth.</text:p>
          </table:table-cell>
        </table:table-row>
        <table:table-row>
          <table:table-cell table:style-name="TableParallel.A1" office:value-type="string">
            <text:p text:style-name="BodyL"><text:span text:style-name="Rubric">Ant 4.</text:span> Magnificábitur * usque ad términos terræ, et erit iste pax.</text:p>
          </table:table-cell>
          <table:table-cell table:style-name="TableParallel.B1" office:value-type="string">
            <text:p text:style-name="BodyE"><text:span text:style-name="Rubric">Ant 4.</text:span> Now shall he be magnified * even to the ends of the earth, and this man shall be our peace.</text:p>
          </table:table-cell>
        </table:table-row>
        <table:table-row>
          <table:table-cell table:style-name="TableParallel.A1" office:value-type="string">
            <text:p text:style-name="BodyL"><text:span text:style-name="Rubric">Ant 5.</text:span> Gens et regnum * quod non servíerit tibi, períbit: et Gentes solitúdine vastabúntur.</text:p>
          </table:table-cell>
          <table:table-cell table:style-name="TableParallel.B1" office:value-type="string">
            <text:p text:style-name="BodyE"><text:span text:style-name="Rubric">Ant 5.</text:span> The nation and the kingdom * that will not serve thee, shall perish: and the Gentiles shall be wasted with desolation.</text:p>
          </table:table-cell>
        </table:table-row>
      </table:table>
      <text:p text:style-name="Head3">Capitulum</text:p>
      <text:p text:style-name="RubricHSm"><text:tab/>Col. 1:12-13</text:p>
      <table:table table:name="Table2399" table:style-name="TableParallel">
        <table:table-column table:style-name="TableParallel.A"/>
        <table:table-column table:style-name="TableParallel.B"/>
        <table:table-row>
          <table:table-cell table:style-name="TableParallel.A1" office:value-type="string">
            <text:p text:style-name="BodyLDrop">FRATRES: Grátias ágimus Deo Patri, qui dignos nos fecit in partem sortis sanctórum in lúmine, qui erípuit nos de potestáte tenebrárum, et tránstulit in regnum Fílii dilectiónis suæ.</text:p>
            <text:p text:style-name="BodyL"><text:span text:style-name="VR">R. </text:span>Deo grátias.</text:p>
          </table:table-cell>
          <table:table-cell table:style-name="TableParallel.B1" office:value-type="string">
            <text:p text:style-name="BodyEDrop">BRETHREN: We give thanks to God the Father, who hath made us worthy to be partakers of the lot of the saints in light, who hath delivered us from the power of darkness, and hath translated us into the kingdom of the Son of his love.</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V</text:span>exílla Christus ínclyta</text:p>
            <text:p text:style-name="HymnL">Late triúmphans éxplicat:</text:p>
            <text:p text:style-name="HymnL">Gentes adéste súpplices,</text:p>
            <text:p text:style-name="HymnL">Regíque regum pláudite.</text:p>
          </table:table-cell>
          <table:table-cell table:style-name="TableParallel.B1" office:value-type="string">
            <text:p text:style-name="HymnE1"><text:span text:style-name="HymnR">C</text:span>hrist’s flag unfurled in glory raised,</text:p>
            <text:p text:style-name="HymnE">Triumphing o’er the serpent’s stings;</text:p>
            <text:p text:style-name="HymnE">Come humbly forward all ye lands,</text:p>
            <text:p text:style-name="HymnE">Applauding the great King of kings.</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N</text:span>on Ille regna cládibus:</text:p>
            <text:p text:style-name="HymnL">Non vi metúque súbdidit</text:p>
            <text:p text:style-name="HymnL">Alto levátus stípite,</text:p>
            <text:p text:style-name="HymnL">Amóre traxit ómnia.</text:p>
          </table:table-cell>
          <table:table-cell table:style-name="TableParallel.B1" office:value-type="string">
            <text:p text:style-name="HymnE"><text:span text:style-name="HymnR">N</text:span>o force or threat doth he need use,</text:p>
            <text:p text:style-name="HymnE">Not by coersion leadeth he;</text:p>
            <text:p text:style-name="HymnE">Raised on the cross he draweth all,</text:p>
            <text:p text:style-name="HymnE">With love unto his fruitful tre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O</text:span> ter beáta cívitas</text:p>
            <text:p text:style-name="HymnL">Cui rite Christus ímperat,</text:p>
            <text:p text:style-name="HymnL">Quæ jussa pergit éxsequi</text:p>
            <text:p text:style-name="HymnL">Edícta mundo cælitus!</text:p>
          </table:table-cell>
          <table:table-cell table:style-name="TableParallel.B1" office:value-type="string">
            <text:p text:style-name="HymnE"><text:span text:style-name="HymnR">O</text:span>! Thrice blest city of the Lord,</text:p>
            <text:p text:style-name="HymnE">Wherein Christ ruleth without dearth;</text:p>
            <text:p text:style-name="HymnE">Fervently she doth execute</text:p>
            <text:p text:style-name="HymnE">His heavenly edicts to the earth,</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N</text:span>on arma flagrant ímpia,</text:p>
            <text:p text:style-name="HymnL">Pax usque firmat fœdera,</text:p>
            <text:p text:style-name="HymnL">Arrídet et concórdia,</text:p>
            <text:p text:style-name="HymnL">Tutus stat ordo cívicus.</text:p>
          </table:table-cell>
          <table:table-cell table:style-name="TableParallel.B1" office:value-type="string">
            <text:p text:style-name="HymnE"><text:span text:style-name="HymnR">N</text:span>o fiery weapon can e’er harm,</text:p>
            <text:p text:style-name="HymnE">The peace ’stablished by Jesus’ hand;</text:p>
            <text:p text:style-name="HymnE">In happiness and unity,</text:p>
            <text:p text:style-name="HymnE">The ranks of Christ secure do stand.</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S</text:span>ervat fides connúbia,</text:p>
            <text:p text:style-name="HymnL">Juvénta pubet íntegra,</text:p>
            <text:p text:style-name="HymnL">Pudíca florent límina</text:p>
            <text:p text:style-name="HymnL">Domésticis virtútibus.</text:p>
          </table:table-cell>
          <table:table-cell table:style-name="TableParallel.B1" office:value-type="string">
            <text:p text:style-name="HymnE"><text:span text:style-name="HymnR">A</text:span> marriage blessed by faith in thee,</text:p>
            <text:p text:style-name="HymnE">Yields virtuous offspring from the womb;</text:p>
            <text:p text:style-name="HymnE">Like seed in fertile soil doth grow,</text:p>
            <text:p text:style-name="HymnE">In virtuous homes do children bloom.</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O</text:span>ptáta nobis spléndeat</text:p>
            <text:p text:style-name="HymnL">Lux ista, Rex dulcíssime:</text:p>
            <text:p text:style-name="HymnL">Te, pace adépta cándida,</text:p>
            <text:p text:style-name="HymnL">Adóret orbis súbditus.</text:p>
          </table:table-cell>
          <table:table-cell table:style-name="TableParallel.B1" office:value-type="string">
            <text:p text:style-name="HymnE"><text:span text:style-name="HymnR">W</text:span>e yearn and long to shine on us,</text:p>
            <text:p text:style-name="HymnE">Thy light, O sweet and winsome King;</text:p>
            <text:p text:style-name="HymnE">All thus submitted to thy reign,</text:p>
            <text:p text:style-name="HymnE">To us, thy gift of peace do bring.</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J</text:span>esu tibi sit glória,</text:p>
            <text:p text:style-name="HymnL">Qui sceptra mundi témperas,</text:p>
            <text:p text:style-name="HymnL">Cum Patre, et almo Spíritu,</text:p>
            <text:p text:style-name="HymnL">In sempitérna sæcula. Amen.</text:p>
          </table:table-cell>
          <table:table-cell table:style-name="TableParallel.B1" office:value-type="string">
            <text:p text:style-name="HymnE"><text:span text:style-name="HymnR">O</text:span> Jesu! King of all the world,</text:p>
            <text:p text:style-name="HymnE">Honour and glory be to thee;</text:p>
            <text:p text:style-name="HymnE">With Father and with Paraclete,</text:p>
            <text:p text:style-name="HymnE">Glory through all eternity. Amen.</text:p>
          </table:table-cell>
        </table:table-row>
      </table:table>
      <text:p text:style-name="BodySm"><text:span text:style-name="Rubric">Auth. V.Genovesi, SJ (1925)<text:tab/>Trans. Editor et a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Multiplicábitur ejus impérium. <text:span text:style-name="VR">R. </text:span>Et pacis non erit finis.</text:p>
          </table:table-cell>
          <table:table-cell table:style-name="TableParallel.B1" office:value-type="string">
            <text:p text:style-name="BodyE"><text:span text:style-name="VR">V. </text:span>His empire shall be multiplied. <text:span text:style-name="VR">R. </text:span>And there shall be no end of peace.</text:p>
          </table:table-cell>
        </table:table-row>
      </table:table>
      <text:p text:style-name="Head3">Benedíctus</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Bened.Ant.</text:span> Fecit nos Deo * et Patri suo regnum, primogénitus mortuórum, et Princeps regum terræ, allelúja.</text:p>
          </table:table-cell>
          <table:table-cell table:style-name="TableParallel.B1" office:value-type="string">
            <text:p text:style-name="BodyE"><text:span text:style-name="Rubric">Ant.At Bened.</text:span> He hath made us * a kingdom to God and his Father: the first begotten of the dead, and the Prince of the kings of the earth, alleluia.</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Omnípotens</text:span> sempitérne Deus, qui in dilécto Fílio tuo, universórum Rege, ómnia instauráre voluísti: concéde propítius; ut cunctæ famíliæ Géntium, peccáti vúlnere disgregátæ, ejus suavíssimo subdántur império: Qui tecum vivit.</text:p>
          </table:table-cell>
          <table:table-cell table:style-name="TableParallel.B1" office:value-type="string">
            <text:p text:style-name="BodyEDrop"><text:span text:style-name="AllCaps">Almighty</text:span> and everlasting God, who in thy beloved Son, the King of the whole world, hast willed to restore all things: mercifully grant that all the families of Nations, now kept apart by the wound of sin, may be brought under the sweet yoke of his rule. Who liveth.</text:p>
          </table:table-cell>
        </table:table-row>
      </table:table>
      <text:p text:style-name="BodySm"/>
      <text:p text:style-name="Rubric">At the Little Hours, the psalms are of Sunday; except at Prime, Psalm 53 is said in the first place, in place of Psalm 117.</text:p>
      <text:p text:style-name="BodySm"/>
      <text:p text:style-name="Head2">ad Prima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Suscitábit * Deus cæli regnum quod commínuet et consúmet univérsa regna, et ipsum stabit in ætérnum.</text:p>
          </table:table-cell>
          <table:table-cell table:style-name="TableParallel.B1" office:value-type="string">
            <text:p text:style-name="BodyE"><text:span text:style-name="Rubric">Ant.</text:span> The God of heaven * will set up a kingdom that shall break in pieces and shall consume all these kingdoms, and itself shall stand for ever.</text:p>
          </table:table-cell>
        </table:table-row>
      </table:table>
      <text:p text:style-name="RubricH">In the Brief Response at Prime, the following versicle is said:</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Qui primátum in ómnibus tenes.</text:p>
          </table:table-cell>
          <table:table-cell table:style-name="TableParallel.B1" office:value-type="string">
            <text:p text:style-name="BodyE"><text:span text:style-name="VR">V. </text:span>Who holds the primacy in all things.</text:p>
          </table:table-cell>
        </table:table-row>
      </table:table>
      <text:p text:style-name="BodySm"/>
      <text:p text:style-name="Head2">ad Tértia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Dedit ei Dóminus * potestátem et honórem et regnum; et omnes pópuli, tribus et linguæ ipsi sérvient.</text:p>
          </table:table-cell>
          <table:table-cell table:style-name="TableParallel.B1" office:value-type="string">
            <text:p text:style-name="BodyE"><text:span text:style-name="Rubric">Ant.</text:span> The Lord gave him * power and glory, and a kingdom; and all peoples, tribes and tongues shall serve him.</text:p>
          </table:table-cell>
        </table:table-row>
      </table:table>
      <text:p text:style-name="Head3">Capitulum</text:p>
      <text:p text:style-name="RubricHSm"><text:tab/>Col. 1:12-13</text:p>
      <table:table table:name="Table2399" table:style-name="TableParallel">
        <table:table-column table:style-name="TableParallel.A"/>
        <table:table-column table:style-name="TableParallel.B"/>
        <table:table-row>
          <table:table-cell table:style-name="TableParallel.A1" office:value-type="string">
            <text:p text:style-name="BodyLDrop">FRATRES: Grátias ágimus Deo Patri, qui dignos nos fecit in partem sortis sanctórum in lúmine, qui erípuit nos de potestáte tenebrárum, et tránstulit in regnum Fílii dilectiónis suæ.</text:p>
            <text:p text:style-name="BodyL"><text:span text:style-name="VR">R. </text:span>Deo grátias.</text:p>
          </table:table-cell>
          <table:table-cell table:style-name="TableParallel.B1" office:value-type="string">
            <text:p text:style-name="BodyEDrop">BRETHREN: We give thanks to God the Father, who hath made us worthy to be partakers of the lot of the saints in light, who hath delivered us from the power of darkness, and hath translated us into the kingdom of the Son of his love.</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Data est mihi * <text:span text:style-name="AllCaps">o</text:span>mnis potéstas. <text:span text:style-name="VR">R. </text:span>Data... <text:span text:style-name="VR">V. </text:span>In cælo et in terra. <text:span text:style-name="VR">R. </text:span><text:span text:style-name="AllCaps">o</text:span>mnis potéstas. <text:span text:style-name="VR">V. </text:span>Glória Patri. <text:span text:style-name="VR">R. </text:span>Data...</text:p>
          </table:table-cell>
          <table:table-cell table:style-name="TableParallel.B1" office:value-type="string">
            <text:p text:style-name="BodyL"><text:span text:style-name="VR">V. </text:span>Given to me is * <text:span text:style-name="AllCaps">a</text:span>ll power. <text:span text:style-name="VR">R. </text:span>Given... <text:span text:style-name="VR">V. </text:span>In heaven and in earth. <text:span text:style-name="VR">R. </text:span><text:span text:style-name="AllCaps">a</text:span>ll power. <text:span text:style-name="VR">V. </text:span>Glory be. <text:span text:style-name="VR">R. </text:span>Give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fférte Dómino, famíliæ populórum. <text:span text:style-name="VR">R. </text:span>Afférte Dómino glóriam et impérium.</text:p>
          </table:table-cell>
          <table:table-cell table:style-name="TableParallel.B1" office:value-type="string">
            <text:p text:style-name="BodyE"><text:span text:style-name="VR">V. </text:span>Bring ye to the Lord, O ye families of the nations. <text:span text:style-name="VR">R. </text:span>Bring ye to the Lord glory and empire.</text:p>
          </table:table-cell>
        </table:table-row>
      </table:table>
      <text:p text:style-name="BodySm"/>
      <text:p text:style-name="Head2">ad Sexta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Exíbunt aquæ vivæ * de Jersúsalem; et erit Dóminus Rex super omnem terram.</text:p>
          </table:table-cell>
          <table:table-cell table:style-name="TableParallel.B1" office:value-type="string">
            <text:p text:style-name="BodyE"><text:span text:style-name="Rubric">Ant.</text:span> Living waters shall go out * from Jerusalem; and the Lord shall be king over all the earth.</text:p>
          </table:table-cell>
        </table:table-row>
      </table:table>
      <text:p text:style-name="Head3">Capitulum</text:p>
      <text:p text:style-name="RubricHSm"><text:tab/>Col. 1:16-18</text:p>
      <table:table table:name="Table2399" table:style-name="TableParallel">
        <table:table-column table:style-name="TableParallel.A"/>
        <table:table-column table:style-name="TableParallel.B"/>
        <table:table-row>
          <table:table-cell table:style-name="TableParallel.A1" office:value-type="string">
            <text:p text:style-name="BodyLDrop">OMNIA per ipsum et in ipso creáta sunt, et ipse est ante omnes, et ómnia in ipso constant. Et ipse est caput córporis Ecclésiæ, qui est princípium, primogénitus ex mórtuis, ut sit in ómnibus ipse primátum tenens.</text:p>
            <text:p text:style-name="BodyL"><text:span text:style-name="VR">R. </text:span>Deo grátias.</text:p>
          </table:table-cell>
          <table:table-cell table:style-name="TableParallel.B1" office:value-type="string">
            <text:p text:style-name="BodyEDrop">ALL things were created by him and in him, and he is before all, and by him all things consist. And he is the head of the body, the Church, who is the beginning, the firstborn from the dead, that in all things he may hold the primacy.</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fférte Dómino,  * <text:span text:style-name="AllCaps">f</text:span>amíliæ populórum. <text:span text:style-name="VR">R. </text:span>Afférte Dómino... <text:span text:style-name="VR">V. </text:span>Afférte Dómino glóriam et impérium. <text:span text:style-name="VR">R. </text:span><text:span text:style-name="AllCaps">f</text:span>amíliæ populórum. <text:span text:style-name="VR">V. </text:span>Glória Patri. <text:span text:style-name="VR">R. </text:span>Afférte Dómino...</text:p>
          </table:table-cell>
          <table:table-cell table:style-name="TableParallel.B1" office:value-type="string">
            <text:p text:style-name="BodyL"><text:span text:style-name="VR">V. </text:span>Bring ye to the Lord, * <text:span text:style-name="AllCaps">O</text:span> ye families of the nations. <text:span text:style-name="VR">R. </text:span>Bring ye... <text:span text:style-name="VR">V. </text:span>Bring ye to the Lord glory and empire. <text:span text:style-name="VR">R. </text:span><text:span text:style-name="AllCaps">O</text:span> ye families of the nations. <text:span text:style-name="VR">V. </text:span>Glory be. <text:span text:style-name="VR">R. </text:span>Bring ye...</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dorábunt eum omnes reges terræ. <text:span text:style-name="VR">R. </text:span>Omnes Gentes sérvient ei.</text:p>
          </table:table-cell>
          <table:table-cell table:style-name="TableParallel.B1" office:value-type="string">
            <text:p text:style-name="BodyE"><text:span text:style-name="VR">V. </text:span>They shall adore him: all kings of the earth. <text:span text:style-name="VR">R. </text:span>All nations shall serve him.</text:p>
          </table:table-cell>
        </table:table-row>
      </table:table>
      <text:p text:style-name="BodySm"/>
      <text:p text:style-name="Head2">ad Nona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Gens et regnum * quod non servíerit tibi, períbit: et Gentes solitúdine vastabúntur.</text:p>
          </table:table-cell>
          <table:table-cell table:style-name="TableParallel.B1" office:value-type="string">
            <text:p text:style-name="BodyE"><text:span text:style-name="Rubric">Ant.</text:span> The nation and the kingdom * that will not serve thee, shall perish: and the Gentiles shall be wasted with desolation.</text:p>
          </table:table-cell>
        </table:table-row>
      </table:table>
      <text:p text:style-name="Head3">Capitulum</text:p>
      <text:p text:style-name="RubricHSm"><text:tab/>Col. 1:19-20</text:p>
      <table:table table:name="Table2399" table:style-name="TableParallel">
        <table:table-column table:style-name="TableParallel.A"/>
        <table:table-column table:style-name="TableParallel.B"/>
        <table:table-row>
          <table:table-cell table:style-name="TableParallel.A1" office:value-type="string">
            <text:p text:style-name="BodyLDrop">IN ipso complácuit omnem plenitúdinem inhabitáre, et per eum reconciliáre ómnia in ipsum, pacíficans per sánguinem crucis ejus sive quæ in terris, sive quæ in cælis sunt, in Christo Jesu Dómino nostro.</text:p>
            <text:p text:style-name="BodyL"><text:span text:style-name="VR">R. </text:span>Deo grátias.</text:p>
          </table:table-cell>
          <table:table-cell table:style-name="TableParallel.B1" office:value-type="string">
            <text:p text:style-name="BodyEDrop">IN him, it hath well pleased the Father, that all fullness should dwell, and through him to reconcile all things unto himself, making peace through the blood of his cross, both as to the things that are on earth, and the things that are in heaven, in Christ Jesus our Lord.</text:p>
            <text:p text:style-name="BodyE"><text:span text:style-name="VR">R. </text:span>Thanks be to God.</text:p>
          </table:table-cell>
        </table:table-row>
      </table:table>
      <text:p text:style-name="Head3">Responsórium Brevium</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Adorábunt eum * <text:span text:style-name="AllCaps">o</text:span>mnes reges terræ. <text:span text:style-name="VR">R. </text:span>Adorábunt... <text:span text:style-name="VR">V. </text:span>Omnes Gentes sérvient ei. <text:span text:style-name="VR">R. </text:span><text:span text:style-name="AllCaps">o</text:span>mnes reges terræ. <text:span text:style-name="VR">V. </text:span>Glória Patri. <text:span text:style-name="VR">R. </text:span>Adorábunt...</text:p>
          </table:table-cell>
          <table:table-cell table:style-name="TableParallel.B1" office:value-type="string">
            <text:p text:style-name="BodyL"><text:span text:style-name="VR">V. </text:span>They shall adore him: * <text:span text:style-name="AllCaps">a</text:span>ll kings of the earth. <text:span text:style-name="VR">R. </text:span>They... <text:span text:style-name="VR">V. </text:span>All nations shall serve him. <text:span text:style-name="VR">R. </text:span><text:span text:style-name="AllCaps">a</text:span>ll kings of the earth. <text:span text:style-name="VR">V. </text:span>Glory be. <text:span text:style-name="VR">R. </text:span>The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Multiplicábitur ejus impérium. <text:span text:style-name="VR">R. </text:span>Et pacis non erit finis.</text:p>
          </table:table-cell>
          <table:table-cell table:style-name="TableParallel.B1" office:value-type="string">
            <text:p text:style-name="BodyE"><text:span text:style-name="VR">V. </text:span>His empire shall be multiplied. <text:span text:style-name="VR">R. </text:span>And there shall be no end of peace.</text:p>
          </table:table-cell>
        </table:table-row>
      </table:table>
      <text:p text:style-name="BodySm"/>
      <text:p text:style-name="Head2">ad II Vésperas</text:p>
      <text:p text:style-name="Head3">Psalmi cum Antiphona</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1.</text:span> Pacíficus * vocábitur, et thronus ejus erit firmíssimus in perpétuum.</text:p>
          </table:table-cell>
          <table:table-cell table:style-name="TableParallel.B1" office:value-type="string">
            <text:p text:style-name="BodyE"><text:span text:style-name="Rubric">Ant 1.</text:span> He shall be called * Peaceable, and his throne shall be most firm for ever.</text:p>
          </table:table-cell>
        </table:table-row>
      </table:table>
      <text:p text:style-name="Rubric">Psalms as in Sunday Vespers, <text:span text:style-name="NonRubric">p. <text:bookmark-ref text:reference-format="page" text:ref-name="PsSuV"/></text:span>, but in the last place Ps. 116, <text:span text:style-name="NonRubric">Laudáte Dóminum, p. <text:bookmark-ref text:reference-format="page" text:ref-name="Ps116"/></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 2.</text:span> Regnum ejus * regnum sempitérnum est, et omnes reges sérvient ei et obédient.</text:p>
          </table:table-cell>
          <table:table-cell table:style-name="TableParallel.B1" office:value-type="string">
            <text:p text:style-name="BodyE"><text:span text:style-name="Rubric">Ant 2.</text:span> His kingdom * is an everlasting kingdom, and all kings shall serve him, and shall obey him.</text:p>
          </table:table-cell>
        </table:table-row>
        <table:table-row>
          <table:table-cell table:style-name="TableParallel.A1" office:value-type="string">
            <text:p text:style-name="BodyL"><text:span text:style-name="Rubric">Ant 3.</text:span> Ecce Vir Oriens * nomen ejus: sedébit et dominábitur, et loquétur pacem Géntibus.</text:p>
          </table:table-cell>
          <table:table-cell table:style-name="TableParallel.B1" office:value-type="string">
            <text:p text:style-name="BodyE"><text:span text:style-name="Rubric">Ant 3.</text:span> Behold a man, the Orient * is his name: he shall sit and rule, and shall speak peace to the Gentiles.</text:p>
          </table:table-cell>
        </table:table-row>
        <table:table-row>
          <table:table-cell table:style-name="TableParallel.A1" office:value-type="string">
            <text:p text:style-name="BodyL"><text:span text:style-name="Rubric">Ant 4.</text:span> Dóminus * judex noster, Dóminus légifer noster: Dóminus Rex noster, ipse salvábit nos.</text:p>
          </table:table-cell>
          <table:table-cell table:style-name="TableParallel.B1" office:value-type="string">
            <text:p text:style-name="BodyE"><text:span text:style-name="Rubric">Ant 4.</text:span> The Lord * is our judge, the Lord is our lawgiver: the Lord is our king, he will save us.</text:p>
          </table:table-cell>
        </table:table-row>
        <table:table-row>
          <table:table-cell table:style-name="TableParallel.A1" office:value-type="string">
            <text:p text:style-name="BodyL"><text:span text:style-name="Rubric">Ant 5.</text:span> Ecce dedi te * in lucem Géntium, ut sis salus mea usque ad extrémum terræ.</text:p>
          </table:table-cell>
          <table:table-cell table:style-name="TableParallel.B1" office:value-type="string">
            <text:p text:style-name="BodyE"><text:span text:style-name="Rubric">Ant 5.</text:span> Behold, I have given thee * to be the light of the Gentiles, that thou mayst be my salvation even to the farthest part of the earth.</text:p>
          </table:table-cell>
        </table:table-row>
      </table:table>
      <text:p text:style-name="Head3">Capitulum</text:p>
      <text:p text:style-name="RubricHSm"><text:tab/>Col. 1:12-13</text:p>
      <table:table table:name="Table2399" table:style-name="TableParallel">
        <table:table-column table:style-name="TableParallel.A"/>
        <table:table-column table:style-name="TableParallel.B"/>
        <table:table-row>
          <table:table-cell table:style-name="TableParallel.A1" office:value-type="string">
            <text:p text:style-name="BodyLDrop">FRATRES: Grátias ágimus Deo Patri, qui dignos nos fecit in partem sortis sanctórum in lúmine, qui erípuit nos de potestáte tenebrárum, et tránstulit in regnum Fílii dilectiónis suæ.</text:p>
            <text:p text:style-name="BodyL"><text:span text:style-name="VR">R. </text:span>Deo grátias.</text:p>
          </table:table-cell>
          <table:table-cell table:style-name="TableParallel.B1" office:value-type="string">
            <text:p text:style-name="BodyEDrop">BRETHREN: We give thanks to God the Father, who hath made us worthy to be partakers of the lot of the saints in light, who hath delivered us from the power of darkness, and hath translated us into the kingdom of the Son of his love.</text:p>
            <text:p text:style-name="BodyE"><text:span text:style-name="VR">R. </text:span>Thanks be to God.</text:p>
          </table:table-cell>
        </table:table-row>
      </table:table>
      <text:p text:style-name="Head3">Hymnus cum Versum</text:p>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T</text:span>e sæculórum Príncipem,</text:p>
            <text:p text:style-name="HymnL">Te, Christe, Regem Géntium,</text:p>
            <text:p text:style-name="HymnL">Te méntium te córdium</text:p>
            <text:p text:style-name="HymnL">Unum fatémur árbitrum.</text:p>
          </table:table-cell>
          <table:table-cell table:style-name="TableParallel.B1" office:value-type="string">
            <text:p text:style-name="HymnE1"><text:span text:style-name="HymnR">T</text:span>o thee, O Prince of all that be,</text:p>
            <text:p text:style-name="HymnE">Thou Christ, O King eternally;</text:p>
            <text:p text:style-name="HymnE">O Framer of the mind and heart,</text:p>
            <text:p text:style-name="HymnE">Our one true Judge we say thou art.</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S</text:span>celésta turba clámitat:</text:p>
            <text:p text:style-name="HymnL">Regnáre Christum nólumus:</text:p>
            <text:p text:style-name="HymnL">Te nos ovántes ómnium</text:p>
            <text:p text:style-name="HymnL">Regem suprémum dícimus.</text:p>
          </table:table-cell>
          <table:table-cell table:style-name="TableParallel.B1" office:value-type="string">
            <text:p text:style-name="HymnE"><text:span text:style-name="HymnR">T</text:span>he wicked protest, wail and cry,</text:p>
            <text:p text:style-name="HymnE">Christ Jesus’ reign they would deny;</text:p>
            <text:p text:style-name="HymnE">Rejoice we at thy glorious name,</text:p>
            <text:p text:style-name="HymnE">Thou Highest King we do proclaim.</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O</text:span> Christe, Princeps Pácifer,</text:p>
            <text:p text:style-name="HymnL">Mentes rebélles súbice:</text:p>
            <text:p text:style-name="HymnL">Tuóque amóre dévios,</text:p>
            <text:p text:style-name="HymnL">Ovíle in unum cóngrega.</text:p>
          </table:table-cell>
          <table:table-cell table:style-name="TableParallel.B1" office:value-type="string">
            <text:p text:style-name="HymnE"><text:span text:style-name="HymnR">O</text:span> Christ! The Source of all our peace,</text:p>
            <text:p text:style-name="HymnE">Make all our sinful thoughts to cease;</text:p>
            <text:p text:style-name="HymnE">And still in us our loves misplaced,</text:p>
            <text:p text:style-name="HymnE">As Thy one sheepfold be we embraced.</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d hoc cruénta ab árbore</text:p>
            <text:p text:style-name="HymnL">Pendes apértis bráchiis,</text:p>
            <text:p text:style-name="HymnL">Diráque fossum cúspide</text:p>
            <text:p text:style-name="HymnL">Cor igne flagrans éxhibes.</text:p>
          </table:table-cell>
          <table:table-cell table:style-name="TableParallel.B1" office:value-type="string">
            <text:p text:style-name="HymnE"><text:span text:style-name="HymnR">F</text:span>or this, hanging on cruel tree,</text:p>
            <text:p text:style-name="HymnE">With arms outstretched, for all to see;</text:p>
            <text:p text:style-name="HymnE">His heart is pierced by soldier’s spear,</text:p>
            <text:p text:style-name="HymnE">Revealing burning love most dear.</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d hoc in aris ábderis</text:p>
            <text:p text:style-name="HymnL">Vini dapísque imágine,</text:p>
            <text:p text:style-name="HymnL">Fundens salútem fíliis</text:p>
            <text:p text:style-name="HymnL">Transverberáto péctore.</text:p>
          </table:table-cell>
          <table:table-cell table:style-name="TableParallel.B1" office:value-type="string">
            <text:p text:style-name="HymnE"><text:span text:style-name="HymnR">F</text:span>rom this the altar of the tree</text:p>
            <text:p text:style-name="HymnE">Thy blood flows forth from Calvary;</text:p>
            <text:p text:style-name="HymnE">As wine to us it doth appear,</text:p>
            <text:p text:style-name="HymnE">To thine own heart it draws us near.</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T</text:span>e natiónum Præsides</text:p>
            <text:p text:style-name="HymnL">Honóre tollant público,</text:p>
            <text:p text:style-name="HymnL">Colant magístri, júdices,</text:p>
            <text:p text:style-name="HymnL">Leges et artes éxprimant.</text:p>
          </table:table-cell>
          <table:table-cell table:style-name="TableParallel.B1" office:value-type="string">
            <text:p text:style-name="HymnE"><text:span text:style-name="HymnR">T</text:span>hou Governor of all that be,</text:p>
            <text:p text:style-name="HymnE">May all thy creatures honour thee;</text:p>
            <text:p text:style-name="HymnE">All those who rule, O Lord renew!</text:p>
            <text:p text:style-name="HymnE">Source of all precepts just and tru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S</text:span>ubmíssa regum fúlgeant</text:p>
            <text:p text:style-name="HymnL">Tibi dicáta insígnia:</text:p>
            <text:p text:style-name="HymnL">Mitíque sceptro pátriam</text:p>
            <text:p text:style-name="HymnL">Domósque subde cívium.</text:p>
          </table:table-cell>
          <table:table-cell table:style-name="TableParallel.B1" office:value-type="string">
            <text:p text:style-name="HymnE"><text:span text:style-name="HymnR">T</text:span>o regal glory, all submit,</text:p>
            <text:p text:style-name="HymnE">All crowns and honours we do remit;—</text:p>
            <text:p text:style-name="HymnE">To thy scepter—so sweet and mild!</text:p>
            <text:p text:style-name="HymnE">Submit we as a little child.</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J</text:span>esu tibi sit glória,</text:p>
            <text:p text:style-name="HymnL">Qui sceptra mundi témperas,</text:p>
            <text:p text:style-name="HymnL">Cum Patre, et almo Spíritu,</text:p>
            <text:p text:style-name="HymnL">In sempitérna sæcula. Amen.</text:p>
          </table:table-cell>
          <table:table-cell table:style-name="TableParallel.B1" office:value-type="string">
            <text:p text:style-name="HymnE"><text:span text:style-name="HymnR">A</text:span>ll glory be, Jesu, to thee,</text:p>
            <text:p text:style-name="HymnE">Thy scepter over all that be;</text:p>
            <text:p text:style-name="HymnE">All glory, as is ever meet,</text:p>
            <text:p text:style-name="HymnE">To Father and to Paraclete. Amen.</text:p>
          </table:table-cell>
        </table:table-row>
      </table:table>
      <text:p text:style-name="BodySm"><text:span text:style-name="Rubric">Auth. V.Genovesi, SJ (1925)<text:tab/>Trans. Editor et a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Multiplicábitur ejus impérium. <text:span text:style-name="VR">R. </text:span>Et pacis non erit finis.</text:p>
          </table:table-cell>
          <table:table-cell table:style-name="TableParallel.B1" office:value-type="string">
            <text:p text:style-name="BodyE"><text:span text:style-name="VR">V. </text:span>His empire shall be multiplied. <text:span text:style-name="VR">R. </text:span>And there shall be no end of peace.</text:p>
          </table:table-cell>
        </table:table-row>
      </table:table>
      <text:p text:style-name="Head3">Magnificat</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d Magnif.Ant.</text:span> Habet in vestiménto * et in fémore suo scriptum: Rex regum, et Dóminus dominántium. Ipsi glória et impérium, in sæcula sæculórum.</text:p>
          </table:table-cell>
          <table:table-cell table:style-name="TableParallel.B1" office:value-type="string">
            <text:p text:style-name="BodyE"><text:span text:style-name="Rubric">Ant.At Magnif.</text:span> And he hath on his garment, * and on his thigh written: King of kings, and Lord of lords. To him be glory and empire for ever and ever.</text:p>
          </table:table-cell>
        </table:table-row>
      </table:table>
      <text:p text:style-name="Head3">Oratio</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Omnípotens</text:span> sempitérne Deus, qui in dilécto Fílio tuo, universórum Rege, ómnia instauráre voluísti: concéde propítius; ut cunctæ famíliæ Géntium, peccáti vúlnere disgregátæ, ejus suavíssimo subdántur império: Qui tecum vivit.</text:p>
          </table:table-cell>
          <table:table-cell table:style-name="TableParallel.B1" office:value-type="string">
            <text:p text:style-name="BodyEDrop"><text:span text:style-name="AllCaps">Almighty</text:span> and everlasting God, who in thy beloved Son, the King of the whole world, hast willed to restore all things: mercifully grant that all the families of Nations, now kept apart by the wound of sin, may be brought under the sweet yoke of his rule. Who liveth.</text:p>
          </table:table-cell>
        </table:table-row>
      </table:table>
      <text:p text:style-name="Rubric">Compline of Sunday is said.</text:p>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25 - Ss. Chrysanthus and Daria</text:p>
      <text:p text:style-name="Head1NI">Ss. Chrysanthi et Dariæ</text:p>
      <text:p text:style-name="Head4">Ss. Chrysanthus and Daria</text:p>
      <text:p text:style-name="Head2">Martyrs - Commem. - Oct. 25</text:p>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Vestri capílli cápitis * omnes numeráti sunt: nolíte timére: multis passéribus melióres estis vos.</text:p>
          </table:table-cell>
          <table:table-cell table:style-name="TableParallel.B1" office:value-type="string">
            <text:p text:style-name="BodyE"><text:span text:style-name="Rubric">Ant.</text:span> The hairs of your head * are all numbered; fear not: you are of more value than many sparrows.</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Exsultábunt Sancti in glória. <text:span text:style-name="VR">R. </text:span>Lætabúntur in cubílibus suis.</text:p>
          </table:table-cell>
          <table:table-cell table:style-name="TableParallel.B1" office:value-type="string">
            <text:p text:style-name="BodyE"><text:span text:style-name="VR">V. </text:span>The Saints shall rejoice in glory. <text:span text:style-name="VR">R. </text:span>They shall be joyful in their beds.</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Indent">Ore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Beatórum</text:span> Mártyrum tuórum, Dómine, Chrysánthi et Daríæ, quæsumus, adsit nobis orátio: ut, quos venerámur obséquio, eórum pium júgiter experiámur auxílium. Per Dóminum.</text:p>
          </table:table-cell>
          <table:table-cell table:style-name="TableParallel.B1" office:value-type="string">
            <text:p text:style-name="BodyEDrop"><text:span text:style-name="AllCaps">May</text:span> the prayer of thy blessed Martyrs Chrysanthus and Daria aid us, we beseech thee, O Lord, so that we may ever experience the gracious help of those whom we venerate with lowly worship.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26 - Saint Evaristus</text:p>
      <text:p text:style-name="Head1NI">Sancti Evaristi</text:p>
      <text:p text:style-name="Head4">Saint Evaristus</text:p>
      <text:p text:style-name="Head2">Pope and Martyr - Commem. - Oct. 26</text:p>
      <text:p text:style-name="BodySm"/>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Ant.</text:span> Qui odit * ánimam suam in hoc mundo, in vitam ætérnam custódit eam.</text:p>
          </table:table-cell>
          <table:table-cell table:style-name="TableParallel.B1" office:value-type="string">
            <text:p text:style-name="BodyE"><text:span text:style-name="Rubric">Ant.</text:span> He that hateth * his life in this world, keepeth it to life eternal.</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Justus ut palma florébit. <text:span text:style-name="VR">R. </text:span>Sicut cedrus Líbani multiplicábitur.</text:p>
          </table:table-cell>
          <table:table-cell table:style-name="TableParallel.B1" office:value-type="string">
            <text:p text:style-name="BodyE"><text:span text:style-name="VR">V. </text:span>The just shall flourish like the palm tree. <text:span text:style-name="VR">R. </text:span>He shall grow up like the cedar of Libanus.</text:p>
          </table:table-cell>
        </table:table-row>
      </table:table>
      <text:p text:style-name="Spacer"/>
      <table:table table:name="Table2399" table:style-name="TableParallel">
        <table:table-column table:style-name="TableParallel.A"/>
        <table:table-column table:style-name="TableParallel.B"/>
        <table:table-row>
          <table:table-cell table:style-name="TableParallel.A1" office:value-type="string">
            <text:p text:style-name="BodyLIndent">Ore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Gregem</text:span> tuum, Pastor ætérne, placátus inténde: et per beátum Evarístum Mártyrem tuum atque Summum Pontíficem perpétua protectióne custódi; quem totíus Ecclésiæ præstitísti esse pastórem. Per Dóminum.</text:p>
          </table:table-cell>
          <table:table-cell table:style-name="TableParallel.B1" office:value-type="string">
            <text:p text:style-name="BodyEDrop"><text:span text:style-name="AllCaps">Look</text:span> forgivingly on thy flock, Eternal Shepherd, and keep it in thy constant protection, by the intercession of blessed Evaristus thy Martyr and Sovereign Pontiff, whom thou didst constitute Shepherd of the whole Church. Through our Lord.</text:p>
          </table:table-cell>
        </table:table-row>
      </table:table>
      <text:p text:style-name="BodySm"/>
      <text:p text:style-name="Head3"><draw:frame text:anchor-type="as-char" svg:width="619" style:rel-width="33%" svg:height="59" style:rel-height="scale"><draw:image xlink:href="../Images/separator4.tif" xlink:type="simple" xlink:show="embed" xlink:actuate="onLoad"/></draw:frame></text:p>
      <text:p text:style-name="BodySm"/>
      <text:p text:style-name="Hidden1">Oct. 28 - Ss. Simon and Jude</text:p>
      <text:p text:style-name="Head1">Ss. Simonis et Judæ</text:p>
      <text:p text:style-name="Head4">Ss. Simon and Jude</text:p>
      <text:p text:style-name="Head2">Apostles - II class - Oct. 28</text:p>
      <text:p text:style-name="BodySm"/>
      <text:p text:style-name="Rubric">All from Common of Apostles, <text:span text:style-name="NonRubric">p. <text:bookmark-ref text:reference-format="page" text:ref-name="csAp"/></text:span>.</text:p>
      <table:table table:name="Table2399" table:style-name="TableParallel">
        <table:table-column table:style-name="TableParallel.A"/>
        <table:table-column table:style-name="TableParallel.B"/>
        <table:table-row>
          <table:table-cell table:style-name="TableParallel.A1" office:value-type="string">
            <text:p text:style-name="BodyLDrop"><text:span text:style-name="AllCaps">Deus,</text:span> qui nos per beátos Apóstolos tuos Simónem et Judam ad agnitiónem tui nóminis veníre tribuísti: da nobis eórum glóriam sempitérnam et proficiéndo celebráre, et celebrándo profícere. Per Dóminum.</text:p>
          </table:table-cell>
          <table:table-cell table:style-name="TableParallel.B1" office:value-type="string">
            <text:p text:style-name="BodyEDrop"><text:span text:style-name="AllCaps">O God,</text:span> who by thy blessed Apostles Simon and Jude, hast granted us to come to the knowledge of thy name; give us both to celebrate their everlasting glory by our growth in grace, and by our celebration to advance in the same. Through our Lord.</text:p>
          </table:table-cell>
        </table:table-row>
      </table:table>
      <text:p text:style-name="BodySm"/>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office:font-face-decls>
  <office:styles>
    <style:style style:name="Standard" style:family="paragraph" style:class="text"/>
    <style:style style:name="Body" style:family="paragraph" style:parent-style-name="Standard" style:master-page-name="">
      <style:paragraph-properties fo:text-align="start" style:justify-single-word="false" fo:hyphenation-ladder-count="no-limit" style:page-number="auto" fo:background-color="transparent" style:shadow="none">
        <style:tab-stops>
          <style:tab-stop style:position="5in" style:type="right"/>
        </style:tab-stops>
      </style:paragraph-properties>
      <style:text-properties fo:font-size="9pt" style:text-scale="95%" fo:hyphenate="true" fo:hyphenation-remain-char-count="2" fo:hyphenation-push-char-count="2"/>
    </style:style>
    <style:style style:name="BodyE" style:family="paragraph" style:parent-style-name="Body">
      <style:paragraph-properties fo:text-align="justify" style:justify-single-word="false"/>
    </style:style>
    <style:style style:name="BodyL" style:family="paragraph" style:parent-style-name="BodyE">
      <style:text-properties fo:language="la" fo:country="VA"/>
    </style:style>
    <style:style style:name="BodySm" style:family="paragraph" style:parent-style-name="Body" style:master-page-name="">
      <style:paragraph-properties style:page-number="auto"/>
      <style:text-properties fo:font-size="8pt"/>
    </style:style>
    <style:style style:name="BodyESm" style:family="paragraph" style:parent-style-name="BodySm">
      <style:paragraph-properties fo:text-align="justify" style:justify-single-word="false"/>
    </style:style>
    <style:style style:name="BodyLSm" style:family="paragraph" style:parent-style-name="BodyESm">
      <style:text-properties fo:language="la" fo:country="VA"/>
    </style:style>
    <style:style style:name="BodyEDrop" style:family="paragraph" style:parent-style-name="BodyE" style:class="extra" style:master-page-name="">
      <style:paragraph-properties style:page-number="auto">
        <style:drop-cap style:lines="2" style:distance="0.02in" style:style-name="DropCap"/>
      </style:paragraph-properties>
    </style:style>
    <style:style style:name="BodyLDrop" style:family="paragraph" style:parent-style-name="BodyEDrop">
      <style:text-properties fo:language="la" fo:country="VA"/>
    </style:style>
    <style:style style:name="BodyEIndent" style:family="paragraph" style:parent-style-name="BodyE">
      <style:paragraph-properties fo:margin-left="0in" fo:margin-right="0in" fo:text-indent="0.1in" style:auto-text-indent="false"/>
    </style:style>
    <style:style style:name="BodyLIndent" style:family="paragraph" style:parent-style-name="BodyEIndent">
      <style:text-properties fo:language="la" fo:country="VA"/>
    </style:style>
    <style:style style:name="Rubric" style:family="paragraph" style:parent-style-name="Body" style:class="extra" style:master-page-name="">
      <style:paragraph-properties fo:text-align="start" style:justify-single-word="false" style:page-number="auto" fo:background-color="transparent"/>
      <style:text-properties fo:color="#ff0000" fo:font-style="italic"/>
    </style:style>
    <style:style style:name="RubricH" style:family="paragraph" style:parent-style-name="Rubric" style:master-page-name="">
      <style:paragraph-properties style:page-number="auto" fo:keep-with-next="always"/>
    </style:style>
    <style:style style:name="RubricHSm" style:family="paragraph" style:parent-style-name="RubricH">
      <style:text-properties fo:font-size="7.5pt"/>
    </style:style>
    <style:style style:name="RubricHidden" style:family="paragraph" style:parent-style-name="Body">
      <style:paragraph-properties fo:keep-with-next="always"/>
      <style:text-properties text:display="true"/>
    </style:style>
    <style:style style:name="BkHidden" style:family="paragraph" style:parent-style-name="RubricHidden"/>
    <style:style style:name="HymnE" style:family="paragraph" style:parent-style-name="Body">
      <style:paragraph-properties fo:margin-left="0.1in" fo:margin-right="0in" fo:text-indent="-0.1in" style:auto-text-indent="false"/>
    </style:style>
    <style:style style:name="HymnE1" style:family="paragraph" style:parent-style-name="HymnE"/>
    <style:style style:name="HymnL" style:family="paragraph" style:parent-style-name="HymnE">
      <style:text-properties fo:language="la" fo:country="VA"/>
    </style:style>
    <style:style style:name="HymnL1" style:family="paragraph" style:parent-style-name="HymnL"/>
    <style:style style:name="HymnS" style:family="paragraph" style:parent-style-name="Body">
      <style:text-properties fo:font-size="4pt"/>
    </style:style>
    <style:style style:name="HymnR" style:family="text">
      <style:text-properties fo:color="#ff0000" fo:font-weight="bold" fo:font-size="10pt"/>
    </style:style>
    <style:style style:name="Head0" style:family="paragraph" style:parent-style-name="Standard">
      <style:paragraph-properties fo:margin-top="0.04in" fo:margin-bottom="0.04in" fo:text-align="center" fo:keep-with-next="always"/>
      <style:text-properties style:font-name="Cloister Black" fo:font-size="20pt"/>
    </style:style>
    <style:style style:name="Head0L" style:family="paragraph" style:parent-style-name="Head0">
      <style:text-properties text:display="true"/>
    </style:style>
    <style:style style:name="Head1" style:family="paragraph" style:parent-style-name="Head0">
      <style:text-properties fo:font-size="18pt"/>
    </style:style>
    <style:style style:name="Head1L" style:family="paragraph" style:parent-style-name="Head1">
      <style:text-properties text:display="true"/>
    </style:style>
    <style:style style:name="Head1NI" style:family="paragraph" style:parent-style-name="Head1"/>
    <style:style style:name="Head1NIL" style:family="paragraph" style:parent-style-name="Head1NI">
      <style:text-properties text:display="true"/>
    </style:style>
    <style:style style:name="Head2" style:family="paragraph" style:parent-style-name="Head1" style:next-style-name="Rubric" style:master-page-name="">
      <style:paragraph-properties fo:margin-top="0.02in" fo:margin-bottom="0.02in"/>
      <style:text-properties style:font-name="Times New Roman" fo:font-size="10pt" fo:font-weight="bold"/>
    </style:style>
    <style:style style:name="Head2L" style:family="paragraph" style:parent-style-name="Head2">
      <style:text-properties text:display="true"/>
    </style:style>
    <style:style style:name="Head2Ps" style:family="paragraph" style:parent-style-name="Head2"/>
    <style:style style:name="Head2Cant" style:family="paragraph" style:parent-style-name="Head2"/>
    <style:style style:name="Head3" style:family="paragraph" style:parent-style-name="Head2">
      <style:text-properties fo:font-size="9pt" fo:font-style="italic" fo:font-weight="normal"/>
    </style:style>
    <style:style style:name="Head3L" style:family="paragraph" style:parent-style-name="Head3">
      <style:text-properties text:display="true"/>
    </style:style>
    <style:style style:name="Head4" style:family="paragraph" style:parent-style-name="RubricHSm">
      <style:paragraph-properties fo:text-align="center" style:justify-single-word="false"/>
    </style:style>
    <style:style style:name="IndexCaps" style:family="paragraph" style:parent-style-name="Body" style:master-page-name="">
      <style:paragraph-properties fo:margin-top="0.04in" fo:margin-bottom="0.04in"/>
      <style:text-properties fo:text-transform="uppercase" fo:font-weight="bold"/>
    </style:style>
    <style:style style:name="Spacer" style:family="paragraph" style:parent-style-name="Body" style:master-page-name="">
      <style:text-properties fo:font-size="2pt"/>
    </style:style>
    <style:style style:name="PageHeader" style:family="paragraph" style:parent-style-name="BodySm">
      <style:paragraph-properties fo:padding="0in" fo:border-left="none" fo:border-right="none" fo:border-top="none" fo:border-bottom="0.0008in solid #000000" style:shadow="none">
   </style:paragraph-properties>
    </style:style>
    <style:style style:name="Hidden1" style:family="paragraph" style:parent-style-name="Body" style:list-style-name="Outline" style:master-page-name="" style:default-outline-level="1">
      <style:paragraph-properties fo:keep-with-next="always"/>
      <style:text-properties text:display="true"/>
    </style:style>
    <style:style style:name="Hidden2" style:family="paragraph" style:parent-style-name="Hidden1" style:list-style-name="Outline" style:master-page-name="" style:default-outline-level="2"/>
    <style:style style:name="Rubric" style:family="text">
      <style:text-properties fo:color="#ff0000" fo:font-style="italic"/>
    </style:style>
    <style:style style:name="NonRubric" style:family="text" style:parent-style-name="Rubric">
      <style:text-properties fo:color="#000000" fo:font-style="normal" fo:font-weight="normal"/>
    </style:style>
    <style:style style:name="Bold" style:family="text">
      <style:text-properties fo:font-weight="bold"/>
    </style:style>
    <style:style style:name="BoldR" style:family="text">
      <style:text-properties fo:color="#ff0000" fo:font-weight="bold"/>
    </style:style>
    <style:style style:name="AllCaps" style:family="text">
      <style:text-properties fo:text-transform="uppercase"/>
    </style:style>
    <style:style style:name="SmCaps" style:family="text">
      <style:text-properties fo:font-variant="small-caps"/>
    </style:style>
    <style:style style:name="DropCap" style:family="text">
      <style:text-properties style:font-name="Cloister Black" fo:font-weight="250"/>
    </style:style>
    <style:style style:name="VR" style:family="text">
      <style:text-properties fo:color="#ff0000" style:font-name="Times V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office:styles>
  <office:automatic-styles>
    <style:style style:name="fr1" style:family="graphic" style:parent-style-name="Frame">
      <style:graphic-properties fo:margin-left="0in" fo:margin-right="0in" fo:margin-top="0in" fo:margin-bottom="0in" style:flow-with-text="false" style:vertical-pos="from-top" style:vertical-rel="page-content" style:horizontal-pos="center" style:horizontal-rel="page-content"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5.75in" fo:page-height="8.75in" style:num-format="1" style:print-orientation="portrait" fo:margin-top="0.33in" fo:margin-bottom="0.33in" fo:margin-left="0.75in" fo:margin-right="0.33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pm3" style:page-usage="mirrored">
      <style:page-layout-properties fo:page-width="5.75in" fo:page-height="8.75in" style:num-format="1" style:print-orientation="portrait" fo:margin-top="0.33in" fo:margin-bottom="0.33in" fo:margin-left="0.75in" fo:margin-right="0.33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pm4" style:page-usage="right">
      <style:page-layout-properties fo:page-width="5.75in" fo:page-height="8.75in" style:num-format="1" style:print-orientation="portrait" fo:margin-top="0.33in" fo:margin-bottom="0.33in" fo:margin-left="0.75in" fo:margin-right="0.33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style:master-page style:name="Body" style:page-layout-name="pm2">
      <style:header>
        <text:p text:style-name="PageHeader"><text:tab/><text:page-number text:select-page="current">1</text:page-number></text:p>
      </style:header>
      <style:header-left>
        <text:p text:style-name="PageHeader"><text:page-number text:select-page="current">1</text:page-number></text:p>
      </style:header-left>
      <style:footer>
        <text:p text:style-name="Spacer"><draw:frame draw:style-name="fr1" draw:name="FrLeft" text:anchor-type="paragraph" svg:y="-0.2in" fo:min-width="0.1in" draw:z-index="39">
      <draw:text-box fo:min-height="0.02in">
       <text:p text:style-name="BodySm"><text:chapter text:display="name" text:outline-level="2">x</text:chapter></text:p>
      </draw:text-box>
     </draw:frame></text:p>
      </style:footer>
      <style:footer-left>
        <text:p text:style-name="Spacer"><draw:frame draw:style-name="fr1" draw:name="FrRight" text:anchor-type="paragraph" svg:y="-0.2in" fo:min-width="0.1in" draw:z-index="20">
      <draw:text-box fo:min-height="0.02in">
       <text:p text:style-name="BodySm"><text:chapter text:display="name" text:outline-level="1">x</text:chapter></text:p>
      </draw:text-box>
     </draw:frame></text:p>
      </style:footer-left>
    </style:master-page>
    <style:master-page style:name="Intro" style:page-layout-name="pm3">
      <style:header>
        <text:p text:style-name="PageHeader"><text:tab/><text:page-number text:select-page="current">1</text:page-number></text:p>
      </style:header>
      <style:header-left>
        <text:p text:style-name="PageHeader"><text:page-number text:select-page="current">1</text:page-number></text:p>
      </style:header-left>
    </style:master-page>
    <style:master-page style:name="Header_20_Page" style:display-name="Header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meta:initial-creator>David Siefker</meta:initial-creator>
    <meta:creation-date>2007-12-09T19:37:48</meta:creation-date>
    <dc:creator>David Siefker</dc:creator>
    <dc:date>2008-07-12T13:25:12</dc:date>
    <meta:printed-by>David Siefker</meta:printed-by>
    <meta:print-date>2008-03-21T01:26:28</meta:print-date>
    <meta:editing-cycles>217</meta:editing-cycles>
    <meta:editing-duration>P2DT13H8M45S</meta:editing-duration>
    <meta:user-defined meta:name="Info 1"/>
    <meta:user-defined meta:name="Info 2"/>
    <meta:user-defined meta:name="Info 3"/>
    <meta:user-defined meta:name="Info 4"/>
    <meta:document-statistic meta:table-count="2501" meta:image-count="315" meta:object-count="1" meta:page-count="68" meta:paragraph-count="24678" meta:word-count="252601" meta:character-count="14584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236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5000" number:language="la" number:country="VA">
      <number:number number:min-integer-digits="1"/>
    </number:number-style>
    <style:style style:name="ce1" style:family="table-cell" style:parent-style-name="Default" style:data-style-name="N5000">
      <style:table-cell-properties style:text-align-source="fix" style:repeat-content="false"/>
      <style:paragraph-properties fo:text-align="center" fo:margin-left="0in"/>
      <style:text-properties style:font-name="Times New Roman" fo:font-size="8.5pt" style:font-size-asian="8.5pt" style:font-size-complex="8.5pt"/>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ext-properties style:font-name="Times New Roman" fo:font-size="8.5pt"/>
    </style:style>
  </office:automatic-styles>
  <office:body>
    <office:spreadsheet>
      <table:table table:name="Sheet1" table:style-name="ta1" table:print="false">
        <table:table-column table:style-name="co1" table:default-cell-style-name="ce3"/>
        <table:table-row table:style-name="ro1">
          <table:table-cell table:style-name="ce1" table:formula="oooc:=ROMAN(DAY(NOW()))&amp;&quot; &quot;&amp;OFFSET([.A1];MONTH(NOW());0;1)&amp;&quot; &quot;&amp;ROMAN(YEAR(NOW()))" office:value-type="string" office:string-value="IX IUNI MMVIII">
            <text:p>IX IUNI MMVIII</text:p>
          </table:table-cell>
        </table:table-row>
        <table:table-row table:style-name="ro1">
          <table:table-cell table:style-name="ce2" office:value-type="string">
            <text:p>IANUARII</text:p>
          </table:table-cell>
        </table:table-row>
        <table:table-row table:style-name="ro1">
          <table:table-cell table:style-name="Default" office:value-type="string">
            <text:p>FEBRUARII</text:p>
          </table:table-cell>
        </table:table-row>
        <table:table-row table:style-name="ro1">
          <table:table-cell office:value-type="string">
            <text:p>MARTII</text:p>
          </table:table-cell>
        </table:table-row>
        <table:table-row table:style-name="ro1">
          <table:table-cell office:value-type="string">
            <text:p>APRILIS</text:p>
          </table:table-cell>
        </table:table-row>
        <table:table-row table:style-name="ro1">
          <table:table-cell office:value-type="string">
            <text:p>MAII</text:p>
          </table:table-cell>
        </table:table-row>
        <table:table-row table:style-name="ro1">
          <table:table-cell office:value-type="string">
            <text:p>IUNI</text:p>
          </table:table-cell>
        </table:table-row>
        <table:table-row table:style-name="ro1">
          <table:table-cell office:value-type="string">
            <text:p>IULII</text:p>
          </table:table-cell>
        </table:table-row>
        <table:table-row table:style-name="ro1">
          <table:table-cell office:value-type="string">
            <text:p>AUGUSTI</text:p>
          </table:table-cell>
        </table:table-row>
        <table:table-row table:style-name="ro1">
          <table:table-cell office:value-type="string">
            <text:p>SEPTEMBRIS</text:p>
          </table:table-cell>
        </table:table-row>
        <table:table-row table:style-name="ro1">
          <table:table-cell office:value-type="string">
            <text:p>OCTOBRIS</text:p>
          </table:table-cell>
        </table:table-row>
        <table:table-row table:style-name="ro1">
          <table:table-cell office:value-type="string">
            <text:p>NOVEMBRIS</text:p>
          </table:table-cell>
        </table:table-row>
        <table:table-row table:style-name="ro1">
          <table:table-cell office:value-type="string">
            <text:p>DECEMBRIS</text:p>
          </table:table-cell>
        </table:table-row>
        <table:table-row table:style-name="ro1" table:number-rows-repeated="65522">
          <table:table-cell/>
        </table:table-row>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9">06/09/2008</text:date>, <text:time>14:4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5in"/>
    </style:style>
    <style:style style:name="co2" style:family="table-column">
      <style:table-column-properties fo:break-before="auto" style:column-width="0.45in"/>
    </style:style>
    <style:style style:name="co3" style:family="table-column">
      <style:table-column-properties fo:break-before="auto" style:column-width="0.2in"/>
    </style:style>
    <style:style style:name="co4" style:family="table-column">
      <style:table-column-properties fo:break-before="auto" style:column-width="0.6in"/>
    </style:style>
    <style:style style:name="co5" style:family="table-column">
      <style:table-column-properties fo:break-before="auto" style:column-width="0.3571in"/>
    </style:style>
    <style:style style:name="co6" style:family="table-column">
      <style:table-column-properties fo:break-before="auto" style:column-width="0.3929in"/>
    </style:style>
    <style:style style:name="co7" style:family="table-column">
      <style:table-column-properties fo:break-before="auto" style:column-width="0.3602in"/>
    </style:style>
    <style:style style:name="co8" style:family="table-column">
      <style:table-column-properties fo:break-before="auto" style:column-width="0.8925in"/>
    </style:style>
    <style:style style:name="ro1" style:family="table-row">
      <style:table-row-properties style:row-height="1.111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2"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3"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4"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5" style:family="table-cell" style:parent-style-name="Default">
      <style:text-properties style:font-name="Times New Roman" fo:font-size="8.5pt" style:font-size-asian="8.5pt" style:font-size-complex="8.5pt"/>
    </style:style>
    <style:style style:name="ce6" style:family="table-cell" style:parent-style-name="Default" style:data-style-name="N124">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7" style:family="table-cell" style:parent-style-name="Default" style:data-style-name="N124">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8" style:family="table-cell" style:parent-style-name="Default" style:data-style-name="N124">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9" style:family="table-cell" style:parent-style-name="Default" style:data-style-name="N124">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0" style:family="table-cell" style:parent-style-name="Default" style:data-style-name="N124">
      <style:text-properties style:font-name="Times New Roman" fo:font-size="8.5pt" style:font-size-asian="8.5pt" style:font-size-complex="8.5pt"/>
    </style:style>
    <style:style style:name="ce11" style:family="table-cell" style:parent-style-name="Default" style:data-style-name="N37">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12" style:family="table-cell" style:parent-style-name="Default" style:data-style-name="N0">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13" style:family="table-cell" style:parent-style-name="Default" style:data-style-name="N0">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4" style:family="table-cell" style:parent-style-name="Default" style:data-style-name="N0">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5" style:family="table-cell" style:parent-style-name="Default" style:data-style-name="N37">
      <style:table-cell-properties style:text-align-source="fix" style:repeat-content="false" fo:border="none" style:rotation-angle="90" style:vertical-align="middle"/>
      <style:paragraph-properties fo:text-align="center" fo:margin-left="0in"/>
      <style:text-properties style:font-name="Times New Roman" fo:font-size="8.5pt" style:font-size-asian="8.5pt" style:font-size-complex="8.5pt"/>
    </style:style>
    <style:style style:name="ce16" style:family="table-cell" style:parent-style-name="Default" style:data-style-name="N0">
      <style:table-cell-properties style:text-align-source="fix" style:repeat-content="false" fo:border="none"/>
      <style:paragraph-properties fo:text-align="center" fo:margin-left="0in"/>
      <style:text-properties style:font-name="Times New Roman" fo:font-size="8.5pt" style:font-size-asian="8.5pt" style:font-size-complex="8.5pt"/>
    </style:style>
    <style:style style:name="ce17" style:family="table-cell" style:parent-style-name="Default" style:data-style-name="N37">
      <style:text-properties style:font-name="Times New Roman" fo:font-size="8.5pt" style:font-size-asian="8.5pt" style:font-size-complex="8.5pt"/>
    </style:style>
    <style:style style:name="ce18" style:family="table-cell" style:parent-style-name="Default" style:data-style-name="N0">
      <style:table-cell-properties style:text-align-source="fix" style:repeat-content="false"/>
      <style:paragraph-properties fo:text-align="center" fo:margin-left="0in"/>
      <style:text-properties style:font-name="Times New Roman" fo:font-size="8.5pt" style:font-size-asian="8.5pt" style:font-size-complex="8.5pt"/>
    </style:style>
    <style:style style:name="ce19" style:family="table-cell" style:parent-style-name="Default" style:data-style-name="N122">
      <style:table-cell-properties style:text-align-source="fix" style:repeat-content="false"/>
      <style:paragraph-properties fo:text-align="center" fo:margin-left="0in"/>
      <style:text-properties style:font-name="Times New Roman" fo:font-size="8.5pt" style:font-size-asian="8.5pt" style:font-size-complex="8.5pt"/>
    </style:style>
    <style:style style:name="ce20" style:family="table-cell" style:parent-style-name="Default" style:data-style-name="N121"/>
    <style:style style:name="ce21" style:family="table-cell" style:parent-style-name="Default" style:data-style-name="N0"/>
  </office:automatic-styles>
  <office:body>
    <office:spreadsheet>
      <table:table table:name="Sheet1" table:style-name="ta1" table:print-ranges="Sheet1.A1:Sheet1.K41">
        <office:forms form:automatic-focus="false" form:apply-design-mode="false"/>
        <table:table-column table:style-name="co1" table:default-cell-style-name="ce5"/>
        <table:table-column table:style-name="co2" table:number-columns-repeated="5" table:default-cell-style-name="ce10"/>
        <table:table-column table:style-name="co1" table:default-cell-style-name="ce5"/>
        <table:table-column table:style-name="co2" table:default-cell-style-name="ce10"/>
        <table:table-column table:style-name="co1" table:default-cell-style-name="ce5"/>
        <table:table-column table:style-name="co3" table:default-cell-style-name="ce5"/>
        <table:table-column table:style-name="co4" table:default-cell-style-name="ce5"/>
        <table:table-column table:style-name="co5" table:default-cell-style-name="Default"/>
        <table:table-column table:style-name="co5" table:number-columns-repeated="2" table:default-cell-style-name="ce5"/>
        <table:table-column table:style-name="co6" table:default-cell-style-name="ce5"/>
        <table:table-column table:style-name="co7" table:default-cell-style-name="ce5"/>
        <table:table-column table:style-name="co8" table:number-columns-repeated="243" table:default-cell-style-name="ce5"/>
        <table:table-row table:style-name="ro1">
          <table:table-cell table:style-name="ce1" office:value-type="string">
            <text:p>Year of</text:p>
            <text:p>our Lord</text:p>
          </table:table-cell>
          <table:table-cell table:style-name="ce6" office:value-type="string">
            <text:p>Septuagesima</text:p>
            <text:p>Sunday</text:p>
          </table:table-cell>
          <table:table-cell table:style-name="ce6" office:value-type="string">
            <text:p>Ash</text:p>
            <text:p>Wednesday</text:p>
          </table:table-cell>
          <table:table-cell table:style-name="ce6" office:value-type="string">
            <text:p>Easter</text:p>
            <text:p>Sunday</text:p>
          </table:table-cell>
          <table:table-cell table:style-name="ce6" office:value-type="string">
            <text:p>Ascension</text:p>
            <text:p>Sunday</text:p>
          </table:table-cell>
          <table:table-cell table:style-name="ce6" office:value-type="string">
            <text:p>Pentecost</text:p>
            <text:p>(Whit-Sunday)</text:p>
          </table:table-cell>
          <table:table-cell table:style-name="ce11" office:value-type="string">
            <text:p># of Sundays</text:p>
            <text:p>after Pentecost</text:p>
          </table:table-cell>
          <table:table-cell table:style-name="ce6" office:value-type="string">
            <text:p>1st Sunday</text:p>
            <text:p>of Advent</text:p>
          </table:table-cell>
          <table:table-cell table:style-name="ce11" office:value-type="string">
            <text:p>Letters denoting</text:p>
            <text:p>Sundays</text:p>
          </table:table-cell>
          <table:table-cell table:style-name="ce11" office:value-type="string">
            <text:p>Golden Number</text:p>
          </table:table-cell>
          <table:table-cell table:style-name="ce11" office:value-type="string">
            <text:p>Epact</text:p>
          </table:table-cell>
          <table:table-cell/>
          <table:table-cell table:style-name="ce15" table:number-columns-repeated="2"/>
          <table:table-cell table:style-name="Default" table:number-columns-repeated="2"/>
          <table:table-cell table:style-name="ce17"/>
          <table:table-cell office:value-type="string">
            <text:p>Christmas</text:p>
          </table:table-cell>
          <table:table-cell office:value-type="string">
            <text:p>Sundays</text:p>
          </table:table-cell>
          <table:table-cell office:value-type="string">
            <text:p>Epacts</text:p>
          </table:table-cell>
          <table:table-cell/>
          <table:table-cell office:value-type="string">
            <text:p>Epacts</text:p>
          </table:table-cell>
          <table:table-cell table:number-columns-repeated="237"/>
        </table:table-row>
        <table:table-row table:style-name="ro2">
          <table:table-cell table:style-name="ce2" table:formula="of:=[Sheet2.A1]" office:value-type="float" office:value="2008">
            <text:p>2008</text:p>
          </table:table-cell>
          <table:table-cell table:style-name="ce7" table:formula="of:=[.D2]-63" office:value-type="date" office:date-value="2008-01-20">
            <text:p>20 Jan</text:p>
          </table:table-cell>
          <table:table-cell table:style-name="ce7" table:formula="of:=[.D2]-46" office:value-type="date" office:date-value="2008-02-06">
            <text:p>6 Feb</text:p>
          </table:table-cell>
          <table:table-cell table:style-name="ce7" table:formula="of:=[Sheet2.B1]" office:value-type="date" office:date-value="2008-03-23">
            <text:p>23 Mar</text:p>
          </table:table-cell>
          <table:table-cell table:style-name="ce7" table:formula="of:=[.D2]+39" office:value-type="date" office:date-value="2008-05-01">
            <text:p>1 May</text:p>
          </table:table-cell>
          <table:table-cell table:style-name="ce7" table:formula="of:=[.D2]+49" office:value-type="date" office:date-value="2008-05-11">
            <text:p>11 May</text:p>
          </table:table-cell>
          <table:table-cell table:style-name="ce12" table:formula="of:=INT(([.Q2]-1)/7)-4" office:value-type="float" office:value="28">
            <text:p>28</text:p>
          </table:table-cell>
          <table:table-cell table:style-name="ce7" table:formula="of:=[.F2]+[.G2]*7+7" office:value-type="date" office:date-value="2008-11-30">
            <text:p>30 Nov</text:p>
          </table:table-cell>
          <table:table-cell table:style-name="ce12" table:formula="of:=OFFSET([.$S$1];[.N2];0) &amp; IF([.M2];&quot; &quot; &amp; OFFSET([.$S$1];[.N2]+1;0);&quot;&quot;)" office:value-type="string" office:string-value="f e">
            <text:p>f e</text:p>
          </table:table-cell>
          <table:table-cell table:style-name="ce12" table:formula="of:=MOD([.A2];19)+1" office:value-type="float" office:value="14">
            <text:p>14</text:p>
          </table:table-cell>
          <table:table-cell table:style-name="ce12" table:formula="of:=OFFSET([.$T$1];[.J2];0)" office:value-type="string" office:string-value="XXII (C)">
            <text:p>XXII (C)</text:p>
          </table:table-cell>
          <table:table-cell/>
          <table:table-cell table:style-name="ce16" table:formula="of:=ORG.OPENOFFICE.ISLEAPYEAR([.D2])" office:value-type="float" office:value="1">
            <text:p>1</text:p>
          </table:table-cell>
          <table:table-cell table:style-name="ce16" table:formula="of:=WEEKDAY(DATE([.A2];1;1))" office:value-type="float" office:value="3">
            <text:p>3</text:p>
          </table:table-cell>
          <table:table-cell table:style-name="Default" table:number-columns-repeated="2"/>
          <table:table-cell table:style-name="ce18" table:formula="of:=[.R2]-[.F2]" office:value-type="float" office:value="228">
            <text:p>228</text:p>
          </table:table-cell>
          <table:table-cell table:style-name="ce19" table:formula="of:=DATE([.A2];12;25)" office:value-type="date" office:date-value="2008-12-25">
            <text:p>25 Dec</text:p>
          </table:table-cell>
          <table:table-cell office:value-type="string">
            <text:p>A</text:p>
          </table:table-cell>
          <table:table-cell table:formula="of:=[.W2] &amp; &quot; (&quot; &amp; [.V2] &amp; &quot;)&quot;" office:value-type="string" office:string-value="XXIX (N)">
            <text:p>XXIX (N)</text:p>
          </table:table-cell>
          <table:table-cell office:value-type="string">
            <text:p>a</text:p>
          </table:table-cell>
          <table:table-cell office:value-type="string">
            <text:p>N</text:p>
          </table:table-cell>
          <table:table-cell office:value-type="string">
            <text:p>XXIX</text:p>
          </table:table-cell>
          <table:table-cell office:value-type="float" office:value="1">
            <text:p>1</text:p>
          </table:table-cell>
          <table:table-cell table:number-columns-repeated="235"/>
        </table:table-row>
        <table:table-row table:style-name="ro2">
          <table:table-cell table:style-name="ce3" table:formula="of:=[Sheet2.A2]" office:value-type="float" office:value="2009">
            <text:p>2009</text:p>
          </table:table-cell>
          <table:table-cell table:style-name="ce8" table:formula="of:=[.D3]-63" office:value-type="date" office:date-value="2009-02-08">
            <text:p>8 Feb</text:p>
          </table:table-cell>
          <table:table-cell table:style-name="ce8" table:formula="of:=[.D3]-46" office:value-type="date" office:date-value="2009-02-25">
            <text:p>25 Feb</text:p>
          </table:table-cell>
          <table:table-cell table:style-name="ce8" table:formula="of:=[Sheet2.B2]" office:value-type="date" office:date-value="2009-04-12">
            <text:p>12 Apr</text:p>
          </table:table-cell>
          <table:table-cell table:style-name="ce8" table:formula="of:=[.D3]+39" office:value-type="date" office:date-value="2009-05-21">
            <text:p>21 May</text:p>
          </table:table-cell>
          <table:table-cell table:style-name="ce8" table:formula="of:=[.D3]+49" office:value-type="date" office:date-value="2009-05-31">
            <text:p>31 May</text:p>
          </table:table-cell>
          <table:table-cell table:style-name="ce13" table:formula="of:=INT(([.Q3]-1)/7)-4" office:value-type="float" office:value="25">
            <text:p>25</text:p>
          </table:table-cell>
          <table:table-cell table:style-name="ce8" table:formula="of:=[.F3]+[.G3]*7+7" office:value-type="date" office:date-value="2009-11-29">
            <text:p>29 Nov</text:p>
          </table:table-cell>
          <table:table-cell table:style-name="ce13" table:formula="of:=OFFSET([.$S$1];[.N3];0) &amp; IF([.M3];&quot; &quot; &amp; OFFSET([.$S$1];[.N3]+1;0);&quot;&quot;)" office:value-type="string" office:string-value="d">
            <text:p>d</text:p>
          </table:table-cell>
          <table:table-cell table:style-name="ce13" table:formula="of:=MOD([.A3];19)+1" office:value-type="float" office:value="15">
            <text:p>15</text:p>
          </table:table-cell>
          <table:table-cell table:style-name="ce13" table:formula="of:=OFFSET([.$T$1];[.J3];0)" office:value-type="string" office:string-value="III (c)">
            <text:p>III (c)</text:p>
          </table:table-cell>
          <table:table-cell/>
          <table:table-cell table:style-name="ce16" table:formula="of:=ORG.OPENOFFICE.ISLEAPYEAR([.D3])" office:value-type="float" office:value="0">
            <text:p>0</text:p>
          </table:table-cell>
          <table:table-cell table:style-name="ce16" table:formula="of:=WEEKDAY(DATE([.A3];1;1))" office:value-type="float" office:value="5">
            <text:p>5</text:p>
          </table:table-cell>
          <table:table-cell table:style-name="Default" table:number-columns-repeated="2"/>
          <table:table-cell table:style-name="ce18" table:formula="of:=[.R3]-[.F3]" office:value-type="float" office:value="208">
            <text:p>208</text:p>
          </table:table-cell>
          <table:table-cell table:style-name="ce19" table:formula="of:=DATE([.A3];12;25)" office:value-type="date" office:date-value="2009-12-25">
            <text:p>25 Dec</text:p>
          </table:table-cell>
          <table:table-cell office:value-type="string">
            <text:p>g</text:p>
          </table:table-cell>
          <table:table-cell table:formula="of:=[.W3] &amp; &quot; (&quot; &amp; [.V3] &amp; &quot;)&quot;" office:value-type="string" office:string-value="X (k)">
            <text:p>X (k)</text:p>
          </table:table-cell>
          <table:table-cell office:value-type="string">
            <text:p>b</text:p>
          </table:table-cell>
          <table:table-cell office:value-type="string">
            <text:p>k</text:p>
          </table:table-cell>
          <table:table-cell office:value-type="string">
            <text:p>X</text:p>
          </table:table-cell>
          <table:table-cell table:formula="of:=[.X2]+1" office:value-type="float" office:value="2">
            <text:p>2</text:p>
          </table:table-cell>
          <table:table-cell table:number-columns-repeated="235"/>
        </table:table-row>
        <table:table-row table:style-name="ro2">
          <table:table-cell table:style-name="ce3" table:formula="of:=[Sheet2.A3]" office:value-type="float" office:value="2010">
            <text:p>2010</text:p>
          </table:table-cell>
          <table:table-cell table:style-name="ce8" table:formula="of:=[.D4]-63" office:value-type="date" office:date-value="2010-01-31">
            <text:p>31 Jan</text:p>
          </table:table-cell>
          <table:table-cell table:style-name="ce8" table:formula="of:=[.D4]-46" office:value-type="date" office:date-value="2010-02-17">
            <text:p>17 Feb</text:p>
          </table:table-cell>
          <table:table-cell table:style-name="ce8" table:formula="of:=[Sheet2.B3]" office:value-type="date" office:date-value="2010-04-04">
            <text:p>4 Apr</text:p>
          </table:table-cell>
          <table:table-cell table:style-name="ce8" table:formula="of:=[.D4]+39" office:value-type="date" office:date-value="2010-05-13">
            <text:p>13 May</text:p>
          </table:table-cell>
          <table:table-cell table:style-name="ce8" table:formula="of:=[.D4]+49" office:value-type="date" office:date-value="2010-05-23">
            <text:p>23 May</text:p>
          </table:table-cell>
          <table:table-cell table:style-name="ce13" table:formula="of:=INT(([.Q4]-1)/7)-4" office:value-type="float" office:value="26">
            <text:p>26</text:p>
          </table:table-cell>
          <table:table-cell table:style-name="ce8" table:formula="of:=[.F4]+[.G4]*7+7" office:value-type="date" office:date-value="2010-11-28">
            <text:p>28 Nov</text:p>
          </table:table-cell>
          <table:table-cell table:style-name="ce13" table:formula="of:=OFFSET([.$S$1];[.N4];0) &amp; IF([.M4];&quot; &quot; &amp; OFFSET([.$S$1];[.N4]+1;0);&quot;&quot;)" office:value-type="string" office:string-value="c">
            <text:p>c</text:p>
          </table:table-cell>
          <table:table-cell table:style-name="ce13" table:formula="of:=MOD([.A4];19)+1" office:value-type="float" office:value="16">
            <text:p>16</text:p>
          </table:table-cell>
          <table:table-cell table:style-name="ce13" table:formula="of:=OFFSET([.$T$1];[.J4];0)" office:value-type="string" office:string-value="XIV (p)">
            <text:p>XIV (p)</text:p>
          </table:table-cell>
          <table:table-cell/>
          <table:table-cell table:style-name="ce16" table:formula="of:=ORG.OPENOFFICE.ISLEAPYEAR([.D4])" office:value-type="float" office:value="0">
            <text:p>0</text:p>
          </table:table-cell>
          <table:table-cell table:style-name="ce16" table:formula="of:=WEEKDAY(DATE([.A4];1;1))" office:value-type="float" office:value="6">
            <text:p>6</text:p>
          </table:table-cell>
          <table:table-cell table:style-name="Default" table:number-columns-repeated="2"/>
          <table:table-cell table:style-name="ce18" table:formula="of:=[.R4]-[.F4]" office:value-type="float" office:value="216">
            <text:p>216</text:p>
          </table:table-cell>
          <table:table-cell table:style-name="ce19" table:formula="of:=DATE([.A4];12;25)" office:value-type="date" office:date-value="2010-12-25">
            <text:p>25 Dec</text:p>
          </table:table-cell>
          <table:table-cell office:value-type="string">
            <text:p>f</text:p>
          </table:table-cell>
          <table:table-cell table:formula="of:=[.W4] &amp; &quot; (&quot; &amp; [.V4] &amp; &quot;)&quot;" office:value-type="string" office:string-value="XXI (B)">
            <text:p>XXI (B)</text:p>
          </table:table-cell>
          <table:table-cell office:value-type="string">
            <text:p>c</text:p>
          </table:table-cell>
          <table:table-cell office:value-type="string">
            <text:p>B</text:p>
          </table:table-cell>
          <table:table-cell office:value-type="string">
            <text:p>XXI</text:p>
          </table:table-cell>
          <table:table-cell table:formula="of:=[.X3]+1" office:value-type="float" office:value="3">
            <text:p>3</text:p>
          </table:table-cell>
          <table:table-cell table:number-columns-repeated="235"/>
        </table:table-row>
        <table:table-row table:style-name="ro2">
          <table:table-cell table:style-name="ce4" table:formula="of:=[Sheet2.A4]" office:value-type="float" office:value="2011">
            <text:p>2011</text:p>
          </table:table-cell>
          <table:table-cell table:style-name="ce9" table:formula="of:=[.D5]-63" office:value-type="date" office:date-value="2011-02-20">
            <text:p>20 Feb</text:p>
          </table:table-cell>
          <table:table-cell table:style-name="ce9" table:formula="of:=[.D5]-46" office:value-type="date" office:date-value="2011-03-09">
            <text:p>9 Mar</text:p>
          </table:table-cell>
          <table:table-cell table:style-name="ce9" table:formula="of:=[Sheet2.B4]" office:value-type="date" office:date-value="2011-04-24">
            <text:p>24 Apr</text:p>
          </table:table-cell>
          <table:table-cell table:style-name="ce9" table:formula="of:=[.D5]+39" office:value-type="date" office:date-value="2011-06-02">
            <text:p>2 Jun</text:p>
          </table:table-cell>
          <table:table-cell table:style-name="ce9" table:formula="of:=[.D5]+49" office:value-type="date" office:date-value="2011-06-12">
            <text:p>12 Jun</text:p>
          </table:table-cell>
          <table:table-cell table:style-name="ce14" table:formula="of:=INT(([.Q5]-1)/7)-4" office:value-type="float" office:value="23">
            <text:p>23</text:p>
          </table:table-cell>
          <table:table-cell table:style-name="ce9" table:formula="of:=[.F5]+[.G5]*7+7" office:value-type="date" office:date-value="2011-11-27">
            <text:p>27 Nov</text:p>
          </table:table-cell>
          <table:table-cell table:style-name="ce14" table:formula="of:=OFFSET([.$S$1];[.N5];0) &amp; IF([.M5];&quot; &quot; &amp; OFFSET([.$S$1];[.N5]+1;0);&quot;&quot;)" office:value-type="string" office:string-value="b">
            <text:p>b</text:p>
          </table:table-cell>
          <table:table-cell table:style-name="ce14" table:formula="of:=MOD([.A5];19)+1" office:value-type="float" office:value="17">
            <text:p>17</text:p>
          </table:table-cell>
          <table:table-cell table:style-name="ce14" table:formula="of:=OFFSET([.$T$1];[.J5];0)" office:value-type="string" office:string-value="25 (F)">
            <text:p>25 (F)</text:p>
          </table:table-cell>
          <table:table-cell/>
          <table:table-cell table:style-name="ce16" table:formula="of:=ORG.OPENOFFICE.ISLEAPYEAR([.D5])" office:value-type="float" office:value="0">
            <text:p>0</text:p>
          </table:table-cell>
          <table:table-cell table:style-name="ce16" table:formula="of:=WEEKDAY(DATE([.A5];1;1))" office:value-type="float" office:value="7">
            <text:p>7</text:p>
          </table:table-cell>
          <table:table-cell table:style-name="Default" table:number-columns-repeated="2"/>
          <table:table-cell table:style-name="ce18" table:formula="of:=[.R5]-[.F5]" office:value-type="float" office:value="196">
            <text:p>196</text:p>
          </table:table-cell>
          <table:table-cell table:style-name="ce19" table:formula="of:=DATE([.A5];12;25)" office:value-type="date" office:date-value="2011-12-25">
            <text:p>25 Dec</text:p>
          </table:table-cell>
          <table:table-cell office:value-type="string">
            <text:p>e</text:p>
          </table:table-cell>
          <table:table-cell table:formula="of:=[.W5] &amp; &quot; (&quot; &amp; [.V5] &amp; &quot;)&quot;" office:value-type="string" office:string-value="II (b)">
            <text:p>II (b)</text:p>
          </table:table-cell>
          <table:table-cell office:value-type="string">
            <text:p>d</text:p>
          </table:table-cell>
          <table:table-cell office:value-type="string">
            <text:p>b</text:p>
          </table:table-cell>
          <table:table-cell office:value-type="string">
            <text:p>II</text:p>
          </table:table-cell>
          <table:table-cell table:formula="of:=[.X4]+1" office:value-type="float" office:value="4">
            <text:p>4</text:p>
          </table:table-cell>
          <table:table-cell table:number-columns-repeated="235"/>
        </table:table-row>
        <table:table-row table:style-name="ro2">
          <table:table-cell table:style-name="ce2" table:formula="of:=[Sheet2.A5]" office:value-type="float" office:value="2012">
            <text:p>2012</text:p>
          </table:table-cell>
          <table:table-cell table:style-name="ce7" table:formula="of:=[.D6]-63" office:value-type="date" office:date-value="2012-02-05">
            <text:p>5 Feb</text:p>
          </table:table-cell>
          <table:table-cell table:style-name="ce7" table:formula="of:=[.D6]-46" office:value-type="date" office:date-value="2012-02-22">
            <text:p>22 Feb</text:p>
          </table:table-cell>
          <table:table-cell table:style-name="ce7" table:formula="of:=[Sheet2.B5]" office:value-type="date" office:date-value="2012-04-08">
            <text:p>8 Apr</text:p>
          </table:table-cell>
          <table:table-cell table:style-name="ce7" table:formula="of:=[.D6]+39" office:value-type="date" office:date-value="2012-05-17">
            <text:p>17 May</text:p>
          </table:table-cell>
          <table:table-cell table:style-name="ce7" table:formula="of:=[.D6]+49" office:value-type="date" office:date-value="2012-05-27">
            <text:p>27 May</text:p>
          </table:table-cell>
          <table:table-cell table:style-name="ce12" table:formula="of:=INT(([.Q6]-1)/7)-4" office:value-type="float" office:value="26">
            <text:p>26</text:p>
          </table:table-cell>
          <table:table-cell table:style-name="ce7" table:formula="of:=[.F6]+[.G6]*7+7" office:value-type="date" office:date-value="2012-12-02">
            <text:p>2 Dec</text:p>
          </table:table-cell>
          <table:table-cell table:style-name="ce13" table:formula="of:=OFFSET([.$S$1];[.N6];0) &amp; IF([.M6];&quot; &quot; &amp; OFFSET([.$S$1];[.N6]+1;0);&quot;&quot;)" office:value-type="string" office:string-value="A g">
            <text:p>A g</text:p>
          </table:table-cell>
          <table:table-cell table:style-name="ce12" table:formula="of:=MOD([.A6];19)+1" office:value-type="float" office:value="18">
            <text:p>18</text:p>
          </table:table-cell>
          <table:table-cell table:style-name="ce12" table:formula="of:=OFFSET([.$T$1];[.J6];0)" office:value-type="string" office:string-value="VI (f)">
            <text:p>VI (f)</text:p>
          </table:table-cell>
          <table:table-cell/>
          <table:table-cell table:style-name="ce16" table:formula="of:=ORG.OPENOFFICE.ISLEAPYEAR([.D6])" office:value-type="float" office:value="1">
            <text:p>1</text:p>
          </table:table-cell>
          <table:table-cell table:style-name="ce16" table:formula="of:=WEEKDAY(DATE([.A6];1;1))" office:value-type="float" office:value="1">
            <text:p>1</text:p>
          </table:table-cell>
          <table:table-cell table:style-name="Default" table:number-columns-repeated="2"/>
          <table:table-cell table:style-name="ce18" table:formula="of:=[.R6]-[.F6]" office:value-type="float" office:value="212">
            <text:p>212</text:p>
          </table:table-cell>
          <table:table-cell table:style-name="ce19" table:formula="of:=DATE([.A6];12;25)" office:value-type="date" office:date-value="2012-12-25">
            <text:p>25 Dec</text:p>
          </table:table-cell>
          <table:table-cell office:value-type="string">
            <text:p>d</text:p>
          </table:table-cell>
          <table:table-cell table:formula="of:=[.W6] &amp; &quot; (&quot; &amp; [.V6] &amp; &quot;)&quot;" office:value-type="string" office:string-value="XIII (n)">
            <text:p>XIII (n)</text:p>
          </table:table-cell>
          <table:table-cell office:value-type="string">
            <text:p>e</text:p>
          </table:table-cell>
          <table:table-cell office:value-type="string">
            <text:p>n</text:p>
          </table:table-cell>
          <table:table-cell office:value-type="string">
            <text:p>XIII</text:p>
          </table:table-cell>
          <table:table-cell table:formula="of:=[.X5]+1" office:value-type="float" office:value="5">
            <text:p>5</text:p>
          </table:table-cell>
          <table:table-cell table:number-columns-repeated="235"/>
        </table:table-row>
        <table:table-row table:style-name="ro2">
          <table:table-cell table:style-name="ce3" table:formula="of:=[Sheet2.A6]" office:value-type="float" office:value="2013">
            <text:p>2013</text:p>
          </table:table-cell>
          <table:table-cell table:style-name="ce8" table:formula="of:=[.D7]-63" office:value-type="date" office:date-value="2013-01-27">
            <text:p>27 Jan</text:p>
          </table:table-cell>
          <table:table-cell table:style-name="ce8" table:formula="of:=[.D7]-46" office:value-type="date" office:date-value="2013-02-13">
            <text:p>13 Feb</text:p>
          </table:table-cell>
          <table:table-cell table:style-name="ce8" table:formula="of:=[Sheet2.B6]" office:value-type="date" office:date-value="2013-03-31">
            <text:p>31 Mar</text:p>
          </table:table-cell>
          <table:table-cell table:style-name="ce8" table:formula="of:=[.D7]+39" office:value-type="date" office:date-value="2013-05-09">
            <text:p>9 May</text:p>
          </table:table-cell>
          <table:table-cell table:style-name="ce8" table:formula="of:=[.D7]+49" office:value-type="date" office:date-value="2013-05-19">
            <text:p>19 May</text:p>
          </table:table-cell>
          <table:table-cell table:style-name="ce13" table:formula="of:=INT(([.Q7]-1)/7)-4" office:value-type="float" office:value="27">
            <text:p>27</text:p>
          </table:table-cell>
          <table:table-cell table:style-name="ce8" table:formula="of:=[.F7]+[.G7]*7+7" office:value-type="date" office:date-value="2013-12-01">
            <text:p>1 Dec</text:p>
          </table:table-cell>
          <table:table-cell table:style-name="ce13" table:formula="of:=OFFSET([.$S$1];[.N7];0) &amp; IF([.M7];&quot; &quot; &amp; OFFSET([.$S$1];[.N7]+1;0);&quot;&quot;)" office:value-type="string" office:string-value="f">
            <text:p>f</text:p>
          </table:table-cell>
          <table:table-cell table:style-name="ce13" table:formula="of:=MOD([.A7];19)+1" office:value-type="float" office:value="19">
            <text:p>19</text:p>
          </table:table-cell>
          <table:table-cell table:style-name="ce13" table:formula="of:=OFFSET([.$T$1];[.J7];0)" office:value-type="string" office:string-value="XVII (s)">
            <text:p>XVII (s)</text:p>
          </table:table-cell>
          <table:table-cell/>
          <table:table-cell table:style-name="ce16" table:formula="of:=ORG.OPENOFFICE.ISLEAPYEAR([.D7])" office:value-type="float" office:value="0">
            <text:p>0</text:p>
          </table:table-cell>
          <table:table-cell table:style-name="ce16" table:formula="of:=WEEKDAY(DATE([.A7];1;1))" office:value-type="float" office:value="3">
            <text:p>3</text:p>
          </table:table-cell>
          <table:table-cell table:style-name="Default" table:number-columns-repeated="2"/>
          <table:table-cell table:style-name="ce18" table:formula="of:=[.R7]-[.F7]" office:value-type="float" office:value="220">
            <text:p>220</text:p>
          </table:table-cell>
          <table:table-cell table:style-name="ce19" table:formula="of:=DATE([.A7];12;25)" office:value-type="date" office:date-value="2013-12-25">
            <text:p>25 Dec</text:p>
          </table:table-cell>
          <table:table-cell office:value-type="string">
            <text:p>c</text:p>
          </table:table-cell>
          <table:table-cell table:formula="of:=[.W7] &amp; &quot; (&quot; &amp; [.V7] &amp; &quot;)&quot;" office:value-type="string" office:string-value="XXIV (E)">
            <text:p>XXIV (E)</text:p>
          </table:table-cell>
          <table:table-cell office:value-type="string">
            <text:p>f</text:p>
          </table:table-cell>
          <table:table-cell office:value-type="string">
            <text:p>E</text:p>
          </table:table-cell>
          <table:table-cell office:value-type="string">
            <text:p>XXIV</text:p>
          </table:table-cell>
          <table:table-cell table:formula="of:=[.X6]+1" office:value-type="float" office:value="6">
            <text:p>6</text:p>
          </table:table-cell>
          <table:table-cell table:number-columns-repeated="235"/>
        </table:table-row>
        <table:table-row table:style-name="ro2">
          <table:table-cell table:style-name="ce3" table:formula="of:=[Sheet2.A7]" office:value-type="float" office:value="2014">
            <text:p>2014</text:p>
          </table:table-cell>
          <table:table-cell table:style-name="ce8" table:formula="of:=[.D8]-63" office:value-type="date" office:date-value="2014-02-16">
            <text:p>16 Feb</text:p>
          </table:table-cell>
          <table:table-cell table:style-name="ce8" table:formula="of:=[.D8]-46" office:value-type="date" office:date-value="2014-03-05">
            <text:p>5 Mar</text:p>
          </table:table-cell>
          <table:table-cell table:style-name="ce8" table:formula="of:=[Sheet2.B7]" office:value-type="date" office:date-value="2014-04-20">
            <text:p>20 Apr</text:p>
          </table:table-cell>
          <table:table-cell table:style-name="ce8" table:formula="of:=[.D8]+39" office:value-type="date" office:date-value="2014-05-29">
            <text:p>29 May</text:p>
          </table:table-cell>
          <table:table-cell table:style-name="ce8" table:formula="of:=[.D8]+49" office:value-type="date" office:date-value="2014-06-08">
            <text:p>8 Jun</text:p>
          </table:table-cell>
          <table:table-cell table:style-name="ce13" table:formula="of:=INT(([.Q8]-1)/7)-4" office:value-type="float" office:value="24">
            <text:p>24</text:p>
          </table:table-cell>
          <table:table-cell table:style-name="ce8" table:formula="of:=[.F8]+[.G8]*7+7" office:value-type="date" office:date-value="2014-11-30">
            <text:p>30 Nov</text:p>
          </table:table-cell>
          <table:table-cell table:style-name="ce13" table:formula="of:=OFFSET([.$S$1];[.N8];0) &amp; IF([.M8];&quot; &quot; &amp; OFFSET([.$S$1];[.N8]+1;0);&quot;&quot;)" office:value-type="string" office:string-value="e">
            <text:p>e</text:p>
          </table:table-cell>
          <table:table-cell table:style-name="ce13" table:formula="of:=MOD([.A8];19)+1" office:value-type="float" office:value="1">
            <text:p>1</text:p>
          </table:table-cell>
          <table:table-cell table:style-name="ce13" table:formula="of:=OFFSET([.$T$1];[.J8];0)" office:value-type="string" office:string-value="XXIX (N)">
            <text:p>XXIX (N)</text:p>
          </table:table-cell>
          <table:table-cell/>
          <table:table-cell table:style-name="ce16" table:formula="of:=ORG.OPENOFFICE.ISLEAPYEAR([.D8])" office:value-type="float" office:value="0">
            <text:p>0</text:p>
          </table:table-cell>
          <table:table-cell table:style-name="ce16" table:formula="of:=WEEKDAY(DATE([.A8];1;1))" office:value-type="float" office:value="4">
            <text:p>4</text:p>
          </table:table-cell>
          <table:table-cell table:style-name="Default" table:number-columns-repeated="2"/>
          <table:table-cell table:style-name="ce18" table:formula="of:=[.R8]-[.F8]" office:value-type="float" office:value="200">
            <text:p>200</text:p>
          </table:table-cell>
          <table:table-cell table:style-name="ce19" table:formula="of:=DATE([.A8];12;25)" office:value-type="date" office:date-value="2014-12-25">
            <text:p>25 Dec</text:p>
          </table:table-cell>
          <table:table-cell office:value-type="string">
            <text:p>b</text:p>
          </table:table-cell>
          <table:table-cell table:formula="of:=[.W8] &amp; &quot; (&quot; &amp; [.V8] &amp; &quot;)&quot;" office:value-type="string" office:string-value="V (e)">
            <text:p>V (e)</text:p>
          </table:table-cell>
          <table:table-cell office:value-type="string">
            <text:p>g</text:p>
          </table:table-cell>
          <table:table-cell office:value-type="string">
            <text:p>e</text:p>
          </table:table-cell>
          <table:table-cell office:value-type="string">
            <text:p>V</text:p>
          </table:table-cell>
          <table:table-cell table:formula="of:=[.X7]+1" office:value-type="float" office:value="7">
            <text:p>7</text:p>
          </table:table-cell>
          <table:table-cell table:number-columns-repeated="235"/>
        </table:table-row>
        <table:table-row table:style-name="ro2">
          <table:table-cell table:style-name="ce4" table:formula="of:=[Sheet2.A8]" office:value-type="float" office:value="2015">
            <text:p>2015</text:p>
          </table:table-cell>
          <table:table-cell table:style-name="ce9" table:formula="of:=[.D9]-63" office:value-type="date" office:date-value="2015-02-01">
            <text:p>1 Feb</text:p>
          </table:table-cell>
          <table:table-cell table:style-name="ce9" table:formula="of:=[.D9]-46" office:value-type="date" office:date-value="2015-02-18">
            <text:p>18 Feb</text:p>
          </table:table-cell>
          <table:table-cell table:style-name="ce9" table:formula="of:=[Sheet2.B8]" office:value-type="date" office:date-value="2015-04-05">
            <text:p>5 Apr</text:p>
          </table:table-cell>
          <table:table-cell table:style-name="ce9" table:formula="of:=[.D9]+39" office:value-type="date" office:date-value="2015-05-14">
            <text:p>14 May</text:p>
          </table:table-cell>
          <table:table-cell table:style-name="ce9" table:formula="of:=[.D9]+49" office:value-type="date" office:date-value="2015-05-24">
            <text:p>24 May</text:p>
          </table:table-cell>
          <table:table-cell table:style-name="ce14" table:formula="of:=INT(([.Q9]-1)/7)-4" office:value-type="float" office:value="26">
            <text:p>26</text:p>
          </table:table-cell>
          <table:table-cell table:style-name="ce9" table:formula="of:=[.F9]+[.G9]*7+7" office:value-type="date" office:date-value="2015-11-29">
            <text:p>29 Nov</text:p>
          </table:table-cell>
          <table:table-cell table:style-name="ce14" table:formula="of:=OFFSET([.$S$1];[.N9];0) &amp; IF([.M9];&quot; &quot; &amp; OFFSET([.$S$1];[.N9]+1;0);&quot;&quot;)" office:value-type="string" office:string-value="d">
            <text:p>d</text:p>
          </table:table-cell>
          <table:table-cell table:style-name="ce14" table:formula="of:=MOD([.A9];19)+1" office:value-type="float" office:value="2">
            <text:p>2</text:p>
          </table:table-cell>
          <table:table-cell table:style-name="ce14" table:formula="of:=OFFSET([.$T$1];[.J9];0)" office:value-type="string" office:string-value="X (k)">
            <text:p>X (k)</text:p>
          </table:table-cell>
          <table:table-cell/>
          <table:table-cell table:style-name="ce16" table:formula="of:=ORG.OPENOFFICE.ISLEAPYEAR([.D9])" office:value-type="float" office:value="0">
            <text:p>0</text:p>
          </table:table-cell>
          <table:table-cell table:style-name="ce16" table:formula="of:=WEEKDAY(DATE([.A9];1;1))" office:value-type="float" office:value="5">
            <text:p>5</text:p>
          </table:table-cell>
          <table:table-cell table:style-name="Default" table:number-columns-repeated="2"/>
          <table:table-cell table:style-name="ce18" table:formula="of:=[.R9]-[.F9]" office:value-type="float" office:value="215">
            <text:p>215</text:p>
          </table:table-cell>
          <table:table-cell table:style-name="ce19" table:formula="of:=DATE([.A9];12;25)" office:value-type="date" office:date-value="2015-12-25">
            <text:p>25 Dec</text:p>
          </table:table-cell>
          <table:table-cell office:value-type="string">
            <text:p>A</text:p>
          </table:table-cell>
          <table:table-cell table:formula="of:=[.W9] &amp; &quot; (&quot; &amp; [.V9] &amp; &quot;)&quot;" office:value-type="string" office:string-value="XVI (r)">
            <text:p>XVI (r)</text:p>
          </table:table-cell>
          <table:table-cell office:value-type="string">
            <text:p>h</text:p>
          </table:table-cell>
          <table:table-cell office:value-type="string">
            <text:p>r</text:p>
          </table:table-cell>
          <table:table-cell office:value-type="string">
            <text:p>XVI</text:p>
          </table:table-cell>
          <table:table-cell table:formula="of:=[.X8]+1" office:value-type="float" office:value="8">
            <text:p>8</text:p>
          </table:table-cell>
          <table:table-cell table:number-columns-repeated="235"/>
        </table:table-row>
        <table:table-row table:style-name="ro2">
          <table:table-cell table:style-name="ce2" table:formula="of:=[Sheet2.A9]" office:value-type="float" office:value="2016">
            <text:p>2016</text:p>
          </table:table-cell>
          <table:table-cell table:style-name="ce7" table:formula="of:=[.D10]-63" office:value-type="date" office:date-value="2016-01-24">
            <text:p>24 Jan</text:p>
          </table:table-cell>
          <table:table-cell table:style-name="ce7" table:formula="of:=[.D10]-46" office:value-type="date" office:date-value="2016-02-10">
            <text:p>10 Feb</text:p>
          </table:table-cell>
          <table:table-cell table:style-name="ce7" table:formula="of:=[Sheet2.B9]" office:value-type="date" office:date-value="2016-03-27">
            <text:p>27 Mar</text:p>
          </table:table-cell>
          <table:table-cell table:style-name="ce7" table:formula="of:=[.D10]+39" office:value-type="date" office:date-value="2016-05-05">
            <text:p>5 May</text:p>
          </table:table-cell>
          <table:table-cell table:style-name="ce7" table:formula="of:=[.D10]+49" office:value-type="date" office:date-value="2016-05-15">
            <text:p>15 May</text:p>
          </table:table-cell>
          <table:table-cell table:style-name="ce12" table:formula="of:=INT(([.Q10]-1)/7)-4" office:value-type="float" office:value="27">
            <text:p>27</text:p>
          </table:table-cell>
          <table:table-cell table:style-name="ce7" table:formula="of:=[.F10]+[.G10]*7+7" office:value-type="date" office:date-value="2016-11-27">
            <text:p>27 Nov</text:p>
          </table:table-cell>
          <table:table-cell table:style-name="ce13" table:formula="of:=OFFSET([.$S$1];[.N10];0) &amp; IF([.M10];&quot; &quot; &amp; OFFSET([.$S$1];[.N10]+1;0);&quot;&quot;)" office:value-type="string" office:string-value="c b">
            <text:p>c b</text:p>
          </table:table-cell>
          <table:table-cell table:style-name="ce12" table:formula="of:=MOD([.A10];19)+1" office:value-type="float" office:value="3">
            <text:p>3</text:p>
          </table:table-cell>
          <table:table-cell table:style-name="ce12" table:formula="of:=OFFSET([.$T$1];[.J10];0)" office:value-type="string" office:string-value="XXI (B)">
            <text:p>XXI (B)</text:p>
          </table:table-cell>
          <table:table-cell/>
          <table:table-cell table:style-name="ce16" table:formula="of:=ORG.OPENOFFICE.ISLEAPYEAR([.D10])" office:value-type="float" office:value="1">
            <text:p>1</text:p>
          </table:table-cell>
          <table:table-cell table:style-name="ce16" table:formula="of:=WEEKDAY(DATE([.A10];1;1))" office:value-type="float" office:value="6">
            <text:p>6</text:p>
          </table:table-cell>
          <table:table-cell table:style-name="Default" table:number-columns-repeated="2"/>
          <table:table-cell table:style-name="ce18" table:formula="of:=[.R10]-[.F10]" office:value-type="float" office:value="224">
            <text:p>224</text:p>
          </table:table-cell>
          <table:table-cell table:style-name="ce19" table:formula="of:=DATE([.A10];12;25)" office:value-type="date" office:date-value="2016-12-25">
            <text:p>25 Dec</text:p>
          </table:table-cell>
          <table:table-cell/>
          <table:table-cell table:formula="of:=[.W10] &amp; &quot; (&quot; &amp; [.V10] &amp; &quot;)&quot;" office:value-type="string" office:string-value="XXVII (H)">
            <text:p>XXVII (H)</text:p>
          </table:table-cell>
          <table:table-cell office:value-type="string">
            <text:p>i</text:p>
          </table:table-cell>
          <table:table-cell office:value-type="string">
            <text:p>H</text:p>
          </table:table-cell>
          <table:table-cell office:value-type="string">
            <text:p>XXVII</text:p>
          </table:table-cell>
          <table:table-cell table:formula="of:=[.X9]+1" office:value-type="float" office:value="9">
            <text:p>9</text:p>
          </table:table-cell>
          <table:table-cell table:number-columns-repeated="235"/>
        </table:table-row>
        <table:table-row table:style-name="ro2">
          <table:table-cell table:style-name="ce3" table:formula="of:=[Sheet2.A10]" office:value-type="float" office:value="2017">
            <text:p>2017</text:p>
          </table:table-cell>
          <table:table-cell table:style-name="ce8" table:formula="of:=[.D11]-63" office:value-type="date" office:date-value="2017-02-12">
            <text:p>12 Feb</text:p>
          </table:table-cell>
          <table:table-cell table:style-name="ce8" table:formula="of:=[.D11]-46" office:value-type="date" office:date-value="2017-03-01">
            <text:p>1 Mar</text:p>
          </table:table-cell>
          <table:table-cell table:style-name="ce8" table:formula="of:=[Sheet2.B10]" office:value-type="date" office:date-value="2017-04-16">
            <text:p>16 Apr</text:p>
          </table:table-cell>
          <table:table-cell table:style-name="ce8" table:formula="of:=[.D11]+39" office:value-type="date" office:date-value="2017-05-25">
            <text:p>25 May</text:p>
          </table:table-cell>
          <table:table-cell table:style-name="ce8" table:formula="of:=[.D11]+49" office:value-type="date" office:date-value="2017-06-04">
            <text:p>4 Jun</text:p>
          </table:table-cell>
          <table:table-cell table:style-name="ce13" table:formula="of:=INT(([.Q11]-1)/7)-4" office:value-type="float" office:value="25">
            <text:p>25</text:p>
          </table:table-cell>
          <table:table-cell table:style-name="ce8" table:formula="of:=[.F11]+[.G11]*7+7" office:value-type="date" office:date-value="2017-12-03">
            <text:p>3 Dec</text:p>
          </table:table-cell>
          <table:table-cell table:style-name="ce13" table:formula="of:=OFFSET([.$S$1];[.N11];0) &amp; IF([.M11];&quot; &quot; &amp; OFFSET([.$S$1];[.N11]+1;0);&quot;&quot;)" office:value-type="string" office:string-value="A">
            <text:p>A</text:p>
          </table:table-cell>
          <table:table-cell table:style-name="ce13" table:formula="of:=MOD([.A11];19)+1" office:value-type="float" office:value="4">
            <text:p>4</text:p>
          </table:table-cell>
          <table:table-cell table:style-name="ce13" table:formula="of:=OFFSET([.$T$1];[.J11];0)" office:value-type="string" office:string-value="II (b)">
            <text:p>II (b)</text:p>
          </table:table-cell>
          <table:table-cell/>
          <table:table-cell table:style-name="ce16" table:formula="of:=ORG.OPENOFFICE.ISLEAPYEAR([.D11])" office:value-type="float" office:value="0">
            <text:p>0</text:p>
          </table:table-cell>
          <table:table-cell table:style-name="ce16" table:formula="of:=WEEKDAY(DATE([.A11];1;1))" office:value-type="float" office:value="1">
            <text:p>1</text:p>
          </table:table-cell>
          <table:table-cell table:style-name="Default" table:number-columns-repeated="2"/>
          <table:table-cell table:style-name="ce18" table:formula="of:=[.R11]-[.F11]" office:value-type="float" office:value="204">
            <text:p>204</text:p>
          </table:table-cell>
          <table:table-cell table:style-name="ce19" table:formula="of:=DATE([.A11];12;25)" office:value-type="date" office:date-value="2017-12-25">
            <text:p>25 Dec</text:p>
          </table:table-cell>
          <table:table-cell/>
          <table:table-cell table:formula="of:=[.W11] &amp; &quot; (&quot; &amp; [.V11] &amp; &quot;)&quot;" office:value-type="string" office:string-value="VIII (h)">
            <text:p>VIII (h)</text:p>
          </table:table-cell>
          <table:table-cell office:value-type="string">
            <text:p>j</text:p>
          </table:table-cell>
          <table:table-cell office:value-type="string">
            <text:p>h</text:p>
          </table:table-cell>
          <table:table-cell office:value-type="string">
            <text:p>VIII</text:p>
          </table:table-cell>
          <table:table-cell table:formula="of:=[.X10]+1" office:value-type="float" office:value="10">
            <text:p>10</text:p>
          </table:table-cell>
          <table:table-cell table:number-columns-repeated="235"/>
        </table:table-row>
        <table:table-row table:style-name="ro2">
          <table:table-cell table:style-name="ce3" table:formula="of:=[Sheet2.A11]" office:value-type="float" office:value="2018">
            <text:p>2018</text:p>
          </table:table-cell>
          <table:table-cell table:style-name="ce8" table:formula="of:=[.D12]-63" office:value-type="date" office:date-value="2018-01-28">
            <text:p>28 Jan</text:p>
          </table:table-cell>
          <table:table-cell table:style-name="ce8" table:formula="of:=[.D12]-46" office:value-type="date" office:date-value="2018-02-14">
            <text:p>14 Feb</text:p>
          </table:table-cell>
          <table:table-cell table:style-name="ce8" table:formula="of:=[Sheet2.B11]" office:value-type="date" office:date-value="2018-04-01">
            <text:p>1 Apr</text:p>
          </table:table-cell>
          <table:table-cell table:style-name="ce8" table:formula="of:=[.D12]+39" office:value-type="date" office:date-value="2018-05-10">
            <text:p>10 May</text:p>
          </table:table-cell>
          <table:table-cell table:style-name="ce8" table:formula="of:=[.D12]+49" office:value-type="date" office:date-value="2018-05-20">
            <text:p>20 May</text:p>
          </table:table-cell>
          <table:table-cell table:style-name="ce13" table:formula="of:=INT(([.Q12]-1)/7)-4" office:value-type="float" office:value="27">
            <text:p>27</text:p>
          </table:table-cell>
          <table:table-cell table:style-name="ce8" table:formula="of:=[.F12]+[.G12]*7+7" office:value-type="date" office:date-value="2018-12-02">
            <text:p>2 Dec</text:p>
          </table:table-cell>
          <table:table-cell table:style-name="ce13" table:formula="of:=OFFSET([.$S$1];[.N12];0) &amp; IF([.M12];&quot; &quot; &amp; OFFSET([.$S$1];[.N12]+1;0);&quot;&quot;)" office:value-type="string" office:string-value="g">
            <text:p>g</text:p>
          </table:table-cell>
          <table:table-cell table:style-name="ce13" table:formula="of:=MOD([.A12];19)+1" office:value-type="float" office:value="5">
            <text:p>5</text:p>
          </table:table-cell>
          <table:table-cell table:style-name="ce13" table:formula="of:=OFFSET([.$T$1];[.J12];0)" office:value-type="string" office:string-value="XIII (n)">
            <text:p>XIII (n)</text:p>
          </table:table-cell>
          <table:table-cell/>
          <table:table-cell table:style-name="ce16" table:formula="of:=ORG.OPENOFFICE.ISLEAPYEAR([.D12])" office:value-type="float" office:value="0">
            <text:p>0</text:p>
          </table:table-cell>
          <table:table-cell table:style-name="ce16" table:formula="of:=WEEKDAY(DATE([.A12];1;1))" office:value-type="float" office:value="2">
            <text:p>2</text:p>
          </table:table-cell>
          <table:table-cell table:style-name="Default" table:number-columns-repeated="2"/>
          <table:table-cell table:style-name="ce18" table:formula="of:=[.R12]-[.F12]" office:value-type="float" office:value="219">
            <text:p>219</text:p>
          </table:table-cell>
          <table:table-cell table:style-name="ce19" table:formula="of:=DATE([.A12];12;25)" office:value-type="date" office:date-value="2018-12-25">
            <text:p>25 Dec</text:p>
          </table:table-cell>
          <table:table-cell/>
          <table:table-cell table:formula="of:=[.W12] &amp; &quot; (&quot; &amp; [.V12] &amp; &quot;)&quot;" office:value-type="string" office:string-value="XIX (u)">
            <text:p>XIX (u)</text:p>
          </table:table-cell>
          <table:table-cell office:value-type="string">
            <text:p>k</text:p>
          </table:table-cell>
          <table:table-cell office:value-type="string">
            <text:p>u</text:p>
          </table:table-cell>
          <table:table-cell office:value-type="string">
            <text:p>XIX</text:p>
          </table:table-cell>
          <table:table-cell table:formula="of:=[.X11]+1" office:value-type="float" office:value="11">
            <text:p>11</text:p>
          </table:table-cell>
          <table:table-cell table:number-columns-repeated="235"/>
        </table:table-row>
        <table:table-row table:style-name="ro2">
          <table:table-cell table:style-name="ce4" table:formula="of:=[Sheet2.A12]" office:value-type="float" office:value="2019">
            <text:p>2019</text:p>
          </table:table-cell>
          <table:table-cell table:style-name="ce9" table:formula="of:=[.D13]-63" office:value-type="date" office:date-value="2019-02-17">
            <text:p>17 Feb</text:p>
          </table:table-cell>
          <table:table-cell table:style-name="ce9" table:formula="of:=[.D13]-46" office:value-type="date" office:date-value="2019-03-06">
            <text:p>6 Mar</text:p>
          </table:table-cell>
          <table:table-cell table:style-name="ce9" table:formula="of:=[Sheet2.B12]" office:value-type="date" office:date-value="2019-04-21">
            <text:p>21 Apr</text:p>
          </table:table-cell>
          <table:table-cell table:style-name="ce9" table:formula="of:=[.D13]+39" office:value-type="date" office:date-value="2019-05-30">
            <text:p>30 May</text:p>
          </table:table-cell>
          <table:table-cell table:style-name="ce9" table:formula="of:=[.D13]+49" office:value-type="date" office:date-value="2019-06-09">
            <text:p>9 Jun</text:p>
          </table:table-cell>
          <table:table-cell table:style-name="ce14" table:formula="of:=INT(([.Q13]-1)/7)-4" office:value-type="float" office:value="24">
            <text:p>24</text:p>
          </table:table-cell>
          <table:table-cell table:style-name="ce9" table:formula="of:=[.F13]+[.G13]*7+7" office:value-type="date" office:date-value="2019-12-01">
            <text:p>1 Dec</text:p>
          </table:table-cell>
          <table:table-cell table:style-name="ce14" table:formula="of:=OFFSET([.$S$1];[.N13];0) &amp; IF([.M13];&quot; &quot; &amp; OFFSET([.$S$1];[.N13]+1;0);&quot;&quot;)" office:value-type="string" office:string-value="f">
            <text:p>f</text:p>
          </table:table-cell>
          <table:table-cell table:style-name="ce14" table:formula="of:=MOD([.A13];19)+1" office:value-type="float" office:value="6">
            <text:p>6</text:p>
          </table:table-cell>
          <table:table-cell table:style-name="ce14" table:formula="of:=OFFSET([.$T$1];[.J13];0)" office:value-type="string" office:string-value="XXIV (E)">
            <text:p>XXIV (E)</text:p>
          </table:table-cell>
          <table:table-cell/>
          <table:table-cell table:style-name="ce16" table:formula="of:=ORG.OPENOFFICE.ISLEAPYEAR([.D13])" office:value-type="float" office:value="0">
            <text:p>0</text:p>
          </table:table-cell>
          <table:table-cell table:style-name="ce16" table:formula="of:=WEEKDAY(DATE([.A13];1;1))" office:value-type="float" office:value="3">
            <text:p>3</text:p>
          </table:table-cell>
          <table:table-cell table:style-name="Default" table:number-columns-repeated="2"/>
          <table:table-cell table:style-name="ce18" table:formula="of:=[.R13]-[.F13]" office:value-type="float" office:value="199">
            <text:p>199</text:p>
          </table:table-cell>
          <table:table-cell table:style-name="ce19" table:formula="of:=DATE([.A13];12;25)" office:value-type="date" office:date-value="2019-12-25">
            <text:p>25 Dec</text:p>
          </table:table-cell>
          <table:table-cell/>
          <table:table-cell table:formula="of:=[.W13] &amp; &quot; (&quot; &amp; [.V13] &amp; &quot;)&quot;" office:value-type="string" office:string-value="* (P)">
            <text:p>* (P)</text:p>
          </table:table-cell>
          <table:table-cell office:value-type="string">
            <text:p>l</text:p>
          </table:table-cell>
          <table:table-cell office:value-type="string">
            <text:p>P</text:p>
          </table:table-cell>
          <table:table-cell office:value-type="string">
            <text:p>*</text:p>
          </table:table-cell>
          <table:table-cell table:formula="of:=[.X12]+1" office:value-type="float" office:value="12">
            <text:p>12</text:p>
          </table:table-cell>
          <table:table-cell table:number-columns-repeated="235"/>
        </table:table-row>
        <table:table-row table:style-name="ro2">
          <table:table-cell table:style-name="ce2" table:formula="of:=[Sheet2.A13]" office:value-type="float" office:value="2020">
            <text:p>2020</text:p>
          </table:table-cell>
          <table:table-cell table:style-name="ce7" table:formula="of:=[.D14]-63" office:value-type="date" office:date-value="2020-02-09">
            <text:p>9 Feb</text:p>
          </table:table-cell>
          <table:table-cell table:style-name="ce7" table:formula="of:=[.D14]-46" office:value-type="date" office:date-value="2020-02-26">
            <text:p>26 Feb</text:p>
          </table:table-cell>
          <table:table-cell table:style-name="ce7" table:formula="of:=[Sheet2.B13]" office:value-type="date" office:date-value="2020-04-12">
            <text:p>12 Apr</text:p>
          </table:table-cell>
          <table:table-cell table:style-name="ce7" table:formula="of:=[.D14]+39" office:value-type="date" office:date-value="2020-05-21">
            <text:p>21 May</text:p>
          </table:table-cell>
          <table:table-cell table:style-name="ce7" table:formula="of:=[.D14]+49" office:value-type="date" office:date-value="2020-05-31">
            <text:p>31 May</text:p>
          </table:table-cell>
          <table:table-cell table:style-name="ce12" table:formula="of:=INT(([.Q14]-1)/7)-4" office:value-type="float" office:value="25">
            <text:p>25</text:p>
          </table:table-cell>
          <table:table-cell table:style-name="ce7" table:formula="of:=[.F14]+[.G14]*7+7" office:value-type="date" office:date-value="2020-11-29">
            <text:p>29 Nov</text:p>
          </table:table-cell>
          <table:table-cell table:style-name="ce13" table:formula="of:=OFFSET([.$S$1];[.N14];0) &amp; IF([.M14];&quot; &quot; &amp; OFFSET([.$S$1];[.N14]+1;0);&quot;&quot;)" office:value-type="string" office:string-value="e d">
            <text:p>e d</text:p>
          </table:table-cell>
          <table:table-cell table:style-name="ce12" table:formula="of:=MOD([.A14];19)+1" office:value-type="float" office:value="7">
            <text:p>7</text:p>
          </table:table-cell>
          <table:table-cell table:style-name="ce12" table:formula="of:=OFFSET([.$T$1];[.J14];0)" office:value-type="string" office:string-value="V (e)">
            <text:p>V (e)</text:p>
          </table:table-cell>
          <table:table-cell/>
          <table:table-cell table:style-name="ce16" table:formula="of:=ORG.OPENOFFICE.ISLEAPYEAR([.D14])" office:value-type="float" office:value="1">
            <text:p>1</text:p>
          </table:table-cell>
          <table:table-cell table:style-name="ce16" table:formula="of:=WEEKDAY(DATE([.A14];1;1))" office:value-type="float" office:value="4">
            <text:p>4</text:p>
          </table:table-cell>
          <table:table-cell table:style-name="Default" table:number-columns-repeated="2"/>
          <table:table-cell table:style-name="ce18" table:formula="of:=[.R14]-[.F14]" office:value-type="float" office:value="208">
            <text:p>208</text:p>
          </table:table-cell>
          <table:table-cell table:style-name="ce19" table:formula="of:=DATE([.A14];12;25)" office:value-type="date" office:date-value="2020-12-25">
            <text:p>25 Dec</text:p>
          </table:table-cell>
          <table:table-cell/>
          <table:table-cell table:formula="of:=[.W14] &amp; &quot; (&quot; &amp; [.V14] &amp; &quot;)&quot;" office:value-type="string" office:string-value="XI (l)">
            <text:p>XI (l)</text:p>
          </table:table-cell>
          <table:table-cell office:value-type="string">
            <text:p>m</text:p>
          </table:table-cell>
          <table:table-cell office:value-type="string">
            <text:p>l</text:p>
          </table:table-cell>
          <table:table-cell office:value-type="string">
            <text:p>XI</text:p>
          </table:table-cell>
          <table:table-cell table:formula="of:=[.X13]+1" office:value-type="float" office:value="13">
            <text:p>13</text:p>
          </table:table-cell>
          <table:table-cell table:number-columns-repeated="235"/>
        </table:table-row>
        <table:table-row table:style-name="ro2">
          <table:table-cell table:style-name="ce3" table:formula="of:=[Sheet2.A14]" office:value-type="float" office:value="2021">
            <text:p>2021</text:p>
          </table:table-cell>
          <table:table-cell table:style-name="ce8" table:formula="of:=[.D15]-63" office:value-type="date" office:date-value="2021-01-31">
            <text:p>31 Jan</text:p>
          </table:table-cell>
          <table:table-cell table:style-name="ce8" table:formula="of:=[.D15]-46" office:value-type="date" office:date-value="2021-02-17">
            <text:p>17 Feb</text:p>
          </table:table-cell>
          <table:table-cell table:style-name="ce8" table:formula="of:=[Sheet2.B14]" office:value-type="date" office:date-value="2021-04-04">
            <text:p>4 Apr</text:p>
          </table:table-cell>
          <table:table-cell table:style-name="ce8" table:formula="of:=[.D15]+39" office:value-type="date" office:date-value="2021-05-13">
            <text:p>13 May</text:p>
          </table:table-cell>
          <table:table-cell table:style-name="ce8" table:formula="of:=[.D15]+49" office:value-type="date" office:date-value="2021-05-23">
            <text:p>23 May</text:p>
          </table:table-cell>
          <table:table-cell table:style-name="ce13" table:formula="of:=INT(([.Q15]-1)/7)-4" office:value-type="float" office:value="26">
            <text:p>26</text:p>
          </table:table-cell>
          <table:table-cell table:style-name="ce8" table:formula="of:=[.F15]+[.G15]*7+7" office:value-type="date" office:date-value="2021-11-28">
            <text:p>28 Nov</text:p>
          </table:table-cell>
          <table:table-cell table:style-name="ce13" table:formula="of:=OFFSET([.$S$1];[.N15];0) &amp; IF([.M15];&quot; &quot; &amp; OFFSET([.$S$1];[.N15]+1;0);&quot;&quot;)" office:value-type="string" office:string-value="c">
            <text:p>c</text:p>
          </table:table-cell>
          <table:table-cell table:style-name="ce13" table:formula="of:=MOD([.A15];19)+1" office:value-type="float" office:value="8">
            <text:p>8</text:p>
          </table:table-cell>
          <table:table-cell table:style-name="ce13" table:formula="of:=OFFSET([.$T$1];[.J15];0)" office:value-type="string" office:string-value="XVI (r)">
            <text:p>XVI (r)</text:p>
          </table:table-cell>
          <table:table-cell/>
          <table:table-cell table:style-name="ce16" table:formula="of:=ORG.OPENOFFICE.ISLEAPYEAR([.D15])" office:value-type="float" office:value="0">
            <text:p>0</text:p>
          </table:table-cell>
          <table:table-cell table:style-name="ce16" table:formula="of:=WEEKDAY(DATE([.A15];1;1))" office:value-type="float" office:value="6">
            <text:p>6</text:p>
          </table:table-cell>
          <table:table-cell table:style-name="Default" table:number-columns-repeated="2"/>
          <table:table-cell table:style-name="ce18" table:formula="of:=[.R15]-[.F15]" office:value-type="float" office:value="216">
            <text:p>216</text:p>
          </table:table-cell>
          <table:table-cell table:style-name="ce19" table:formula="of:=DATE([.A15];12;25)" office:value-type="date" office:date-value="2021-12-25">
            <text:p>25 Dec</text:p>
          </table:table-cell>
          <table:table-cell/>
          <table:table-cell table:formula="of:=[.W15] &amp; &quot; (&quot; &amp; [.V15] &amp; &quot;)&quot;" office:value-type="string" office:string-value="XXII (C)">
            <text:p>XXII (C)</text:p>
          </table:table-cell>
          <table:table-cell office:value-type="string">
            <text:p>n</text:p>
          </table:table-cell>
          <table:table-cell office:value-type="string">
            <text:p>C</text:p>
          </table:table-cell>
          <table:table-cell office:value-type="string">
            <text:p>XXII</text:p>
          </table:table-cell>
          <table:table-cell table:formula="of:=[.X14]+1" office:value-type="float" office:value="14">
            <text:p>14</text:p>
          </table:table-cell>
          <table:table-cell table:number-columns-repeated="235"/>
        </table:table-row>
        <table:table-row table:style-name="ro2">
          <table:table-cell table:style-name="ce3" table:formula="of:=[Sheet2.A15]" office:value-type="float" office:value="2022">
            <text:p>2022</text:p>
          </table:table-cell>
          <table:table-cell table:style-name="ce8" table:formula="of:=[.D16]-63" office:value-type="date" office:date-value="2022-02-13">
            <text:p>13 Feb</text:p>
          </table:table-cell>
          <table:table-cell table:style-name="ce8" table:formula="of:=[.D16]-46" office:value-type="date" office:date-value="2022-03-02">
            <text:p>2 Mar</text:p>
          </table:table-cell>
          <table:table-cell table:style-name="ce8" table:formula="of:=[Sheet2.B15]" office:value-type="date" office:date-value="2022-04-17">
            <text:p>17 Apr</text:p>
          </table:table-cell>
          <table:table-cell table:style-name="ce8" table:formula="of:=[.D16]+39" office:value-type="date" office:date-value="2022-05-26">
            <text:p>26 May</text:p>
          </table:table-cell>
          <table:table-cell table:style-name="ce8" table:formula="of:=[.D16]+49" office:value-type="date" office:date-value="2022-06-05">
            <text:p>5 Jun</text:p>
          </table:table-cell>
          <table:table-cell table:style-name="ce13" table:formula="of:=INT(([.Q16]-1)/7)-4" office:value-type="float" office:value="24">
            <text:p>24</text:p>
          </table:table-cell>
          <table:table-cell table:style-name="ce8" table:formula="of:=[.F16]+[.G16]*7+7" office:value-type="date" office:date-value="2022-11-27">
            <text:p>27 Nov</text:p>
          </table:table-cell>
          <table:table-cell table:style-name="ce13" table:formula="of:=OFFSET([.$S$1];[.N16];0) &amp; IF([.M16];&quot; &quot; &amp; OFFSET([.$S$1];[.N16]+1;0);&quot;&quot;)" office:value-type="string" office:string-value="b">
            <text:p>b</text:p>
          </table:table-cell>
          <table:table-cell table:style-name="ce13" table:formula="of:=MOD([.A16];19)+1" office:value-type="float" office:value="9">
            <text:p>9</text:p>
          </table:table-cell>
          <table:table-cell table:style-name="ce13" table:formula="of:=OFFSET([.$T$1];[.J16];0)" office:value-type="string" office:string-value="XXVII (H)">
            <text:p>XXVII (H)</text:p>
          </table:table-cell>
          <table:table-cell/>
          <table:table-cell table:style-name="ce16" table:formula="of:=ORG.OPENOFFICE.ISLEAPYEAR([.D16])" office:value-type="float" office:value="0">
            <text:p>0</text:p>
          </table:table-cell>
          <table:table-cell table:style-name="ce16" table:formula="of:=WEEKDAY(DATE([.A16];1;1))" office:value-type="float" office:value="7">
            <text:p>7</text:p>
          </table:table-cell>
          <table:table-cell table:style-name="Default" table:number-columns-repeated="2"/>
          <table:table-cell table:style-name="ce18" table:formula="of:=[.R16]-[.F16]" office:value-type="float" office:value="203">
            <text:p>203</text:p>
          </table:table-cell>
          <table:table-cell table:style-name="ce19" table:formula="of:=DATE([.A16];12;25)" office:value-type="date" office:date-value="2022-12-25">
            <text:p>25 Dec</text:p>
          </table:table-cell>
          <table:table-cell/>
          <table:table-cell table:formula="of:=[.W16] &amp; &quot; (&quot; &amp; [.V16] &amp; &quot;)&quot;" office:value-type="string" office:string-value="III (c)">
            <text:p>III (c)</text:p>
          </table:table-cell>
          <table:table-cell office:value-type="string">
            <text:p>o</text:p>
          </table:table-cell>
          <table:table-cell office:value-type="string">
            <text:p>c</text:p>
          </table:table-cell>
          <table:table-cell office:value-type="string">
            <text:p>III</text:p>
          </table:table-cell>
          <table:table-cell table:formula="of:=[.X15]+1" office:value-type="float" office:value="15">
            <text:p>15</text:p>
          </table:table-cell>
          <table:table-cell table:number-columns-repeated="235"/>
        </table:table-row>
        <table:table-row table:style-name="ro2">
          <table:table-cell table:style-name="ce4" table:formula="of:=[Sheet2.A16]" office:value-type="float" office:value="2023">
            <text:p>2023</text:p>
          </table:table-cell>
          <table:table-cell table:style-name="ce9" table:formula="of:=[.D17]-63" office:value-type="date" office:date-value="2023-02-05">
            <text:p>5 Feb</text:p>
          </table:table-cell>
          <table:table-cell table:style-name="ce9" table:formula="of:=[.D17]-46" office:value-type="date" office:date-value="2023-02-22">
            <text:p>22 Feb</text:p>
          </table:table-cell>
          <table:table-cell table:style-name="ce9" table:formula="of:=[Sheet2.B16]" office:value-type="date" office:date-value="2023-04-09">
            <text:p>9 Apr</text:p>
          </table:table-cell>
          <table:table-cell table:style-name="ce9" table:formula="of:=[.D17]+39" office:value-type="date" office:date-value="2023-05-18">
            <text:p>18 May</text:p>
          </table:table-cell>
          <table:table-cell table:style-name="ce9" table:formula="of:=[.D17]+49" office:value-type="date" office:date-value="2023-05-28">
            <text:p>28 May</text:p>
          </table:table-cell>
          <table:table-cell table:style-name="ce14" table:formula="of:=INT(([.Q17]-1)/7)-4" office:value-type="float" office:value="26">
            <text:p>26</text:p>
          </table:table-cell>
          <table:table-cell table:style-name="ce9" table:formula="of:=[.F17]+[.G17]*7+7" office:value-type="date" office:date-value="2023-12-03">
            <text:p>3 Dec</text:p>
          </table:table-cell>
          <table:table-cell table:style-name="ce14" table:formula="of:=OFFSET([.$S$1];[.N17];0) &amp; IF([.M17];&quot; &quot; &amp; OFFSET([.$S$1];[.N17]+1;0);&quot;&quot;)" office:value-type="string" office:string-value="A">
            <text:p>A</text:p>
          </table:table-cell>
          <table:table-cell table:style-name="ce14" table:formula="of:=MOD([.A17];19)+1" office:value-type="float" office:value="10">
            <text:p>10</text:p>
          </table:table-cell>
          <table:table-cell table:style-name="ce14" table:formula="of:=OFFSET([.$T$1];[.J17];0)" office:value-type="string" office:string-value="VIII (h)">
            <text:p>VIII (h)</text:p>
          </table:table-cell>
          <table:table-cell/>
          <table:table-cell table:style-name="ce16" table:formula="of:=ORG.OPENOFFICE.ISLEAPYEAR([.D17])" office:value-type="float" office:value="0">
            <text:p>0</text:p>
          </table:table-cell>
          <table:table-cell table:style-name="ce16" table:formula="of:=WEEKDAY(DATE([.A17];1;1))" office:value-type="float" office:value="1">
            <text:p>1</text:p>
          </table:table-cell>
          <table:table-cell table:style-name="Default" table:number-columns-repeated="2"/>
          <table:table-cell table:style-name="ce18" table:formula="of:=[.R17]-[.F17]" office:value-type="float" office:value="211">
            <text:p>211</text:p>
          </table:table-cell>
          <table:table-cell table:style-name="ce19" table:formula="of:=DATE([.A17];12;25)" office:value-type="date" office:date-value="2023-12-25">
            <text:p>25 Dec</text:p>
          </table:table-cell>
          <table:table-cell/>
          <table:table-cell table:formula="of:=[.W17] &amp; &quot; (&quot; &amp; [.V17] &amp; &quot;)&quot;" office:value-type="string" office:string-value="XIV (p)">
            <text:p>XIV (p)</text:p>
          </table:table-cell>
          <table:table-cell table:number-columns-repeated="2" office:value-type="string">
            <text:p>p</text:p>
          </table:table-cell>
          <table:table-cell office:value-type="string">
            <text:p>XIV</text:p>
          </table:table-cell>
          <table:table-cell table:formula="of:=[.X16]+1" office:value-type="float" office:value="16">
            <text:p>16</text:p>
          </table:table-cell>
          <table:table-cell table:number-columns-repeated="235"/>
        </table:table-row>
        <table:table-row table:style-name="ro2">
          <table:table-cell table:style-name="ce2" table:formula="of:=[Sheet2.A17]" office:value-type="float" office:value="2024">
            <text:p>2024</text:p>
          </table:table-cell>
          <table:table-cell table:style-name="ce7" table:formula="of:=[.D18]-63" office:value-type="date" office:date-value="2024-01-28">
            <text:p>28 Jan</text:p>
          </table:table-cell>
          <table:table-cell table:style-name="ce7" table:formula="of:=[.D18]-46" office:value-type="date" office:date-value="2024-02-14">
            <text:p>14 Feb</text:p>
          </table:table-cell>
          <table:table-cell table:style-name="ce7" table:formula="of:=[Sheet2.B17]" office:value-type="date" office:date-value="2024-03-31">
            <text:p>31 Mar</text:p>
          </table:table-cell>
          <table:table-cell table:style-name="ce7" table:formula="of:=[.D18]+39" office:value-type="date" office:date-value="2024-05-09">
            <text:p>9 May</text:p>
          </table:table-cell>
          <table:table-cell table:style-name="ce7" table:formula="of:=[.D18]+49" office:value-type="date" office:date-value="2024-05-19">
            <text:p>19 May</text:p>
          </table:table-cell>
          <table:table-cell table:style-name="ce12" table:formula="of:=INT(([.Q18]-1)/7)-4" office:value-type="float" office:value="27">
            <text:p>27</text:p>
          </table:table-cell>
          <table:table-cell table:style-name="ce7" table:formula="of:=[.F18]+[.G18]*7+7" office:value-type="date" office:date-value="2024-12-01">
            <text:p>1 Dec</text:p>
          </table:table-cell>
          <table:table-cell table:style-name="ce13" table:formula="of:=OFFSET([.$S$1];[.N18];0) &amp; IF([.M18];&quot; &quot; &amp; OFFSET([.$S$1];[.N18]+1;0);&quot;&quot;)" office:value-type="string" office:string-value="g f">
            <text:p>g f</text:p>
          </table:table-cell>
          <table:table-cell table:style-name="ce12" table:formula="of:=MOD([.A18];19)+1" office:value-type="float" office:value="11">
            <text:p>11</text:p>
          </table:table-cell>
          <table:table-cell table:style-name="ce12" table:formula="of:=OFFSET([.$T$1];[.J18];0)" office:value-type="string" office:string-value="XIX (u)">
            <text:p>XIX (u)</text:p>
          </table:table-cell>
          <table:table-cell/>
          <table:table-cell table:style-name="ce16" table:formula="of:=ORG.OPENOFFICE.ISLEAPYEAR([.D18])" office:value-type="float" office:value="1">
            <text:p>1</text:p>
          </table:table-cell>
          <table:table-cell table:style-name="ce16" table:formula="of:=WEEKDAY(DATE([.A18];1;1))" office:value-type="float" office:value="2">
            <text:p>2</text:p>
          </table:table-cell>
          <table:table-cell table:style-name="Default" table:number-columns-repeated="2"/>
          <table:table-cell table:style-name="ce18" table:formula="of:=[.R18]-[.F18]" office:value-type="float" office:value="220">
            <text:p>220</text:p>
          </table:table-cell>
          <table:table-cell table:style-name="ce19" table:formula="of:=DATE([.A18];12;25)" office:value-type="date" office:date-value="2024-12-25">
            <text:p>25 Dec</text:p>
          </table:table-cell>
          <table:table-cell/>
          <table:table-cell table:formula="of:=[.W18] &amp; &quot; (&quot; &amp; [.V18] &amp; &quot;)&quot;" office:value-type="string" office:string-value="25 (F)">
            <text:p>25 (F)</text:p>
          </table:table-cell>
          <table:table-cell office:value-type="string">
            <text:p>q</text:p>
          </table:table-cell>
          <table:table-cell office:value-type="string">
            <text:p>F</text:p>
          </table:table-cell>
          <table:table-cell office:value-type="float" office:value="25">
            <text:p>25</text:p>
          </table:table-cell>
          <table:table-cell table:formula="of:=[.X17]+1" office:value-type="float" office:value="17">
            <text:p>17</text:p>
          </table:table-cell>
          <table:table-cell table:number-columns-repeated="235"/>
        </table:table-row>
        <table:table-row table:style-name="ro2">
          <table:table-cell table:style-name="ce3" table:formula="of:=[Sheet2.A18]" office:value-type="float" office:value="2025">
            <text:p>2025</text:p>
          </table:table-cell>
          <table:table-cell table:style-name="ce8" table:formula="of:=[.D19]-63" office:value-type="date" office:date-value="2025-02-16">
            <text:p>16 Feb</text:p>
          </table:table-cell>
          <table:table-cell table:style-name="ce8" table:formula="of:=[.D19]-46" office:value-type="date" office:date-value="2025-03-05">
            <text:p>5 Mar</text:p>
          </table:table-cell>
          <table:table-cell table:style-name="ce8" table:formula="of:=[Sheet2.B18]" office:value-type="date" office:date-value="2025-04-20">
            <text:p>20 Apr</text:p>
          </table:table-cell>
          <table:table-cell table:style-name="ce8" table:formula="of:=[.D19]+39" office:value-type="date" office:date-value="2025-05-29">
            <text:p>29 May</text:p>
          </table:table-cell>
          <table:table-cell table:style-name="ce8" table:formula="of:=[.D19]+49" office:value-type="date" office:date-value="2025-06-08">
            <text:p>8 Jun</text:p>
          </table:table-cell>
          <table:table-cell table:style-name="ce13" table:formula="of:=INT(([.Q19]-1)/7)-4" office:value-type="float" office:value="24">
            <text:p>24</text:p>
          </table:table-cell>
          <table:table-cell table:style-name="ce8" table:formula="of:=[.F19]+[.G19]*7+7" office:value-type="date" office:date-value="2025-11-30">
            <text:p>30 Nov</text:p>
          </table:table-cell>
          <table:table-cell table:style-name="ce13" table:formula="of:=OFFSET([.$S$1];[.N19];0) &amp; IF([.M19];&quot; &quot; &amp; OFFSET([.$S$1];[.N19]+1;0);&quot;&quot;)" office:value-type="string" office:string-value="e">
            <text:p>e</text:p>
          </table:table-cell>
          <table:table-cell table:style-name="ce13" table:formula="of:=MOD([.A19];19)+1" office:value-type="float" office:value="12">
            <text:p>12</text:p>
          </table:table-cell>
          <table:table-cell table:style-name="ce13" table:formula="of:=OFFSET([.$T$1];[.J19];0)" office:value-type="string" office:string-value="* (P)">
            <text:p>* (P)</text:p>
          </table:table-cell>
          <table:table-cell/>
          <table:table-cell table:style-name="ce16" table:formula="of:=ORG.OPENOFFICE.ISLEAPYEAR([.D19])" office:value-type="float" office:value="0">
            <text:p>0</text:p>
          </table:table-cell>
          <table:table-cell table:style-name="ce16" table:formula="of:=WEEKDAY(DATE([.A19];1;1))" office:value-type="float" office:value="4">
            <text:p>4</text:p>
          </table:table-cell>
          <table:table-cell table:style-name="Default" table:number-columns-repeated="2"/>
          <table:table-cell table:style-name="ce18" table:formula="of:=[.R19]-[.F19]" office:value-type="float" office:value="200">
            <text:p>200</text:p>
          </table:table-cell>
          <table:table-cell table:style-name="ce19" table:formula="of:=DATE([.A19];12;25)" office:value-type="date" office:date-value="2025-12-25">
            <text:p>25 Dec</text:p>
          </table:table-cell>
          <table:table-cell/>
          <table:table-cell table:formula="of:=[.W19] &amp; &quot; (&quot; &amp; [.V19] &amp; &quot;)&quot;" office:value-type="string" office:string-value="VI (f)">
            <text:p>VI (f)</text:p>
          </table:table-cell>
          <table:table-cell office:value-type="string">
            <text:p>r</text:p>
          </table:table-cell>
          <table:table-cell office:value-type="string">
            <text:p>f</text:p>
          </table:table-cell>
          <table:table-cell office:value-type="string">
            <text:p>VI</text:p>
          </table:table-cell>
          <table:table-cell table:formula="of:=[.X18]+1" office:value-type="float" office:value="18">
            <text:p>18</text:p>
          </table:table-cell>
          <table:table-cell table:number-columns-repeated="235"/>
        </table:table-row>
        <table:table-row table:style-name="ro2">
          <table:table-cell table:style-name="ce3" table:formula="of:=[Sheet2.A19]" office:value-type="float" office:value="2026">
            <text:p>2026</text:p>
          </table:table-cell>
          <table:table-cell table:style-name="ce8" table:formula="of:=[.D20]-63" office:value-type="date" office:date-value="2026-02-01">
            <text:p>1 Feb</text:p>
          </table:table-cell>
          <table:table-cell table:style-name="ce8" table:formula="of:=[.D20]-46" office:value-type="date" office:date-value="2026-02-18">
            <text:p>18 Feb</text:p>
          </table:table-cell>
          <table:table-cell table:style-name="ce8" table:formula="of:=[Sheet2.B19]" office:value-type="date" office:date-value="2026-04-05">
            <text:p>5 Apr</text:p>
          </table:table-cell>
          <table:table-cell table:style-name="ce8" table:formula="of:=[.D20]+39" office:value-type="date" office:date-value="2026-05-14">
            <text:p>14 May</text:p>
          </table:table-cell>
          <table:table-cell table:style-name="ce8" table:formula="of:=[.D20]+49" office:value-type="date" office:date-value="2026-05-24">
            <text:p>24 May</text:p>
          </table:table-cell>
          <table:table-cell table:style-name="ce13" table:formula="of:=INT(([.Q20]-1)/7)-4" office:value-type="float" office:value="26">
            <text:p>26</text:p>
          </table:table-cell>
          <table:table-cell table:style-name="ce8" table:formula="of:=[.F20]+[.G20]*7+7" office:value-type="date" office:date-value="2026-11-29">
            <text:p>29 Nov</text:p>
          </table:table-cell>
          <table:table-cell table:style-name="ce13" table:formula="of:=OFFSET([.$S$1];[.N20];0) &amp; IF([.M20];&quot; &quot; &amp; OFFSET([.$S$1];[.N20]+1;0);&quot;&quot;)" office:value-type="string" office:string-value="d">
            <text:p>d</text:p>
          </table:table-cell>
          <table:table-cell table:style-name="ce13" table:formula="of:=MOD([.A20];19)+1" office:value-type="float" office:value="13">
            <text:p>13</text:p>
          </table:table-cell>
          <table:table-cell table:style-name="ce13" table:formula="of:=OFFSET([.$T$1];[.J20];0)" office:value-type="string" office:string-value="XI (l)">
            <text:p>XI (l)</text:p>
          </table:table-cell>
          <table:table-cell/>
          <table:table-cell table:style-name="ce16" table:formula="of:=ORG.OPENOFFICE.ISLEAPYEAR([.D20])" office:value-type="float" office:value="0">
            <text:p>0</text:p>
          </table:table-cell>
          <table:table-cell table:style-name="ce16" table:formula="of:=WEEKDAY(DATE([.A20];1;1))" office:value-type="float" office:value="5">
            <text:p>5</text:p>
          </table:table-cell>
          <table:table-cell table:style-name="Default" table:number-columns-repeated="2"/>
          <table:table-cell table:style-name="ce18" table:formula="of:=[.R20]-[.F20]" office:value-type="float" office:value="215">
            <text:p>215</text:p>
          </table:table-cell>
          <table:table-cell table:style-name="ce19" table:formula="of:=DATE([.A20];12;25)" office:value-type="date" office:date-value="2026-12-25">
            <text:p>25 Dec</text:p>
          </table:table-cell>
          <table:table-cell/>
          <table:table-cell table:formula="of:=[.W20] &amp; &quot; (&quot; &amp; [.V20] &amp; &quot;)&quot;" office:value-type="string" office:string-value="XVII (s)">
            <text:p>XVII (s)</text:p>
          </table:table-cell>
          <table:table-cell table:number-columns-repeated="2" office:value-type="string">
            <text:p>s</text:p>
          </table:table-cell>
          <table:table-cell office:value-type="string">
            <text:p>XVII</text:p>
          </table:table-cell>
          <table:table-cell table:formula="of:=[.X19]+1" office:value-type="float" office:value="19">
            <text:p>19</text:p>
          </table:table-cell>
          <table:table-cell table:number-columns-repeated="235"/>
        </table:table-row>
        <table:table-row table:style-name="ro2">
          <table:table-cell table:style-name="ce4" table:formula="of:=[Sheet2.A20]" office:value-type="float" office:value="2027">
            <text:p>2027</text:p>
          </table:table-cell>
          <table:table-cell table:style-name="ce9" table:formula="of:=[.D21]-63" office:value-type="date" office:date-value="2027-01-24">
            <text:p>24 Jan</text:p>
          </table:table-cell>
          <table:table-cell table:style-name="ce9" table:formula="of:=[.D21]-46" office:value-type="date" office:date-value="2027-02-10">
            <text:p>10 Feb</text:p>
          </table:table-cell>
          <table:table-cell table:style-name="ce9" table:formula="of:=[Sheet2.B20]" office:value-type="date" office:date-value="2027-03-28">
            <text:p>28 Mar</text:p>
          </table:table-cell>
          <table:table-cell table:style-name="ce9" table:formula="of:=[.D21]+39" office:value-type="date" office:date-value="2027-05-06">
            <text:p>6 May</text:p>
          </table:table-cell>
          <table:table-cell table:style-name="ce9" table:formula="of:=[.D21]+49" office:value-type="date" office:date-value="2027-05-16">
            <text:p>16 May</text:p>
          </table:table-cell>
          <table:table-cell table:style-name="ce14" table:formula="of:=INT(([.Q21]-1)/7)-4" office:value-type="float" office:value="27">
            <text:p>27</text:p>
          </table:table-cell>
          <table:table-cell table:style-name="ce9" table:formula="of:=[.F21]+[.G21]*7+7" office:value-type="date" office:date-value="2027-11-28">
            <text:p>28 Nov</text:p>
          </table:table-cell>
          <table:table-cell table:style-name="ce14" table:formula="of:=OFFSET([.$S$1];[.N21];0) &amp; IF([.M21];&quot; &quot; &amp; OFFSET([.$S$1];[.N21]+1;0);&quot;&quot;)" office:value-type="string" office:string-value="c">
            <text:p>c</text:p>
          </table:table-cell>
          <table:table-cell table:style-name="ce14" table:formula="of:=MOD([.A21];19)+1" office:value-type="float" office:value="14">
            <text:p>14</text:p>
          </table:table-cell>
          <table:table-cell table:style-name="ce14" table:formula="of:=OFFSET([.$T$1];[.J21];0)" office:value-type="string" office:string-value="XXII (C)">
            <text:p>XXII (C)</text:p>
          </table:table-cell>
          <table:table-cell/>
          <table:table-cell table:style-name="ce16" table:formula="of:=ORG.OPENOFFICE.ISLEAPYEAR([.D21])" office:value-type="float" office:value="0">
            <text:p>0</text:p>
          </table:table-cell>
          <table:table-cell table:style-name="ce16" table:formula="of:=WEEKDAY(DATE([.A21];1;1))" office:value-type="float" office:value="6">
            <text:p>6</text:p>
          </table:table-cell>
          <table:table-cell table:style-name="Default" table:number-columns-repeated="2"/>
          <table:table-cell table:style-name="ce18" table:formula="of:=[.R21]-[.F21]" office:value-type="float" office:value="223">
            <text:p>223</text:p>
          </table:table-cell>
          <table:table-cell table:style-name="ce19" table:formula="of:=DATE([.A21];12;25)" office:value-type="date" office:date-value="2027-12-25">
            <text:p>25 Dec</text:p>
          </table:table-cell>
          <table:table-cell table:number-columns-repeated="2"/>
          <table:table-cell office:value-type="string">
            <text:p>t</text:p>
          </table:table-cell>
          <table:table-cell table:number-columns-repeated="238"/>
        </table:table-row>
        <table:table-row table:style-name="ro2">
          <table:table-cell table:style-name="ce2" table:formula="of:=[Sheet2.A21]" office:value-type="float" office:value="2028">
            <text:p>2028</text:p>
          </table:table-cell>
          <table:table-cell table:style-name="ce7" table:formula="of:=[.D22]-63" office:value-type="date" office:date-value="2028-02-13">
            <text:p>13 Feb</text:p>
          </table:table-cell>
          <table:table-cell table:style-name="ce7" table:formula="of:=[.D22]-46" office:value-type="date" office:date-value="2028-03-01">
            <text:p>1 Mar</text:p>
          </table:table-cell>
          <table:table-cell table:style-name="ce7" table:formula="of:=[Sheet2.B21]" office:value-type="date" office:date-value="2028-04-16">
            <text:p>16 Apr</text:p>
          </table:table-cell>
          <table:table-cell table:style-name="ce7" table:formula="of:=[.D22]+39" office:value-type="date" office:date-value="2028-05-25">
            <text:p>25 May</text:p>
          </table:table-cell>
          <table:table-cell table:style-name="ce7" table:formula="of:=[.D22]+49" office:value-type="date" office:date-value="2028-06-04">
            <text:p>4 Jun</text:p>
          </table:table-cell>
          <table:table-cell table:style-name="ce12" table:formula="of:=INT(([.Q22]-1)/7)-4" office:value-type="float" office:value="25">
            <text:p>25</text:p>
          </table:table-cell>
          <table:table-cell table:style-name="ce7" table:formula="of:=[.F22]+[.G22]*7+7" office:value-type="date" office:date-value="2028-12-03">
            <text:p>3 Dec</text:p>
          </table:table-cell>
          <table:table-cell table:style-name="ce13" table:formula="of:=OFFSET([.$S$1];[.N22];0) &amp; IF([.M22];&quot; &quot; &amp; OFFSET([.$S$1];[.N22]+1;0);&quot;&quot;)" office:value-type="string" office:string-value="b A">
            <text:p>b A</text:p>
          </table:table-cell>
          <table:table-cell table:style-name="ce12" table:formula="of:=MOD([.A22];19)+1" office:value-type="float" office:value="15">
            <text:p>15</text:p>
          </table:table-cell>
          <table:table-cell table:style-name="ce12" table:formula="of:=OFFSET([.$T$1];[.J22];0)" office:value-type="string" office:string-value="III (c)">
            <text:p>III (c)</text:p>
          </table:table-cell>
          <table:table-cell/>
          <table:table-cell table:style-name="ce16" table:formula="of:=ORG.OPENOFFICE.ISLEAPYEAR([.D22])" office:value-type="float" office:value="1">
            <text:p>1</text:p>
          </table:table-cell>
          <table:table-cell table:style-name="ce16" table:formula="of:=WEEKDAY(DATE([.A22];1;1))" office:value-type="float" office:value="7">
            <text:p>7</text:p>
          </table:table-cell>
          <table:table-cell table:style-name="Default" table:number-columns-repeated="2"/>
          <table:table-cell table:style-name="ce18" table:formula="of:=[.R22]-[.F22]" office:value-type="float" office:value="204">
            <text:p>204</text:p>
          </table:table-cell>
          <table:table-cell table:style-name="ce19" table:formula="of:=DATE([.A22];12;25)" office:value-type="date" office:date-value="2028-12-25">
            <text:p>25 Dec</text:p>
          </table:table-cell>
          <table:table-cell table:number-columns-repeated="2"/>
          <table:table-cell office:value-type="string">
            <text:p>u</text:p>
          </table:table-cell>
          <table:table-cell table:number-columns-repeated="238"/>
        </table:table-row>
        <table:table-row table:style-name="ro2">
          <table:table-cell table:style-name="ce3" table:formula="of:=[Sheet2.A22]" office:value-type="float" office:value="2029">
            <text:p>2029</text:p>
          </table:table-cell>
          <table:table-cell table:style-name="ce8" table:formula="of:=[.D23]-63" office:value-type="date" office:date-value="2029-01-28">
            <text:p>28 Jan</text:p>
          </table:table-cell>
          <table:table-cell table:style-name="ce8" table:formula="of:=[.D23]-46" office:value-type="date" office:date-value="2029-02-14">
            <text:p>14 Feb</text:p>
          </table:table-cell>
          <table:table-cell table:style-name="ce8" table:formula="of:=[Sheet2.B22]" office:value-type="date" office:date-value="2029-04-01">
            <text:p>1 Apr</text:p>
          </table:table-cell>
          <table:table-cell table:style-name="ce8" table:formula="of:=[.D23]+39" office:value-type="date" office:date-value="2029-05-10">
            <text:p>10 May</text:p>
          </table:table-cell>
          <table:table-cell table:style-name="ce8" table:formula="of:=[.D23]+49" office:value-type="date" office:date-value="2029-05-20">
            <text:p>20 May</text:p>
          </table:table-cell>
          <table:table-cell table:style-name="ce13" table:formula="of:=INT(([.Q23]-1)/7)-4" office:value-type="float" office:value="27">
            <text:p>27</text:p>
          </table:table-cell>
          <table:table-cell table:style-name="ce8" table:formula="of:=[.F23]+[.G23]*7+7" office:value-type="date" office:date-value="2029-12-02">
            <text:p>2 Dec</text:p>
          </table:table-cell>
          <table:table-cell table:style-name="ce13" table:formula="of:=OFFSET([.$S$1];[.N23];0) &amp; IF([.M23];&quot; &quot; &amp; OFFSET([.$S$1];[.N23]+1;0);&quot;&quot;)" office:value-type="string" office:string-value="g">
            <text:p>g</text:p>
          </table:table-cell>
          <table:table-cell table:style-name="ce13" table:formula="of:=MOD([.A23];19)+1" office:value-type="float" office:value="16">
            <text:p>16</text:p>
          </table:table-cell>
          <table:table-cell table:style-name="ce13" table:formula="of:=OFFSET([.$T$1];[.J23];0)" office:value-type="string" office:string-value="XIV (p)">
            <text:p>XIV (p)</text:p>
          </table:table-cell>
          <table:table-cell/>
          <table:table-cell table:style-name="ce16" table:formula="of:=ORG.OPENOFFICE.ISLEAPYEAR([.D23])" office:value-type="float" office:value="0">
            <text:p>0</text:p>
          </table:table-cell>
          <table:table-cell table:style-name="ce16" table:formula="of:=WEEKDAY(DATE([.A23];1;1))" office:value-type="float" office:value="2">
            <text:p>2</text:p>
          </table:table-cell>
          <table:table-cell table:style-name="Default" table:number-columns-repeated="2"/>
          <table:table-cell table:style-name="ce18" table:formula="of:=[.R23]-[.F23]" office:value-type="float" office:value="219">
            <text:p>219</text:p>
          </table:table-cell>
          <table:table-cell table:style-name="ce19" table:formula="of:=DATE([.A23];12;25)" office:value-type="date" office:date-value="2029-12-25">
            <text:p>25 Dec</text:p>
          </table:table-cell>
          <table:table-cell table:number-columns-repeated="2"/>
          <table:table-cell office:value-type="string">
            <text:p>v</text:p>
          </table:table-cell>
          <table:table-cell table:number-columns-repeated="238"/>
        </table:table-row>
        <table:table-row table:style-name="ro2">
          <table:table-cell table:style-name="ce3" table:formula="of:=[Sheet2.A23]" office:value-type="float" office:value="2030">
            <text:p>2030</text:p>
          </table:table-cell>
          <table:table-cell table:style-name="ce8" table:formula="of:=[.D24]-63" office:value-type="date" office:date-value="2030-02-17">
            <text:p>17 Feb</text:p>
          </table:table-cell>
          <table:table-cell table:style-name="ce8" table:formula="of:=[.D24]-46" office:value-type="date" office:date-value="2030-03-06">
            <text:p>6 Mar</text:p>
          </table:table-cell>
          <table:table-cell table:style-name="ce8" table:formula="of:=[Sheet2.B23]" office:value-type="date" office:date-value="2030-04-21">
            <text:p>21 Apr</text:p>
          </table:table-cell>
          <table:table-cell table:style-name="ce8" table:formula="of:=[.D24]+39" office:value-type="date" office:date-value="2030-05-30">
            <text:p>30 May</text:p>
          </table:table-cell>
          <table:table-cell table:style-name="ce8" table:formula="of:=[.D24]+49" office:value-type="date" office:date-value="2030-06-09">
            <text:p>9 Jun</text:p>
          </table:table-cell>
          <table:table-cell table:style-name="ce13" table:formula="of:=INT(([.Q24]-1)/7)-4" office:value-type="float" office:value="24">
            <text:p>24</text:p>
          </table:table-cell>
          <table:table-cell table:style-name="ce8" table:formula="of:=[.F24]+[.G24]*7+7" office:value-type="date" office:date-value="2030-12-01">
            <text:p>1 Dec</text:p>
          </table:table-cell>
          <table:table-cell table:style-name="ce13" table:formula="of:=OFFSET([.$S$1];[.N24];0) &amp; IF([.M24];&quot; &quot; &amp; OFFSET([.$S$1];[.N24]+1;0);&quot;&quot;)" office:value-type="string" office:string-value="f">
            <text:p>f</text:p>
          </table:table-cell>
          <table:table-cell table:style-name="ce13" table:formula="of:=MOD([.A24];19)+1" office:value-type="float" office:value="17">
            <text:p>17</text:p>
          </table:table-cell>
          <table:table-cell table:style-name="ce13" table:formula="of:=OFFSET([.$T$1];[.J24];0)" office:value-type="string" office:string-value="25 (F)">
            <text:p>25 (F)</text:p>
          </table:table-cell>
          <table:table-cell/>
          <table:table-cell table:style-name="ce16" table:formula="of:=ORG.OPENOFFICE.ISLEAPYEAR([.D24])" office:value-type="float" office:value="0">
            <text:p>0</text:p>
          </table:table-cell>
          <table:table-cell table:style-name="ce16" table:formula="of:=WEEKDAY(DATE([.A24];1;1))" office:value-type="float" office:value="3">
            <text:p>3</text:p>
          </table:table-cell>
          <table:table-cell table:style-name="Default" table:number-columns-repeated="2"/>
          <table:table-cell table:style-name="ce18" table:formula="of:=[.R24]-[.F24]" office:value-type="float" office:value="199">
            <text:p>199</text:p>
          </table:table-cell>
          <table:table-cell table:style-name="ce19" table:formula="of:=DATE([.A24];12;25)" office:value-type="date" office:date-value="2030-12-25">
            <text:p>25 Dec</text:p>
          </table:table-cell>
          <table:table-cell table:number-columns-repeated="2"/>
          <table:table-cell office:value-type="string">
            <text:p>A</text:p>
          </table:table-cell>
          <table:table-cell table:number-columns-repeated="238"/>
        </table:table-row>
        <table:table-row table:style-name="ro2">
          <table:table-cell table:style-name="ce4" table:formula="of:=[Sheet2.A24]" office:value-type="float" office:value="2031">
            <text:p>2031</text:p>
          </table:table-cell>
          <table:table-cell table:style-name="ce9" table:formula="of:=[.D25]-63" office:value-type="date" office:date-value="2031-02-09">
            <text:p>9 Feb</text:p>
          </table:table-cell>
          <table:table-cell table:style-name="ce9" table:formula="of:=[.D25]-46" office:value-type="date" office:date-value="2031-02-26">
            <text:p>26 Feb</text:p>
          </table:table-cell>
          <table:table-cell table:style-name="ce9" table:formula="of:=[Sheet2.B24]" office:value-type="date" office:date-value="2031-04-13">
            <text:p>13 Apr</text:p>
          </table:table-cell>
          <table:table-cell table:style-name="ce9" table:formula="of:=[.D25]+39" office:value-type="date" office:date-value="2031-05-22">
            <text:p>22 May</text:p>
          </table:table-cell>
          <table:table-cell table:style-name="ce9" table:formula="of:=[.D25]+49" office:value-type="date" office:date-value="2031-06-01">
            <text:p>1 Jun</text:p>
          </table:table-cell>
          <table:table-cell table:style-name="ce14" table:formula="of:=INT(([.Q25]-1)/7)-4" office:value-type="float" office:value="25">
            <text:p>25</text:p>
          </table:table-cell>
          <table:table-cell table:style-name="ce9" table:formula="of:=[.F25]+[.G25]*7+7" office:value-type="date" office:date-value="2031-11-30">
            <text:p>30 Nov</text:p>
          </table:table-cell>
          <table:table-cell table:style-name="ce14" table:formula="of:=OFFSET([.$S$1];[.N25];0) &amp; IF([.M25];&quot; &quot; &amp; OFFSET([.$S$1];[.N25]+1;0);&quot;&quot;)" office:value-type="string" office:string-value="e">
            <text:p>e</text:p>
          </table:table-cell>
          <table:table-cell table:style-name="ce14" table:formula="of:=MOD([.A25];19)+1" office:value-type="float" office:value="18">
            <text:p>18</text:p>
          </table:table-cell>
          <table:table-cell table:style-name="ce14" table:formula="of:=OFFSET([.$T$1];[.J25];0)" office:value-type="string" office:string-value="VI (f)">
            <text:p>VI (f)</text:p>
          </table:table-cell>
          <table:table-cell/>
          <table:table-cell table:style-name="ce16" table:formula="of:=ORG.OPENOFFICE.ISLEAPYEAR([.D25])" office:value-type="float" office:value="0">
            <text:p>0</text:p>
          </table:table-cell>
          <table:table-cell table:style-name="ce16" table:formula="of:=WEEKDAY(DATE([.A25];1;1))" office:value-type="float" office:value="4">
            <text:p>4</text:p>
          </table:table-cell>
          <table:table-cell table:style-name="Default" table:number-columns-repeated="2"/>
          <table:table-cell table:style-name="ce18" table:formula="of:=[.R25]-[.F25]" office:value-type="float" office:value="207">
            <text:p>207</text:p>
          </table:table-cell>
          <table:table-cell table:style-name="ce19" table:formula="of:=DATE([.A25];12;25)" office:value-type="date" office:date-value="2031-12-25">
            <text:p>25 Dec</text:p>
          </table:table-cell>
          <table:table-cell table:number-columns-repeated="2"/>
          <table:table-cell office:value-type="string">
            <text:p>B</text:p>
          </table:table-cell>
          <table:table-cell table:number-columns-repeated="238"/>
        </table:table-row>
        <table:table-row table:style-name="ro2">
          <table:table-cell table:style-name="ce2" table:formula="of:=[Sheet2.A25]" office:value-type="float" office:value="2032">
            <text:p>2032</text:p>
          </table:table-cell>
          <table:table-cell table:style-name="ce7" table:formula="of:=[.D26]-63" office:value-type="date" office:date-value="2032-01-25">
            <text:p>25 Jan</text:p>
          </table:table-cell>
          <table:table-cell table:style-name="ce7" table:formula="of:=[.D26]-46" office:value-type="date" office:date-value="2032-02-11">
            <text:p>11 Feb</text:p>
          </table:table-cell>
          <table:table-cell table:style-name="ce7" table:formula="of:=[Sheet2.B25]" office:value-type="date" office:date-value="2032-03-28">
            <text:p>28 Mar</text:p>
          </table:table-cell>
          <table:table-cell table:style-name="ce7" table:formula="of:=[.D26]+39" office:value-type="date" office:date-value="2032-05-06">
            <text:p>6 May</text:p>
          </table:table-cell>
          <table:table-cell table:style-name="ce7" table:formula="of:=[.D26]+49" office:value-type="date" office:date-value="2032-05-16">
            <text:p>16 May</text:p>
          </table:table-cell>
          <table:table-cell table:style-name="ce12" table:formula="of:=INT(([.Q26]-1)/7)-4" office:value-type="float" office:value="27">
            <text:p>27</text:p>
          </table:table-cell>
          <table:table-cell table:style-name="ce7" table:formula="of:=[.F26]+[.G26]*7+7" office:value-type="date" office:date-value="2032-11-28">
            <text:p>28 Nov</text:p>
          </table:table-cell>
          <table:table-cell table:style-name="ce13" table:formula="of:=OFFSET([.$S$1];[.N26];0) &amp; IF([.M26];&quot; &quot; &amp; OFFSET([.$S$1];[.N26]+1;0);&quot;&quot;)" office:value-type="string" office:string-value="d c">
            <text:p>d c</text:p>
          </table:table-cell>
          <table:table-cell table:style-name="ce13" table:formula="of:=MOD([.A26];19)+1" office:value-type="float" office:value="19">
            <text:p>19</text:p>
          </table:table-cell>
          <table:table-cell table:style-name="ce13" table:formula="of:=OFFSET([.$T$1];[.J26];0)" office:value-type="string" office:string-value="XVII (s)">
            <text:p>XVII (s)</text:p>
          </table:table-cell>
          <table:table-cell/>
          <table:table-cell table:style-name="ce16" table:formula="of:=ORG.OPENOFFICE.ISLEAPYEAR([.D26])" office:value-type="float" office:value="1">
            <text:p>1</text:p>
          </table:table-cell>
          <table:table-cell table:style-name="ce16" table:formula="of:=WEEKDAY(DATE([.A26];1;1))" office:value-type="float" office:value="5">
            <text:p>5</text:p>
          </table:table-cell>
          <table:table-cell table:style-name="Default" table:number-columns-repeated="2"/>
          <table:table-cell table:style-name="ce18" table:formula="of:=[.R26]-[.F26]" office:value-type="float" office:value="223">
            <text:p>223</text:p>
          </table:table-cell>
          <table:table-cell table:style-name="ce19" table:formula="of:=DATE([.A26];12;25)" office:value-type="date" office:date-value="2032-12-25">
            <text:p>25 Dec</text:p>
          </table:table-cell>
          <table:table-cell table:number-columns-repeated="2"/>
          <table:table-cell office:value-type="string">
            <text:p>C</text:p>
          </table:table-cell>
          <table:table-cell table:number-columns-repeated="238"/>
        </table:table-row>
        <table:table-row table:style-name="ro2">
          <table:table-cell table:style-name="ce3" table:formula="of:=[Sheet2.A26]" office:value-type="float" office:value="2033">
            <text:p>2033</text:p>
          </table:table-cell>
          <table:table-cell table:style-name="ce8" table:formula="of:=[.D27]-63" office:value-type="date" office:date-value="2033-02-13">
            <text:p>13 Feb</text:p>
          </table:table-cell>
          <table:table-cell table:style-name="ce8" table:formula="of:=[.D27]-46" office:value-type="date" office:date-value="2033-03-02">
            <text:p>2 Mar</text:p>
          </table:table-cell>
          <table:table-cell table:style-name="ce8" table:formula="of:=[Sheet2.B26]" office:value-type="date" office:date-value="2033-04-17">
            <text:p>17 Apr</text:p>
          </table:table-cell>
          <table:table-cell table:style-name="ce8" table:formula="of:=[.D27]+39" office:value-type="date" office:date-value="2033-05-26">
            <text:p>26 May</text:p>
          </table:table-cell>
          <table:table-cell table:style-name="ce8" table:formula="of:=[.D27]+49" office:value-type="date" office:date-value="2033-06-05">
            <text:p>5 Jun</text:p>
          </table:table-cell>
          <table:table-cell table:style-name="ce13" table:formula="of:=INT(([.Q27]-1)/7)-4" office:value-type="float" office:value="24">
            <text:p>24</text:p>
          </table:table-cell>
          <table:table-cell table:style-name="ce8" table:formula="of:=[.F27]+[.G27]*7+7" office:value-type="date" office:date-value="2033-11-27">
            <text:p>27 Nov</text:p>
          </table:table-cell>
          <table:table-cell table:style-name="ce13" table:formula="of:=OFFSET([.$S$1];[.N27];0) &amp; IF([.M27];&quot; &quot; &amp; OFFSET([.$S$1];[.N27]+1;0);&quot;&quot;)" office:value-type="string" office:string-value="b">
            <text:p>b</text:p>
          </table:table-cell>
          <table:table-cell table:style-name="ce13" table:formula="of:=MOD([.A27];19)+1" office:value-type="float" office:value="1">
            <text:p>1</text:p>
          </table:table-cell>
          <table:table-cell table:style-name="ce13" table:formula="of:=OFFSET([.$T$1];[.J27];0)" office:value-type="string" office:string-value="XXIX (N)">
            <text:p>XXIX (N)</text:p>
          </table:table-cell>
          <table:table-cell/>
          <table:table-cell table:style-name="ce16" table:formula="of:=ORG.OPENOFFICE.ISLEAPYEAR([.D27])" office:value-type="float" office:value="0">
            <text:p>0</text:p>
          </table:table-cell>
          <table:table-cell table:style-name="ce16" table:formula="of:=WEEKDAY(DATE([.A27];1;1))" office:value-type="float" office:value="7">
            <text:p>7</text:p>
          </table:table-cell>
          <table:table-cell table:style-name="Default" table:number-columns-repeated="2"/>
          <table:table-cell table:style-name="ce18" table:formula="of:=[.R27]-[.F27]" office:value-type="float" office:value="203">
            <text:p>203</text:p>
          </table:table-cell>
          <table:table-cell table:style-name="ce19" table:formula="of:=DATE([.A27];12;25)" office:value-type="date" office:date-value="2033-12-25">
            <text:p>25 Dec</text:p>
          </table:table-cell>
          <table:table-cell table:number-columns-repeated="2"/>
          <table:table-cell office:value-type="string">
            <text:p>D</text:p>
          </table:table-cell>
          <table:table-cell table:number-columns-repeated="238"/>
        </table:table-row>
        <table:table-row table:style-name="ro2">
          <table:table-cell table:style-name="ce3" table:formula="of:=[Sheet2.A27]" office:value-type="float" office:value="2034">
            <text:p>2034</text:p>
          </table:table-cell>
          <table:table-cell table:style-name="ce8" table:formula="of:=[.D28]-63" office:value-type="date" office:date-value="2034-02-05">
            <text:p>5 Feb</text:p>
          </table:table-cell>
          <table:table-cell table:style-name="ce8" table:formula="of:=[.D28]-46" office:value-type="date" office:date-value="2034-02-22">
            <text:p>22 Feb</text:p>
          </table:table-cell>
          <table:table-cell table:style-name="ce8" table:formula="of:=[Sheet2.B27]" office:value-type="date" office:date-value="2034-04-09">
            <text:p>9 Apr</text:p>
          </table:table-cell>
          <table:table-cell table:style-name="ce8" table:formula="of:=[.D28]+39" office:value-type="date" office:date-value="2034-05-18">
            <text:p>18 May</text:p>
          </table:table-cell>
          <table:table-cell table:style-name="ce8" table:formula="of:=[.D28]+49" office:value-type="date" office:date-value="2034-05-28">
            <text:p>28 May</text:p>
          </table:table-cell>
          <table:table-cell table:style-name="ce13" table:formula="of:=INT(([.Q28]-1)/7)-4" office:value-type="float" office:value="26">
            <text:p>26</text:p>
          </table:table-cell>
          <table:table-cell table:style-name="ce8" table:formula="of:=[.F28]+[.G28]*7+7" office:value-type="date" office:date-value="2034-12-03">
            <text:p>3 Dec</text:p>
          </table:table-cell>
          <table:table-cell table:style-name="ce13" table:formula="of:=OFFSET([.$S$1];[.N28];0) &amp; IF([.M28];&quot; &quot; &amp; OFFSET([.$S$1];[.N28]+1;0);&quot;&quot;)" office:value-type="string" office:string-value="A">
            <text:p>A</text:p>
          </table:table-cell>
          <table:table-cell table:style-name="ce13" table:formula="of:=MOD([.A28];19)+1" office:value-type="float" office:value="2">
            <text:p>2</text:p>
          </table:table-cell>
          <table:table-cell table:style-name="ce13" table:formula="of:=OFFSET([.$T$1];[.J28];0)" office:value-type="string" office:string-value="X (k)">
            <text:p>X (k)</text:p>
          </table:table-cell>
          <table:table-cell/>
          <table:table-cell table:style-name="ce16" table:formula="of:=ORG.OPENOFFICE.ISLEAPYEAR([.D28])" office:value-type="float" office:value="0">
            <text:p>0</text:p>
          </table:table-cell>
          <table:table-cell table:style-name="ce16" table:formula="of:=WEEKDAY(DATE([.A28];1;1))" office:value-type="float" office:value="1">
            <text:p>1</text:p>
          </table:table-cell>
          <table:table-cell table:style-name="Default" table:number-columns-repeated="2"/>
          <table:table-cell table:style-name="ce18" table:formula="of:=[.R28]-[.F28]" office:value-type="float" office:value="211">
            <text:p>211</text:p>
          </table:table-cell>
          <table:table-cell table:style-name="ce19" table:formula="of:=DATE([.A28];12;25)" office:value-type="date" office:date-value="2034-12-25">
            <text:p>25 Dec</text:p>
          </table:table-cell>
          <table:table-cell table:number-columns-repeated="2"/>
          <table:table-cell office:value-type="string">
            <text:p>E</text:p>
          </table:table-cell>
          <table:table-cell table:number-columns-repeated="238"/>
        </table:table-row>
        <table:table-row table:style-name="ro2">
          <table:table-cell table:style-name="ce4" table:formula="of:=[Sheet2.A28]" office:value-type="float" office:value="2035">
            <text:p>2035</text:p>
          </table:table-cell>
          <table:table-cell table:style-name="ce9" table:formula="of:=[.D29]-63" office:value-type="date" office:date-value="2035-01-21">
            <text:p>21 Jan</text:p>
          </table:table-cell>
          <table:table-cell table:style-name="ce9" table:formula="of:=[.D29]-46" office:value-type="date" office:date-value="2035-02-07">
            <text:p>7 Feb</text:p>
          </table:table-cell>
          <table:table-cell table:style-name="ce9" table:formula="of:=[Sheet2.B28]" office:value-type="date" office:date-value="2035-03-25">
            <text:p>25 Mar</text:p>
          </table:table-cell>
          <table:table-cell table:style-name="ce9" table:formula="of:=[.D29]+39" office:value-type="date" office:date-value="2035-05-03">
            <text:p>3 May</text:p>
          </table:table-cell>
          <table:table-cell table:style-name="ce9" table:formula="of:=[.D29]+49" office:value-type="date" office:date-value="2035-05-13">
            <text:p>13 May</text:p>
          </table:table-cell>
          <table:table-cell table:style-name="ce14" table:formula="of:=INT(([.Q29]-1)/7)-4" office:value-type="float" office:value="28">
            <text:p>28</text:p>
          </table:table-cell>
          <table:table-cell table:style-name="ce9" table:formula="of:=[.F29]+[.G29]*7+7" office:value-type="date" office:date-value="2035-12-02">
            <text:p>2 Dec</text:p>
          </table:table-cell>
          <table:table-cell table:style-name="ce14" table:formula="of:=OFFSET([.$S$1];[.N29];0) &amp; IF([.M29];&quot; &quot; &amp; OFFSET([.$S$1];[.N29]+1;0);&quot;&quot;)" office:value-type="string" office:string-value="g">
            <text:p>g</text:p>
          </table:table-cell>
          <table:table-cell table:style-name="ce14" table:formula="of:=MOD([.A29];19)+1" office:value-type="float" office:value="3">
            <text:p>3</text:p>
          </table:table-cell>
          <table:table-cell table:style-name="ce14" table:formula="of:=OFFSET([.$T$1];[.J29];0)" office:value-type="string" office:string-value="XXI (B)">
            <text:p>XXI (B)</text:p>
          </table:table-cell>
          <table:table-cell/>
          <table:table-cell table:style-name="ce16" table:formula="of:=ORG.OPENOFFICE.ISLEAPYEAR([.D29])" office:value-type="float" office:value="0">
            <text:p>0</text:p>
          </table:table-cell>
          <table:table-cell table:style-name="ce16" table:formula="of:=WEEKDAY(DATE([.A29];1;1))" office:value-type="float" office:value="2">
            <text:p>2</text:p>
          </table:table-cell>
          <table:table-cell table:style-name="Default" table:number-columns-repeated="2"/>
          <table:table-cell table:style-name="ce18" table:formula="of:=[.R29]-[.F29]" office:value-type="float" office:value="226">
            <text:p>226</text:p>
          </table:table-cell>
          <table:table-cell table:style-name="ce19" table:formula="of:=DATE([.A29];12;25)" office:value-type="date" office:date-value="2035-12-25">
            <text:p>25 Dec</text:p>
          </table:table-cell>
          <table:table-cell table:number-columns-repeated="2"/>
          <table:table-cell office:value-type="string">
            <text:p>F</text:p>
          </table:table-cell>
          <table:table-cell table:number-columns-repeated="238"/>
        </table:table-row>
        <table:table-row table:style-name="ro2">
          <table:table-cell table:style-name="ce2" table:formula="of:=[Sheet2.A29]" office:value-type="float" office:value="2036">
            <text:p>2036</text:p>
          </table:table-cell>
          <table:table-cell table:style-name="ce7" table:formula="of:=[.D30]-63" office:value-type="date" office:date-value="2036-02-10">
            <text:p>10 Feb</text:p>
          </table:table-cell>
          <table:table-cell table:style-name="ce7" table:formula="of:=[.D30]-46" office:value-type="date" office:date-value="2036-02-27">
            <text:p>27 Feb</text:p>
          </table:table-cell>
          <table:table-cell table:style-name="ce7" table:formula="of:=[Sheet2.B29]" office:value-type="date" office:date-value="2036-04-13">
            <text:p>13 Apr</text:p>
          </table:table-cell>
          <table:table-cell table:style-name="ce7" table:formula="of:=[.D30]+39" office:value-type="date" office:date-value="2036-05-22">
            <text:p>22 May</text:p>
          </table:table-cell>
          <table:table-cell table:style-name="ce7" table:formula="of:=[.D30]+49" office:value-type="date" office:date-value="2036-06-01">
            <text:p>1 Jun</text:p>
          </table:table-cell>
          <table:table-cell table:style-name="ce12" table:formula="of:=INT(([.Q30]-1)/7)-4" office:value-type="float" office:value="25">
            <text:p>25</text:p>
          </table:table-cell>
          <table:table-cell table:style-name="ce7" table:formula="of:=[.F30]+[.G30]*7+7" office:value-type="date" office:date-value="2036-11-30">
            <text:p>30 Nov</text:p>
          </table:table-cell>
          <table:table-cell table:style-name="ce13" table:formula="of:=OFFSET([.$S$1];[.N30];0) &amp; IF([.M30];&quot; &quot; &amp; OFFSET([.$S$1];[.N30]+1;0);&quot;&quot;)" office:value-type="string" office:string-value="f e">
            <text:p>f e</text:p>
          </table:table-cell>
          <table:table-cell table:style-name="ce13" table:formula="of:=MOD([.A30];19)+1" office:value-type="float" office:value="4">
            <text:p>4</text:p>
          </table:table-cell>
          <table:table-cell table:style-name="ce13" table:formula="of:=OFFSET([.$T$1];[.J30];0)" office:value-type="string" office:string-value="II (b)">
            <text:p>II (b)</text:p>
          </table:table-cell>
          <table:table-cell/>
          <table:table-cell table:style-name="ce16" table:formula="of:=ORG.OPENOFFICE.ISLEAPYEAR([.D30])" office:value-type="float" office:value="1">
            <text:p>1</text:p>
          </table:table-cell>
          <table:table-cell table:style-name="ce16" table:formula="of:=WEEKDAY(DATE([.A30];1;1))" office:value-type="float" office:value="3">
            <text:p>3</text:p>
          </table:table-cell>
          <table:table-cell table:style-name="Default" table:number-columns-repeated="2"/>
          <table:table-cell table:style-name="ce18" table:formula="of:=[.R30]-[.F30]" office:value-type="float" office:value="207">
            <text:p>207</text:p>
          </table:table-cell>
          <table:table-cell table:style-name="ce19" table:formula="of:=DATE([.A30];12;25)" office:value-type="date" office:date-value="2036-12-25">
            <text:p>25 Dec</text:p>
          </table:table-cell>
          <table:table-cell table:number-columns-repeated="2"/>
          <table:table-cell office:value-type="string">
            <text:p>F</text:p>
          </table:table-cell>
          <table:table-cell table:number-columns-repeated="238"/>
        </table:table-row>
        <table:table-row table:style-name="ro2">
          <table:table-cell table:style-name="ce3" table:formula="of:=[Sheet2.A30]" office:value-type="float" office:value="2037">
            <text:p>2037</text:p>
          </table:table-cell>
          <table:table-cell table:style-name="ce8" table:formula="of:=[.D31]-63" office:value-type="date" office:date-value="2037-02-01">
            <text:p>1 Feb</text:p>
          </table:table-cell>
          <table:table-cell table:style-name="ce8" table:formula="of:=[.D31]-46" office:value-type="date" office:date-value="2037-02-18">
            <text:p>18 Feb</text:p>
          </table:table-cell>
          <table:table-cell table:style-name="ce8" table:formula="of:=[Sheet2.B30]" office:value-type="date" office:date-value="2037-04-05">
            <text:p>5 Apr</text:p>
          </table:table-cell>
          <table:table-cell table:style-name="ce8" table:formula="of:=[.D31]+39" office:value-type="date" office:date-value="2037-05-14">
            <text:p>14 May</text:p>
          </table:table-cell>
          <table:table-cell table:style-name="ce8" table:formula="of:=[.D31]+49" office:value-type="date" office:date-value="2037-05-24">
            <text:p>24 May</text:p>
          </table:table-cell>
          <table:table-cell table:style-name="ce13" table:formula="of:=INT(([.Q31]-1)/7)-4" office:value-type="float" office:value="26">
            <text:p>26</text:p>
          </table:table-cell>
          <table:table-cell table:style-name="ce8" table:formula="of:=[.F31]+[.G31]*7+7" office:value-type="date" office:date-value="2037-11-29">
            <text:p>29 Nov</text:p>
          </table:table-cell>
          <table:table-cell table:style-name="ce13" table:formula="of:=OFFSET([.$S$1];[.N31];0) &amp; IF([.M31];&quot; &quot; &amp; OFFSET([.$S$1];[.N31]+1;0);&quot;&quot;)" office:value-type="string" office:string-value="d">
            <text:p>d</text:p>
          </table:table-cell>
          <table:table-cell table:style-name="ce13" table:formula="of:=MOD([.A31];19)+1" office:value-type="float" office:value="5">
            <text:p>5</text:p>
          </table:table-cell>
          <table:table-cell table:style-name="ce13" table:formula="of:=OFFSET([.$T$1];[.J31];0)" office:value-type="string" office:string-value="XIII (n)">
            <text:p>XIII (n)</text:p>
          </table:table-cell>
          <table:table-cell/>
          <table:table-cell table:style-name="ce16" table:formula="of:=ORG.OPENOFFICE.ISLEAPYEAR([.D31])" office:value-type="float" office:value="0">
            <text:p>0</text:p>
          </table:table-cell>
          <table:table-cell table:style-name="ce16" table:formula="of:=WEEKDAY(DATE([.A31];1;1))" office:value-type="float" office:value="5">
            <text:p>5</text:p>
          </table:table-cell>
          <table:table-cell table:style-name="Default" table:number-columns-repeated="2"/>
          <table:table-cell table:style-name="ce18" table:formula="of:=[.R31]-[.F31]" office:value-type="float" office:value="215">
            <text:p>215</text:p>
          </table:table-cell>
          <table:table-cell table:style-name="ce19" table:formula="of:=DATE([.A31];12;25)" office:value-type="date" office:date-value="2037-12-25">
            <text:p>25 Dec</text:p>
          </table:table-cell>
          <table:table-cell table:number-columns-repeated="2"/>
          <table:table-cell office:value-type="string">
            <text:p>G</text:p>
          </table:table-cell>
          <table:table-cell table:number-columns-repeated="238"/>
        </table:table-row>
        <table:table-row table:style-name="ro2">
          <table:table-cell table:style-name="ce3" table:formula="of:=[Sheet2.A31]" office:value-type="float" office:value="2038">
            <text:p>2038</text:p>
          </table:table-cell>
          <table:table-cell table:style-name="ce8" table:formula="of:=[.D32]-63" office:value-type="date" office:date-value="2038-02-21">
            <text:p>21 Feb</text:p>
          </table:table-cell>
          <table:table-cell table:style-name="ce8" table:formula="of:=[.D32]-46" office:value-type="date" office:date-value="2038-03-10">
            <text:p>10 Mar</text:p>
          </table:table-cell>
          <table:table-cell table:style-name="ce8" table:formula="of:=[Sheet2.B31]" office:value-type="date" office:date-value="2038-04-25">
            <text:p>25 Apr</text:p>
          </table:table-cell>
          <table:table-cell table:style-name="ce8" table:formula="of:=[.D32]+39" office:value-type="date" office:date-value="2038-06-03">
            <text:p>3 Jun</text:p>
          </table:table-cell>
          <table:table-cell table:style-name="ce8" table:formula="of:=[.D32]+49" office:value-type="date" office:date-value="2038-06-13">
            <text:p>13 Jun</text:p>
          </table:table-cell>
          <table:table-cell table:style-name="ce13" table:formula="of:=INT(([.Q32]-1)/7)-4" office:value-type="float" office:value="23">
            <text:p>23</text:p>
          </table:table-cell>
          <table:table-cell table:style-name="ce8" table:formula="of:=[.F32]+[.G32]*7+7" office:value-type="date" office:date-value="2038-11-28">
            <text:p>28 Nov</text:p>
          </table:table-cell>
          <table:table-cell table:style-name="ce13" table:formula="of:=OFFSET([.$S$1];[.N32];0) &amp; IF([.M32];&quot; &quot; &amp; OFFSET([.$S$1];[.N32]+1;0);&quot;&quot;)" office:value-type="string" office:string-value="c">
            <text:p>c</text:p>
          </table:table-cell>
          <table:table-cell table:style-name="ce13" table:formula="of:=MOD([.A32];19)+1" office:value-type="float" office:value="6">
            <text:p>6</text:p>
          </table:table-cell>
          <table:table-cell table:style-name="ce13" table:formula="of:=OFFSET([.$T$1];[.J32];0)" office:value-type="string" office:string-value="XXIV (E)">
            <text:p>XXIV (E)</text:p>
          </table:table-cell>
          <table:table-cell/>
          <table:table-cell table:style-name="ce16" table:formula="of:=ORG.OPENOFFICE.ISLEAPYEAR([.D32])" office:value-type="float" office:value="0">
            <text:p>0</text:p>
          </table:table-cell>
          <table:table-cell table:style-name="ce16" table:formula="of:=WEEKDAY(DATE([.A32];1;1))" office:value-type="float" office:value="6">
            <text:p>6</text:p>
          </table:table-cell>
          <table:table-cell table:style-name="Default" table:number-columns-repeated="2"/>
          <table:table-cell table:style-name="ce18" table:formula="of:=[.R32]-[.F32]" office:value-type="float" office:value="195">
            <text:p>195</text:p>
          </table:table-cell>
          <table:table-cell table:style-name="ce19" table:formula="of:=DATE([.A32];12;25)" office:value-type="date" office:date-value="2038-12-25">
            <text:p>25 Dec</text:p>
          </table:table-cell>
          <table:table-cell table:number-columns-repeated="2"/>
          <table:table-cell office:value-type="string">
            <text:p>H</text:p>
          </table:table-cell>
          <table:table-cell table:number-columns-repeated="238"/>
        </table:table-row>
        <table:table-row table:style-name="ro2">
          <table:table-cell table:style-name="ce4" table:formula="of:=[Sheet2.A32]" office:value-type="float" office:value="2039">
            <text:p>2039</text:p>
          </table:table-cell>
          <table:table-cell table:style-name="ce9" table:formula="of:=[.D33]-63" office:value-type="date" office:date-value="2039-02-06">
            <text:p>6 Feb</text:p>
          </table:table-cell>
          <table:table-cell table:style-name="ce9" table:formula="of:=[.D33]-46" office:value-type="date" office:date-value="2039-02-23">
            <text:p>23 Feb</text:p>
          </table:table-cell>
          <table:table-cell table:style-name="ce9" table:formula="of:=[Sheet2.B32]" office:value-type="date" office:date-value="2039-04-10">
            <text:p>10 Apr</text:p>
          </table:table-cell>
          <table:table-cell table:style-name="ce9" table:formula="of:=[.D33]+39" office:value-type="date" office:date-value="2039-05-19">
            <text:p>19 May</text:p>
          </table:table-cell>
          <table:table-cell table:style-name="ce9" table:formula="of:=[.D33]+49" office:value-type="date" office:date-value="2039-05-29">
            <text:p>29 May</text:p>
          </table:table-cell>
          <table:table-cell table:style-name="ce14" table:formula="of:=INT(([.Q33]-1)/7)-4" office:value-type="float" office:value="25">
            <text:p>25</text:p>
          </table:table-cell>
          <table:table-cell table:style-name="ce9" table:formula="of:=[.F33]+[.G33]*7+7" office:value-type="date" office:date-value="2039-11-27">
            <text:p>27 Nov</text:p>
          </table:table-cell>
          <table:table-cell table:style-name="ce14" table:formula="of:=OFFSET([.$S$1];[.N33];0) &amp; IF([.M33];&quot; &quot; &amp; OFFSET([.$S$1];[.N33]+1;0);&quot;&quot;)" office:value-type="string" office:string-value="b">
            <text:p>b</text:p>
          </table:table-cell>
          <table:table-cell table:style-name="ce14" table:formula="of:=MOD([.A33];19)+1" office:value-type="float" office:value="7">
            <text:p>7</text:p>
          </table:table-cell>
          <table:table-cell table:style-name="ce14" table:formula="of:=OFFSET([.$T$1];[.J33];0)" office:value-type="string" office:string-value="V (e)">
            <text:p>V (e)</text:p>
          </table:table-cell>
          <table:table-cell/>
          <table:table-cell table:style-name="ce16" table:formula="of:=ORG.OPENOFFICE.ISLEAPYEAR([.D33])" office:value-type="float" office:value="0">
            <text:p>0</text:p>
          </table:table-cell>
          <table:table-cell table:style-name="ce16" table:formula="of:=WEEKDAY(DATE([.A33];1;1))" office:value-type="float" office:value="7">
            <text:p>7</text:p>
          </table:table-cell>
          <table:table-cell table:style-name="Default" table:number-columns-repeated="2"/>
          <table:table-cell table:style-name="ce18" table:formula="of:=[.R33]-[.F33]" office:value-type="float" office:value="210">
            <text:p>210</text:p>
          </table:table-cell>
          <table:table-cell table:style-name="ce19" table:formula="of:=DATE([.A33];12;25)" office:value-type="date" office:date-value="2039-12-25">
            <text:p>25 Dec</text:p>
          </table:table-cell>
          <table:table-cell table:number-columns-repeated="2"/>
          <table:table-cell office:value-type="string">
            <text:p>M</text:p>
          </table:table-cell>
          <table:table-cell table:number-columns-repeated="238"/>
        </table:table-row>
        <table:table-row table:style-name="ro2">
          <table:table-cell table:style-name="ce2" table:formula="of:=[Sheet2.A33]" office:value-type="float" office:value="2040">
            <text:p>2040</text:p>
          </table:table-cell>
          <table:table-cell table:style-name="ce7" table:formula="of:=[.D34]-63" office:value-type="date" office:date-value="2040-01-29">
            <text:p>29 Jan</text:p>
          </table:table-cell>
          <table:table-cell table:style-name="ce7" table:formula="of:=[.D34]-46" office:value-type="date" office:date-value="2040-02-15">
            <text:p>15 Feb</text:p>
          </table:table-cell>
          <table:table-cell table:style-name="ce7" table:formula="of:=[Sheet2.B33]" office:value-type="date" office:date-value="2040-04-01">
            <text:p>1 Apr</text:p>
          </table:table-cell>
          <table:table-cell table:style-name="ce7" table:formula="of:=[.D34]+39" office:value-type="date" office:date-value="2040-05-10">
            <text:p>10 May</text:p>
          </table:table-cell>
          <table:table-cell table:style-name="ce7" table:formula="of:=[.D34]+49" office:value-type="date" office:date-value="2040-05-20">
            <text:p>20 May</text:p>
          </table:table-cell>
          <table:table-cell table:style-name="ce12" table:formula="of:=INT(([.Q34]-1)/7)-4" office:value-type="float" office:value="27">
            <text:p>27</text:p>
          </table:table-cell>
          <table:table-cell table:style-name="ce7" table:formula="of:=[.F34]+[.G34]*7+7" office:value-type="date" office:date-value="2040-12-02">
            <text:p>2 Dec</text:p>
          </table:table-cell>
          <table:table-cell table:style-name="ce13" table:formula="of:=OFFSET([.$S$1];[.N34];0) &amp; IF([.M34];&quot; &quot; &amp; OFFSET([.$S$1];[.N34]+1;0);&quot;&quot;)" office:value-type="string" office:string-value="A g">
            <text:p>A g</text:p>
          </table:table-cell>
          <table:table-cell table:style-name="ce13" table:formula="of:=MOD([.A34];19)+1" office:value-type="float" office:value="8">
            <text:p>8</text:p>
          </table:table-cell>
          <table:table-cell table:style-name="ce13" table:formula="of:=OFFSET([.$T$1];[.J34];0)" office:value-type="string" office:string-value="XVI (r)">
            <text:p>XVI (r)</text:p>
          </table:table-cell>
          <table:table-cell/>
          <table:table-cell table:style-name="ce16" table:formula="of:=ORG.OPENOFFICE.ISLEAPYEAR([.D34])" office:value-type="float" office:value="1">
            <text:p>1</text:p>
          </table:table-cell>
          <table:table-cell table:style-name="ce16" table:formula="of:=WEEKDAY(DATE([.A34];1;1))" office:value-type="float" office:value="1">
            <text:p>1</text:p>
          </table:table-cell>
          <table:table-cell table:style-name="Default" table:number-columns-repeated="2"/>
          <table:table-cell table:style-name="ce18" table:formula="of:=[.R34]-[.F34]" office:value-type="float" office:value="219">
            <text:p>219</text:p>
          </table:table-cell>
          <table:table-cell table:style-name="ce19" table:formula="of:=DATE([.A34];12;25)" office:value-type="date" office:date-value="2040-12-25">
            <text:p>25 Dec</text:p>
          </table:table-cell>
          <table:table-cell table:number-columns-repeated="2"/>
          <table:table-cell office:value-type="string">
            <text:p>N</text:p>
          </table:table-cell>
          <table:table-cell table:number-columns-repeated="238"/>
        </table:table-row>
        <table:table-row table:style-name="ro2">
          <table:table-cell table:style-name="ce3" table:formula="of:=[Sheet2.A34]" office:value-type="float" office:value="2041">
            <text:p>2041</text:p>
          </table:table-cell>
          <table:table-cell table:style-name="ce8" table:formula="of:=[.D35]-63" office:value-type="date" office:date-value="2041-02-17">
            <text:p>17 Feb</text:p>
          </table:table-cell>
          <table:table-cell table:style-name="ce8" table:formula="of:=[.D35]-46" office:value-type="date" office:date-value="2041-03-06">
            <text:p>6 Mar</text:p>
          </table:table-cell>
          <table:table-cell table:style-name="ce8" table:formula="of:=[Sheet2.B34]" office:value-type="date" office:date-value="2041-04-21">
            <text:p>21 Apr</text:p>
          </table:table-cell>
          <table:table-cell table:style-name="ce8" table:formula="of:=[.D35]+39" office:value-type="date" office:date-value="2041-05-30">
            <text:p>30 May</text:p>
          </table:table-cell>
          <table:table-cell table:style-name="ce8" table:formula="of:=[.D35]+49" office:value-type="date" office:date-value="2041-06-09">
            <text:p>9 Jun</text:p>
          </table:table-cell>
          <table:table-cell table:style-name="ce13" table:formula="of:=INT(([.Q35]-1)/7)-4" office:value-type="float" office:value="24">
            <text:p>24</text:p>
          </table:table-cell>
          <table:table-cell table:style-name="ce8" table:formula="of:=[.F35]+[.G35]*7+7" office:value-type="date" office:date-value="2041-12-01">
            <text:p>1 Dec</text:p>
          </table:table-cell>
          <table:table-cell table:style-name="ce13" table:formula="of:=OFFSET([.$S$1];[.N35];0) &amp; IF([.M35];&quot; &quot; &amp; OFFSET([.$S$1];[.N35]+1;0);&quot;&quot;)" office:value-type="string" office:string-value="f">
            <text:p>f</text:p>
          </table:table-cell>
          <table:table-cell table:style-name="ce13" table:formula="of:=MOD([.A35];19)+1" office:value-type="float" office:value="9">
            <text:p>9</text:p>
          </table:table-cell>
          <table:table-cell table:style-name="ce13" table:formula="of:=OFFSET([.$T$1];[.J35];0)" office:value-type="string" office:string-value="XXVII (H)">
            <text:p>XXVII (H)</text:p>
          </table:table-cell>
          <table:table-cell/>
          <table:table-cell table:style-name="ce16" table:formula="of:=ORG.OPENOFFICE.ISLEAPYEAR([.D35])" office:value-type="float" office:value="0">
            <text:p>0</text:p>
          </table:table-cell>
          <table:table-cell table:style-name="ce16" table:formula="of:=WEEKDAY(DATE([.A35];1;1))" office:value-type="float" office:value="3">
            <text:p>3</text:p>
          </table:table-cell>
          <table:table-cell table:style-name="Default" table:number-columns-repeated="2"/>
          <table:table-cell table:style-name="ce18" table:formula="of:=[.R35]-[.F35]" office:value-type="float" office:value="199">
            <text:p>199</text:p>
          </table:table-cell>
          <table:table-cell table:style-name="ce19" table:formula="of:=DATE([.A35];12;25)" office:value-type="date" office:date-value="2041-12-25">
            <text:p>25 Dec</text:p>
          </table:table-cell>
          <table:table-cell table:number-columns-repeated="2"/>
          <table:table-cell office:value-type="string">
            <text:p>P</text:p>
          </table:table-cell>
          <table:table-cell table:number-columns-repeated="238"/>
        </table:table-row>
        <table:table-row table:style-name="ro2">
          <table:table-cell table:style-name="ce3" table:formula="of:=[Sheet2.A35]" office:value-type="float" office:value="2042">
            <text:p>2042</text:p>
          </table:table-cell>
          <table:table-cell table:style-name="ce8" table:formula="of:=[.D36]-63" office:value-type="date" office:date-value="2042-02-02">
            <text:p>2 Feb</text:p>
          </table:table-cell>
          <table:table-cell table:style-name="ce8" table:formula="of:=[.D36]-46" office:value-type="date" office:date-value="2042-02-19">
            <text:p>19 Feb</text:p>
          </table:table-cell>
          <table:table-cell table:style-name="ce8" table:formula="of:=[Sheet2.B35]" office:value-type="date" office:date-value="2042-04-06">
            <text:p>6 Apr</text:p>
          </table:table-cell>
          <table:table-cell table:style-name="ce8" table:formula="of:=[.D36]+39" office:value-type="date" office:date-value="2042-05-15">
            <text:p>15 May</text:p>
          </table:table-cell>
          <table:table-cell table:style-name="ce8" table:formula="of:=[.D36]+49" office:value-type="date" office:date-value="2042-05-25">
            <text:p>25 May</text:p>
          </table:table-cell>
          <table:table-cell table:style-name="ce13" table:formula="of:=INT(([.Q36]-1)/7)-4" office:value-type="float" office:value="26">
            <text:p>26</text:p>
          </table:table-cell>
          <table:table-cell table:style-name="ce8" table:formula="of:=[.F36]+[.G36]*7+7" office:value-type="date" office:date-value="2042-11-30">
            <text:p>30 Nov</text:p>
          </table:table-cell>
          <table:table-cell table:style-name="ce13" table:formula="of:=OFFSET([.$S$1];[.N36];0) &amp; IF([.M36];&quot; &quot; &amp; OFFSET([.$S$1];[.N36]+1;0);&quot;&quot;)" office:value-type="string" office:string-value="e">
            <text:p>e</text:p>
          </table:table-cell>
          <table:table-cell table:style-name="ce13" table:formula="of:=MOD([.A36];19)+1" office:value-type="float" office:value="10">
            <text:p>10</text:p>
          </table:table-cell>
          <table:table-cell table:style-name="ce13" table:formula="of:=OFFSET([.$T$1];[.J36];0)" office:value-type="string" office:string-value="VIII (h)">
            <text:p>VIII (h)</text:p>
          </table:table-cell>
          <table:table-cell/>
          <table:table-cell table:style-name="ce16" table:formula="of:=ORG.OPENOFFICE.ISLEAPYEAR([.D36])" office:value-type="float" office:value="0">
            <text:p>0</text:p>
          </table:table-cell>
          <table:table-cell table:style-name="ce16" table:formula="of:=WEEKDAY(DATE([.A36];1;1))" office:value-type="float" office:value="4">
            <text:p>4</text:p>
          </table:table-cell>
          <table:table-cell table:style-name="Default" table:number-columns-repeated="2"/>
          <table:table-cell table:style-name="ce18" table:formula="of:=[.R36]-[.F36]" office:value-type="float" office:value="214">
            <text:p>214</text:p>
          </table:table-cell>
          <table:table-cell table:style-name="ce19" table:formula="of:=DATE([.A36];12;25)" office:value-type="date" office:date-value="2042-12-25">
            <text:p>25 Dec</text:p>
          </table:table-cell>
          <table:table-cell table:number-columns-repeated="241"/>
        </table:table-row>
        <table:table-row table:style-name="ro2">
          <table:table-cell table:style-name="ce4" table:formula="of:=[Sheet2.A36]" office:value-type="float" office:value="2043">
            <text:p>2043</text:p>
          </table:table-cell>
          <table:table-cell table:style-name="ce9" table:formula="of:=[.D37]-63" office:value-type="date" office:date-value="2043-01-25">
            <text:p>25 Jan</text:p>
          </table:table-cell>
          <table:table-cell table:style-name="ce9" table:formula="of:=[.D37]-46" office:value-type="date" office:date-value="2043-02-11">
            <text:p>11 Feb</text:p>
          </table:table-cell>
          <table:table-cell table:style-name="ce9" table:formula="of:=[Sheet2.B36]" office:value-type="date" office:date-value="2043-03-29">
            <text:p>29 Mar</text:p>
          </table:table-cell>
          <table:table-cell table:style-name="ce9" table:formula="of:=[.D37]+39" office:value-type="date" office:date-value="2043-05-07">
            <text:p>7 May</text:p>
          </table:table-cell>
          <table:table-cell table:style-name="ce9" table:formula="of:=[.D37]+49" office:value-type="date" office:date-value="2043-05-17">
            <text:p>17 May</text:p>
          </table:table-cell>
          <table:table-cell table:style-name="ce14" table:formula="of:=INT(([.Q37]-1)/7)-4" office:value-type="float" office:value="27">
            <text:p>27</text:p>
          </table:table-cell>
          <table:table-cell table:style-name="ce9" table:formula="of:=[.F37]+[.G37]*7+7" office:value-type="date" office:date-value="2043-11-29">
            <text:p>29 Nov</text:p>
          </table:table-cell>
          <table:table-cell table:style-name="ce14" table:formula="of:=OFFSET([.$S$1];[.N37];0) &amp; IF([.M37];&quot; &quot; &amp; OFFSET([.$S$1];[.N37]+1;0);&quot;&quot;)" office:value-type="string" office:string-value="d">
            <text:p>d</text:p>
          </table:table-cell>
          <table:table-cell table:style-name="ce14" table:formula="of:=MOD([.A37];19)+1" office:value-type="float" office:value="11">
            <text:p>11</text:p>
          </table:table-cell>
          <table:table-cell table:style-name="ce14" table:formula="of:=OFFSET([.$T$1];[.J37];0)" office:value-type="string" office:string-value="XIX (u)">
            <text:p>XIX (u)</text:p>
          </table:table-cell>
          <table:table-cell/>
          <table:table-cell table:style-name="ce16" table:formula="of:=ORG.OPENOFFICE.ISLEAPYEAR([.D37])" office:value-type="float" office:value="0">
            <text:p>0</text:p>
          </table:table-cell>
          <table:table-cell table:style-name="ce16" table:formula="of:=WEEKDAY(DATE([.A37];1;1))" office:value-type="float" office:value="5">
            <text:p>5</text:p>
          </table:table-cell>
          <table:table-cell table:style-name="Default" table:number-columns-repeated="2"/>
          <table:table-cell table:style-name="ce18" table:formula="of:=[.R37]-[.F37]" office:value-type="float" office:value="222">
            <text:p>222</text:p>
          </table:table-cell>
          <table:table-cell table:style-name="ce19" table:formula="of:=DATE([.A37];12;25)" office:value-type="date" office:date-value="2043-12-25">
            <text:p>25 Dec</text:p>
          </table:table-cell>
          <table:table-cell table:number-columns-repeated="241"/>
        </table:table-row>
        <table:table-row table:style-name="ro2">
          <table:table-cell table:style-name="ce2" table:formula="of:=[Sheet2.A37]" office:value-type="float" office:value="2044">
            <text:p>2044</text:p>
          </table:table-cell>
          <table:table-cell table:style-name="ce7" table:formula="of:=[.D38]-63" office:value-type="date" office:date-value="2044-02-14">
            <text:p>14 Feb</text:p>
          </table:table-cell>
          <table:table-cell table:style-name="ce7" table:formula="of:=[.D38]-46" office:value-type="date" office:date-value="2044-03-02">
            <text:p>2 Mar</text:p>
          </table:table-cell>
          <table:table-cell table:style-name="ce7" table:formula="of:=[Sheet2.B37]" office:value-type="date" office:date-value="2044-04-17">
            <text:p>17 Apr</text:p>
          </table:table-cell>
          <table:table-cell table:style-name="ce7" table:formula="of:=[.D38]+39" office:value-type="date" office:date-value="2044-05-26">
            <text:p>26 May</text:p>
          </table:table-cell>
          <table:table-cell table:style-name="ce7" table:formula="of:=[.D38]+49" office:value-type="date" office:date-value="2044-06-05">
            <text:p>5 Jun</text:p>
          </table:table-cell>
          <table:table-cell table:style-name="ce12" table:formula="of:=INT(([.Q38]-1)/7)-4" office:value-type="float" office:value="24">
            <text:p>24</text:p>
          </table:table-cell>
          <table:table-cell table:style-name="ce7" table:formula="of:=[.F38]+[.G38]*7+7" office:value-type="date" office:date-value="2044-11-27">
            <text:p>27 Nov</text:p>
          </table:table-cell>
          <table:table-cell table:style-name="ce13" table:formula="of:=OFFSET([.$S$1];[.N38];0) &amp; IF([.M38];&quot; &quot; &amp; OFFSET([.$S$1];[.N38]+1;0);&quot;&quot;)" office:value-type="string" office:string-value="c b">
            <text:p>c b</text:p>
          </table:table-cell>
          <table:table-cell table:style-name="ce13" table:formula="of:=MOD([.A38];19)+1" office:value-type="float" office:value="12">
            <text:p>12</text:p>
          </table:table-cell>
          <table:table-cell table:style-name="ce13" table:formula="of:=OFFSET([.$T$1];[.J38];0)" office:value-type="string" office:string-value="* (P)">
            <text:p>* (P)</text:p>
          </table:table-cell>
          <table:table-cell/>
          <table:table-cell table:style-name="ce16" table:formula="of:=ORG.OPENOFFICE.ISLEAPYEAR([.D38])" office:value-type="float" office:value="1">
            <text:p>1</text:p>
          </table:table-cell>
          <table:table-cell table:style-name="ce16" table:formula="of:=WEEKDAY(DATE([.A38];1;1))" office:value-type="float" office:value="6">
            <text:p>6</text:p>
          </table:table-cell>
          <table:table-cell table:style-name="Default" table:number-columns-repeated="2"/>
          <table:table-cell table:style-name="ce18" table:formula="of:=[.R38]-[.F38]" office:value-type="float" office:value="203">
            <text:p>203</text:p>
          </table:table-cell>
          <table:table-cell table:style-name="ce19" table:formula="of:=DATE([.A38];12;25)" office:value-type="date" office:date-value="2044-12-25">
            <text:p>25 Dec</text:p>
          </table:table-cell>
          <table:table-cell table:number-columns-repeated="241"/>
        </table:table-row>
        <table:table-row table:style-name="ro2">
          <table:table-cell table:style-name="ce3" table:formula="of:=[Sheet2.A38]" office:value-type="float" office:value="2045">
            <text:p>2045</text:p>
          </table:table-cell>
          <table:table-cell table:style-name="ce8" table:formula="of:=[.D39]-63" office:value-type="date" office:date-value="2045-02-05">
            <text:p>5 Feb</text:p>
          </table:table-cell>
          <table:table-cell table:style-name="ce8" table:formula="of:=[.D39]-46" office:value-type="date" office:date-value="2045-02-22">
            <text:p>22 Feb</text:p>
          </table:table-cell>
          <table:table-cell table:style-name="ce8" table:formula="of:=[Sheet2.B38]" office:value-type="date" office:date-value="2045-04-09">
            <text:p>9 Apr</text:p>
          </table:table-cell>
          <table:table-cell table:style-name="ce8" table:formula="of:=[.D39]+39" office:value-type="date" office:date-value="2045-05-18">
            <text:p>18 May</text:p>
          </table:table-cell>
          <table:table-cell table:style-name="ce8" table:formula="of:=[.D39]+49" office:value-type="date" office:date-value="2045-05-28">
            <text:p>28 May</text:p>
          </table:table-cell>
          <table:table-cell table:style-name="ce13" table:formula="of:=INT(([.Q39]-1)/7)-4" office:value-type="float" office:value="26">
            <text:p>26</text:p>
          </table:table-cell>
          <table:table-cell table:style-name="ce8" table:formula="of:=[.F39]+[.G39]*7+7" office:value-type="date" office:date-value="2045-12-03">
            <text:p>3 Dec</text:p>
          </table:table-cell>
          <table:table-cell table:style-name="ce13" table:formula="of:=OFFSET([.$S$1];[.N39];0) &amp; IF([.M39];&quot; &quot; &amp; OFFSET([.$S$1];[.N39]+1;0);&quot;&quot;)" office:value-type="string" office:string-value="A">
            <text:p>A</text:p>
          </table:table-cell>
          <table:table-cell table:style-name="ce13" table:formula="of:=MOD([.A39];19)+1" office:value-type="float" office:value="13">
            <text:p>13</text:p>
          </table:table-cell>
          <table:table-cell table:style-name="ce13" table:formula="of:=OFFSET([.$T$1];[.J39];0)" office:value-type="string" office:string-value="XI (l)">
            <text:p>XI (l)</text:p>
          </table:table-cell>
          <table:table-cell/>
          <table:table-cell table:style-name="ce16" table:formula="of:=ORG.OPENOFFICE.ISLEAPYEAR([.D39])" office:value-type="float" office:value="0">
            <text:p>0</text:p>
          </table:table-cell>
          <table:table-cell table:style-name="ce16" table:formula="of:=WEEKDAY(DATE([.A39];1;1))" office:value-type="float" office:value="1">
            <text:p>1</text:p>
          </table:table-cell>
          <table:table-cell table:style-name="Default" table:number-columns-repeated="2"/>
          <table:table-cell table:style-name="ce18" table:formula="of:=[.R39]-[.F39]" office:value-type="float" office:value="211">
            <text:p>211</text:p>
          </table:table-cell>
          <table:table-cell table:style-name="ce19" table:formula="of:=DATE([.A39];12;25)" office:value-type="date" office:date-value="2045-12-25">
            <text:p>25 Dec</text:p>
          </table:table-cell>
          <table:table-cell table:number-columns-repeated="241"/>
        </table:table-row>
        <table:table-row table:style-name="ro2">
          <table:table-cell table:style-name="ce3" table:formula="of:=[Sheet2.A39]" office:value-type="float" office:value="2046">
            <text:p>2046</text:p>
          </table:table-cell>
          <table:table-cell table:style-name="ce8" table:formula="of:=[.D40]-63" office:value-type="date" office:date-value="2046-01-21">
            <text:p>21 Jan</text:p>
          </table:table-cell>
          <table:table-cell table:style-name="ce8" table:formula="of:=[.D40]-46" office:value-type="date" office:date-value="2046-02-07">
            <text:p>7 Feb</text:p>
          </table:table-cell>
          <table:table-cell table:style-name="ce8" table:formula="of:=[Sheet2.B39]" office:value-type="date" office:date-value="2046-03-25">
            <text:p>25 Mar</text:p>
          </table:table-cell>
          <table:table-cell table:style-name="ce8" table:formula="of:=[.D40]+39" office:value-type="date" office:date-value="2046-05-03">
            <text:p>3 May</text:p>
          </table:table-cell>
          <table:table-cell table:style-name="ce8" table:formula="of:=[.D40]+49" office:value-type="date" office:date-value="2046-05-13">
            <text:p>13 May</text:p>
          </table:table-cell>
          <table:table-cell table:style-name="ce13" table:formula="of:=INT(([.Q40]-1)/7)-4" office:value-type="float" office:value="28">
            <text:p>28</text:p>
          </table:table-cell>
          <table:table-cell table:style-name="ce8" table:formula="of:=[.F40]+[.G40]*7+7" office:value-type="date" office:date-value="2046-12-02">
            <text:p>2 Dec</text:p>
          </table:table-cell>
          <table:table-cell table:style-name="ce13" table:formula="of:=OFFSET([.$S$1];[.N40];0) &amp; IF([.M40];&quot; &quot; &amp; OFFSET([.$S$1];[.N40]+1;0);&quot;&quot;)" office:value-type="string" office:string-value="g">
            <text:p>g</text:p>
          </table:table-cell>
          <table:table-cell table:style-name="ce13" table:formula="of:=MOD([.A40];19)+1" office:value-type="float" office:value="14">
            <text:p>14</text:p>
          </table:table-cell>
          <table:table-cell table:style-name="ce13" table:formula="of:=OFFSET([.$T$1];[.J40];0)" office:value-type="string" office:string-value="XXII (C)">
            <text:p>XXII (C)</text:p>
          </table:table-cell>
          <table:table-cell/>
          <table:table-cell table:style-name="ce16" table:formula="of:=ORG.OPENOFFICE.ISLEAPYEAR([.D40])" office:value-type="float" office:value="0">
            <text:p>0</text:p>
          </table:table-cell>
          <table:table-cell table:style-name="ce16" table:formula="of:=WEEKDAY(DATE([.A40];1;1))" office:value-type="float" office:value="2">
            <text:p>2</text:p>
          </table:table-cell>
          <table:table-cell table:style-name="Default" table:number-columns-repeated="2"/>
          <table:table-cell table:style-name="ce18" table:formula="of:=[.R40]-[.F40]" office:value-type="float" office:value="226">
            <text:p>226</text:p>
          </table:table-cell>
          <table:table-cell table:style-name="ce19" table:formula="of:=DATE([.A40];12;25)" office:value-type="date" office:date-value="2046-12-25">
            <text:p>25 Dec</text:p>
          </table:table-cell>
          <table:table-cell table:number-columns-repeated="241"/>
        </table:table-row>
        <table:table-row table:style-name="ro2">
          <table:table-cell table:style-name="ce4" table:formula="of:=[Sheet2.A40]" office:value-type="float" office:value="2047">
            <text:p>2047</text:p>
          </table:table-cell>
          <table:table-cell table:style-name="ce9" table:formula="of:=[.D41]-63" office:value-type="date" office:date-value="2047-02-10">
            <text:p>10 Feb</text:p>
          </table:table-cell>
          <table:table-cell table:style-name="ce9" table:formula="of:=[.D41]-46" office:value-type="date" office:date-value="2047-02-27">
            <text:p>27 Feb</text:p>
          </table:table-cell>
          <table:table-cell table:style-name="ce9" table:formula="of:=[Sheet2.B40]" office:value-type="date" office:date-value="2047-04-14">
            <text:p>14 Apr</text:p>
          </table:table-cell>
          <table:table-cell table:style-name="ce9" table:formula="of:=[.D41]+39" office:value-type="date" office:date-value="2047-05-23">
            <text:p>23 May</text:p>
          </table:table-cell>
          <table:table-cell table:style-name="ce9" table:formula="of:=[.D41]+49" office:value-type="date" office:date-value="2047-06-02">
            <text:p>2 Jun</text:p>
          </table:table-cell>
          <table:table-cell table:style-name="ce14" table:formula="of:=INT(([.Q41]-1)/7)-4" office:value-type="float" office:value="25">
            <text:p>25</text:p>
          </table:table-cell>
          <table:table-cell table:style-name="ce9" table:formula="of:=[.F41]+[.G41]*7+7" office:value-type="date" office:date-value="2047-12-01">
            <text:p>1 Dec</text:p>
          </table:table-cell>
          <table:table-cell table:style-name="ce14" table:formula="of:=OFFSET([.$S$1];[.N41];0) &amp; IF([.M41];&quot; &quot; &amp; OFFSET([.$S$1];[.N41]+1;0);&quot;&quot;)" office:value-type="string" office:string-value="f">
            <text:p>f</text:p>
          </table:table-cell>
          <table:table-cell table:style-name="ce14" table:formula="of:=MOD([.A41];19)+1" office:value-type="float" office:value="15">
            <text:p>15</text:p>
          </table:table-cell>
          <table:table-cell table:style-name="ce14" table:formula="of:=OFFSET([.$T$1];[.J41];0)" office:value-type="string" office:string-value="III (c)">
            <text:p>III (c)</text:p>
          </table:table-cell>
          <table:table-cell/>
          <table:table-cell table:style-name="ce16" table:formula="of:=ORG.OPENOFFICE.ISLEAPYEAR([.D41])" office:value-type="float" office:value="0">
            <text:p>0</text:p>
          </table:table-cell>
          <table:table-cell table:style-name="ce16" table:formula="of:=WEEKDAY(DATE([.A41];1;1))" office:value-type="float" office:value="3">
            <text:p>3</text:p>
          </table:table-cell>
          <table:table-cell table:style-name="Default" table:number-columns-repeated="2"/>
          <table:table-cell table:style-name="ce18" table:formula="of:=[.R41]-[.F41]" office:value-type="float" office:value="206">
            <text:p>206</text:p>
          </table:table-cell>
          <table:table-cell table:style-name="ce19" table:formula="of:=DATE([.A41];12;25)" office:value-type="date" office:date-value="2047-12-25">
            <text:p>25 Dec</text:p>
          </table:table-cell>
          <table:table-cell table:number-columns-repeated="241"/>
        </table:table-row>
        <table:table-row table:style-name="ro2" table:number-rows-repeated="65494">
          <table:table-cell table:number-columns-repeated="259"/>
        </table:table-row>
        <table:table-row table:style-name="ro2">
          <table:table-cell table:number-columns-repeated="259"/>
        </table:table-row>
      </table:table>
      <table:table table:name="Sheet2" table:style-name="ta1" table:print="false">
        <table:table-column table:style-name="co8" table:default-cell-style-name="Default"/>
        <table:table-column table:style-name="co8" table:default-cell-style-name="ce20"/>
        <table:table-column table:style-name="co8" table:number-columns-repeated="8" table:default-cell-style-name="ce21"/>
        <table:table-column table:style-name="co8" table:default-cell-style-name="ce20"/>
        <table:table-row table:style-name="ro2">
          <table:table-cell office:value-type="float" office:value="2008">
            <text:p>2008</text:p>
          </table:table-cell>
          <table:table-cell table:formula="of:=[.K1]" office:value-type="date" office:date-value="2008-03-23">
            <text:p>3/23/2008</text:p>
          </table:table-cell>
          <table:table-cell table:formula="of:=MOD([.A1];19)" office:value-type="float" office:value="13">
            <text:p>13</text:p>
          </table:table-cell>
          <table:table-cell table:formula="of:=MOD([.A1];4)" office:value-type="float" office:value="0">
            <text:p>0</text:p>
          </table:table-cell>
          <table:table-cell table:formula="of:=MOD([.A1];7)" office:value-type="float" office:value="6">
            <text:p>6</text:p>
          </table:table-cell>
          <table:table-cell table:formula="of:=MOD((19*[.C1]+[.H1]);30)" office:value-type="float" office:value="1">
            <text:p>1</text:p>
          </table:table-cell>
          <table:table-cell table:formula="of:=MOD((2*[.D1]+4*[.E1]+6*[.F1]+[.I1]);7)" office:value-type="float" office:value="0">
            <text:p>0</text:p>
          </table:table-cell>
          <table:table-cell table:formula="of:=IF([.A1]&lt;1700;22;IF([.A1]&lt;1900;23;IF([.A1]&lt;2200;24;25)))" office:value-type="float" office:value="24">
            <text:p>24</text:p>
          </table:table-cell>
          <table:table-cell table:formula="of:=IF([.A1]&lt;1700;2;IF([.A1]&lt;1800;3;IF([.A1]&lt;1900;4;IF([.A1]&lt;2100;5;IF([.A1]&lt;2200;6;0)))))" office:value-type="float" office:value="5">
            <text:p>5</text:p>
          </table:table-cell>
          <table:table-cell table:formula="of:=IF([.F1]+[.G1]=35;28;IF(AND([.F1]=28;[.G1]=6;[.C1]&gt;10);27;[.F1]+[.G1]))" office:value-type="float" office:value="1">
            <text:p>1</text:p>
          </table:table-cell>
          <table:table-cell table:formula="of:=DATE([.A1];3;22)+[.J1]" office:value-type="date" office:date-value="2008-03-23">
            <text:p>3/23/2008</text:p>
          </table:table-cell>
        </table:table-row>
        <table:table-row table:style-name="ro2">
          <table:table-cell table:formula="of:=[.A1]+1" office:value-type="float" office:value="2009">
            <text:p>2009</text:p>
          </table:table-cell>
          <table:table-cell table:formula="of:=[.K2]" office:value-type="date" office:date-value="2009-04-12">
            <text:p>4/12/2009</text:p>
          </table:table-cell>
          <table:table-cell table:formula="of:=MOD([.A2];19)" office:value-type="float" office:value="14">
            <text:p>14</text:p>
          </table:table-cell>
          <table:table-cell table:formula="of:=MOD([.A2];4)" office:value-type="float" office:value="1">
            <text:p>1</text:p>
          </table:table-cell>
          <table:table-cell table:formula="of:=MOD([.A2];7)" office:value-type="float" office:value="0">
            <text:p>0</text:p>
          </table:table-cell>
          <table:table-cell table:formula="of:=MOD((19*[.C2]+[.H2]);30)" office:value-type="float" office:value="20">
            <text:p>20</text:p>
          </table:table-cell>
          <table:table-cell table:formula="of:=MOD((2*[.D2]+4*[.E2]+6*[.F2]+[.I2]);7)" office:value-type="float" office:value="1">
            <text:p>1</text:p>
          </table:table-cell>
          <table:table-cell table:formula="of:=IF([.A2]&lt;1700;22;IF([.A2]&lt;1900;23;IF([.A2]&lt;2200;24;25)))" office:value-type="float" office:value="24">
            <text:p>24</text:p>
          </table:table-cell>
          <table:table-cell table:formula="of:=IF([.A2]&lt;1700;2;IF([.A2]&lt;1800;3;IF([.A2]&lt;1900;4;IF([.A2]&lt;2100;5;IF([.A2]&lt;2200;6;0)))))" office:value-type="float" office:value="5">
            <text:p>5</text:p>
          </table:table-cell>
          <table:table-cell table:formula="of:=IF([.F2]+[.G2]=35;28;IF(AND([.F2]=28;[.G2]=6;[.C2]&gt;10);27;[.F2]+[.G2]))" office:value-type="float" office:value="21">
            <text:p>21</text:p>
          </table:table-cell>
          <table:table-cell table:formula="of:=DATE([.A2];3;22)+[.J2]" office:value-type="date" office:date-value="2009-04-12">
            <text:p>4/12/2009</text:p>
          </table:table-cell>
        </table:table-row>
        <table:table-row table:style-name="ro2">
          <table:table-cell table:formula="of:=[.A2]+1" office:value-type="float" office:value="2010">
            <text:p>2010</text:p>
          </table:table-cell>
          <table:table-cell table:formula="of:=[.K3]" office:value-type="date" office:date-value="2010-04-04">
            <text:p>4/4/2010</text:p>
          </table:table-cell>
          <table:table-cell table:formula="of:=MOD([.A3];19)" office:value-type="float" office:value="15">
            <text:p>15</text:p>
          </table:table-cell>
          <table:table-cell table:formula="of:=MOD([.A3];4)" office:value-type="float" office:value="2">
            <text:p>2</text:p>
          </table:table-cell>
          <table:table-cell table:formula="of:=MOD([.A3];7)" office:value-type="float" office:value="1">
            <text:p>1</text:p>
          </table:table-cell>
          <table:table-cell table:formula="of:=MOD((19*[.C3]+[.H3]);30)" office:value-type="float" office:value="9">
            <text:p>9</text:p>
          </table:table-cell>
          <table:table-cell table:formula="of:=MOD((2*[.D3]+4*[.E3]+6*[.F3]+[.I3]);7)" office:value-type="float" office:value="4">
            <text:p>4</text:p>
          </table:table-cell>
          <table:table-cell table:formula="of:=IF([.A3]&lt;1700;22;IF([.A3]&lt;1900;23;IF([.A3]&lt;2200;24;25)))" office:value-type="float" office:value="24">
            <text:p>24</text:p>
          </table:table-cell>
          <table:table-cell table:formula="of:=IF([.A3]&lt;1700;2;IF([.A3]&lt;1800;3;IF([.A3]&lt;1900;4;IF([.A3]&lt;2100;5;IF([.A3]&lt;2200;6;0)))))" office:value-type="float" office:value="5">
            <text:p>5</text:p>
          </table:table-cell>
          <table:table-cell table:formula="of:=IF([.F3]+[.G3]=35;28;IF(AND([.F3]=28;[.G3]=6;[.C3]&gt;10);27;[.F3]+[.G3]))" office:value-type="float" office:value="13">
            <text:p>13</text:p>
          </table:table-cell>
          <table:table-cell table:formula="of:=DATE([.A3];3;22)+[.J3]" office:value-type="date" office:date-value="2010-04-04">
            <text:p>4/4/2010</text:p>
          </table:table-cell>
        </table:table-row>
        <table:table-row table:style-name="ro2">
          <table:table-cell table:formula="of:=[.A3]+1" office:value-type="float" office:value="2011">
            <text:p>2011</text:p>
          </table:table-cell>
          <table:table-cell table:formula="of:=[.K4]" office:value-type="date" office:date-value="2011-04-24">
            <text:p>4/24/2011</text:p>
          </table:table-cell>
          <table:table-cell table:formula="of:=MOD([.A4];19)" office:value-type="float" office:value="16">
            <text:p>16</text:p>
          </table:table-cell>
          <table:table-cell table:formula="of:=MOD([.A4];4)" office:value-type="float" office:value="3">
            <text:p>3</text:p>
          </table:table-cell>
          <table:table-cell table:formula="of:=MOD([.A4];7)" office:value-type="float" office:value="2">
            <text:p>2</text:p>
          </table:table-cell>
          <table:table-cell table:formula="of:=MOD((19*[.C4]+[.H4]);30)" office:value-type="float" office:value="28">
            <text:p>28</text:p>
          </table:table-cell>
          <table:table-cell table:formula="of:=MOD((2*[.D4]+4*[.E4]+6*[.F4]+[.I4]);7)" office:value-type="float" office:value="5">
            <text:p>5</text:p>
          </table:table-cell>
          <table:table-cell table:formula="of:=IF([.A4]&lt;1700;22;IF([.A4]&lt;1900;23;IF([.A4]&lt;2200;24;25)))" office:value-type="float" office:value="24">
            <text:p>24</text:p>
          </table:table-cell>
          <table:table-cell table:formula="of:=IF([.A4]&lt;1700;2;IF([.A4]&lt;1800;3;IF([.A4]&lt;1900;4;IF([.A4]&lt;2100;5;IF([.A4]&lt;2200;6;0)))))" office:value-type="float" office:value="5">
            <text:p>5</text:p>
          </table:table-cell>
          <table:table-cell table:formula="of:=IF([.F4]+[.G4]=35;28;IF(AND([.F4]=28;[.G4]=6;[.C4]&gt;10);27;[.F4]+[.G4]))" office:value-type="float" office:value="33">
            <text:p>33</text:p>
          </table:table-cell>
          <table:table-cell table:formula="of:=DATE([.A4];3;22)+[.J4]" office:value-type="date" office:date-value="2011-04-24">
            <text:p>4/24/2011</text:p>
          </table:table-cell>
        </table:table-row>
        <table:table-row table:style-name="ro2">
          <table:table-cell table:formula="of:=[.A4]+1" office:value-type="float" office:value="2012">
            <text:p>2012</text:p>
          </table:table-cell>
          <table:table-cell table:formula="of:=[.K5]" office:value-type="date" office:date-value="2012-04-08">
            <text:p>4/8/2012</text:p>
          </table:table-cell>
          <table:table-cell table:formula="of:=MOD([.A5];19)" office:value-type="float" office:value="17">
            <text:p>17</text:p>
          </table:table-cell>
          <table:table-cell table:formula="of:=MOD([.A5];4)" office:value-type="float" office:value="0">
            <text:p>0</text:p>
          </table:table-cell>
          <table:table-cell table:formula="of:=MOD([.A5];7)" office:value-type="float" office:value="3">
            <text:p>3</text:p>
          </table:table-cell>
          <table:table-cell table:formula="of:=MOD((19*[.C5]+[.H5]);30)" office:value-type="float" office:value="17">
            <text:p>17</text:p>
          </table:table-cell>
          <table:table-cell table:formula="of:=MOD((2*[.D5]+4*[.E5]+6*[.F5]+[.I5]);7)" office:value-type="float" office:value="0">
            <text:p>0</text:p>
          </table:table-cell>
          <table:table-cell table:formula="of:=IF([.A5]&lt;1700;22;IF([.A5]&lt;1900;23;IF([.A5]&lt;2200;24;25)))" office:value-type="float" office:value="24">
            <text:p>24</text:p>
          </table:table-cell>
          <table:table-cell table:formula="of:=IF([.A5]&lt;1700;2;IF([.A5]&lt;1800;3;IF([.A5]&lt;1900;4;IF([.A5]&lt;2100;5;IF([.A5]&lt;2200;6;0)))))" office:value-type="float" office:value="5">
            <text:p>5</text:p>
          </table:table-cell>
          <table:table-cell table:formula="of:=IF([.F5]+[.G5]=35;28;IF(AND([.F5]=28;[.G5]=6;[.C5]&gt;10);27;[.F5]+[.G5]))" office:value-type="float" office:value="17">
            <text:p>17</text:p>
          </table:table-cell>
          <table:table-cell table:formula="of:=DATE([.A5];3;22)+[.J5]" office:value-type="date" office:date-value="2012-04-08">
            <text:p>4/8/2012</text:p>
          </table:table-cell>
        </table:table-row>
        <table:table-row table:style-name="ro2">
          <table:table-cell table:formula="of:=[.A5]+1" office:value-type="float" office:value="2013">
            <text:p>2013</text:p>
          </table:table-cell>
          <table:table-cell table:formula="of:=[.K6]" office:value-type="date" office:date-value="2013-03-31">
            <text:p>3/31/2013</text:p>
          </table:table-cell>
          <table:table-cell table:formula="of:=MOD([.A6];19)" office:value-type="float" office:value="18">
            <text:p>18</text:p>
          </table:table-cell>
          <table:table-cell table:formula="of:=MOD([.A6];4)" office:value-type="float" office:value="1">
            <text:p>1</text:p>
          </table:table-cell>
          <table:table-cell table:formula="of:=MOD([.A6];7)" office:value-type="float" office:value="4">
            <text:p>4</text:p>
          </table:table-cell>
          <table:table-cell table:formula="of:=MOD((19*[.C6]+[.H6]);30)" office:value-type="float" office:value="6">
            <text:p>6</text:p>
          </table:table-cell>
          <table:table-cell table:formula="of:=MOD((2*[.D6]+4*[.E6]+6*[.F6]+[.I6]);7)" office:value-type="float" office:value="3">
            <text:p>3</text:p>
          </table:table-cell>
          <table:table-cell table:formula="of:=IF([.A6]&lt;1700;22;IF([.A6]&lt;1900;23;IF([.A6]&lt;2200;24;25)))" office:value-type="float" office:value="24">
            <text:p>24</text:p>
          </table:table-cell>
          <table:table-cell table:formula="of:=IF([.A6]&lt;1700;2;IF([.A6]&lt;1800;3;IF([.A6]&lt;1900;4;IF([.A6]&lt;2100;5;IF([.A6]&lt;2200;6;0)))))" office:value-type="float" office:value="5">
            <text:p>5</text:p>
          </table:table-cell>
          <table:table-cell table:formula="of:=IF([.F6]+[.G6]=35;28;IF(AND([.F6]=28;[.G6]=6;[.C6]&gt;10);27;[.F6]+[.G6]))" office:value-type="float" office:value="9">
            <text:p>9</text:p>
          </table:table-cell>
          <table:table-cell table:formula="of:=DATE([.A6];3;22)+[.J6]" office:value-type="date" office:date-value="2013-03-31">
            <text:p>3/31/2013</text:p>
          </table:table-cell>
        </table:table-row>
        <table:table-row table:style-name="ro2">
          <table:table-cell table:formula="of:=[.A6]+1" office:value-type="float" office:value="2014">
            <text:p>2014</text:p>
          </table:table-cell>
          <table:table-cell table:formula="of:=[.K7]" office:value-type="date" office:date-value="2014-04-20">
            <text:p>4/20/2014</text:p>
          </table:table-cell>
          <table:table-cell table:formula="of:=MOD([.A7];19)" office:value-type="float" office:value="0">
            <text:p>0</text:p>
          </table:table-cell>
          <table:table-cell table:formula="of:=MOD([.A7];4)" office:value-type="float" office:value="2">
            <text:p>2</text:p>
          </table:table-cell>
          <table:table-cell table:formula="of:=MOD([.A7];7)" office:value-type="float" office:value="5">
            <text:p>5</text:p>
          </table:table-cell>
          <table:table-cell table:formula="of:=MOD((19*[.C7]+[.H7]);30)" office:value-type="float" office:value="24">
            <text:p>24</text:p>
          </table:table-cell>
          <table:table-cell table:formula="of:=MOD((2*[.D7]+4*[.E7]+6*[.F7]+[.I7]);7)" office:value-type="float" office:value="5">
            <text:p>5</text:p>
          </table:table-cell>
          <table:table-cell table:formula="of:=IF([.A7]&lt;1700;22;IF([.A7]&lt;1900;23;IF([.A7]&lt;2200;24;25)))" office:value-type="float" office:value="24">
            <text:p>24</text:p>
          </table:table-cell>
          <table:table-cell table:formula="of:=IF([.A7]&lt;1700;2;IF([.A7]&lt;1800;3;IF([.A7]&lt;1900;4;IF([.A7]&lt;2100;5;IF([.A7]&lt;2200;6;0)))))" office:value-type="float" office:value="5">
            <text:p>5</text:p>
          </table:table-cell>
          <table:table-cell table:formula="of:=IF([.F7]+[.G7]=35;28;IF(AND([.F7]=28;[.G7]=6;[.C7]&gt;10);27;[.F7]+[.G7]))" office:value-type="float" office:value="29">
            <text:p>29</text:p>
          </table:table-cell>
          <table:table-cell table:formula="of:=DATE([.A7];3;22)+[.J7]" office:value-type="date" office:date-value="2014-04-20">
            <text:p>4/20/2014</text:p>
          </table:table-cell>
        </table:table-row>
        <table:table-row table:style-name="ro2">
          <table:table-cell table:formula="of:=[.A7]+1" office:value-type="float" office:value="2015">
            <text:p>2015</text:p>
          </table:table-cell>
          <table:table-cell table:formula="of:=[.K8]" office:value-type="date" office:date-value="2015-04-05">
            <text:p>4/5/2015</text:p>
          </table:table-cell>
          <table:table-cell table:formula="of:=MOD([.A8];19)" office:value-type="float" office:value="1">
            <text:p>1</text:p>
          </table:table-cell>
          <table:table-cell table:formula="of:=MOD([.A8];4)" office:value-type="float" office:value="3">
            <text:p>3</text:p>
          </table:table-cell>
          <table:table-cell table:formula="of:=MOD([.A8];7)" office:value-type="float" office:value="6">
            <text:p>6</text:p>
          </table:table-cell>
          <table:table-cell table:formula="of:=MOD((19*[.C8]+[.H8]);30)" office:value-type="float" office:value="13">
            <text:p>13</text:p>
          </table:table-cell>
          <table:table-cell table:formula="of:=MOD((2*[.D8]+4*[.E8]+6*[.F8]+[.I8]);7)" office:value-type="float" office:value="1">
            <text:p>1</text:p>
          </table:table-cell>
          <table:table-cell table:formula="of:=IF([.A8]&lt;1700;22;IF([.A8]&lt;1900;23;IF([.A8]&lt;2200;24;25)))" office:value-type="float" office:value="24">
            <text:p>24</text:p>
          </table:table-cell>
          <table:table-cell table:formula="of:=IF([.A8]&lt;1700;2;IF([.A8]&lt;1800;3;IF([.A8]&lt;1900;4;IF([.A8]&lt;2100;5;IF([.A8]&lt;2200;6;0)))))" office:value-type="float" office:value="5">
            <text:p>5</text:p>
          </table:table-cell>
          <table:table-cell table:formula="of:=IF([.F8]+[.G8]=35;28;IF(AND([.F8]=28;[.G8]=6;[.C8]&gt;10);27;[.F8]+[.G8]))" office:value-type="float" office:value="14">
            <text:p>14</text:p>
          </table:table-cell>
          <table:table-cell table:formula="of:=DATE([.A8];3;22)+[.J8]" office:value-type="date" office:date-value="2015-04-05">
            <text:p>4/5/2015</text:p>
          </table:table-cell>
        </table:table-row>
        <table:table-row table:style-name="ro2">
          <table:table-cell table:formula="of:=[.A8]+1" office:value-type="float" office:value="2016">
            <text:p>2016</text:p>
          </table:table-cell>
          <table:table-cell table:formula="of:=[.K9]" office:value-type="date" office:date-value="2016-03-27">
            <text:p>3/27/2016</text:p>
          </table:table-cell>
          <table:table-cell table:formula="of:=MOD([.A9];19)" office:value-type="float" office:value="2">
            <text:p>2</text:p>
          </table:table-cell>
          <table:table-cell table:formula="of:=MOD([.A9];4)" office:value-type="float" office:value="0">
            <text:p>0</text:p>
          </table:table-cell>
          <table:table-cell table:formula="of:=MOD([.A9];7)" office:value-type="float" office:value="0">
            <text:p>0</text:p>
          </table:table-cell>
          <table:table-cell table:formula="of:=MOD((19*[.C9]+[.H9]);30)" office:value-type="float" office:value="2">
            <text:p>2</text:p>
          </table:table-cell>
          <table:table-cell table:formula="of:=MOD((2*[.D9]+4*[.E9]+6*[.F9]+[.I9]);7)" office:value-type="float" office:value="3">
            <text:p>3</text:p>
          </table:table-cell>
          <table:table-cell table:formula="of:=IF([.A9]&lt;1700;22;IF([.A9]&lt;1900;23;IF([.A9]&lt;2200;24;25)))" office:value-type="float" office:value="24">
            <text:p>24</text:p>
          </table:table-cell>
          <table:table-cell table:formula="of:=IF([.A9]&lt;1700;2;IF([.A9]&lt;1800;3;IF([.A9]&lt;1900;4;IF([.A9]&lt;2100;5;IF([.A9]&lt;2200;6;0)))))" office:value-type="float" office:value="5">
            <text:p>5</text:p>
          </table:table-cell>
          <table:table-cell table:formula="of:=IF([.F9]+[.G9]=35;28;IF(AND([.F9]=28;[.G9]=6;[.C9]&gt;10);27;[.F9]+[.G9]))" office:value-type="float" office:value="5">
            <text:p>5</text:p>
          </table:table-cell>
          <table:table-cell table:formula="of:=DATE([.A9];3;22)+[.J9]" office:value-type="date" office:date-value="2016-03-27">
            <text:p>3/27/2016</text:p>
          </table:table-cell>
        </table:table-row>
        <table:table-row table:style-name="ro2">
          <table:table-cell table:formula="of:=[.A9]+1" office:value-type="float" office:value="2017">
            <text:p>2017</text:p>
          </table:table-cell>
          <table:table-cell table:formula="of:=[.K10]" office:value-type="date" office:date-value="2017-04-16">
            <text:p>4/16/2017</text:p>
          </table:table-cell>
          <table:table-cell table:formula="of:=MOD([.A10];19)" office:value-type="float" office:value="3">
            <text:p>3</text:p>
          </table:table-cell>
          <table:table-cell table:formula="of:=MOD([.A10];4)" office:value-type="float" office:value="1">
            <text:p>1</text:p>
          </table:table-cell>
          <table:table-cell table:formula="of:=MOD([.A10];7)" office:value-type="float" office:value="1">
            <text:p>1</text:p>
          </table:table-cell>
          <table:table-cell table:formula="of:=MOD((19*[.C10]+[.H10]);30)" office:value-type="float" office:value="21">
            <text:p>21</text:p>
          </table:table-cell>
          <table:table-cell table:formula="of:=MOD((2*[.D10]+4*[.E10]+6*[.F10]+[.I10]);7)" office:value-type="float" office:value="4">
            <text:p>4</text:p>
          </table:table-cell>
          <table:table-cell table:formula="of:=IF([.A10]&lt;1700;22;IF([.A10]&lt;1900;23;IF([.A10]&lt;2200;24;25)))" office:value-type="float" office:value="24">
            <text:p>24</text:p>
          </table:table-cell>
          <table:table-cell table:formula="of:=IF([.A10]&lt;1700;2;IF([.A10]&lt;1800;3;IF([.A10]&lt;1900;4;IF([.A10]&lt;2100;5;IF([.A10]&lt;2200;6;0)))))" office:value-type="float" office:value="5">
            <text:p>5</text:p>
          </table:table-cell>
          <table:table-cell table:formula="of:=IF([.F10]+[.G10]=35;28;IF(AND([.F10]=28;[.G10]=6;[.C10]&gt;10);27;[.F10]+[.G10]))" office:value-type="float" office:value="25">
            <text:p>25</text:p>
          </table:table-cell>
          <table:table-cell table:formula="of:=DATE([.A10];3;22)+[.J10]" office:value-type="date" office:date-value="2017-04-16">
            <text:p>4/16/2017</text:p>
          </table:table-cell>
        </table:table-row>
        <table:table-row table:style-name="ro2">
          <table:table-cell table:formula="of:=[.A10]+1" office:value-type="float" office:value="2018">
            <text:p>2018</text:p>
          </table:table-cell>
          <table:table-cell table:formula="of:=[.K11]" office:value-type="date" office:date-value="2018-04-01">
            <text:p>4/1/2018</text:p>
          </table:table-cell>
          <table:table-cell table:formula="of:=MOD([.A11];19)" office:value-type="float" office:value="4">
            <text:p>4</text:p>
          </table:table-cell>
          <table:table-cell table:formula="of:=MOD([.A11];4)" office:value-type="float" office:value="2">
            <text:p>2</text:p>
          </table:table-cell>
          <table:table-cell table:formula="of:=MOD([.A11];7)" office:value-type="float" office:value="2">
            <text:p>2</text:p>
          </table:table-cell>
          <table:table-cell table:formula="of:=MOD((19*[.C11]+[.H11]);30)" office:value-type="float" office:value="10">
            <text:p>10</text:p>
          </table:table-cell>
          <table:table-cell table:formula="of:=MOD((2*[.D11]+4*[.E11]+6*[.F11]+[.I11]);7)" office:value-type="float" office:value="0">
            <text:p>0</text:p>
          </table:table-cell>
          <table:table-cell table:formula="of:=IF([.A11]&lt;1700;22;IF([.A11]&lt;1900;23;IF([.A11]&lt;2200;24;25)))" office:value-type="float" office:value="24">
            <text:p>24</text:p>
          </table:table-cell>
          <table:table-cell table:formula="of:=IF([.A11]&lt;1700;2;IF([.A11]&lt;1800;3;IF([.A11]&lt;1900;4;IF([.A11]&lt;2100;5;IF([.A11]&lt;2200;6;0)))))" office:value-type="float" office:value="5">
            <text:p>5</text:p>
          </table:table-cell>
          <table:table-cell table:formula="of:=IF([.F11]+[.G11]=35;28;IF(AND([.F11]=28;[.G11]=6;[.C11]&gt;10);27;[.F11]+[.G11]))" office:value-type="float" office:value="10">
            <text:p>10</text:p>
          </table:table-cell>
          <table:table-cell table:formula="of:=DATE([.A11];3;22)+[.J11]" office:value-type="date" office:date-value="2018-04-01">
            <text:p>4/1/2018</text:p>
          </table:table-cell>
        </table:table-row>
        <table:table-row table:style-name="ro2">
          <table:table-cell table:formula="of:=[.A11]+1" office:value-type="float" office:value="2019">
            <text:p>2019</text:p>
          </table:table-cell>
          <table:table-cell table:formula="of:=[.K12]" office:value-type="date" office:date-value="2019-04-21">
            <text:p>4/21/2019</text:p>
          </table:table-cell>
          <table:table-cell table:formula="of:=MOD([.A12];19)" office:value-type="float" office:value="5">
            <text:p>5</text:p>
          </table:table-cell>
          <table:table-cell table:formula="of:=MOD([.A12];4)" office:value-type="float" office:value="3">
            <text:p>3</text:p>
          </table:table-cell>
          <table:table-cell table:formula="of:=MOD([.A12];7)" office:value-type="float" office:value="3">
            <text:p>3</text:p>
          </table:table-cell>
          <table:table-cell table:formula="of:=MOD((19*[.C12]+[.H12]);30)" office:value-type="float" office:value="29">
            <text:p>29</text:p>
          </table:table-cell>
          <table:table-cell table:formula="of:=MOD((2*[.D12]+4*[.E12]+6*[.F12]+[.I12]);7)" office:value-type="float" office:value="1">
            <text:p>1</text:p>
          </table:table-cell>
          <table:table-cell table:formula="of:=IF([.A12]&lt;1700;22;IF([.A12]&lt;1900;23;IF([.A12]&lt;2200;24;25)))" office:value-type="float" office:value="24">
            <text:p>24</text:p>
          </table:table-cell>
          <table:table-cell table:formula="of:=IF([.A12]&lt;1700;2;IF([.A12]&lt;1800;3;IF([.A12]&lt;1900;4;IF([.A12]&lt;2100;5;IF([.A12]&lt;2200;6;0)))))" office:value-type="float" office:value="5">
            <text:p>5</text:p>
          </table:table-cell>
          <table:table-cell table:formula="of:=IF([.F12]+[.G12]=35;28;IF(AND([.F12]=28;[.G12]=6;[.C12]&gt;10);27;[.F12]+[.G12]))" office:value-type="float" office:value="30">
            <text:p>30</text:p>
          </table:table-cell>
          <table:table-cell table:formula="of:=DATE([.A12];3;22)+[.J12]" office:value-type="date" office:date-value="2019-04-21">
            <text:p>4/21/2019</text:p>
          </table:table-cell>
        </table:table-row>
        <table:table-row table:style-name="ro2">
          <table:table-cell table:formula="of:=[.A12]+1" office:value-type="float" office:value="2020">
            <text:p>2020</text:p>
          </table:table-cell>
          <table:table-cell table:formula="of:=[.K13]" office:value-type="date" office:date-value="2020-04-12">
            <text:p>4/12/2020</text:p>
          </table:table-cell>
          <table:table-cell table:formula="of:=MOD([.A13];19)" office:value-type="float" office:value="6">
            <text:p>6</text:p>
          </table:table-cell>
          <table:table-cell table:formula="of:=MOD([.A13];4)" office:value-type="float" office:value="0">
            <text:p>0</text:p>
          </table:table-cell>
          <table:table-cell table:formula="of:=MOD([.A13];7)" office:value-type="float" office:value="4">
            <text:p>4</text:p>
          </table:table-cell>
          <table:table-cell table:formula="of:=MOD((19*[.C13]+[.H13]);30)" office:value-type="float" office:value="18">
            <text:p>18</text:p>
          </table:table-cell>
          <table:table-cell table:formula="of:=MOD((2*[.D13]+4*[.E13]+6*[.F13]+[.I13]);7)" office:value-type="float" office:value="3">
            <text:p>3</text:p>
          </table:table-cell>
          <table:table-cell table:formula="of:=IF([.A13]&lt;1700;22;IF([.A13]&lt;1900;23;IF([.A13]&lt;2200;24;25)))" office:value-type="float" office:value="24">
            <text:p>24</text:p>
          </table:table-cell>
          <table:table-cell table:formula="of:=IF([.A13]&lt;1700;2;IF([.A13]&lt;1800;3;IF([.A13]&lt;1900;4;IF([.A13]&lt;2100;5;IF([.A13]&lt;2200;6;0)))))" office:value-type="float" office:value="5">
            <text:p>5</text:p>
          </table:table-cell>
          <table:table-cell table:formula="of:=IF([.F13]+[.G13]=35;28;IF(AND([.F13]=28;[.G13]=6;[.C13]&gt;10);27;[.F13]+[.G13]))" office:value-type="float" office:value="21">
            <text:p>21</text:p>
          </table:table-cell>
          <table:table-cell table:formula="of:=DATE([.A13];3;22)+[.J13]" office:value-type="date" office:date-value="2020-04-12">
            <text:p>4/12/2020</text:p>
          </table:table-cell>
        </table:table-row>
        <table:table-row table:style-name="ro2">
          <table:table-cell table:formula="of:=[.A13]+1" office:value-type="float" office:value="2021">
            <text:p>2021</text:p>
          </table:table-cell>
          <table:table-cell table:formula="of:=[.K14]" office:value-type="date" office:date-value="2021-04-04">
            <text:p>4/4/2021</text:p>
          </table:table-cell>
          <table:table-cell table:formula="of:=MOD([.A14];19)" office:value-type="float" office:value="7">
            <text:p>7</text:p>
          </table:table-cell>
          <table:table-cell table:formula="of:=MOD([.A14];4)" office:value-type="float" office:value="1">
            <text:p>1</text:p>
          </table:table-cell>
          <table:table-cell table:formula="of:=MOD([.A14];7)" office:value-type="float" office:value="5">
            <text:p>5</text:p>
          </table:table-cell>
          <table:table-cell table:formula="of:=MOD((19*[.C14]+[.H14]);30)" office:value-type="float" office:value="7">
            <text:p>7</text:p>
          </table:table-cell>
          <table:table-cell table:formula="of:=MOD((2*[.D14]+4*[.E14]+6*[.F14]+[.I14]);7)" office:value-type="float" office:value="6">
            <text:p>6</text:p>
          </table:table-cell>
          <table:table-cell table:formula="of:=IF([.A14]&lt;1700;22;IF([.A14]&lt;1900;23;IF([.A14]&lt;2200;24;25)))" office:value-type="float" office:value="24">
            <text:p>24</text:p>
          </table:table-cell>
          <table:table-cell table:formula="of:=IF([.A14]&lt;1700;2;IF([.A14]&lt;1800;3;IF([.A14]&lt;1900;4;IF([.A14]&lt;2100;5;IF([.A14]&lt;2200;6;0)))))" office:value-type="float" office:value="5">
            <text:p>5</text:p>
          </table:table-cell>
          <table:table-cell table:formula="of:=IF([.F14]+[.G14]=35;28;IF(AND([.F14]=28;[.G14]=6;[.C14]&gt;10);27;[.F14]+[.G14]))" office:value-type="float" office:value="13">
            <text:p>13</text:p>
          </table:table-cell>
          <table:table-cell table:formula="of:=DATE([.A14];3;22)+[.J14]" office:value-type="date" office:date-value="2021-04-04">
            <text:p>4/4/2021</text:p>
          </table:table-cell>
        </table:table-row>
        <table:table-row table:style-name="ro2">
          <table:table-cell table:formula="of:=[.A14]+1" office:value-type="float" office:value="2022">
            <text:p>2022</text:p>
          </table:table-cell>
          <table:table-cell table:formula="of:=[.K15]" office:value-type="date" office:date-value="2022-04-17">
            <text:p>4/17/2022</text:p>
          </table:table-cell>
          <table:table-cell table:formula="of:=MOD([.A15];19)" office:value-type="float" office:value="8">
            <text:p>8</text:p>
          </table:table-cell>
          <table:table-cell table:formula="of:=MOD([.A15];4)" office:value-type="float" office:value="2">
            <text:p>2</text:p>
          </table:table-cell>
          <table:table-cell table:formula="of:=MOD([.A15];7)" office:value-type="float" office:value="6">
            <text:p>6</text:p>
          </table:table-cell>
          <table:table-cell table:formula="of:=MOD((19*[.C15]+[.H15]);30)" office:value-type="float" office:value="26">
            <text:p>26</text:p>
          </table:table-cell>
          <table:table-cell table:formula="of:=MOD((2*[.D15]+4*[.E15]+6*[.F15]+[.I15]);7)" office:value-type="float" office:value="0">
            <text:p>0</text:p>
          </table:table-cell>
          <table:table-cell table:formula="of:=IF([.A15]&lt;1700;22;IF([.A15]&lt;1900;23;IF([.A15]&lt;2200;24;25)))" office:value-type="float" office:value="24">
            <text:p>24</text:p>
          </table:table-cell>
          <table:table-cell table:formula="of:=IF([.A15]&lt;1700;2;IF([.A15]&lt;1800;3;IF([.A15]&lt;1900;4;IF([.A15]&lt;2100;5;IF([.A15]&lt;2200;6;0)))))" office:value-type="float" office:value="5">
            <text:p>5</text:p>
          </table:table-cell>
          <table:table-cell table:formula="of:=IF([.F15]+[.G15]=35;28;IF(AND([.F15]=28;[.G15]=6;[.C15]&gt;10);27;[.F15]+[.G15]))" office:value-type="float" office:value="26">
            <text:p>26</text:p>
          </table:table-cell>
          <table:table-cell table:formula="of:=DATE([.A15];3;22)+[.J15]" office:value-type="date" office:date-value="2022-04-17">
            <text:p>4/17/2022</text:p>
          </table:table-cell>
        </table:table-row>
        <table:table-row table:style-name="ro2">
          <table:table-cell table:formula="of:=[.A15]+1" office:value-type="float" office:value="2023">
            <text:p>2023</text:p>
          </table:table-cell>
          <table:table-cell table:formula="of:=[.K16]" office:value-type="date" office:date-value="2023-04-09">
            <text:p>4/9/2023</text:p>
          </table:table-cell>
          <table:table-cell table:formula="of:=MOD([.A16];19)" office:value-type="float" office:value="9">
            <text:p>9</text:p>
          </table:table-cell>
          <table:table-cell table:formula="of:=MOD([.A16];4)" office:value-type="float" office:value="3">
            <text:p>3</text:p>
          </table:table-cell>
          <table:table-cell table:formula="of:=MOD([.A16];7)" office:value-type="float" office:value="0">
            <text:p>0</text:p>
          </table:table-cell>
          <table:table-cell table:formula="of:=MOD((19*[.C16]+[.H16]);30)" office:value-type="float" office:value="15">
            <text:p>15</text:p>
          </table:table-cell>
          <table:table-cell table:formula="of:=MOD((2*[.D16]+4*[.E16]+6*[.F16]+[.I16]);7)" office:value-type="float" office:value="3">
            <text:p>3</text:p>
          </table:table-cell>
          <table:table-cell table:formula="of:=IF([.A16]&lt;1700;22;IF([.A16]&lt;1900;23;IF([.A16]&lt;2200;24;25)))" office:value-type="float" office:value="24">
            <text:p>24</text:p>
          </table:table-cell>
          <table:table-cell table:formula="of:=IF([.A16]&lt;1700;2;IF([.A16]&lt;1800;3;IF([.A16]&lt;1900;4;IF([.A16]&lt;2100;5;IF([.A16]&lt;2200;6;0)))))" office:value-type="float" office:value="5">
            <text:p>5</text:p>
          </table:table-cell>
          <table:table-cell table:formula="of:=IF([.F16]+[.G16]=35;28;IF(AND([.F16]=28;[.G16]=6;[.C16]&gt;10);27;[.F16]+[.G16]))" office:value-type="float" office:value="18">
            <text:p>18</text:p>
          </table:table-cell>
          <table:table-cell table:formula="of:=DATE([.A16];3;22)+[.J16]" office:value-type="date" office:date-value="2023-04-09">
            <text:p>4/9/2023</text:p>
          </table:table-cell>
        </table:table-row>
        <table:table-row table:style-name="ro2">
          <table:table-cell table:formula="of:=[.A16]+1" office:value-type="float" office:value="2024">
            <text:p>2024</text:p>
          </table:table-cell>
          <table:table-cell table:formula="of:=[.K17]" office:value-type="date" office:date-value="2024-03-31">
            <text:p>3/31/2024</text:p>
          </table:table-cell>
          <table:table-cell table:formula="of:=MOD([.A17];19)" office:value-type="float" office:value="10">
            <text:p>10</text:p>
          </table:table-cell>
          <table:table-cell table:formula="of:=MOD([.A17];4)" office:value-type="float" office:value="0">
            <text:p>0</text:p>
          </table:table-cell>
          <table:table-cell table:formula="of:=MOD([.A17];7)" office:value-type="float" office:value="1">
            <text:p>1</text:p>
          </table:table-cell>
          <table:table-cell table:formula="of:=MOD((19*[.C17]+[.H17]);30)" office:value-type="float" office:value="4">
            <text:p>4</text:p>
          </table:table-cell>
          <table:table-cell table:formula="of:=MOD((2*[.D17]+4*[.E17]+6*[.F17]+[.I17]);7)" office:value-type="float" office:value="5">
            <text:p>5</text:p>
          </table:table-cell>
          <table:table-cell table:formula="of:=IF([.A17]&lt;1700;22;IF([.A17]&lt;1900;23;IF([.A17]&lt;2200;24;25)))" office:value-type="float" office:value="24">
            <text:p>24</text:p>
          </table:table-cell>
          <table:table-cell table:formula="of:=IF([.A17]&lt;1700;2;IF([.A17]&lt;1800;3;IF([.A17]&lt;1900;4;IF([.A17]&lt;2100;5;IF([.A17]&lt;2200;6;0)))))" office:value-type="float" office:value="5">
            <text:p>5</text:p>
          </table:table-cell>
          <table:table-cell table:formula="of:=IF([.F17]+[.G17]=35;28;IF(AND([.F17]=28;[.G17]=6;[.C17]&gt;10);27;[.F17]+[.G17]))" office:value-type="float" office:value="9">
            <text:p>9</text:p>
          </table:table-cell>
          <table:table-cell table:formula="of:=DATE([.A17];3;22)+[.J17]" office:value-type="date" office:date-value="2024-03-31">
            <text:p>3/31/2024</text:p>
          </table:table-cell>
        </table:table-row>
        <table:table-row table:style-name="ro2">
          <table:table-cell table:formula="of:=[.A17]+1" office:value-type="float" office:value="2025">
            <text:p>2025</text:p>
          </table:table-cell>
          <table:table-cell table:formula="of:=[.K18]" office:value-type="date" office:date-value="2025-04-20">
            <text:p>4/20/2025</text:p>
          </table:table-cell>
          <table:table-cell table:formula="of:=MOD([.A18];19)" office:value-type="float" office:value="11">
            <text:p>11</text:p>
          </table:table-cell>
          <table:table-cell table:formula="of:=MOD([.A18];4)" office:value-type="float" office:value="1">
            <text:p>1</text:p>
          </table:table-cell>
          <table:table-cell table:formula="of:=MOD([.A18];7)" office:value-type="float" office:value="2">
            <text:p>2</text:p>
          </table:table-cell>
          <table:table-cell table:formula="of:=MOD((19*[.C18]+[.H18]);30)" office:value-type="float" office:value="23">
            <text:p>23</text:p>
          </table:table-cell>
          <table:table-cell table:formula="of:=MOD((2*[.D18]+4*[.E18]+6*[.F18]+[.I18]);7)" office:value-type="float" office:value="6">
            <text:p>6</text:p>
          </table:table-cell>
          <table:table-cell table:formula="of:=IF([.A18]&lt;1700;22;IF([.A18]&lt;1900;23;IF([.A18]&lt;2200;24;25)))" office:value-type="float" office:value="24">
            <text:p>24</text:p>
          </table:table-cell>
          <table:table-cell table:formula="of:=IF([.A18]&lt;1700;2;IF([.A18]&lt;1800;3;IF([.A18]&lt;1900;4;IF([.A18]&lt;2100;5;IF([.A18]&lt;2200;6;0)))))" office:value-type="float" office:value="5">
            <text:p>5</text:p>
          </table:table-cell>
          <table:table-cell table:formula="of:=IF([.F18]+[.G18]=35;28;IF(AND([.F18]=28;[.G18]=6;[.C18]&gt;10);27;[.F18]+[.G18]))" office:value-type="float" office:value="29">
            <text:p>29</text:p>
          </table:table-cell>
          <table:table-cell table:formula="of:=DATE([.A18];3;22)+[.J18]" office:value-type="date" office:date-value="2025-04-20">
            <text:p>4/20/2025</text:p>
          </table:table-cell>
        </table:table-row>
        <table:table-row table:style-name="ro2">
          <table:table-cell table:formula="of:=[.A18]+1" office:value-type="float" office:value="2026">
            <text:p>2026</text:p>
          </table:table-cell>
          <table:table-cell table:formula="of:=[.K19]" office:value-type="date" office:date-value="2026-04-05">
            <text:p>4/5/2026</text:p>
          </table:table-cell>
          <table:table-cell table:formula="of:=MOD([.A19];19)" office:value-type="float" office:value="12">
            <text:p>12</text:p>
          </table:table-cell>
          <table:table-cell table:formula="of:=MOD([.A19];4)" office:value-type="float" office:value="2">
            <text:p>2</text:p>
          </table:table-cell>
          <table:table-cell table:formula="of:=MOD([.A19];7)" office:value-type="float" office:value="3">
            <text:p>3</text:p>
          </table:table-cell>
          <table:table-cell table:formula="of:=MOD((19*[.C19]+[.H19]);30)" office:value-type="float" office:value="12">
            <text:p>12</text:p>
          </table:table-cell>
          <table:table-cell table:formula="of:=MOD((2*[.D19]+4*[.E19]+6*[.F19]+[.I19]);7)" office:value-type="float" office:value="2">
            <text:p>2</text:p>
          </table:table-cell>
          <table:table-cell table:formula="of:=IF([.A19]&lt;1700;22;IF([.A19]&lt;1900;23;IF([.A19]&lt;2200;24;25)))" office:value-type="float" office:value="24">
            <text:p>24</text:p>
          </table:table-cell>
          <table:table-cell table:formula="of:=IF([.A19]&lt;1700;2;IF([.A19]&lt;1800;3;IF([.A19]&lt;1900;4;IF([.A19]&lt;2100;5;IF([.A19]&lt;2200;6;0)))))" office:value-type="float" office:value="5">
            <text:p>5</text:p>
          </table:table-cell>
          <table:table-cell table:formula="of:=IF([.F19]+[.G19]=35;28;IF(AND([.F19]=28;[.G19]=6;[.C19]&gt;10);27;[.F19]+[.G19]))" office:value-type="float" office:value="14">
            <text:p>14</text:p>
          </table:table-cell>
          <table:table-cell table:formula="of:=DATE([.A19];3;22)+[.J19]" office:value-type="date" office:date-value="2026-04-05">
            <text:p>4/5/2026</text:p>
          </table:table-cell>
        </table:table-row>
        <table:table-row table:style-name="ro2">
          <table:table-cell table:formula="of:=[.A19]+1" office:value-type="float" office:value="2027">
            <text:p>2027</text:p>
          </table:table-cell>
          <table:table-cell table:formula="of:=[.K20]" office:value-type="date" office:date-value="2027-03-28">
            <text:p>3/28/2027</text:p>
          </table:table-cell>
          <table:table-cell table:formula="of:=MOD([.A20];19)" office:value-type="float" office:value="13">
            <text:p>13</text:p>
          </table:table-cell>
          <table:table-cell table:formula="of:=MOD([.A20];4)" office:value-type="float" office:value="3">
            <text:p>3</text:p>
          </table:table-cell>
          <table:table-cell table:formula="of:=MOD([.A20];7)" office:value-type="float" office:value="4">
            <text:p>4</text:p>
          </table:table-cell>
          <table:table-cell table:formula="of:=MOD((19*[.C20]+[.H20]);30)" office:value-type="float" office:value="1">
            <text:p>1</text:p>
          </table:table-cell>
          <table:table-cell table:formula="of:=MOD((2*[.D20]+4*[.E20]+6*[.F20]+[.I20]);7)" office:value-type="float" office:value="5">
            <text:p>5</text:p>
          </table:table-cell>
          <table:table-cell table:formula="of:=IF([.A20]&lt;1700;22;IF([.A20]&lt;1900;23;IF([.A20]&lt;2200;24;25)))" office:value-type="float" office:value="24">
            <text:p>24</text:p>
          </table:table-cell>
          <table:table-cell table:formula="of:=IF([.A20]&lt;1700;2;IF([.A20]&lt;1800;3;IF([.A20]&lt;1900;4;IF([.A20]&lt;2100;5;IF([.A20]&lt;2200;6;0)))))" office:value-type="float" office:value="5">
            <text:p>5</text:p>
          </table:table-cell>
          <table:table-cell table:formula="of:=IF([.F20]+[.G20]=35;28;IF(AND([.F20]=28;[.G20]=6;[.C20]&gt;10);27;[.F20]+[.G20]))" office:value-type="float" office:value="6">
            <text:p>6</text:p>
          </table:table-cell>
          <table:table-cell table:formula="of:=DATE([.A20];3;22)+[.J20]" office:value-type="date" office:date-value="2027-03-28">
            <text:p>3/28/2027</text:p>
          </table:table-cell>
        </table:table-row>
        <table:table-row table:style-name="ro2">
          <table:table-cell table:formula="of:=[.A20]+1" office:value-type="float" office:value="2028">
            <text:p>2028</text:p>
          </table:table-cell>
          <table:table-cell table:formula="of:=[.K21]" office:value-type="date" office:date-value="2028-04-16">
            <text:p>4/16/2028</text:p>
          </table:table-cell>
          <table:table-cell table:formula="of:=MOD([.A21];19)" office:value-type="float" office:value="14">
            <text:p>14</text:p>
          </table:table-cell>
          <table:table-cell table:formula="of:=MOD([.A21];4)" office:value-type="float" office:value="0">
            <text:p>0</text:p>
          </table:table-cell>
          <table:table-cell table:formula="of:=MOD([.A21];7)" office:value-type="float" office:value="5">
            <text:p>5</text:p>
          </table:table-cell>
          <table:table-cell table:formula="of:=MOD((19*[.C21]+[.H21]);30)" office:value-type="float" office:value="20">
            <text:p>20</text:p>
          </table:table-cell>
          <table:table-cell table:formula="of:=MOD((2*[.D21]+4*[.E21]+6*[.F21]+[.I21]);7)" office:value-type="float" office:value="5">
            <text:p>5</text:p>
          </table:table-cell>
          <table:table-cell table:formula="of:=IF([.A21]&lt;1700;22;IF([.A21]&lt;1900;23;IF([.A21]&lt;2200;24;25)))" office:value-type="float" office:value="24">
            <text:p>24</text:p>
          </table:table-cell>
          <table:table-cell table:formula="of:=IF([.A21]&lt;1700;2;IF([.A21]&lt;1800;3;IF([.A21]&lt;1900;4;IF([.A21]&lt;2100;5;IF([.A21]&lt;2200;6;0)))))" office:value-type="float" office:value="5">
            <text:p>5</text:p>
          </table:table-cell>
          <table:table-cell table:formula="of:=IF([.F21]+[.G21]=35;28;IF(AND([.F21]=28;[.G21]=6;[.C21]&gt;10);27;[.F21]+[.G21]))" office:value-type="float" office:value="25">
            <text:p>25</text:p>
          </table:table-cell>
          <table:table-cell table:formula="of:=DATE([.A21];3;22)+[.J21]" office:value-type="date" office:date-value="2028-04-16">
            <text:p>4/16/2028</text:p>
          </table:table-cell>
        </table:table-row>
        <table:table-row table:style-name="ro2">
          <table:table-cell table:formula="of:=[.A21]+1" office:value-type="float" office:value="2029">
            <text:p>2029</text:p>
          </table:table-cell>
          <table:table-cell table:formula="of:=[.K22]" office:value-type="date" office:date-value="2029-04-01">
            <text:p>4/1/2029</text:p>
          </table:table-cell>
          <table:table-cell table:formula="of:=MOD([.A22];19)" office:value-type="float" office:value="15">
            <text:p>15</text:p>
          </table:table-cell>
          <table:table-cell table:formula="of:=MOD([.A22];4)" office:value-type="float" office:value="1">
            <text:p>1</text:p>
          </table:table-cell>
          <table:table-cell table:formula="of:=MOD([.A22];7)" office:value-type="float" office:value="6">
            <text:p>6</text:p>
          </table:table-cell>
          <table:table-cell table:formula="of:=MOD((19*[.C22]+[.H22]);30)" office:value-type="float" office:value="9">
            <text:p>9</text:p>
          </table:table-cell>
          <table:table-cell table:formula="of:=MOD((2*[.D22]+4*[.E22]+6*[.F22]+[.I22]);7)" office:value-type="float" office:value="1">
            <text:p>1</text:p>
          </table:table-cell>
          <table:table-cell table:formula="of:=IF([.A22]&lt;1700;22;IF([.A22]&lt;1900;23;IF([.A22]&lt;2200;24;25)))" office:value-type="float" office:value="24">
            <text:p>24</text:p>
          </table:table-cell>
          <table:table-cell table:formula="of:=IF([.A22]&lt;1700;2;IF([.A22]&lt;1800;3;IF([.A22]&lt;1900;4;IF([.A22]&lt;2100;5;IF([.A22]&lt;2200;6;0)))))" office:value-type="float" office:value="5">
            <text:p>5</text:p>
          </table:table-cell>
          <table:table-cell table:formula="of:=IF([.F22]+[.G22]=35;28;IF(AND([.F22]=28;[.G22]=6;[.C22]&gt;10);27;[.F22]+[.G22]))" office:value-type="float" office:value="10">
            <text:p>10</text:p>
          </table:table-cell>
          <table:table-cell table:formula="of:=DATE([.A22];3;22)+[.J22]" office:value-type="date" office:date-value="2029-04-01">
            <text:p>4/1/2029</text:p>
          </table:table-cell>
        </table:table-row>
        <table:table-row table:style-name="ro2">
          <table:table-cell table:formula="of:=[.A22]+1" office:value-type="float" office:value="2030">
            <text:p>2030</text:p>
          </table:table-cell>
          <table:table-cell table:formula="of:=[.K23]" office:value-type="date" office:date-value="2030-04-21">
            <text:p>4/21/2030</text:p>
          </table:table-cell>
          <table:table-cell table:formula="of:=MOD([.A23];19)" office:value-type="float" office:value="16">
            <text:p>16</text:p>
          </table:table-cell>
          <table:table-cell table:formula="of:=MOD([.A23];4)" office:value-type="float" office:value="2">
            <text:p>2</text:p>
          </table:table-cell>
          <table:table-cell table:formula="of:=MOD([.A23];7)" office:value-type="float" office:value="0">
            <text:p>0</text:p>
          </table:table-cell>
          <table:table-cell table:formula="of:=MOD((19*[.C23]+[.H23]);30)" office:value-type="float" office:value="28">
            <text:p>28</text:p>
          </table:table-cell>
          <table:table-cell table:formula="of:=MOD((2*[.D23]+4*[.E23]+6*[.F23]+[.I23]);7)" office:value-type="float" office:value="2">
            <text:p>2</text:p>
          </table:table-cell>
          <table:table-cell table:formula="of:=IF([.A23]&lt;1700;22;IF([.A23]&lt;1900;23;IF([.A23]&lt;2200;24;25)))" office:value-type="float" office:value="24">
            <text:p>24</text:p>
          </table:table-cell>
          <table:table-cell table:formula="of:=IF([.A23]&lt;1700;2;IF([.A23]&lt;1800;3;IF([.A23]&lt;1900;4;IF([.A23]&lt;2100;5;IF([.A23]&lt;2200;6;0)))))" office:value-type="float" office:value="5">
            <text:p>5</text:p>
          </table:table-cell>
          <table:table-cell table:formula="of:=IF([.F23]+[.G23]=35;28;IF(AND([.F23]=28;[.G23]=6;[.C23]&gt;10);27;[.F23]+[.G23]))" office:value-type="float" office:value="30">
            <text:p>30</text:p>
          </table:table-cell>
          <table:table-cell table:formula="of:=DATE([.A23];3;22)+[.J23]" office:value-type="date" office:date-value="2030-04-21">
            <text:p>4/21/2030</text:p>
          </table:table-cell>
        </table:table-row>
        <table:table-row table:style-name="ro2">
          <table:table-cell table:formula="of:=[.A23]+1" office:value-type="float" office:value="2031">
            <text:p>2031</text:p>
          </table:table-cell>
          <table:table-cell table:formula="of:=[.K24]" office:value-type="date" office:date-value="2031-04-13">
            <text:p>4/13/2031</text:p>
          </table:table-cell>
          <table:table-cell table:formula="of:=MOD([.A24];19)" office:value-type="float" office:value="17">
            <text:p>17</text:p>
          </table:table-cell>
          <table:table-cell table:formula="of:=MOD([.A24];4)" office:value-type="float" office:value="3">
            <text:p>3</text:p>
          </table:table-cell>
          <table:table-cell table:formula="of:=MOD([.A24];7)" office:value-type="float" office:value="1">
            <text:p>1</text:p>
          </table:table-cell>
          <table:table-cell table:formula="of:=MOD((19*[.C24]+[.H24]);30)" office:value-type="float" office:value="17">
            <text:p>17</text:p>
          </table:table-cell>
          <table:table-cell table:formula="of:=MOD((2*[.D24]+4*[.E24]+6*[.F24]+[.I24]);7)" office:value-type="float" office:value="5">
            <text:p>5</text:p>
          </table:table-cell>
          <table:table-cell table:formula="of:=IF([.A24]&lt;1700;22;IF([.A24]&lt;1900;23;IF([.A24]&lt;2200;24;25)))" office:value-type="float" office:value="24">
            <text:p>24</text:p>
          </table:table-cell>
          <table:table-cell table:formula="of:=IF([.A24]&lt;1700;2;IF([.A24]&lt;1800;3;IF([.A24]&lt;1900;4;IF([.A24]&lt;2100;5;IF([.A24]&lt;2200;6;0)))))" office:value-type="float" office:value="5">
            <text:p>5</text:p>
          </table:table-cell>
          <table:table-cell table:formula="of:=IF([.F24]+[.G24]=35;28;IF(AND([.F24]=28;[.G24]=6;[.C24]&gt;10);27;[.F24]+[.G24]))" office:value-type="float" office:value="22">
            <text:p>22</text:p>
          </table:table-cell>
          <table:table-cell table:formula="of:=DATE([.A24];3;22)+[.J24]" office:value-type="date" office:date-value="2031-04-13">
            <text:p>4/13/2031</text:p>
          </table:table-cell>
        </table:table-row>
        <table:table-row table:style-name="ro2">
          <table:table-cell table:formula="of:=[.A24]+1" office:value-type="float" office:value="2032">
            <text:p>2032</text:p>
          </table:table-cell>
          <table:table-cell table:formula="of:=[.K25]" office:value-type="date" office:date-value="2032-03-28">
            <text:p>3/28/2032</text:p>
          </table:table-cell>
          <table:table-cell table:formula="of:=MOD([.A25];19)" office:value-type="float" office:value="18">
            <text:p>18</text:p>
          </table:table-cell>
          <table:table-cell table:formula="of:=MOD([.A25];4)" office:value-type="float" office:value="0">
            <text:p>0</text:p>
          </table:table-cell>
          <table:table-cell table:formula="of:=MOD([.A25];7)" office:value-type="float" office:value="2">
            <text:p>2</text:p>
          </table:table-cell>
          <table:table-cell table:formula="of:=MOD((19*[.C25]+[.H25]);30)" office:value-type="float" office:value="6">
            <text:p>6</text:p>
          </table:table-cell>
          <table:table-cell table:formula="of:=MOD((2*[.D25]+4*[.E25]+6*[.F25]+[.I25]);7)" office:value-type="float" office:value="0">
            <text:p>0</text:p>
          </table:table-cell>
          <table:table-cell table:formula="of:=IF([.A25]&lt;1700;22;IF([.A25]&lt;1900;23;IF([.A25]&lt;2200;24;25)))" office:value-type="float" office:value="24">
            <text:p>24</text:p>
          </table:table-cell>
          <table:table-cell table:formula="of:=IF([.A25]&lt;1700;2;IF([.A25]&lt;1800;3;IF([.A25]&lt;1900;4;IF([.A25]&lt;2100;5;IF([.A25]&lt;2200;6;0)))))" office:value-type="float" office:value="5">
            <text:p>5</text:p>
          </table:table-cell>
          <table:table-cell table:formula="of:=IF([.F25]+[.G25]=35;28;IF(AND([.F25]=28;[.G25]=6;[.C25]&gt;10);27;[.F25]+[.G25]))" office:value-type="float" office:value="6">
            <text:p>6</text:p>
          </table:table-cell>
          <table:table-cell table:formula="of:=DATE([.A25];3;22)+[.J25]" office:value-type="date" office:date-value="2032-03-28">
            <text:p>3/28/2032</text:p>
          </table:table-cell>
        </table:table-row>
        <table:table-row table:style-name="ro2">
          <table:table-cell table:formula="of:=[.A25]+1" office:value-type="float" office:value="2033">
            <text:p>2033</text:p>
          </table:table-cell>
          <table:table-cell table:formula="of:=[.K26]" office:value-type="date" office:date-value="2033-04-17">
            <text:p>4/17/2033</text:p>
          </table:table-cell>
          <table:table-cell table:formula="of:=MOD([.A26];19)" office:value-type="float" office:value="0">
            <text:p>0</text:p>
          </table:table-cell>
          <table:table-cell table:formula="of:=MOD([.A26];4)" office:value-type="float" office:value="1">
            <text:p>1</text:p>
          </table:table-cell>
          <table:table-cell table:formula="of:=MOD([.A26];7)" office:value-type="float" office:value="3">
            <text:p>3</text:p>
          </table:table-cell>
          <table:table-cell table:formula="of:=MOD((19*[.C26]+[.H26]);30)" office:value-type="float" office:value="24">
            <text:p>24</text:p>
          </table:table-cell>
          <table:table-cell table:formula="of:=MOD((2*[.D26]+4*[.E26]+6*[.F26]+[.I26]);7)" office:value-type="float" office:value="2">
            <text:p>2</text:p>
          </table:table-cell>
          <table:table-cell table:formula="of:=IF([.A26]&lt;1700;22;IF([.A26]&lt;1900;23;IF([.A26]&lt;2200;24;25)))" office:value-type="float" office:value="24">
            <text:p>24</text:p>
          </table:table-cell>
          <table:table-cell table:formula="of:=IF([.A26]&lt;1700;2;IF([.A26]&lt;1800;3;IF([.A26]&lt;1900;4;IF([.A26]&lt;2100;5;IF([.A26]&lt;2200;6;0)))))" office:value-type="float" office:value="5">
            <text:p>5</text:p>
          </table:table-cell>
          <table:table-cell table:formula="of:=IF([.F26]+[.G26]=35;28;IF(AND([.F26]=28;[.G26]=6;[.C26]&gt;10);27;[.F26]+[.G26]))" office:value-type="float" office:value="26">
            <text:p>26</text:p>
          </table:table-cell>
          <table:table-cell table:formula="of:=DATE([.A26];3;22)+[.J26]" office:value-type="date" office:date-value="2033-04-17">
            <text:p>4/17/2033</text:p>
          </table:table-cell>
        </table:table-row>
        <table:table-row table:style-name="ro2">
          <table:table-cell table:formula="of:=[.A26]+1" office:value-type="float" office:value="2034">
            <text:p>2034</text:p>
          </table:table-cell>
          <table:table-cell table:formula="of:=[.K27]" office:value-type="date" office:date-value="2034-04-09">
            <text:p>4/9/2034</text:p>
          </table:table-cell>
          <table:table-cell table:formula="of:=MOD([.A27];19)" office:value-type="float" office:value="1">
            <text:p>1</text:p>
          </table:table-cell>
          <table:table-cell table:formula="of:=MOD([.A27];4)" office:value-type="float" office:value="2">
            <text:p>2</text:p>
          </table:table-cell>
          <table:table-cell table:formula="of:=MOD([.A27];7)" office:value-type="float" office:value="4">
            <text:p>4</text:p>
          </table:table-cell>
          <table:table-cell table:formula="of:=MOD((19*[.C27]+[.H27]);30)" office:value-type="float" office:value="13">
            <text:p>13</text:p>
          </table:table-cell>
          <table:table-cell table:formula="of:=MOD((2*[.D27]+4*[.E27]+6*[.F27]+[.I27]);7)" office:value-type="float" office:value="5">
            <text:p>5</text:p>
          </table:table-cell>
          <table:table-cell table:formula="of:=IF([.A27]&lt;1700;22;IF([.A27]&lt;1900;23;IF([.A27]&lt;2200;24;25)))" office:value-type="float" office:value="24">
            <text:p>24</text:p>
          </table:table-cell>
          <table:table-cell table:formula="of:=IF([.A27]&lt;1700;2;IF([.A27]&lt;1800;3;IF([.A27]&lt;1900;4;IF([.A27]&lt;2100;5;IF([.A27]&lt;2200;6;0)))))" office:value-type="float" office:value="5">
            <text:p>5</text:p>
          </table:table-cell>
          <table:table-cell table:formula="of:=IF([.F27]+[.G27]=35;28;IF(AND([.F27]=28;[.G27]=6;[.C27]&gt;10);27;[.F27]+[.G27]))" office:value-type="float" office:value="18">
            <text:p>18</text:p>
          </table:table-cell>
          <table:table-cell table:formula="of:=DATE([.A27];3;22)+[.J27]" office:value-type="date" office:date-value="2034-04-09">
            <text:p>4/9/2034</text:p>
          </table:table-cell>
        </table:table-row>
        <table:table-row table:style-name="ro2">
          <table:table-cell table:formula="of:=[.A27]+1" office:value-type="float" office:value="2035">
            <text:p>2035</text:p>
          </table:table-cell>
          <table:table-cell table:formula="of:=[.K28]" office:value-type="date" office:date-value="2035-03-25">
            <text:p>3/25/2035</text:p>
          </table:table-cell>
          <table:table-cell table:formula="of:=MOD([.A28];19)" office:value-type="float" office:value="2">
            <text:p>2</text:p>
          </table:table-cell>
          <table:table-cell table:formula="of:=MOD([.A28];4)" office:value-type="float" office:value="3">
            <text:p>3</text:p>
          </table:table-cell>
          <table:table-cell table:formula="of:=MOD([.A28];7)" office:value-type="float" office:value="5">
            <text:p>5</text:p>
          </table:table-cell>
          <table:table-cell table:formula="of:=MOD((19*[.C28]+[.H28]);30)" office:value-type="float" office:value="2">
            <text:p>2</text:p>
          </table:table-cell>
          <table:table-cell table:formula="of:=MOD((2*[.D28]+4*[.E28]+6*[.F28]+[.I28]);7)" office:value-type="float" office:value="1">
            <text:p>1</text:p>
          </table:table-cell>
          <table:table-cell table:formula="of:=IF([.A28]&lt;1700;22;IF([.A28]&lt;1900;23;IF([.A28]&lt;2200;24;25)))" office:value-type="float" office:value="24">
            <text:p>24</text:p>
          </table:table-cell>
          <table:table-cell table:formula="of:=IF([.A28]&lt;1700;2;IF([.A28]&lt;1800;3;IF([.A28]&lt;1900;4;IF([.A28]&lt;2100;5;IF([.A28]&lt;2200;6;0)))))" office:value-type="float" office:value="5">
            <text:p>5</text:p>
          </table:table-cell>
          <table:table-cell table:formula="of:=IF([.F28]+[.G28]=35;28;IF(AND([.F28]=28;[.G28]=6;[.C28]&gt;10);27;[.F28]+[.G28]))" office:value-type="float" office:value="3">
            <text:p>3</text:p>
          </table:table-cell>
          <table:table-cell table:formula="of:=DATE([.A28];3;22)+[.J28]" office:value-type="date" office:date-value="2035-03-25">
            <text:p>3/25/2035</text:p>
          </table:table-cell>
        </table:table-row>
        <table:table-row table:style-name="ro2">
          <table:table-cell table:formula="of:=[.A28]+1" office:value-type="float" office:value="2036">
            <text:p>2036</text:p>
          </table:table-cell>
          <table:table-cell table:formula="of:=[.K29]" office:value-type="date" office:date-value="2036-04-13">
            <text:p>4/13/2036</text:p>
          </table:table-cell>
          <table:table-cell table:formula="of:=MOD([.A29];19)" office:value-type="float" office:value="3">
            <text:p>3</text:p>
          </table:table-cell>
          <table:table-cell table:formula="of:=MOD([.A29];4)" office:value-type="float" office:value="0">
            <text:p>0</text:p>
          </table:table-cell>
          <table:table-cell table:formula="of:=MOD([.A29];7)" office:value-type="float" office:value="6">
            <text:p>6</text:p>
          </table:table-cell>
          <table:table-cell table:formula="of:=MOD((19*[.C29]+[.H29]);30)" office:value-type="float" office:value="21">
            <text:p>21</text:p>
          </table:table-cell>
          <table:table-cell table:formula="of:=MOD((2*[.D29]+4*[.E29]+6*[.F29]+[.I29]);7)" office:value-type="float" office:value="1">
            <text:p>1</text:p>
          </table:table-cell>
          <table:table-cell table:formula="of:=IF([.A29]&lt;1700;22;IF([.A29]&lt;1900;23;IF([.A29]&lt;2200;24;25)))" office:value-type="float" office:value="24">
            <text:p>24</text:p>
          </table:table-cell>
          <table:table-cell table:formula="of:=IF([.A29]&lt;1700;2;IF([.A29]&lt;1800;3;IF([.A29]&lt;1900;4;IF([.A29]&lt;2100;5;IF([.A29]&lt;2200;6;0)))))" office:value-type="float" office:value="5">
            <text:p>5</text:p>
          </table:table-cell>
          <table:table-cell table:formula="of:=IF([.F29]+[.G29]=35;28;IF(AND([.F29]=28;[.G29]=6;[.C29]&gt;10);27;[.F29]+[.G29]))" office:value-type="float" office:value="22">
            <text:p>22</text:p>
          </table:table-cell>
          <table:table-cell table:formula="of:=DATE([.A29];3;22)+[.J29]" office:value-type="date" office:date-value="2036-04-13">
            <text:p>4/13/2036</text:p>
          </table:table-cell>
        </table:table-row>
        <table:table-row table:style-name="ro2">
          <table:table-cell table:formula="of:=[.A29]+1" office:value-type="float" office:value="2037">
            <text:p>2037</text:p>
          </table:table-cell>
          <table:table-cell table:formula="of:=[.K30]" office:value-type="date" office:date-value="2037-04-05">
            <text:p>4/5/2037</text:p>
          </table:table-cell>
          <table:table-cell table:formula="of:=MOD([.A30];19)" office:value-type="float" office:value="4">
            <text:p>4</text:p>
          </table:table-cell>
          <table:table-cell table:formula="of:=MOD([.A30];4)" office:value-type="float" office:value="1">
            <text:p>1</text:p>
          </table:table-cell>
          <table:table-cell table:formula="of:=MOD([.A30];7)" office:value-type="float" office:value="0">
            <text:p>0</text:p>
          </table:table-cell>
          <table:table-cell table:formula="of:=MOD((19*[.C30]+[.H30]);30)" office:value-type="float" office:value="10">
            <text:p>10</text:p>
          </table:table-cell>
          <table:table-cell table:formula="of:=MOD((2*[.D30]+4*[.E30]+6*[.F30]+[.I30]);7)" office:value-type="float" office:value="4">
            <text:p>4</text:p>
          </table:table-cell>
          <table:table-cell table:formula="of:=IF([.A30]&lt;1700;22;IF([.A30]&lt;1900;23;IF([.A30]&lt;2200;24;25)))" office:value-type="float" office:value="24">
            <text:p>24</text:p>
          </table:table-cell>
          <table:table-cell table:formula="of:=IF([.A30]&lt;1700;2;IF([.A30]&lt;1800;3;IF([.A30]&lt;1900;4;IF([.A30]&lt;2100;5;IF([.A30]&lt;2200;6;0)))))" office:value-type="float" office:value="5">
            <text:p>5</text:p>
          </table:table-cell>
          <table:table-cell table:formula="of:=IF([.F30]+[.G30]=35;28;IF(AND([.F30]=28;[.G30]=6;[.C30]&gt;10);27;[.F30]+[.G30]))" office:value-type="float" office:value="14">
            <text:p>14</text:p>
          </table:table-cell>
          <table:table-cell table:formula="of:=DATE([.A30];3;22)+[.J30]" office:value-type="date" office:date-value="2037-04-05">
            <text:p>4/5/2037</text:p>
          </table:table-cell>
        </table:table-row>
        <table:table-row table:style-name="ro2">
          <table:table-cell table:formula="of:=[.A30]+1" office:value-type="float" office:value="2038">
            <text:p>2038</text:p>
          </table:table-cell>
          <table:table-cell table:formula="of:=[.K31]" office:value-type="date" office:date-value="2038-04-25">
            <text:p>4/25/2038</text:p>
          </table:table-cell>
          <table:table-cell table:formula="of:=MOD([.A31];19)" office:value-type="float" office:value="5">
            <text:p>5</text:p>
          </table:table-cell>
          <table:table-cell table:formula="of:=MOD([.A31];4)" office:value-type="float" office:value="2">
            <text:p>2</text:p>
          </table:table-cell>
          <table:table-cell table:formula="of:=MOD([.A31];7)" office:value-type="float" office:value="1">
            <text:p>1</text:p>
          </table:table-cell>
          <table:table-cell table:formula="of:=MOD((19*[.C31]+[.H31]);30)" office:value-type="float" office:value="29">
            <text:p>29</text:p>
          </table:table-cell>
          <table:table-cell table:formula="of:=MOD((2*[.D31]+4*[.E31]+6*[.F31]+[.I31]);7)" office:value-type="float" office:value="5">
            <text:p>5</text:p>
          </table:table-cell>
          <table:table-cell table:formula="of:=IF([.A31]&lt;1700;22;IF([.A31]&lt;1900;23;IF([.A31]&lt;2200;24;25)))" office:value-type="float" office:value="24">
            <text:p>24</text:p>
          </table:table-cell>
          <table:table-cell table:formula="of:=IF([.A31]&lt;1700;2;IF([.A31]&lt;1800;3;IF([.A31]&lt;1900;4;IF([.A31]&lt;2100;5;IF([.A31]&lt;2200;6;0)))))" office:value-type="float" office:value="5">
            <text:p>5</text:p>
          </table:table-cell>
          <table:table-cell table:formula="of:=IF([.F31]+[.G31]=35;28;IF(AND([.F31]=28;[.G31]=6;[.C31]&gt;10);27;[.F31]+[.G31]))" office:value-type="float" office:value="34">
            <text:p>34</text:p>
          </table:table-cell>
          <table:table-cell table:formula="of:=DATE([.A31];3;22)+[.J31]" office:value-type="date" office:date-value="2038-04-25">
            <text:p>4/25/2038</text:p>
          </table:table-cell>
        </table:table-row>
        <table:table-row table:style-name="ro2">
          <table:table-cell table:formula="of:=[.A31]+1" office:value-type="float" office:value="2039">
            <text:p>2039</text:p>
          </table:table-cell>
          <table:table-cell table:formula="of:=[.K32]" office:value-type="date" office:date-value="2039-04-10">
            <text:p>4/10/2039</text:p>
          </table:table-cell>
          <table:table-cell table:formula="of:=MOD([.A32];19)" office:value-type="float" office:value="6">
            <text:p>6</text:p>
          </table:table-cell>
          <table:table-cell table:formula="of:=MOD([.A32];4)" office:value-type="float" office:value="3">
            <text:p>3</text:p>
          </table:table-cell>
          <table:table-cell table:formula="of:=MOD([.A32];7)" office:value-type="float" office:value="2">
            <text:p>2</text:p>
          </table:table-cell>
          <table:table-cell table:formula="of:=MOD((19*[.C32]+[.H32]);30)" office:value-type="float" office:value="18">
            <text:p>18</text:p>
          </table:table-cell>
          <table:table-cell table:formula="of:=MOD((2*[.D32]+4*[.E32]+6*[.F32]+[.I32]);7)" office:value-type="float" office:value="1">
            <text:p>1</text:p>
          </table:table-cell>
          <table:table-cell table:formula="of:=IF([.A32]&lt;1700;22;IF([.A32]&lt;1900;23;IF([.A32]&lt;2200;24;25)))" office:value-type="float" office:value="24">
            <text:p>24</text:p>
          </table:table-cell>
          <table:table-cell table:formula="of:=IF([.A32]&lt;1700;2;IF([.A32]&lt;1800;3;IF([.A32]&lt;1900;4;IF([.A32]&lt;2100;5;IF([.A32]&lt;2200;6;0)))))" office:value-type="float" office:value="5">
            <text:p>5</text:p>
          </table:table-cell>
          <table:table-cell table:formula="of:=IF([.F32]+[.G32]=35;28;IF(AND([.F32]=28;[.G32]=6;[.C32]&gt;10);27;[.F32]+[.G32]))" office:value-type="float" office:value="19">
            <text:p>19</text:p>
          </table:table-cell>
          <table:table-cell table:formula="of:=DATE([.A32];3;22)+[.J32]" office:value-type="date" office:date-value="2039-04-10">
            <text:p>4/10/2039</text:p>
          </table:table-cell>
        </table:table-row>
        <table:table-row table:style-name="ro2">
          <table:table-cell table:formula="of:=[.A32]+1" office:value-type="float" office:value="2040">
            <text:p>2040</text:p>
          </table:table-cell>
          <table:table-cell table:formula="of:=[.K33]" office:value-type="date" office:date-value="2040-04-01">
            <text:p>4/1/2040</text:p>
          </table:table-cell>
          <table:table-cell table:formula="of:=MOD([.A33];19)" office:value-type="float" office:value="7">
            <text:p>7</text:p>
          </table:table-cell>
          <table:table-cell table:formula="of:=MOD([.A33];4)" office:value-type="float" office:value="0">
            <text:p>0</text:p>
          </table:table-cell>
          <table:table-cell table:formula="of:=MOD([.A33];7)" office:value-type="float" office:value="3">
            <text:p>3</text:p>
          </table:table-cell>
          <table:table-cell table:formula="of:=MOD((19*[.C33]+[.H33]);30)" office:value-type="float" office:value="7">
            <text:p>7</text:p>
          </table:table-cell>
          <table:table-cell table:formula="of:=MOD((2*[.D33]+4*[.E33]+6*[.F33]+[.I33]);7)" office:value-type="float" office:value="3">
            <text:p>3</text:p>
          </table:table-cell>
          <table:table-cell table:formula="of:=IF([.A33]&lt;1700;22;IF([.A33]&lt;1900;23;IF([.A33]&lt;2200;24;25)))" office:value-type="float" office:value="24">
            <text:p>24</text:p>
          </table:table-cell>
          <table:table-cell table:formula="of:=IF([.A33]&lt;1700;2;IF([.A33]&lt;1800;3;IF([.A33]&lt;1900;4;IF([.A33]&lt;2100;5;IF([.A33]&lt;2200;6;0)))))" office:value-type="float" office:value="5">
            <text:p>5</text:p>
          </table:table-cell>
          <table:table-cell table:formula="of:=IF([.F33]+[.G33]=35;28;IF(AND([.F33]=28;[.G33]=6;[.C33]&gt;10);27;[.F33]+[.G33]))" office:value-type="float" office:value="10">
            <text:p>10</text:p>
          </table:table-cell>
          <table:table-cell table:formula="of:=DATE([.A33];3;22)+[.J33]" office:value-type="date" office:date-value="2040-04-01">
            <text:p>4/1/2040</text:p>
          </table:table-cell>
        </table:table-row>
        <table:table-row table:style-name="ro2">
          <table:table-cell table:formula="of:=[.A33]+1" office:value-type="float" office:value="2041">
            <text:p>2041</text:p>
          </table:table-cell>
          <table:table-cell table:formula="of:=[.K34]" office:value-type="date" office:date-value="2041-04-21">
            <text:p>4/21/2041</text:p>
          </table:table-cell>
          <table:table-cell table:formula="of:=MOD([.A34];19)" office:value-type="float" office:value="8">
            <text:p>8</text:p>
          </table:table-cell>
          <table:table-cell table:formula="of:=MOD([.A34];4)" office:value-type="float" office:value="1">
            <text:p>1</text:p>
          </table:table-cell>
          <table:table-cell table:formula="of:=MOD([.A34];7)" office:value-type="float" office:value="4">
            <text:p>4</text:p>
          </table:table-cell>
          <table:table-cell table:formula="of:=MOD((19*[.C34]+[.H34]);30)" office:value-type="float" office:value="26">
            <text:p>26</text:p>
          </table:table-cell>
          <table:table-cell table:formula="of:=MOD((2*[.D34]+4*[.E34]+6*[.F34]+[.I34]);7)" office:value-type="float" office:value="4">
            <text:p>4</text:p>
          </table:table-cell>
          <table:table-cell table:formula="of:=IF([.A34]&lt;1700;22;IF([.A34]&lt;1900;23;IF([.A34]&lt;2200;24;25)))" office:value-type="float" office:value="24">
            <text:p>24</text:p>
          </table:table-cell>
          <table:table-cell table:formula="of:=IF([.A34]&lt;1700;2;IF([.A34]&lt;1800;3;IF([.A34]&lt;1900;4;IF([.A34]&lt;2100;5;IF([.A34]&lt;2200;6;0)))))" office:value-type="float" office:value="5">
            <text:p>5</text:p>
          </table:table-cell>
          <table:table-cell table:formula="of:=IF([.F34]+[.G34]=35;28;IF(AND([.F34]=28;[.G34]=6;[.C34]&gt;10);27;[.F34]+[.G34]))" office:value-type="float" office:value="30">
            <text:p>30</text:p>
          </table:table-cell>
          <table:table-cell table:formula="of:=DATE([.A34];3;22)+[.J34]" office:value-type="date" office:date-value="2041-04-21">
            <text:p>4/21/2041</text:p>
          </table:table-cell>
        </table:table-row>
        <table:table-row table:style-name="ro2">
          <table:table-cell table:formula="of:=[.A34]+1" office:value-type="float" office:value="2042">
            <text:p>2042</text:p>
          </table:table-cell>
          <table:table-cell table:formula="of:=[.K35]" office:value-type="date" office:date-value="2042-04-06">
            <text:p>4/6/2042</text:p>
          </table:table-cell>
          <table:table-cell table:formula="of:=MOD([.A35];19)" office:value-type="float" office:value="9">
            <text:p>9</text:p>
          </table:table-cell>
          <table:table-cell table:formula="of:=MOD([.A35];4)" office:value-type="float" office:value="2">
            <text:p>2</text:p>
          </table:table-cell>
          <table:table-cell table:formula="of:=MOD([.A35];7)" office:value-type="float" office:value="5">
            <text:p>5</text:p>
          </table:table-cell>
          <table:table-cell table:formula="of:=MOD((19*[.C35]+[.H35]);30)" office:value-type="float" office:value="15">
            <text:p>15</text:p>
          </table:table-cell>
          <table:table-cell table:formula="of:=MOD((2*[.D35]+4*[.E35]+6*[.F35]+[.I35]);7)" office:value-type="float" office:value="0">
            <text:p>0</text:p>
          </table:table-cell>
          <table:table-cell table:formula="of:=IF([.A35]&lt;1700;22;IF([.A35]&lt;1900;23;IF([.A35]&lt;2200;24;25)))" office:value-type="float" office:value="24">
            <text:p>24</text:p>
          </table:table-cell>
          <table:table-cell table:formula="of:=IF([.A35]&lt;1700;2;IF([.A35]&lt;1800;3;IF([.A35]&lt;1900;4;IF([.A35]&lt;2100;5;IF([.A35]&lt;2200;6;0)))))" office:value-type="float" office:value="5">
            <text:p>5</text:p>
          </table:table-cell>
          <table:table-cell table:formula="of:=IF([.F35]+[.G35]=35;28;IF(AND([.F35]=28;[.G35]=6;[.C35]&gt;10);27;[.F35]+[.G35]))" office:value-type="float" office:value="15">
            <text:p>15</text:p>
          </table:table-cell>
          <table:table-cell table:formula="of:=DATE([.A35];3;22)+[.J35]" office:value-type="date" office:date-value="2042-04-06">
            <text:p>4/6/2042</text:p>
          </table:table-cell>
        </table:table-row>
        <table:table-row table:style-name="ro2">
          <table:table-cell table:formula="of:=[.A35]+1" office:value-type="float" office:value="2043">
            <text:p>2043</text:p>
          </table:table-cell>
          <table:table-cell table:formula="of:=[.K36]" office:value-type="date" office:date-value="2043-03-29">
            <text:p>3/29/2043</text:p>
          </table:table-cell>
          <table:table-cell table:formula="of:=MOD([.A36];19)" office:value-type="float" office:value="10">
            <text:p>10</text:p>
          </table:table-cell>
          <table:table-cell table:formula="of:=MOD([.A36];4)" office:value-type="float" office:value="3">
            <text:p>3</text:p>
          </table:table-cell>
          <table:table-cell table:formula="of:=MOD([.A36];7)" office:value-type="float" office:value="6">
            <text:p>6</text:p>
          </table:table-cell>
          <table:table-cell table:formula="of:=MOD((19*[.C36]+[.H36]);30)" office:value-type="float" office:value="4">
            <text:p>4</text:p>
          </table:table-cell>
          <table:table-cell table:formula="of:=MOD((2*[.D36]+4*[.E36]+6*[.F36]+[.I36]);7)" office:value-type="float" office:value="3">
            <text:p>3</text:p>
          </table:table-cell>
          <table:table-cell table:formula="of:=IF([.A36]&lt;1700;22;IF([.A36]&lt;1900;23;IF([.A36]&lt;2200;24;25)))" office:value-type="float" office:value="24">
            <text:p>24</text:p>
          </table:table-cell>
          <table:table-cell table:formula="of:=IF([.A36]&lt;1700;2;IF([.A36]&lt;1800;3;IF([.A36]&lt;1900;4;IF([.A36]&lt;2100;5;IF([.A36]&lt;2200;6;0)))))" office:value-type="float" office:value="5">
            <text:p>5</text:p>
          </table:table-cell>
          <table:table-cell table:formula="of:=IF([.F36]+[.G36]=35;28;IF(AND([.F36]=28;[.G36]=6;[.C36]&gt;10);27;[.F36]+[.G36]))" office:value-type="float" office:value="7">
            <text:p>7</text:p>
          </table:table-cell>
          <table:table-cell table:formula="of:=DATE([.A36];3;22)+[.J36]" office:value-type="date" office:date-value="2043-03-29">
            <text:p>3/29/2043</text:p>
          </table:table-cell>
        </table:table-row>
        <table:table-row table:style-name="ro2">
          <table:table-cell table:formula="of:=[.A36]+1" office:value-type="float" office:value="2044">
            <text:p>2044</text:p>
          </table:table-cell>
          <table:table-cell table:formula="of:=[.K37]" office:value-type="date" office:date-value="2044-04-17">
            <text:p>4/17/2044</text:p>
          </table:table-cell>
          <table:table-cell table:formula="of:=MOD([.A37];19)" office:value-type="float" office:value="11">
            <text:p>11</text:p>
          </table:table-cell>
          <table:table-cell table:formula="of:=MOD([.A37];4)" office:value-type="float" office:value="0">
            <text:p>0</text:p>
          </table:table-cell>
          <table:table-cell table:formula="of:=MOD([.A37];7)" office:value-type="float" office:value="0">
            <text:p>0</text:p>
          </table:table-cell>
          <table:table-cell table:formula="of:=MOD((19*[.C37]+[.H37]);30)" office:value-type="float" office:value="23">
            <text:p>23</text:p>
          </table:table-cell>
          <table:table-cell table:formula="of:=MOD((2*[.D37]+4*[.E37]+6*[.F37]+[.I37]);7)" office:value-type="float" office:value="3">
            <text:p>3</text:p>
          </table:table-cell>
          <table:table-cell table:formula="of:=IF([.A37]&lt;1700;22;IF([.A37]&lt;1900;23;IF([.A37]&lt;2200;24;25)))" office:value-type="float" office:value="24">
            <text:p>24</text:p>
          </table:table-cell>
          <table:table-cell table:formula="of:=IF([.A37]&lt;1700;2;IF([.A37]&lt;1800;3;IF([.A37]&lt;1900;4;IF([.A37]&lt;2100;5;IF([.A37]&lt;2200;6;0)))))" office:value-type="float" office:value="5">
            <text:p>5</text:p>
          </table:table-cell>
          <table:table-cell table:formula="of:=IF([.F37]+[.G37]=35;28;IF(AND([.F37]=28;[.G37]=6;[.C37]&gt;10);27;[.F37]+[.G37]))" office:value-type="float" office:value="26">
            <text:p>26</text:p>
          </table:table-cell>
          <table:table-cell table:formula="of:=DATE([.A37];3;22)+[.J37]" office:value-type="date" office:date-value="2044-04-17">
            <text:p>4/17/2044</text:p>
          </table:table-cell>
        </table:table-row>
        <table:table-row table:style-name="ro2">
          <table:table-cell table:formula="of:=[.A37]+1" office:value-type="float" office:value="2045">
            <text:p>2045</text:p>
          </table:table-cell>
          <table:table-cell table:formula="of:=[.K38]" office:value-type="date" office:date-value="2045-04-09">
            <text:p>4/9/2045</text:p>
          </table:table-cell>
          <table:table-cell table:formula="of:=MOD([.A38];19)" office:value-type="float" office:value="12">
            <text:p>12</text:p>
          </table:table-cell>
          <table:table-cell table:formula="of:=MOD([.A38];4)" office:value-type="float" office:value="1">
            <text:p>1</text:p>
          </table:table-cell>
          <table:table-cell table:formula="of:=MOD([.A38];7)" office:value-type="float" office:value="1">
            <text:p>1</text:p>
          </table:table-cell>
          <table:table-cell table:formula="of:=MOD((19*[.C38]+[.H38]);30)" office:value-type="float" office:value="12">
            <text:p>12</text:p>
          </table:table-cell>
          <table:table-cell table:formula="of:=MOD((2*[.D38]+4*[.E38]+6*[.F38]+[.I38]);7)" office:value-type="float" office:value="6">
            <text:p>6</text:p>
          </table:table-cell>
          <table:table-cell table:formula="of:=IF([.A38]&lt;1700;22;IF([.A38]&lt;1900;23;IF([.A38]&lt;2200;24;25)))" office:value-type="float" office:value="24">
            <text:p>24</text:p>
          </table:table-cell>
          <table:table-cell table:formula="of:=IF([.A38]&lt;1700;2;IF([.A38]&lt;1800;3;IF([.A38]&lt;1900;4;IF([.A38]&lt;2100;5;IF([.A38]&lt;2200;6;0)))))" office:value-type="float" office:value="5">
            <text:p>5</text:p>
          </table:table-cell>
          <table:table-cell table:formula="of:=IF([.F38]+[.G38]=35;28;IF(AND([.F38]=28;[.G38]=6;[.C38]&gt;10);27;[.F38]+[.G38]))" office:value-type="float" office:value="18">
            <text:p>18</text:p>
          </table:table-cell>
          <table:table-cell table:formula="of:=DATE([.A38];3;22)+[.J38]" office:value-type="date" office:date-value="2045-04-09">
            <text:p>4/9/2045</text:p>
          </table:table-cell>
        </table:table-row>
        <table:table-row table:style-name="ro2">
          <table:table-cell table:formula="of:=[.A38]+1" office:value-type="float" office:value="2046">
            <text:p>2046</text:p>
          </table:table-cell>
          <table:table-cell table:formula="of:=[.K39]" office:value-type="date" office:date-value="2046-03-25">
            <text:p>3/25/2046</text:p>
          </table:table-cell>
          <table:table-cell table:formula="of:=MOD([.A39];19)" office:value-type="float" office:value="13">
            <text:p>13</text:p>
          </table:table-cell>
          <table:table-cell table:formula="of:=MOD([.A39];4)" office:value-type="float" office:value="2">
            <text:p>2</text:p>
          </table:table-cell>
          <table:table-cell table:formula="of:=MOD([.A39];7)" office:value-type="float" office:value="2">
            <text:p>2</text:p>
          </table:table-cell>
          <table:table-cell table:formula="of:=MOD((19*[.C39]+[.H39]);30)" office:value-type="float" office:value="1">
            <text:p>1</text:p>
          </table:table-cell>
          <table:table-cell table:formula="of:=MOD((2*[.D39]+4*[.E39]+6*[.F39]+[.I39]);7)" office:value-type="float" office:value="2">
            <text:p>2</text:p>
          </table:table-cell>
          <table:table-cell table:formula="of:=IF([.A39]&lt;1700;22;IF([.A39]&lt;1900;23;IF([.A39]&lt;2200;24;25)))" office:value-type="float" office:value="24">
            <text:p>24</text:p>
          </table:table-cell>
          <table:table-cell table:formula="of:=IF([.A39]&lt;1700;2;IF([.A39]&lt;1800;3;IF([.A39]&lt;1900;4;IF([.A39]&lt;2100;5;IF([.A39]&lt;2200;6;0)))))" office:value-type="float" office:value="5">
            <text:p>5</text:p>
          </table:table-cell>
          <table:table-cell table:formula="of:=IF([.F39]+[.G39]=35;28;IF(AND([.F39]=28;[.G39]=6;[.C39]&gt;10);27;[.F39]+[.G39]))" office:value-type="float" office:value="3">
            <text:p>3</text:p>
          </table:table-cell>
          <table:table-cell table:formula="of:=DATE([.A39];3;22)+[.J39]" office:value-type="date" office:date-value="2046-03-25">
            <text:p>3/25/2046</text:p>
          </table:table-cell>
        </table:table-row>
        <table:table-row table:style-name="ro2">
          <table:table-cell table:formula="of:=[.A39]+1" office:value-type="float" office:value="2047">
            <text:p>2047</text:p>
          </table:table-cell>
          <table:table-cell table:formula="of:=[.K40]" office:value-type="date" office:date-value="2047-04-14">
            <text:p>4/14/2047</text:p>
          </table:table-cell>
          <table:table-cell table:formula="of:=MOD([.A40];19)" office:value-type="float" office:value="14">
            <text:p>14</text:p>
          </table:table-cell>
          <table:table-cell table:formula="of:=MOD([.A40];4)" office:value-type="float" office:value="3">
            <text:p>3</text:p>
          </table:table-cell>
          <table:table-cell table:formula="of:=MOD([.A40];7)" office:value-type="float" office:value="3">
            <text:p>3</text:p>
          </table:table-cell>
          <table:table-cell table:formula="of:=MOD((19*[.C40]+[.H40]);30)" office:value-type="float" office:value="20">
            <text:p>20</text:p>
          </table:table-cell>
          <table:table-cell table:formula="of:=MOD((2*[.D40]+4*[.E40]+6*[.F40]+[.I40]);7)" office:value-type="float" office:value="3">
            <text:p>3</text:p>
          </table:table-cell>
          <table:table-cell table:formula="of:=IF([.A40]&lt;1700;22;IF([.A40]&lt;1900;23;IF([.A40]&lt;2200;24;25)))" office:value-type="float" office:value="24">
            <text:p>24</text:p>
          </table:table-cell>
          <table:table-cell table:formula="of:=IF([.A40]&lt;1700;2;IF([.A40]&lt;1800;3;IF([.A40]&lt;1900;4;IF([.A40]&lt;2100;5;IF([.A40]&lt;2200;6;0)))))" office:value-type="float" office:value="5">
            <text:p>5</text:p>
          </table:table-cell>
          <table:table-cell table:formula="of:=IF([.F40]+[.G40]=35;28;IF(AND([.F40]=28;[.G40]=6;[.C40]&gt;10);27;[.F40]+[.G40]))" office:value-type="float" office:value="23">
            <text:p>23</text:p>
          </table:table-cell>
          <table:table-cell table:formula="of:=DATE([.A40];3;22)+[.J40]" office:value-type="date" office:date-value="2047-04-14">
            <text:p>4/14/2047</text:p>
          </table:table-cell>
        </table:table-row>
        <table:table-row table:style-name="ro2">
          <table:table-cell table:formula="of:=[.A40]+1" office:value-type="float" office:value="2048">
            <text:p>2048</text:p>
          </table:table-cell>
          <table:table-cell table:formula="of:=[.K41]" office:value-type="date" office:date-value="2048-04-05">
            <text:p>4/5/2048</text:p>
          </table:table-cell>
          <table:table-cell table:formula="of:=MOD([.A41];19)" office:value-type="float" office:value="15">
            <text:p>15</text:p>
          </table:table-cell>
          <table:table-cell table:formula="of:=MOD([.A41];4)" office:value-type="float" office:value="0">
            <text:p>0</text:p>
          </table:table-cell>
          <table:table-cell table:formula="of:=MOD([.A41];7)" office:value-type="float" office:value="4">
            <text:p>4</text:p>
          </table:table-cell>
          <table:table-cell table:formula="of:=MOD((19*[.C41]+[.H41]);30)" office:value-type="float" office:value="9">
            <text:p>9</text:p>
          </table:table-cell>
          <table:table-cell table:formula="of:=MOD((2*[.D41]+4*[.E41]+6*[.F41]+[.I41]);7)" office:value-type="float" office:value="5">
            <text:p>5</text:p>
          </table:table-cell>
          <table:table-cell table:formula="of:=IF([.A41]&lt;1700;22;IF([.A41]&lt;1900;23;IF([.A41]&lt;2200;24;25)))" office:value-type="float" office:value="24">
            <text:p>24</text:p>
          </table:table-cell>
          <table:table-cell table:formula="of:=IF([.A41]&lt;1700;2;IF([.A41]&lt;1800;3;IF([.A41]&lt;1900;4;IF([.A41]&lt;2100;5;IF([.A41]&lt;2200;6;0)))))" office:value-type="float" office:value="5">
            <text:p>5</text:p>
          </table:table-cell>
          <table:table-cell table:formula="of:=IF([.F41]+[.G41]=35;28;IF(AND([.F41]=28;[.G41]=6;[.C41]&gt;10);27;[.F41]+[.G41]))" office:value-type="float" office:value="14">
            <text:p>14</text:p>
          </table:table-cell>
          <table:table-cell table:formula="of:=DATE([.A41];3;22)+[.J41]" office:value-type="date" office:date-value="2048-04-05">
            <text:p>4/5/2048</text:p>
          </table:table-cell>
        </table:table-row>
      </table:table>
      <table:table table:name="Sheet3" table:style-name="ta1" table:print="false">
        <table:table-column table:style-name="co8" table:default-cell-style-name="Default"/>
        <table:table-row table:style-name="ro2">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month/>
      <number:text>/</number:text>
      <number:day/>
      <number:text>/</number:text>
      <number:year number:style="long"/>
    </number:date-style>
    <number:date-style style:name="N122">
      <number:day number:style="long"/>
      <number:text> </number:text>
      <number:month number:textual="true"/>
    </number:date-style>
    <number:date-style style:name="N123">
      <number:day-of-week number:style="long"/>
    </number:date-style>
    <number:date-style style:name="N124">
      <number:day/>
      <number:text> </number:text>
      <number:month number:textual="true"/>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0 200" svg:d="m100 0c0 55-45 100-100 100s-100-45-100-100 45-100 100-100 100 45 100 100z"/>
    <draw:marker draw:name="Arrowheads_20_2" draw:display-name="Arrowheads 2" svg:viewBox="0 0 20 30" svg:d="m10 0-10 30h20z"/>
  </office:styles>
  <office:automatic-styles>
    <style:page-layout style:name="Mpm1">
      <style:page-layout-properties fo:page-width="4.25in" fo:page-height="7in" fo:margin-top="0.25in" fo:margin-bottom="0.25in" fo:margin-left="0.25in" fo:margin-right="0.25in" style:shadow="none" style:scale-to-X="1" style:scale-to-Y="1"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01/25/2009</text:date>, <text:time>20:04:33</text:time></text:p>
        </style:region-right>
      </style:header>
      <style:header-left style:display="false"/>
      <style:footer>
        <text:p>Page <text:page-number>1</text:page-number> / <text:page-count>99</text:page-count></text:p>
      </style:footer>
      <style:footer-left style:display="false"/>
    </style:master-page>
  </office:master-styles>
</office:document-styles>
</file>